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44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66.16mm"/>
    </style:style>
    <style:style style:name="co5" style:family="table-column">
      <style:table-column-properties fo:break-before="auto" style:column-width="51.47mm"/>
    </style:style>
    <style:style style:name="co6" style:family="table-column">
      <style:table-column-properties fo:break-before="auto" style:column-width="65.62mm"/>
    </style:style>
    <style:style style:name="co7" style:family="table-column">
      <style:table-column-properties fo:break-before="auto" style:column-width="93.77mm"/>
    </style:style>
    <style:style style:name="co8" style:family="table-column">
      <style:table-column-properties fo:break-before="auto" style:column-width="83.41mm"/>
    </style:style>
    <style:style style:name="co9" style:family="table-column">
      <style:table-column-properties fo:break-before="auto" style:column-width="87.14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61.81mm"/>
    </style:style>
    <style:style style:name="co12" style:family="table-column">
      <style:table-column-properties fo:break-before="auto" style:column-width="95.13mm"/>
    </style:style>
    <style:style style:name="co13" style:family="table-column">
      <style:table-column-properties fo:break-before="auto" style:column-width="9.07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106.56mm"/>
    </style:style>
    <style:style style:name="co16" style:family="table-column">
      <style:table-column-properties fo:break-before="auto" style:column-width="70.8mm"/>
    </style:style>
    <style:style style:name="co17" style:family="table-column">
      <style:table-column-properties fo:break-before="auto" style:column-width="97.3mm"/>
    </style:style>
    <style:style style:name="co18" style:family="table-column">
      <style:table-column-properties fo:break-before="auto" style:column-width="218.76mm"/>
    </style:style>
    <style:style style:name="co19" style:family="table-column">
      <style:table-column-properties fo:break-before="auto" style:column-width="9.88mm"/>
    </style:style>
    <style:style style:name="co20" style:family="table-column">
      <style:table-column-properties fo:break-before="auto" style:column-width="99.4mm"/>
    </style:style>
    <style:style style:name="co21" style:family="table-column">
      <style:table-column-properties fo:break-before="auto" style:column-width="55mm"/>
    </style:style>
    <style:style style:name="co22" style:family="table-column">
      <style:table-column-properties fo:break-before="auto" style:column-width="46.57mm"/>
    </style:style>
    <style:style style:name="co23" style:family="table-column">
      <style:table-column-properties fo:break-before="auto" style:column-width="31.57mm"/>
    </style:style>
    <style:style style:name="co24" style:family="table-column">
      <style:table-column-properties fo:break-before="auto" style:column-width="195.62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14.41mm" fo:break-before="auto" style:use-optimal-row-height="false"/>
    </style:style>
    <style:style style:name="ro3" style:family="table-row">
      <style:table-row-properties style:row-height="30.29mm" fo:break-before="auto" style:use-optimal-row-height="false"/>
    </style:style>
    <style:style style:name="ro4" style:family="table-row">
      <style:table-row-properties style:row-height="18.38mm" fo:break-before="auto" style:use-optimal-row-height="false"/>
    </style:style>
    <style:style style:name="ro5" style:family="table-row">
      <style:table-row-properties style:row-height="26.32mm" fo:break-before="auto" style:use-optimal-row-height="false"/>
    </style:style>
    <style:style style:name="ro6" style:family="table-row">
      <style:table-row-properties style:row-height="22.35mm" fo:break-before="auto" style:use-optimal-row-height="false"/>
    </style:style>
    <style:style style:name="ro7" style:family="table-row">
      <style:table-row-properties style:row-height="10.44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50.1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ff3333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ext-properties fo:color="#666666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/>
    </style:style>
    <style:style style:name="ce8" style:family="table-cell" style:parent-style-name="Default">
      <style:table-cell-properties fo:background-color="transparent" fo:wrap-option="wrap"/>
      <style:text-properties style:use-window-font-color="true"/>
    </style:style>
    <style:style style:name="ce9" style:family="table-cell" style:parent-style-name="Default">
      <style:table-cell-properties fo:background-color="#ffff99"/>
      <style:text-properties style:use-window-font-color="true"/>
    </style:style>
    <style:style style:name="ce10" style:family="table-cell" style:parent-style-name="Default">
      <style:table-cell-properties fo:background-color="transparent" fo:wrap-option="wrap"/>
    </style:style>
    <style:style style:name="T1" style:family="text">
      <style:text-properties style:font-name="Arial" style:font-name-asian="文泉驛微米黑" style:font-name-complex="Noto Sans Devanagari"/>
    </style:style>
  </office:automatic-styles>
  <office:body>
    <office:spreadsheet>
      <table:calculation-settings table:automatic-find-labels="false"/>
      <table:table table:name="2011-2016,IF&gt;=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main idea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onclusion</text:p>
          </table:table-cell>
          <table:table-cell table:style-name="ce1" office:value-type="string" calcext:value-type="string">
            <text:p>fulltext</text:p>
          </table:table-cell>
          <table:table-cell table:style-name="ce1" office:value-type="string" calcext:value-type="string">
            <text:p>ven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ame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pplication of Higher Order cumulant Features for Cardiac Health Diagnosis using ECG signals.</text:p>
          </table:table-cell>
          <table:table-cell table:style-name="ce1" office:value-type="string" calcext:value-type="string">
            <text:p>分類 N, ,BBB,APC,VPC</text:p>
          </table:table-cell>
          <table:table-cell table:style-name="ce1" office:value-type="string" calcext:value-type="string">
            <text:p>HOS features(higher order cumulants)</text:p>
            <text:p>PCA, NN, LS-SVM</text:p>
          </table:table-cell>
          <table:table-cell table:style-name="ce1" office:value-type="string" calcext:value-type="string">
            <text:p>accuracy of 94.52%, sensitivity of 98.61% and specificity of 98.41%</text:p>
          </table:table-cell>
          <table:table-cell table:style-name="ce1"/>
          <table:table-cell table:style-name="ce1" office:value-type="string" calcext:value-type="string">
            <text:p>Int. J. Neural Syst.</text:p>
          </table:table-cell>
          <table:table-cell office:value-type="string" calcext:value-type="string">
            <text:p>http://dblp.org/rec/journals/ijns/MartisALMRC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.507" calcext:value-type="float">
            <text:p>6.507</text:p>
          </table:table-cell>
          <table:table-cell office:value-type="string" calcext:value-type="string">
            <text:p>International Journal of Neural Systems (IJNS)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Techniques for Ventricular Repolarization Instability Assessment From the ECG.</text:p>
          </table:table-cell>
          <table:table-cell table:style-name="ce1" office:value-type="string" calcext:value-type="string">
            <text:p>ECG-derived indices that describe repolarization properties </text:p>
          </table:table-cell>
          <table:table-cell table:style-name="ce1" office:value-type="string" calcext:value-type="string">
            <text:p>review</text:p>
          </table:table-cell>
          <table:table-cell table:style-name="ce1"/>
          <table:table-cell table:style-name="ce1" office:value-type="string" calcext:value-type="string">
            <text:p><text:a xlink:href="http://ieeexplore.ieee.org/xpls/icp.jsp?arnumber=7386809" xlink:type="simple">http://ieeexplore.ieee.org/xpls/icp.jsp?arnumber=7386809</text:a></text:p>
          </table:table-cell>
          <table:table-cell table:style-name="ce1" office:value-type="string" calcext:value-type="string">
            <text:p>Proceedings of the IEEE</text:p>
          </table:table-cell>
          <table:table-cell office:value-type="string" calcext:value-type="string">
            <text:p>http://dblp.org/rec/journals/pieee/LagunaCP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934" calcext:value-type="float">
            <text:p>4.934</text:p>
          </table:table-cell>
          <table:table-cell office:value-type="string" calcext:value-type="string">
            <text:p>Proceedings of the IEEE</text:p>
          </table:table-cell>
          <table:table-cell table:number-columns-repeated="1013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Electrocardiogram Signal Modeling With Adaptive Parameter Estimation Using Sequential Bayesian Methods.</text:p>
          </table:table-cell>
          <table:table-cell table:style-name="ce1" office:value-type="string" calcext:value-type="string">
            <text:p>改善現存 statistical models 問題: hey depend considerably on a priori information and user-specified model parameters.</text:p>
          </table:table-cell>
          <table:table-cell table:style-name="ce1" office:value-type="string" calcext:value-type="string">
            <text:p>adaptive framework based on a sequential Bayesian tracking method</text:p>
            <text:p>interacting multiple model (IMM) and sequential Markov chain Monte Carlo (SMCMC) methods</text:p>
            <text:p>Bayesian maximum-likelihood based classifier</text:p>
          </table:table-cell>
          <table:table-cell table:style-name="ce1" office:value-type="string" calcext:value-type="string">
            <text:p>correction classification rates of 90% and 98%</text:p>
          </table:table-cell>
          <table:table-cell table:style-name="ce1" office:value-type="string" calcext:value-type="string">
            <text:p><text:a xlink:href="http://ieeexplore.ieee.org/xpls/icp.jsp?arnumber=6774969" xlink:type="simple">http://ieeexplore.ieee.org/xpls/icp.jsp?arnumber=6774969</text:a></text:p>
          </table:table-cell>
          <table:table-cell table:style-name="ce1" office:value-type="string" calcext:value-type="string">
            <text:p>IEEE Transactions on Signal Processing</text:p>
          </table:table-cell>
          <table:table-cell office:value-type="string" calcext:value-type="string">
            <text:p>http://dblp.org/rec/journals/tsp/EdlaKP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Two-Dimensional Warping for One-Dimensional Signals - Conceptual Framework and Application to ECG Processing.</text:p>
          </table:table-cell>
          <table:table-cell table:style-name="ce1" office:value-type="string" calcext:value-type="string">
            <text:p>novel method for evaluating the similarity between two 1d patterns</text:p>
          </table:table-cell>
          <table:table-cell table:style-name="ce1" office:value-type="string" calcext:value-type="string">
            <text:p>two-dimensional piecewise stretching</text:p>
          </table:table-cell>
          <table:table-cell table:style-name="ce1" office:value-type="string" calcext:value-type="string">
            <text:p>highly accurate tracking of QRS-onset and T-end</text:p>
          </table:table-cell>
          <table:table-cell table:style-name="ce1" office:value-type="string" calcext:value-type="string">
            <text:p><text:a xlink:href="http://ieeexplore.ieee.org/xpls/icp.jsp?arnumber=6891378" xlink:type="simple">http://ieeexplore.ieee.org/xpls/icp.jsp?arnumber=6891378</text:a></text:p>
          </table:table-cell>
          <table:table-cell table:style-name="ce1" office:value-type="string" calcext:value-type="string">
            <text:p>IEEE Transactions on Signal Processing</text:p>
          </table:table-cell>
          <table:table-cell office:value-type="string" calcext:value-type="string">
            <text:p>http://dblp.org/rec/journals/tsp/SchmidtBPMZ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  <table:table-cell table:number-columns-repeated="1013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A Signal Decomposition Model-Based Bayesian Framework for ECG Components Separation.</text:p>
          </table:table-cell>
          <table:table-cell table:style-name="ce1" office:value-type="string" calcext:value-type="string">
            <text:p>Denoising + feature extraction</text:p>
            <text:p>improved signal decomposition model-based Bayesian framework</text:p>
          </table:table-cell>
          <table:table-cell table:style-name="ce1" table:number-columns-repeated="2"/>
          <table:table-cell table:style-name="ce1" office:value-type="string" calcext:value-type="string">
            <text:p><text:a xlink:href="http://ieeexplore.ieee.org/xpls/icp.jsp?arnumber=7296683" xlink:type="simple">http://ieeexplore.ieee.org/xpls/icp.jsp?arnumber=7296683</text:a></text:p>
          </table:table-cell>
          <table:table-cell table:style-name="ce1" office:value-type="string" calcext:value-type="string">
            <text:p>IEEE Transactions on Signal Processing</text:p>
          </table:table-cell>
          <table:table-cell office:value-type="string" calcext:value-type="string">
            <text:p>http://dblp.org/rec/journals/tsp/RooniziS1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n autonomic cloud environment for hosting ECG data analysis services.</text:p>
          </table:table-cell>
          <table:table-cell table:style-name="ce1" office:value-type="string" calcext:value-type="string">
            <text:p>ECG data analysis as Software-as-a-Service</text:p>
          </table:table-cell>
          <table:table-cell table:style-name="ce1" table:number-columns-repeated="2"/>
          <table:table-cell table:style-name="ce1" office:value-type="string" calcext:value-type="string">
            <text:p><text:a xlink:href="http://www.sciencedirect.com/science/article/pii/S0167739X11000732" xlink:type="simple">http://www.sciencedirect.com/science/article/pii/S0167739X11000732</text:a></text:p>
          </table:table-cell>
          <table:table-cell table:style-name="ce1" office:value-type="string" calcext:value-type="string">
            <text:p>Future Generation Comp. Syst.</text:p>
          </table:table-cell>
          <table:table-cell office:value-type="string" calcext:value-type="string">
            <text:p>http://dblp.org/rec/journals/fgcs/PandeyVNKB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.786" calcext:value-type="float">
            <text:p>2.786</text:p>
          </table:table-cell>
          <table:table-cell office:value-type="string" calcext:value-type="string">
            <text:p>Future Generation Computer Systems</text:p>
          </table:table-cell>
          <table:table-cell table:number-columns-repeated="1013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Diagnosis of Cardiovascular Abnormalities From Compressed ECG: A Data Mining-Based Approach.</text:p>
          </table:table-cell>
          <table:table-cell table:style-name="ce1" office:value-type="string" calcext:value-type="string">
            <text:p>real-time classification of CVD</text:p>
          </table:table-cell>
          <table:table-cell table:style-name="ce1" office:value-type="string" calcext:value-type="string">
            <text:p>attribute selection (i.e., selects only a few features from the compressed ECG) and expectation maximization (EM)-based clustering</text:p>
          </table:table-cell>
          <table:table-cell table:style-name="ce1" office:value-type="string" calcext:value-type="string">
            <text:p>data mining technique on compressed ECG packets enables faster identification of cardiac abnormality directly from the compressed ECG</text:p>
          </table:table-cell>
          <table:table-cell table:style-name="ce1" office:value-type="string" calcext:value-type="string">
            <text:p><text:a xlink:href="http://ieeexplore.ieee.org/xpls/icp.jsp?arnumber=5643150" xlink:type="simple">http://ieeexplore.ieee.org/xpls/icp.jsp?arnumber=5643150</text:a></text:p>
          </table:table-cell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SufiK1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493" calcext:value-type="float">
            <text:p>2.493</text:p>
          </table:table-cell>
          <table:table-cell office:value-type="string" calcext:value-type="string">
            <text:p>IEEE Transactions on Information Technology in Biomedicine</text:p>
          </table:table-cell>
          <table:table-cell table:number-columns-repeated="1013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n Automatic Screening Approach for Obstructive Sleep Apnea Diagnosis Based on Single-Lead Electrocardiogram.</text:p>
          </table:table-cell>
          <table:table-cell table:style-name="ce1" office:value-type="string" calcext:value-type="string">
            <text:p>automatic-segmentation-based screening approach with the single channel of Electrocardiogram (ECG) signal for OSA subject diagnosis</text:p>
          </table:table-cell>
          <table:table-cell table:style-name="ce1"/>
          <table:table-cell table:style-name="ce1" office:value-type="string" calcext:value-type="string">
            <text:p>average accuracy of 97.41%</text:p>
          </table:table-cell>
          <table:table-cell table:style-name="ce1" office:value-type="string" calcext:value-type="string">
            <text:p><text:a xlink:href="http://ieeexplore.ieee.org/xpls/icp.jsp?arnumber=6887373" xlink:type="simple">http://ieeexplore.ieee.org/xpls/icp.jsp?arnumber=6887373</text:a></text:p>
          </table:table-cell>
          <table:table-cell table:style-name="ce1" office:value-type="string" calcext:value-type="string">
            <text:p>IEEE T. Automation Science and Engineering</text:p>
          </table:table-cell>
          <table:table-cell office:value-type="string" calcext:value-type="string">
            <text:p>http://dblp.org/rec/journals/tase/ChenZS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428" calcext:value-type="float">
            <text:p>2.428</text:p>
          </table:table-cell>
          <table:table-cell office:value-type="string" calcext:value-type="string">
            <text:p>IEEE Transactions on Automation Science and Engineering</text:p>
          </table:table-cell>
          <table:table-cell table:style-name="ce4" table:number-columns-repeated="1013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A Classification Tree Approach for Cardiac Ischemia Detection Using Spatiotemporal Information From Three Standard ECG Leads.</text:p>
          </table:table-cell>
          <table:table-cell table:style-name="ce1" office:value-type="string" calcext:value-type="string">
            <text:p>noninvasive diagnosis of cardiac ischemia</text:p>
          </table:table-cell>
          <table:table-cell table:style-name="ce1" office:value-type="string" calcext:value-type="string">
            <text:p>classification tree based on conditions combinations competition</text:p>
          </table:table-cell>
          <table:table-cell table:style-name="ce1" office:value-type="string" calcext:value-type="string">
            <text:p>98% of sensitivity and of specificity, thus exceeding 23% of the diagnostic accuracy of the recommended and currently used standard ECG criteria</text:p>
          </table:table-cell>
          <table:table-cell table:style-name="ce1" office:value-type="string" calcext:value-type="string">
            <text:p><text:a xlink:href="http://ieeexplore.ieee.org/xpls/icp.jsp?arnumber=5560777" xlink:type="simple">http://ieeexplore.ieee.org/xpls/icp.jsp?arnumber=5560777</text:a></text:p>
          </table:table-cell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Fayn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An Adaptive Kalman Filter for ECG Signal Enhancement.</text:p>
          </table:table-cell>
          <table:table-cell table:style-name="ce1" office:value-type="string" calcext:value-type="string">
            <text:p>enhance ECG quality</text:p>
          </table:table-cell>
          <table:table-cell table:style-name="ce1" office:value-type="string" calcext:value-type="string">
            <text:p>Bayesian framework, sequential averaging filter</text:p>
          </table:table-cell>
          <table:table-cell table:style-name="ce1" office:value-type="string" calcext:value-type="string">
            <text:p>the filter with adaptive noise estimation performs similar to the filter with optimized fixed noise covariance</text:p>
          </table:table-cell>
          <table:table-cell table:style-name="ce1" office:value-type="string" calcext:value-type="string">
            <text:p><text:a xlink:href="http://ieeexplore.ieee.org/xpls/icp.jsp?arnumber=5667049" xlink:type="simple">http://ieeexplore.ieee.org/xpls/icp.jsp?arnumber=5667049</text:a></text:p>
          </table:table-cell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VullingsVB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Extraction and Analysis of T Waves in Electrocardiograms During Atrial Flutter.</text:p>
          </table:table-cell>
          <table:table-cell table:style-name="ce1" office:value-type="string" calcext:value-type="string">
            <text:p>T wave analysis in AFL</text:p>
          </table:table-cell>
          <table:table-cell table:style-name="ce1" office:value-type="string" calcext:value-type="string">
            <text:p>CLEAN deconvolution algorithm was applied to reconstruct the spectrum of the atrial component of the ECG from signal segments corresponding to TQ intervals</text:p>
          </table:table-cell>
          <table:table-cell table:style-name="ce1" office:value-type="string" calcext:value-type="string">
            <text:p>improvements in accuracy and robustness of T-wave analysis</text:p>
          </table:table-cell>
          <table:table-cell table:style-name="ce1" office:value-type="string" calcext:value-type="string">
            <text:p><text:a xlink:href="http://ieeexplore.ieee.org/xpls/icp.jsp?arnumber=5667047" xlink:type="simple">http://ieeexplore.ieee.org/xpls/icp.jsp?arnumber=5667047</text:a></text:p>
          </table:table-cell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JacquemetDNLSBKV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2" office:value-type="string" calcext:value-type="string">
            <text:p>Classification of Paroxysmal and Persistent Atrial Fibrillation in Ambulatory ECG Recordings.</text:p>
          </table:table-cell>
          <table:table-cell table:style-name="ce1" office:value-type="string" calcext:value-type="string">
            <text:p>classifying short atrial fibrillatory segments in ambulatory ECG recordings</text:p>
          </table:table-cell>
          <table:table-cell table:style-name="ce1" office:value-type="string" calcext:value-type="string">
            <text:p>elative subband (harmonics) energy and the subband sample entropy, and minimum-error-rate classification. </text:p>
          </table:table-cell>
          <table:table-cell table:style-name="ce1" office:value-type="string" calcext:value-type="string">
            <text:p>paroxysmal and persistent AFs can be discriminated from short segments with good accuracy</text:p>
          </table:table-cell>
          <table:table-cell table:style-name="ce1" office:value-type="string" calcext:value-type="string">
            <text:p><text:a xlink:href="http://ieeexplore.ieee.org/xpls/icp.jsp?arnumber=5710968" xlink:type="simple">http://ieeexplore.ieee.org/xpls/icp.jsp?arnumber=5710968</text:a></text:p>
          </table:table-cell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lcarazSSR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2" office:value-type="string" calcext:value-type="string">
            <text:p>Arrhythmia Discrimination in Implantable Cardioverter Defibrillators Using Support Vector Machines Applied to a New Representation of Electrograms.</text:p>
          </table:table-cell>
          <table:table-cell table:style-name="ce1" office:value-type="string" calcext:value-type="string">
            <text:p>algorithm for arrhythmia discrimination</text:p>
          </table:table-cell>
          <table:table-cell table:style-name="ce1" office:value-type="string" calcext:value-type="string">
            <text:p>statistical classification by support vector machines of a novel 2-D representation of electrograms (EGMs) named spatial projection of tachycardia (SPOT) EGMs. </text:p>
          </table:table-cell>
          <table:table-cell table:style-name="ce1" office:value-type="string" calcext:value-type="string">
            <text:p>sensitivity and specificity of 98.8% and 91.3%,</text:p>
          </table:table-cell>
          <table:table-cell table:style-name="ce1" office:value-type="string" calcext:value-type="string">
            <text:p><text:a xlink:href="http://ieeexplore.ieee.org/xpls/icp.jsp?arnumber=5716669" xlink:type="simple">http://ieeexplore.ieee.org/xpls/icp.jsp?arnumber=5716669</text:a></text:p>
          </table:table-cell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ilpiedDRHD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2" office:value-type="string" calcext:value-type="string">
            <text:p>Optimization of ECG Classification by Means of Feature Selection.</text:p>
          </table:table-cell>
          <table:table-cell table:style-name="ce1" office:value-type="string" calcext:value-type="string">
            <text:p>enhance classification performance while simultaneously reducing the computational resources</text:p>
            <text:p>improvement of ambulatory settings</text:p>
          </table:table-cell>
          <table:table-cell table:style-name="ce1" office:value-type="string" calcext:value-type="string">
            <text:p>sequential forward floating search (SFFS) algorithm is applied with a new criterion function index based on linear discriminants</text:p>
            <text:p>Feature selection, MLP</text:p>
          </table:table-cell>
          <table:table-cell table:style-name="ce1"/>
          <table:table-cell table:style-name="ce1" office:value-type="string" calcext:value-type="string">
            <text:p><text:a xlink:href="http://ieeexplore.ieee.org/xpls/icp.jsp?arnumber=5711651" xlink:type="simple">http://ieeexplore.ieee.org/xpls/icp.jsp?arnumber=5711651</text:a></text:p>
          </table:table-cell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arZMLP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2" office:value-type="string" calcext:value-type="string">
            <text:p>Life-Threatening Arrhythmia Verification in ICU Patients Using the Joint Cardiovascular Dynamical Model and a Bayesian Filter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yadiS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An Estimate of the Dispersion of Repolarization Times Based on a Biophysical Model of the ECG.</text:p>
          </table:table-cell>
          <table:table-cell table:style-name="ce1" office:value-type="string" calcext:value-type="string">
            <text:p>???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ssiM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2" office:value-type="string" calcext:value-type="string">
            <text:p>Application of Kernel Principal Component Analysis for Single-Lead-ECG-Derived Respiration.</text:p>
          </table:table-cell>
          <table:table-cell table:style-name="ce1" office:value-type="string" calcext:value-type="string">
            <text:p><text:s/>improved ECG-derived respiration (EDR) algorithm based on kernel PCA (kPCA)</text:p>
          </table:table-cell>
          <table:table-cell table:style-name="ce1" office:value-type="string" calcext:value-type="string">
            <text:p>radial basis function (RBF) kernel</text:p>
          </table:table-cell>
          <table:table-cell table:style-name="ce1" office:value-type="string" calcext:value-type="string">
            <text:p>kPCA outperforms PCA and R peak amplitude in the extraction of a respiratory signal from single-lead ECGs</text:p>
          </table:table-cell>
          <table:table-cell table:style-name="ce1" office:value-type="string" calcext:value-type="string">
            <text:p><text:a xlink:href="http://ieeexplore.ieee.org/xpls/icp.jsp?arnumber=6144719" xlink:type="simple">http://ieeexplore.ieee.org/xpls/icp.jsp?arnumber=6144719</text:a></text:p>
          </table:table-cell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WidjajaVDSH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6">
          <table:table-cell office:value-type="float" office:value="2012" calcext:value-type="float">
            <text:p>2012</text:p>
          </table:table-cell>
          <table:table-cell table:style-name="ce2" office:value-type="string" calcext:value-type="string">
            <text:p>Automatic Motion and Noise Artifact Detection in Holter ECG Data Using Empirical Mode Decomposition and Statistical Approaches.</text:p>
          </table:table-cell>
          <table:table-cell table:style-name="ce1" office:value-type="string" calcext:value-type="string">
            <text:p>detection of motion and noise (MN) artifacts</text:p>
          </table:table-cell>
          <table:table-cell table:style-name="ce1" office:value-type="string" calcext:value-type="string">
            <text:p>first-order intrinsic mode function</text:p>
            <text:p>the Shannon entropy, mean, and variance. We then use the receiver-operator characteristics curve on Holter data </text:p>
          </table:table-cell>
          <table:table-cell table:style-name="ce1" office:value-type="string" calcext:value-type="string">
            <text:p>specificity increased from 73.66% to 85.04% without loss of sensitivity (74.48%-74.62%) </text:p>
          </table:table-cell>
          <table:table-cell table:style-name="ce1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eeMMC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Respiration Effect on Wavelet-Based ECG T-Wave End Delineation Strategies.</text:p>
          </table:table-cell>
          <table:table-cell table:style-name="ce1" office:value-type="string" calcext:value-type="string">
            <text:p>study the influence of the mechanical effect of respiration over the T-wave end delineation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ML is the most adequate strategy for T-wave delineation</text:p>
          </table:table-cell>
          <table:table-cell table:style-name="ce1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NoriegaMLBA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6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 Novel Methodology for Assessing the Bounded-Input Bounded-Output Instability in QT Interval Dynamics: Application to Clinical ECG With Ventricular Tachycardia.</text:p>
          </table:table-cell>
          <table:table-cell table:style-name="ce1" office:value-type="string" calcext:value-type="string">
            <text:p>assessing the bounded-input bounded-output (BIBO) stability in QT interval (QTI) dynamics from clinical ECG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present methodology successfully captured the instability in QTI dynamics leading to VT onset</text:p>
          </table:table-cell>
          <table:table-cell table:style-name="ce1" office:value-type="string" calcext:value-type="string">
            <text:p><text:a xlink:href="http://ieeexplore.ieee.org/xpls/icp.jsp?arnumber=6035962" xlink:type="simple">http://ieeexplore.ieee.org/xpls/icp.jsp?arnumber=6035962</text:a></text:p>
          </table:table-cell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henT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" office:value-type="string" calcext:value-type="string">
            <text:p>An Automatic Patient-Adapted ECG Heartbeat Classifier Allowing Expert Assistance.</text:p>
          </table:table-cell>
          <table:table-cell table:style-name="ce1" office:value-type="string" calcext:value-type="string">
            <text:p>atient-adaptable algorithm for ECG heartbeat classification</text:p>
          </table:table-cell>
          <table:table-cell table:style-name="ce1" office:value-type="string" calcext:value-type="string">
            <text:p>Both classifier and clustering algorithms include features from the RR interval series and morphology descriptors calculated from the wavelet transform</text:p>
          </table:table-cell>
          <table:table-cell table:style-name="ce1" office:value-type="string" calcext:value-type="string">
            <text:p>the performance of an automatic classifier can be improved</text:p>
          </table:table-cell>
          <table:table-cell table:style-name="ce1" office:value-type="string" calcext:value-type="string">
            <text:p><text:a xlink:href="http://ieeexplore.ieee.org/xpls/icp.jsp?arnumber=6212571" xlink:type="simple">http://ieeexplore.ieee.org/xpls/icp.jsp?arnumber=6212571</text:a></text:p>
          </table:table-cell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lamedoM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" office:value-type="string" calcext:value-type="string">
            <text:p>Nonlocal Means Denoising of ECG Signals.</text:p>
          </table:table-cell>
          <table:table-cell table:style-name="ce1" office:value-type="string" calcext:value-type="string">
            <text:p>使用2D影像處理方法，來處理1D訊號</text:p>
          </table:table-cell>
          <table:table-cell table:style-name="ce1" office:value-type="string" calcext:value-type="string">
            <text:p>nonlocal means (NLM) approach, to the denoising of biomedical signals.</text:p>
          </table:table-cell>
          <table:table-cell table:style-name="ce1" office:value-type="string" calcext:value-type="string">
            <text:p>denoising</text:p>
          </table:table-cell>
          <table:table-cell table:style-name="ce1" office:value-type="string" calcext:value-type="string">
            <text:p><text:a xlink:href="http://ieeexplore.ieee.org/xpls/icp.jsp?arnumber=6242391" xlink:type="simple">http://ieeexplore.ieee.org/xpls/icp.jsp?arnumber=6242391</text:a></text:p>
          </table:table-cell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TraceyM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" office:value-type="string" calcext:value-type="string">
            <text:p>Heartbeat Classification Using Morphological and Dynamic Features of ECG Signals.</text:p>
          </table:table-cell>
          <table:table-cell table:style-name="ce1" office:value-type="string" calcext:value-type="string">
            <text:p>heartbeat classification based on a combination of morphological and dynamic features</text:p>
          </table:table-cell>
          <table:table-cell table:style-name="ce1" office:value-type="string" calcext:value-type="string">
            <text:p>wavelet transform, ICA, SVM</text:p>
          </table:table-cell>
          <table:table-cell table:style-name="ce1" office:value-type="string" calcext:value-type="string">
            <text:p>Accuracy: 99.3%, 86.4%</text:p>
          </table:table-cell>
          <table:table-cell table:style-name="ce1" office:value-type="string" calcext:value-type="string">
            <text:p><text:a xlink:href="http://ieeexplore.ieee.org/xpls/icp.jsp?arnumber=6269067" xlink:type="simple">http://ieeexplore.ieee.org/xpls/icp.jsp?arnumber=6269067</text:a></text:p>
          </table:table-cell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YeKC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" office:value-type="string" calcext:value-type="string">
            <text:p>ECG Analysis Using Multiple Instance Learning for Myocardial Infarction Detection.</text:p>
          </table:table-cell>
          <table:table-cell table:style-name="ce1" office:value-type="string" calcext:value-type="string">
            <text:p>automatic detection of myocardial infarction</text:p>
          </table:table-cell>
          <table:table-cell table:style-name="ce1" office:value-type="string" calcext:value-type="string">
            <text:p>multiple instance learning (MIL) to automated ECG classification</text:p>
            <text:p>Latent space + SVM</text:p>
          </table:table-cell>
          <table:table-cell table:style-name="ce1" office:value-type="string" calcext:value-type="string">
            <text:p>improves classification quality</text:p>
          </table:table-cell>
          <table:table-cell table:style-name="ce1" office:value-type="string" calcext:value-type="string">
            <text:p><text:a xlink:href="http://ieeexplore.ieee.org/xpls/icp.jsp?arnumber=6280632" xlink:type="simple">http://ieeexplore.ieee.org/xpls/icp.jsp?arnumber=6280632</text:a></text:p>
          </table:table-cell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unLYL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ECG Signal Quality During Arrhythmia and Its Application to False Alarm Reduction.</text:p>
          </table:table-cell>
          <table:table-cell table:style-name="ce1" office:value-type="string" calcext:value-type="string">
            <text:p>false arrhythmia alarm suppression</text:p>
          </table:table-cell>
          <table:table-cell table:style-name="ce1"/>
          <table:table-cell table:style-name="ce1" office:value-type="string" calcext:value-type="string">
            <text:p>accuracies of up to 99% on the training and test set were obtained for normal sinus rhythm and up to 95% for arrhythmias</text:p>
          </table:table-cell>
          <table:table-cell table:style-name="ce1" office:value-type="string" calcext:value-type="string">
            <text:p><text:a xlink:href="http://ieeexplore.ieee.org/xpls/icp.jsp?arnumber=6412778" xlink:type="simple">http://ieeexplore.ieee.org/xpls/icp.jsp?arnumber=6412778</text:a></text:p>
          </table:table-cell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BeharOLC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Spatial Variability of the 12-Lead Surface ECG as a Tool for Noninvasive Prediction of Catheter Ablation Outcome in Persistent Atrial Fibrillation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eoZMLS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Surface Electrocardiogram Reconstruction From Intracardiac Electrograms Using a Dynamic Time Delay Artificial Neural Network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PoreeKCMMH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daptive Wavelet Wiener Filtering of ECG Signals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mitalVKP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 Fully Adaptive Multiresolution Algorithm for Atrial Arrhythmia Simulation on Anatomically Realistic Unstructured Meshes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ristoforettiMR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Detection of Life-Threatening Arrhythmias Using Feature Selection and Support Vector Machines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tienzaMFGR14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Atrial Electrical Activity Detection Using Linear Combination of 12-Lead ECG Signals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PerlmanKWAZ14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Saturation of the Right-Leg Drive Amplifier in Low-Voltage ECG Monitors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FreemanGMCB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Semisupervised ECG Ventricular Beat Classification With Novelty Detection Based on Switching Kalman Filters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OsterBSNJC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 Novel Algorithm for the Automatic Detection of Sleep Apnea From Single-Lead ECG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VaronCTBH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Detecting the Elusive P-Wave: A New ECG Lead to Improve the Recording of Atrial Activity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KennedyFGBM1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Enhanced approach for ECG classification based on wavelet transform and decision tree models.</text:p>
          </table:table-cell>
          <table:table-cell table:style-name="ce1" table:number-columns-repeated="4"/>
          <table:table-cell table:style-name="ce1" office:value-type="string" calcext:value-type="string">
            <text:p>Journal of Decision Systems</text:p>
          </table:table-cell>
          <table:table-cell office:value-type="string" calcext:value-type="string">
            <text:p>http://dblp.org/rec/journals/jds/CharfiK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313" calcext:value-type="float">
            <text:p>2.313</text:p>
          </table:table-cell>
          <table:table-cell office:value-type="string" calcext:value-type="string">
            <text:p>Journal of Decision Systems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Integration of type-2 fuzzy clustering and wavelet transform in a neural network based ECG classifier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OzbayCK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7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Personalized long-term ECG classification: A systematic approach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KiranyazTPG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A clustering based system for instant detection of cardiac abnormalities from compressed ECG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SufiKM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High resolution ambulatory holter ECG events detection-delineation via modified multi-lead wavelet-based features analysis: Detection and quantification of heart rate turbulence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GhaffariHD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7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Robust multiple cardiac arrhythmia detection through bispectrum analysis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LanataVMS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7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Preprocessing and analysis of ECG signals - A self-organizing maps approach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Gacek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An expert system for automated recognition of patients with obstructive sleep apnea using electrocardiogram recordings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YildizAP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7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nalyzing ECG for cardiac arrhythmia using cluster analysis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YehCL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ECG arrhythmia recognition via a neuro-SVM-KNN hybrid classifier with virtual QRS image-based geometrical features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HomaeinezhadATTGE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Detection of cardiac arrhythmia in electrocardiograms using adaptive feature extraction and modified support vector machines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ShenKYHWL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Sleep-wake stages classification and sleep efficiency estimation using single-lead electrocardiogram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AdnaneJY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Hybrid intelligent system for cardiac arrhythmia classification with Fuzzy K-Nearest Neighbors and neural networks combined with a fuzzy system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CastilloMRS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pplication of principal component analysis to ECG signals for automated diagnosis of cardiac health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MartisAMRC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7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ECG arrhythmia classification based on optimum-path forest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LuzNAPM13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pplication of statistics and machine learning for risk stratification of heritable cardiac arrhythmias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WasanUMYY13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Seizure detection using EEG and ECG signals for computer-based monitoring, analysis and management of epileptic patients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MporasTZKRM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Classification of electrocardiogram and auscultatory blood pressure signals using machine learning models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SeeraLLLL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Cardiovascular diseases identification using electrocardiogram health identifier based on multiple criteria decision making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ChuiTWHCCMK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 novel technique for cardiac arrhythmia classification using spectral correlation and support vector machines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KhalafOY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Imperceptibility - Robustness tradeoff studies for ECG steganography using Continuous Ant Colony Optimization.</text:p>
          </table:table-cell>
          <table:table-cell table:style-name="ce1" table:number-columns-repeated="4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JeroRS16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  <table:table-cell table:number-columns-repeated="101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Fuzzy Clustered Probabilistic and Multi Layered Feed Forward Neural Networks for Electrocardiogram Arrhythmia Classification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HaseenaMP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7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Variable Threshold Method for ECG R-peak Detection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KewJ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Compressed ECG Biometric: A Fast, Secured and Efficient Method for Identification of CVD Patient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SufiKM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7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Classification of Arrhythmia Using Hybrid Networks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HaseenaJM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utomated Screening of Arrhythmia Using Wavelet Based Machine Learning Techniques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MartisKCPSMR1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6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Field Programmable Gate Array Based Fuzzy Neural Signal Processing System for Differential Diagnosis of QRS Complex Tachycardia and Tachyarrhythmia in Noisy ECG Signals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Chowdhury1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7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 Neuro-Fuzzy Identification of ECG Beats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ChikhAM1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7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n Awareness Approach to Analyze ECG Streaming Data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DonCCM13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The Quantification of the QT-RR Interaction in ECG Signal Using the Detrended FluctuationAnalysis and ARARX Modelling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BaakekSB1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Discrete Wavelet Transform and Singular Value Decomposition Based ECG Steganography for Secured Patient Information Transmission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JeroRR1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6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Optimization of Noise in Non-integrated Instrumentation Amplifier for the Amplification of Very Low Electrophisiological Signals. Case of Electro Cardio Graphic Signals (ECG)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NgounouK1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 Wearable Wireless ECG Monitoring System With Dynamic Transmission Power Control for Long-Term Homecare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WangDWH1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n Obstructive Sleep Apnea Detection Approach Using Kernel Density Classification Based on Single-Lead Electrocardiogram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ChenZW1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7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Human Identification Using Compressed ECG Signals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CamaraPT1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Effective Electrocardiogram Steganography Based on Coefficient Alignment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YangW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Compression and Encryption of ECG Signal Using Wavelet and Chaotically Huffman Code in Telemedicine Application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Raeiatibanadkooki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Detection of Shockable Ventricular Arrhythmia using Variational Mode Decomposition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TripathySD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Community-Based ECG Monitoring System for Patients with Cardiovascular Diseases.</text:p>
          </table:table-cell>
          <table:table-cell table:style-name="ce1" table:number-columns-repeated="4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LinWT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  <table:table-cell table:number-columns-repeated="101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Efficient sign based normalized adaptive filtering techniques for cancelation of artifacts in ECG signals: Application to wireless biotelemetry.</text:p>
          </table:table-cell>
          <table:table-cell table:style-name="ce1" office:value-type="string" calcext:value-type="string">
            <text:p>快速 cancelation of noise</text:p>
          </table:table-cell>
          <table:table-cell table:style-name="ce1" office:value-type="string" calcext:value-type="string">
            <text:p>simple addition, shift operations</text:p>
          </table:table-cell>
          <table:table-cell table:style-name="ce1" office:value-type="string" calcext:value-type="string">
            <text:p>better performance compared to existing realizations in terms of signal to noise ratio and computational complexity.</text:p>
          </table:table-cell>
          <table:table-cell table:style-name="ce1" office:value-type="string" calcext:value-type="string">
            <text:p><text:a xlink:href="http://www.sciencedirect.com/science/article/pii/S0165168410002835" xlink:type="simple">http://www.sciencedirect.com/science/article/pii/S0165168410002835</text:a></text:p>
          </table:table-cell>
          <table:table-cell table:style-name="ce1" office:value-type="string" calcext:value-type="string">
            <text:p>Signal Processing</text:p>
          </table:table-cell>
          <table:table-cell office:value-type="string" calcext:value-type="string">
            <text:p>http://dblp.org/rec/journals/sigpro/RahmanSR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209" calcext:value-type="float">
            <text:p>2.209</text:p>
          </table:table-cell>
          <table:table-cell table:style-name="ce1" office:value-type="string" calcext:value-type="string">
            <text:p>Signal Processing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Improved Hilbert-Huang transform based weak signal detection methodology and its application on incipient fault diagnosis and ECG signal analysis.</text:p>
          </table:table-cell>
          <table:table-cell table:style-name="ce1" office:value-type="string" calcext:value-type="string">
            <text:p>處理 low SNR:</text:p>
            <text:p>weak signal detecting methodology based on the improved HHT</text:p>
          </table:table-cell>
          <table:table-cell table:style-name="ce1" office:value-type="string" calcext:value-type="string">
            <text:p>improved HHT combined with wavelet analysis</text:p>
          </table:table-cell>
          <table:table-cell table:style-name="ce1" office:value-type="string" calcext:value-type="string">
            <text:p>robustness against low signal-to-noise ratio (SNR)</text:p>
          </table:table-cell>
          <table:table-cell table:style-name="ce1" office:value-type="string" calcext:value-type="string">
            <text:p><text:a xlink:href="http://www.sciencedirect.com/science/article/pii/S0165168413004489" xlink:type="simple">http://www.sciencedirect.com/science/article/pii/S0165168413004489</text:a></text:p>
          </table:table-cell>
          <table:table-cell table:style-name="ce1" office:value-type="string" calcext:value-type="string">
            <text:p>Signal Processing</text:p>
          </table:table-cell>
          <table:table-cell office:value-type="string" calcext:value-type="string">
            <text:p>http://dblp.org/rec/journals/sigpro/YanL1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209" calcext:value-type="float">
            <text:p>2.209</text:p>
          </table:table-cell>
          <table:table-cell table:style-name="ce1" office:value-type="string" calcext:value-type="string">
            <text:p>Signal Processing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Sequential beat-to-beat P and T wave delineation and waveform estimation in ECG signals: Block Gibbs sampler and marginalized particle filter.</text:p>
          </table:table-cell>
          <table:table-cell table:style-name="ce1" office:value-type="string" calcext:value-type="string">
            <text:p>偵測P &amp; T wave的新方法</text:p>
          </table:table-cell>
          <table:table-cell table:style-name="ce1" office:value-type="string" calcext:value-type="string">
            <text:p>A Bayesian signal model</text:p>
            <text:p><text:span text:style-name="T1">beat-to-beat basis, threshold-free, for real-time ECG monitoring</text:span></text:p>
          </table:table-cell>
          <table:table-cell table:style-name="ce1" office:value-type="string" calcext:value-type="string">
            <text:p>Significant improvements are pointed out in detection rate and delineation accuracy</text:p>
          </table:table-cell>
          <table:table-cell table:style-name="ce1" office:value-type="string" calcext:value-type="string">
            <text:p><text:a xlink:href="http://www.sciencedirect.com/science/article/pii/S0165168414001066" xlink:type="simple">http://www.sciencedirect.com/science/article/pii/S0165168414001066</text:a></text:p>
          </table:table-cell>
          <table:table-cell table:style-name="ce1" office:value-type="string" calcext:value-type="string">
            <text:p>Signal Processing</text:p>
          </table:table-cell>
          <table:table-cell office:value-type="string" calcext:value-type="string">
            <text:p>http://dblp.org/rec/journals/sigpro/LinKGMTH1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209" calcext:value-type="float">
            <text:p>2.209</text:p>
          </table:table-cell>
          <table:table-cell table:style-name="ce1" office:value-type="string" calcext:value-type="string">
            <text:p>Signal Processing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Using an ECG reference ontology for semantic interoperability of ECG data.</text:p>
          </table:table-cell>
          <table:table-cell table:style-name="ce1" table:number-columns-repeated="4"/>
          <table:table-cell table:style-name="ce1" office:value-type="string" calcext:value-type="string">
            <text:p>Journal of Biomedical Informatics</text:p>
          </table:table-cell>
          <table:table-cell office:value-type="string" calcext:value-type="string">
            <text:p>http://dblp.org/rec/journals/jbi/GoncalvesGF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 robust and simple security extension for the medical standard SCP-ECG.</text:p>
          </table:table-cell>
          <table:table-cell table:style-name="ce1" table:number-columns-repeated="4"/>
          <table:table-cell table:style-name="ce1" office:value-type="string" calcext:value-type="string">
            <text:p>Journal of Biomedical Informatics</text:p>
          </table:table-cell>
          <table:table-cell office:value-type="string" calcext:value-type="string">
            <text:p>http://dblp.org/rec/journals/jbi/MartiAG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ECG arrhythmia classification using a probabilistic neural network with a feature reduction method.</text:p>
          </table:table-cell>
          <table:table-cell table:style-name="ce1" table:number-columns-repeated="4"/>
          <table:table-cell table:style-name="ce1" office:value-type="string" calcext:value-type="string">
            <text:p>Neurocomputing</text:p>
          </table:table-cell>
          <table:table-cell office:value-type="string" calcext:value-type="string">
            <text:p>http://dblp.org/rec/journals/ijon/WangCHY1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n adaptive filtering approach for electrocardiogram (ECG) signal noise reduction using neural networks.</text:p>
          </table:table-cell>
          <table:table-cell table:style-name="ce1" table:number-columns-repeated="4"/>
          <table:table-cell table:style-name="ce1" office:value-type="string" calcext:value-type="string">
            <text:p>Neurocomputing</text:p>
          </table:table-cell>
          <table:table-cell office:value-type="string" calcext:value-type="string">
            <text:p>http://dblp.org/rec/journals/ijon/PoungponsriY1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 Low-Complexity ECG Feature Extraction Algorithm for Mobile Healthcare Applications.</text:p>
          </table:table-cell>
          <table:table-cell table:style-name="ce1" table:number-columns-repeated="4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MazomenosBACMRMC13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A Level-Crossing Based QRS-Detection Algorithm for Wearable ECG Sensors.</text:p>
          </table:table-cell>
          <table:table-cell table:style-name="ce1" table:number-columns-repeated="4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RavanshadRLL1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atient-Specific 12-Lead ECG Reconstruction From Sparse Electrodes Using Independent Component Analysis.</text:p>
          </table:table-cell>
          <table:table-cell table:style-name="ce1" table:number-columns-repeated="4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TsouriO1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Enabling Smart Personalized Healthcare: A Hybrid Mobile-Cloud Approach for ECG Telemonitoring.</text:p>
          </table:table-cell>
          <table:table-cell table:style-name="ce1" table:number-columns-repeated="4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WangGLJC1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Low-Power Wireless ECG Acquisition and Classification System for Body Sensor Networks.</text:p>
          </table:table-cell>
          <table:table-cell table:style-name="ce1" table:number-columns-repeated="4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LeeHHLCL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Implementation of a Wireless ECG Acquisition SoC for IEEE 802.15.4 (ZigBee) Applications.</text:p>
          </table:table-cell>
          <table:table-cell table:style-name="ce1" table:number-columns-repeated="4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WangCLFL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n Interoperable System for Automated Diagnosis of Cardiac Abnormalities from Electrocardiogram Data.</text:p>
          </table:table-cell>
          <table:table-cell table:style-name="ce1" table:number-columns-repeated="4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Tinnakornsrisuphap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rrhythmia Discrimination Using a Smart Phone.</text:p>
          </table:table-cell>
          <table:table-cell table:style-name="ce1" table:number-columns-repeated="4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ChongEMC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Signal-Quality Indices for the Electrocardiogram and Photoplethysmogram: Derivation and Applications to Wireless Monitoring.</text:p>
          </table:table-cell>
          <table:table-cell table:style-name="ce1" table:number-columns-repeated="4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OrphanidouBCCVT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Electrocardiogram Classification Using Reservoir Computing With Logistic Regression.</text:p>
          </table:table-cell>
          <table:table-cell table:style-name="ce1" table:number-columns-repeated="4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Escalona-MoranS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Symmetrical Compression Distance for Arrhythmia Discrimination in Cloud-Based Big-Data Services.</text:p>
          </table:table-cell>
          <table:table-cell table:style-name="ce1" table:number-columns-repeated="4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Lillo-Castellano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  <table:table-cell table:number-columns-repeated="1013"/>
        </table:table-row>
        <table:table-row table:style-name="ro1" table:number-rows-repeated="1048480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其他主題" table:style-name="ta1">
        <table:table-column table:style-name="co1" table:default-cell-style-name="ce5"/>
        <table:table-column table:style-name="co9" table:default-cell-style-name="ce5"/>
        <table:table-column table:style-name="co1" table:number-columns-repeated="1022" table:default-cell-style-name="ce5"/>
        <table:table-row table:style-name="ro8">
          <table:table-cell table:style-name="Default" office:value-type="string" calcext:value-type="string">
            <text:p>yea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main idea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onclusion</text:p>
          </table:table-cell>
          <table:table-cell table:style-name="ce1" office:value-type="string" calcext:value-type="string">
            <text:p>fulltext</text:p>
          </table:table-cell>
          <table:table-cell table:style-name="ce1" office:value-type="string" calcext:value-type="string">
            <text:p>venue</text:p>
          </table:table-cell>
          <table:table-cell table:style-name="Default" office:value-type="string" calcext:value-type="string">
            <text:p>url</text:p>
          </table:table-cell>
          <table:table-cell table:style-name="Default" office:value-type="string" calcext:value-type="string">
            <text:p>freq</text:p>
          </table:table-cell>
          <table:table-cell table:style-name="Default" office:value-type="string" calcext:value-type="string">
            <text:p>IF</text:p>
          </table:table-cell>
          <table:table-cell table:style-name="Default" office:value-type="string" calcext:value-type="string">
            <text:p>name</text:p>
          </table:table-cell>
          <table:table-cell table:style-name="Default" table:number-columns-repeated="1013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7" office:value-type="string" calcext:value-type="string">
            <text:p>Synthesis of the 12-Lead Electrocardiogram From Differential Leads.</text:p>
          </table:table-cell>
          <table:table-cell table:style-name="ce7" office:value-type="string" calcext:value-type="string">
            <text:p>synthesizing the standard 12-lead ECG from three differential leads</text:p>
          </table:table-cell>
          <table:table-cell table:style-name="ce7" table:number-columns-repeated="3"/>
          <table:table-cell table:style-name="ce7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TrobecT11</text:p>
          </table:table-cell>
          <table:table-cell office:value-type="float" office:value="31" calcext:value-type="float">
            <text:p>31</text:p>
          </table:table-cell>
          <table:table-cell table:style-name="ce9" office:value-type="float" office:value="2.493" calcext:value-type="float">
            <text:p>2.493</text:p>
          </table:table-cell>
          <table:table-cell office:value-type="string" calcext:value-type="string">
            <text:p>IEEE Transactions on Information Technology in Biomedicine</text:p>
          </table:table-cell>
          <table:table-cell table:number-columns-repeated="1013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7" office:value-type="string" calcext:value-type="string">
            <text:p>Development and Evaluation of Multilead Wavelet-Based ECG Delineation Algorithms for Embedded Wireless Sensor Nodes.</text:p>
          </table:table-cell>
          <table:table-cell table:style-name="ce7" table:number-columns-repeated="4"/>
          <table:table-cell table:style-name="ce7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RinconRKA11</text:p>
          </table:table-cell>
          <table:table-cell office:value-type="float" office:value="31" calcext:value-type="float">
            <text:p>31</text:p>
          </table:table-cell>
          <table:table-cell table:style-name="ce9" office:value-type="float" office:value="2.493" calcext:value-type="float">
            <text:p>2.493</text:p>
          </table:table-cell>
          <table:table-cell office:value-type="string" calcext:value-type="string">
            <text:p>IEEE Transactions on Information Technology in Biomedicine</text:p>
          </table:table-cell>
          <table:table-cell table:number-columns-repeated="1013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Multichannel ECG Data Compression Based on Multiscale Principal Component Analysis.</text:p>
          </table:table-cell>
          <table:table-cell table:style-name="ce7" office:value-type="string" calcext:value-type="string">
            <text:p>multiscale principal component analysis for ECG data compression</text:p>
          </table:table-cell>
          <table:table-cell table:style-name="ce7" table:number-columns-repeated="3"/>
          <table:table-cell table:style-name="ce7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SharmaDM12</text:p>
          </table:table-cell>
          <table:table-cell office:value-type="float" office:value="31" calcext:value-type="float">
            <text:p>31</text:p>
          </table:table-cell>
          <table:table-cell table:style-name="ce9" office:value-type="float" office:value="2.493" calcext:value-type="float">
            <text:p>2.493</text:p>
          </table:table-cell>
          <table:table-cell office:value-type="string" calcext:value-type="string">
            <text:p>IEEE Transactions on Information Technology in Biomedicine</text:p>
          </table:table-cell>
          <table:table-cell table:style-name="ce6" table:number-columns-repeated="1013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ECG-Cryptography and Authentication in Body Area Networks.</text:p>
          </table:table-cell>
          <table:table-cell table:style-name="ce7" table:number-columns-repeated="4"/>
          <table:table-cell table:style-name="ce7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ZhangWVF12</text:p>
          </table:table-cell>
          <table:table-cell office:value-type="float" office:value="31" calcext:value-type="float">
            <text:p>31</text:p>
          </table:table-cell>
          <table:table-cell table:style-name="ce9" office:value-type="float" office:value="2.493" calcext:value-type="float">
            <text:p>2.493</text:p>
          </table:table-cell>
          <table:table-cell office:value-type="string" calcext:value-type="string">
            <text:p>IEEE Transactions on Information Technology in Biomedicine</text:p>
          </table:table-cell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7" office:value-type="string" calcext:value-type="string">
            <text:p>Compressed Sensing System Considerations for ECG and EMG Wireless Biosensors.</text:p>
          </table:table-cell>
          <table:table-cell table:style-name="ce7" table:number-columns-repeated="4"/>
          <table:table-cell table:style-name="ce7"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DixonAGA12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  <table:table-cell table:number-columns-repeated="1013"/>
        </table:table-row>
        <table:table-row table:style-name="ro4">
          <table:table-cell table:style-name="ce6" office:value-type="float" office:value="2014" calcext:value-type="float">
            <text:p>2014</text:p>
          </table:table-cell>
          <table:table-cell table:style-name="ce8" office:value-type="string" calcext:value-type="string">
            <text:p>Compressive Sensing of Electrocardiogram Signals by Promoting Sparsity on the Second-Order Difference and by Using Dictionary Learning.</text:p>
          </table:table-cell>
          <table:table-cell table:style-name="ce8" office:value-type="string" calcext:value-type="string">
            <text:p>low power sensor:</text:p>
            <text:p>compressive sensing </text:p>
          </table:table-cell>
          <table:table-cell table:style-name="ce8" table:number-columns-repeated="2"/>
          <table:table-cell table:style-name="ce8" office:value-type="string" calcext:value-type="string">
            <text:p><text:a xlink:href="http://ieeexplore.ieee.org/xpls/icp.jsp?arnumber=6544665" xlink:type="simple">http://ieeexplore.ieee.org/xpls/icp.jsp?arnumber=6544665</text:a></text:p>
          </table:table-cell>
          <table:table-cell table:style-name="ce8" office:value-type="string" calcext:value-type="string">
            <text:p>IEEE Trans. Biomed. Circuits and Systems</text:p>
          </table:table-cell>
          <table:table-cell table:style-name="ce6" office:value-type="string" calcext:value-type="string">
            <text:p>http://dblp.org/rec/journals/tbcas/PantK1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.482" calcext:value-type="float">
            <text:p>2.482</text:p>
          </table:table-cell>
          <table:table-cell table:style-name="ce6" office:value-type="string" calcext:value-type="string">
            <text:p>IEEE Transactions on Biomedical Circuits and Systems</text:p>
          </table:table-cell>
          <table:table-cell table:number-columns-repeated="1013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" office:value-type="string" calcext:value-type="string">
            <text:p>Privacy-Preserving ECG Classification With Branching Programs and Neural Networks.</text:p>
          </table:table-cell>
          <table:table-cell table:style-name="ce7" office:value-type="string" calcext:value-type="string">
            <text:p>privacy of remote diagnosis system</text:p>
          </table:table-cell>
          <table:table-cell table:style-name="ce7" table:number-columns-repeated="3"/>
          <table:table-cell table:style-name="ce7" office:value-type="string" calcext:value-type="string">
            <text:p>IEEE Transactions on Information Forensics and Security</text:p>
          </table:table-cell>
          <table:table-cell office:value-type="string" calcext:value-type="string">
            <text:p>http://dblp.org/rec/journals/tifs/BarniFLS011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.408" calcext:value-type="float">
            <text:p>2.408</text:p>
          </table:table-cell>
          <table:table-cell office:value-type="string" calcext:value-type="string">
            <text:p>IEEE Transactions on Information Forensics and Security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7" office:value-type="string" calcext:value-type="string">
            <text:p>An Energy-Efficient Design for ECG Recording and R-Peak Detection Based on Wavelet Transform.</text:p>
          </table:table-cell>
          <table:table-cell table:style-name="ce7" office:value-type="string" calcext:value-type="string">
            <text:p>省電長期monitor</text:p>
          </table:table-cell>
          <table:table-cell table:style-name="ce7" office:value-type="string" calcext:value-type="string">
            <text:p>ASIC design</text:p>
          </table:table-cell>
          <table:table-cell table:style-name="ce7" table:number-columns-repeated="2"/>
          <table:table-cell table:style-name="ce7" office:value-type="string" calcext:value-type="string">
            <text:p>IEEE Trans. on Circuits and Systems</text:p>
          </table:table-cell>
          <table:table-cell office:value-type="string" calcext:value-type="string">
            <text:p>http://dblp.org/rec/journals/tcas/ZouHXHWFZ1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.403" calcext:value-type="float">
            <text:p>2.403</text:p>
          </table:table-cell>
          <table:table-cell office:value-type="string" calcext:value-type="string">
            <text:p>IEEE Transactions on Circuits and Systems I: Regular Papers</text:p>
          </table:table-cell>
          <table:table-cell table:number-columns-repeated="1013"/>
        </table:table-row>
        <table:table-row table:style-name="ro9">
          <table:table-cell office:value-type="float" office:value="2011" calcext:value-type="float">
            <text:p>2011</text:p>
          </table:table-cell>
          <table:table-cell table:style-name="ce8" office:value-type="string" calcext:value-type="string">
            <text:p>Multiple Functional ECG Signal is Processing for Wearable Applications of Long-Term Cardiac Monitoring.</text:p>
          </table:table-cell>
          <table:table-cell table:style-name="ce8" office:value-type="string" calcext:value-type="string">
            <text:p>baseline-drift removal, noise suppression, QRS detection, heart beat rate prediction and classification in real time</text:p>
          </table:table-cell>
          <table:table-cell table:style-name="ce8" office:value-type="string" calcext:value-type="string">
            <text:p>ASIC design</text:p>
          </table:table-cell>
          <table:table-cell table:style-name="ce8" table:number-columns-repeated="2"/>
          <table:table-cell table:style-name="ce7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iuZPZJY11</text:p>
          </table:table-cell>
          <table:table-cell office:value-type="float" office:value="114" calcext:value-type="float">
            <text:p>114</text:p>
          </table:table-cell>
          <table:table-cell table:style-name="ce9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7" office:value-type="string" calcext:value-type="string">
            <text:p>Quantification of Restitution Dispersion From the Dynamic Changes of the T -Wave Peak to End, Measured at the Surface ECG.</text:p>
          </table:table-cell>
          <table:table-cell table:style-name="ce7" office:value-type="string" calcext:value-type="string">
            <text:p>noninvasively quantify dispersion of APDR slopes</text:p>
          </table:table-cell>
          <table:table-cell table:style-name="ce7" office:value-type="string" calcext:value-type="string">
            <text:p>???</text:p>
          </table:table-cell>
          <table:table-cell table:style-name="ce7" table:number-columns-repeated="2"/>
          <table:table-cell table:style-name="ce7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incholePRZDv11</text:p>
          </table:table-cell>
          <table:table-cell office:value-type="float" office:value="114" calcext:value-type="float">
            <text:p>114</text:p>
          </table:table-cell>
          <table:table-cell table:style-name="ce9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  <table:table-cell table:number-columns-repeated="1013"/>
        </table:table-row>
        <table:table-row table:style-name="ro2">
          <table:table-cell table:style-name="Default" office:value-type="float" office:value="2011" calcext:value-type="float">
            <text:p>2011</text:p>
          </table:table-cell>
          <table:table-cell table:style-name="ce1" office:value-type="string" calcext:value-type="string">
            <text:p>Bidomain ECG Simulations Using an Augmented Monodomain Model for the Cardiac Source.</text:p>
          </table:table-cell>
          <table:table-cell table:style-name="ce1" office:value-type="string" calcext:value-type="string">
            <text:p>Computational simulations of ECGs using bidomain models </text:p>
          </table:table-cell>
          <table:table-cell table:style-name="ce1" table:number-columns-repeated="2"/>
          <table:table-cell table:style-name="ce1" office:value-type="string" calcext:value-type="string">
            <text:p><text:a xlink:href="http://ieeexplore.ieee.org/xpls/icp.jsp?arnumber=5759732" xlink:type="simple">http://ieeexplore.ieee.org/xpls/icp.jsp?arnumber=5759732</text:a></text:p>
          </table:table-cell>
          <table:table-cell table:style-name="ce1" office:value-type="string" calcext:value-type="string">
            <text:p>IEEE Trans. Biomed. Engineering</text:p>
          </table:table-cell>
          <table:table-cell table:style-name="Default" office:value-type="string" calcext:value-type="string">
            <text:p>http://dblp.org/rec/journals/tbe/BishopP11a</text:p>
          </table:table-cell>
          <table:table-cell table:style-name="Default"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table:style-name="Default" office:value-type="string" calcext:value-type="string">
            <text:p>IEEE Transactions on Biomedical Engineering</text:p>
          </table:table-cell>
          <table:table-cell table:style-name="Default" table:number-columns-repeated="1013"/>
        </table:table-row>
        <table:table-row table:style-name="ro2">
          <table:table-cell table:style-name="Default" office:value-type="float" office:value="2011" calcext:value-type="float">
            <text:p>2011</text:p>
          </table:table-cell>
          <table:table-cell table:style-name="ce1" office:value-type="string" calcext:value-type="string">
            <text:p>A Real-Time ECG Data Compression and Transmission Algorithm for an e-Health Device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table:style-name="Default" office:value-type="string" calcext:value-type="string">
            <text:p>http://dblp.org/rec/journals/tbe/LeeKL11</text:p>
          </table:table-cell>
          <table:table-cell table:style-name="Default"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table:style-name="Default" office:value-type="string" calcext:value-type="string">
            <text:p>IEEE Transactions on Biomedical Engineering</text:p>
          </table:table-cell>
          <table:table-cell table:style-name="Default" table:number-columns-repeated="1013"/>
        </table:table-row>
        <table:table-row table:style-name="ro2">
          <table:table-cell table:style-name="Default" office:value-type="float" office:value="2011" calcext:value-type="float">
            <text:p>2011</text:p>
          </table:table-cell>
          <table:table-cell table:style-name="ce1" office:value-type="string" calcext:value-type="string">
            <text:p>Compressed Sensing for Real-Time Energy-Efficient ECG Compression on Wireless Body Sensor Nodes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table:style-name="Default" office:value-type="string" calcext:value-type="string">
            <text:p>http://dblp.org/rec/journals/tbe/MamaghanianKAV11</text:p>
          </table:table-cell>
          <table:table-cell table:style-name="Default"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table:style-name="Default" office:value-type="string" calcext:value-type="string">
            <text:p>IEEE Transactions on Biomedical Engineering</text:p>
          </table:table-cell>
          <table:table-cell table:style-name="Default" table:number-columns-repeated="1013"/>
        </table:table-row>
        <table:table-row table:style-name="ro2">
          <table:table-cell table:style-name="Default" office:value-type="float" office:value="2011" calcext:value-type="float">
            <text:p>2011</text:p>
          </table:table-cell>
          <table:table-cell table:style-name="ce1" office:value-type="string" calcext:value-type="string">
            <text:p>ECG on the Road: Robust and Unobtrusive Estimation of Heart Rate.</text:p>
          </table:table-cell>
          <table:table-cell table:style-name="ce1" office:value-type="string" calcext:value-type="string">
            <text:p>unobtrusive capacitive ECG measurements in an automotive environment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table:style-name="Default" office:value-type="string" calcext:value-type="string">
            <text:p>http://dblp.org/rec/journals/tbe/WartzekELLLW11</text:p>
          </table:table-cell>
          <table:table-cell table:style-name="Default"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table:style-name="Default" office:value-type="string" calcext:value-type="string">
            <text:p>IEEE Transactions on Biomedical Engineering</text:p>
          </table:table-cell>
          <table:table-cell table:style-name="Default" table:number-columns-repeated="1013"/>
        </table:table-row>
        <table:table-row table:style-name="ro2">
          <table:table-cell table:style-name="Default" office:value-type="float" office:value="2012" calcext:value-type="float">
            <text:p>2012</text:p>
          </table:table-cell>
          <table:table-cell table:style-name="ce1" office:value-type="string" calcext:value-type="string">
            <text:p>Electrocardiogram-Assisted Blood Pressure Estimation.</text:p>
          </table:table-cell>
          <table:table-cell table:style-name="ce1" office:value-type="string" calcext:value-type="string">
            <text:p>automatic noninvasive assessment of blood pressure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table:style-name="Default" office:value-type="string" calcext:value-type="string">
            <text:p>http://dblp.org/rec/journals/tbe/AhmadCSBBDG12</text:p>
          </table:table-cell>
          <table:table-cell table:style-name="Default"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table:style-name="Default" office:value-type="string" calcext:value-type="string">
            <text:p>IEEE Transactions on Biomedical Engineering</text:p>
          </table:table-cell>
          <table:table-cell table:style-name="Default" table:number-columns-repeated="1013"/>
        </table:table-row>
        <table:table-row table:style-name="ro2">
          <table:table-cell table:style-name="Default" office:value-type="float" office:value="2012" calcext:value-type="float">
            <text:p>2012</text:p>
          </table:table-cell>
          <table:table-cell table:style-name="ce1" office:value-type="string" calcext:value-type="string">
            <text:p>Nonstationary Harmonic Modeling for ECG Removal in Surface EMG Signals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table:style-name="Default" office:value-type="string" calcext:value-type="string">
            <text:p>http://dblp.org/rec/journals/tbe/ZivanovicG12</text:p>
          </table:table-cell>
          <table:table-cell table:style-name="Default"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table:style-name="Default" office:value-type="string" calcext:value-type="string">
            <text:p>IEEE Transactions on Biomedical Engineering</text:p>
          </table:table-cell>
          <table:table-cell table:style-name="Default" table:number-columns-repeated="1013"/>
        </table:table-row>
        <table:table-row table:style-name="ro4">
          <table:table-cell table:style-name="Default" office:value-type="float" office:value="2015" calcext:value-type="float">
            <text:p>2015</text:p>
          </table:table-cell>
          <table:table-cell table:style-name="ce1" office:value-type="string" calcext:value-type="string">
            <text:p>Motion Artifacts in Capacitive ECG Measurements: Reducing the Combined Effect of DC Voltages and Capacitance Changes Using an Injection Signal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table:style-name="Default" office:value-type="string" calcext:value-type="string">
            <text:p>http://dblp.org/rec/journals/tbe/SerteynVMB15</text:p>
          </table:table-cell>
          <table:table-cell table:style-name="Default"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table:style-name="Default" office:value-type="string" calcext:value-type="string">
            <text:p>IEEE Transactions on Biomedical Engineering</text:p>
          </table:table-cell>
          <table:table-cell table:style-name="Default" table:number-columns-repeated="1013"/>
        </table:table-row>
        <table:table-row table:style-name="ro2">
          <table:table-cell table:style-name="Default" office:value-type="float" office:value="2015" calcext:value-type="float">
            <text:p>2015</text:p>
          </table:table-cell>
          <table:table-cell table:style-name="ce1" office:value-type="string" calcext:value-type="string">
            <text:p>Bufferless Compression of Asynchronously Sampled ECG Signals in Cubic Hermitian Vector Space.</text:p>
          </table:table-cell>
          <table:table-cell table:style-name="ce1" table:number-columns-repeated="4"/>
          <table:table-cell table:style-name="ce1" office:value-type="string" calcext:value-type="string">
            <text:p>IEEE Trans. Biomed. Engineering</text:p>
          </table:table-cell>
          <table:table-cell table:style-name="Default" office:value-type="string" calcext:value-type="string">
            <text:p>http://dblp.org/rec/journals/tbe/MarisaNHWVJG15</text:p>
          </table:table-cell>
          <table:table-cell table:style-name="Default"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table:style-name="Default" office:value-type="string" calcext:value-type="string">
            <text:p>IEEE Transactions on Biomedical Engineering</text:p>
          </table:table-cell>
          <table:table-cell table:style-name="Default"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&gt;=2" table:style-name="ta1"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main idea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onclusion</text:p>
          </table:table-cell>
          <table:table-cell table:style-name="ce1" office:value-type="string" calcext:value-type="string">
            <text:p>ven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pplication of Higher Order cumulant Features for Cardiac Health Diagnosis using ECG signals.</text:p>
          </table:table-cell>
          <table:table-cell table:style-name="ce1" table:number-columns-repeated="3"/>
          <table:table-cell table:style-name="ce1" office:value-type="string" calcext:value-type="string">
            <text:p>Int. J. Neural Syst.</text:p>
          </table:table-cell>
          <table:table-cell office:value-type="string" calcext:value-type="string">
            <text:p>http://dblp.org/rec/journals/ijns/MartisALMRC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.507" calcext:value-type="float">
            <text:p>6.507</text:p>
          </table:table-cell>
          <table:table-cell office:value-type="string" calcext:value-type="string">
            <text:p>International Journal of Neural Systems (IJNS)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Techniques for Ventricular Repolarization Instability Assessment From the ECG.</text:p>
          </table:table-cell>
          <table:table-cell table:style-name="ce1" table:number-columns-repeated="3"/>
          <table:table-cell table:style-name="ce1" office:value-type="string" calcext:value-type="string">
            <text:p>Proceedings of the IEEE</text:p>
          </table:table-cell>
          <table:table-cell office:value-type="string" calcext:value-type="string">
            <text:p>http://dblp.org/rec/journals/pieee/LagunaCP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934" calcext:value-type="float">
            <text:p>4.934</text:p>
          </table:table-cell>
          <table:table-cell office:value-type="string" calcext:value-type="string">
            <text:p>Proceedings of the IEE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 New Algorithm to Diagnose Atrial Ectopic Origin from Multi Lead ECG Systems - Insights from 3D Virtual Human Atria and Torso.</text:p>
          </table:table-cell>
          <table:table-cell table:style-name="ce1" table:number-columns-repeated="3"/>
          <table:table-cell table:style-name="ce1" office:value-type="string" calcext:value-type="string">
            <text:p>PLoS Computational Biology</text:p>
          </table:table-cell>
          <table:table-cell office:value-type="string" calcext:value-type="string">
            <text:p>http://dblp.org/rec/journals/ploscb/AldayCLBHWHZ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.62" calcext:value-type="float">
            <text:p>4.62</text:p>
          </table:table-cell>
          <table:table-cell office:value-type="string" calcext:value-type="string">
            <text:p>PLoS Computational Biology</text:p>
          </table:table-cell>
        </table:table-row>
        <table:table-row table:style-name="ro4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Block-Based Neural Networks for Personalized ECG Signal Classification.</text:p>
          </table:table-cell>
          <table:table-cell table:style-name="ce1" table:number-columns-repeated="3"/>
          <table:table-cell table:style-name="ce1" office:value-type="string" calcext:value-type="string">
            <text:p>IEEE Transactions on Neural Networks</text:p>
          </table:table-cell>
          <table:table-cell office:value-type="string" calcext:value-type="string">
            <text:p>http://dblp.org/rec/journals/tnn/JiangK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37" calcext:value-type="float">
            <text:p>4.37</text:p>
          </table:table-cell>
          <table:table-cell office:value-type="string" calcext:value-type="string">
            <text:p>IEEE Transactions on Neural Networks and Learning Systems</text:p>
          </table:table-cell>
        </table:table-row>
        <table:table-row table:style-name="ro4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Application of Information Technology: A Method for Automatic Identification of Reliable Heart Rates Calculated from ECG and PPG Waveforms.</text:p>
          </table:table-cell>
          <table:table-cell table:style-name="ce1" table:number-columns-repeated="3"/>
          <table:table-cell table:style-name="ce1" office:value-type="string" calcext:value-type="string">
            <text:p>JAMIA</text:p>
          </table:table-cell>
          <table:table-cell office:value-type="string" calcext:value-type="string">
            <text:p>http://dblp.org/rec/journals/jamia/YuLMRR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504" calcext:value-type="float">
            <text:p>3.504</text:p>
          </table:table-cell>
          <table:table-cell office:value-type="string" calcext:value-type="string">
            <text:p>Journal of the American Medical Informatics Association (JAMIA)</text:p>
          </table:table-cell>
        </table:table-row>
        <table:table-row table:style-name="ro6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Improved Hilbert-Huang transform based weak signal detection methodology and its application on incipient fault diagnosis and ECG signal analysis.</text:p>
          </table:table-cell>
          <table:table-cell table:style-name="ce1" table:number-columns-repeated="3"/>
          <table:table-cell table:style-name="ce1" office:value-type="string" calcext:value-type="string">
            <text:p>Signal Processing</text:p>
          </table:table-cell>
          <table:table-cell office:value-type="string" calcext:value-type="string">
            <text:p>http://dblp.org/rec/journals/sigpro/YanL1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209" calcext:value-type="float">
            <text:p>2.209</text:p>
          </table:table-cell>
          <table:table-cell table:style-name="ce1" office:value-type="string" calcext:value-type="string">
            <text:p>Signal Processing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Sequential beat-to-beat P and T wave delineation and waveform estimation in ECG signals: Block Gibbs sampler and marginalized particle filter.</text:p>
          </table:table-cell>
          <table:table-cell table:style-name="ce1" table:number-columns-repeated="3"/>
          <table:table-cell table:style-name="ce1" office:value-type="string" calcext:value-type="string">
            <text:p>Signal Processing</text:p>
          </table:table-cell>
          <table:table-cell office:value-type="string" calcext:value-type="string">
            <text:p>http://dblp.org/rec/journals/sigpro/LinKGMTH1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209" calcext:value-type="float">
            <text:p>2.209</text:p>
          </table:table-cell>
          <table:table-cell table:style-name="ce1" office:value-type="string" calcext:value-type="string">
            <text:p>Signal Processing</text:p>
          </table:table-cell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Efficient sign based normalized adaptive filtering techniques for cancelation of artifacts in ECG signals: Application to wireless biotelemetry.</text:p>
          </table:table-cell>
          <table:table-cell table:style-name="ce1" table:number-columns-repeated="3"/>
          <table:table-cell table:style-name="ce1" office:value-type="string" calcext:value-type="string">
            <text:p>Signal Processing</text:p>
          </table:table-cell>
          <table:table-cell office:value-type="string" calcext:value-type="string">
            <text:p>http://dblp.org/rec/journals/sigpro/RahmanSR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209" calcext:value-type="float">
            <text:p>2.209</text:p>
          </table:table-cell>
          <table:table-cell table:style-name="ce1" office:value-type="string" calcext:value-type="string">
            <text:p>Signal Processing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Embedded filter bank-based algorithm for ECG compression.</text:p>
          </table:table-cell>
          <table:table-cell table:style-name="ce1" table:number-columns-repeated="3"/>
          <table:table-cell table:style-name="ce1" office:value-type="string" calcext:value-type="string">
            <text:p>Signal Processing</text:p>
          </table:table-cell>
          <table:table-cell office:value-type="string" calcext:value-type="string">
            <text:p>http://dblp.org/rec/journals/sigpro/Blanco-VelascoCMGB0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Development of entropy based algorithm for cardiac beat detection in 12-lead electrocardiogram.</text:p>
          </table:table-cell>
          <table:table-cell table:style-name="ce1" table:number-columns-repeated="3"/>
          <table:table-cell table:style-name="ce1" office:value-type="string" calcext:value-type="string">
            <text:p>Signal Processing</text:p>
          </table:table-cell>
          <table:table-cell office:value-type="string" calcext:value-type="string">
            <text:p>http://dblp.org/rec/journals/sigpro/MehtaL0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A Signal Decomposition Model-Based Bayesian Framework for ECG Components Separation.</text:p>
          </table:table-cell>
          <table:table-cell table:style-name="ce1" table:number-columns-repeated="3"/>
          <table:table-cell table:style-name="ce1" office:value-type="string" calcext:value-type="string">
            <text:p>IEEE Transactions on Signal Processing</text:p>
          </table:table-cell>
          <table:table-cell office:value-type="string" calcext:value-type="string">
            <text:p>http://dblp.org/rec/journals/tsp/RooniziS1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Electrocardiogram Signal Modeling With Adaptive Parameter Estimation Using Sequential Bayesian Methods.</text:p>
          </table:table-cell>
          <table:table-cell table:style-name="ce1" table:number-columns-repeated="3"/>
          <table:table-cell table:style-name="ce1" office:value-type="string" calcext:value-type="string">
            <text:p>IEEE Transactions on Signal Processing</text:p>
          </table:table-cell>
          <table:table-cell office:value-type="string" calcext:value-type="string">
            <text:p>http://dblp.org/rec/journals/tsp/EdlaKP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Two-Dimensional Warping for One-Dimensional Signals - Conceptual Framework and Application to ECG Processing.</text:p>
          </table:table-cell>
          <table:table-cell table:style-name="ce1" table:number-columns-repeated="3"/>
          <table:table-cell table:style-name="ce1" office:value-type="string" calcext:value-type="string">
            <text:p>IEEE Transactions on Signal Processing</text:p>
          </table:table-cell>
          <table:table-cell office:value-type="string" calcext:value-type="string">
            <text:p>http://dblp.org/rec/journals/tsp/SchmidtBPMZ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Cloud enabled fractal based ECG compression in wireless body sensor networks.</text:p>
          </table:table-cell>
          <table:table-cell table:style-name="ce1" table:number-columns-repeated="3"/>
          <table:table-cell table:style-name="ce1" office:value-type="string" calcext:value-type="string">
            <text:p>Future Generation Comp. Syst.</text:p>
          </table:table-cell>
          <table:table-cell office:value-type="string" calcext:value-type="string">
            <text:p>http://dblp.org/rec/journals/fgcs/IbaidaAK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.786" calcext:value-type="float">
            <text:p>2.786</text:p>
          </table:table-cell>
          <table:table-cell office:value-type="string" calcext:value-type="string">
            <text:p>Future Generation Computer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n autonomic cloud environment for hosting ECG data analysis services.</text:p>
          </table:table-cell>
          <table:table-cell table:style-name="ce1" table:number-columns-repeated="3"/>
          <table:table-cell table:style-name="ce1" office:value-type="string" calcext:value-type="string">
            <text:p>Future Generation Comp. Syst.</text:p>
          </table:table-cell>
          <table:table-cell office:value-type="string" calcext:value-type="string">
            <text:p>http://dblp.org/rec/journals/fgcs/PandeyVNKB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.786" calcext:value-type="float">
            <text:p>2.786</text:p>
          </table:table-cell>
          <table:table-cell office:value-type="string" calcext:value-type="string">
            <text:p>Future Generation Computer Systems</text:p>
          </table:table-cell>
        </table:table-row>
        <table:table-row table:style-name="ro4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Comparative Study of QRS Detection in Single Lead and 12-Lead Electrocardiogram using Support Vector Machine.</text:p>
          </table:table-cell>
          <table:table-cell table:style-name="ce1" table:number-columns-repeated="3"/>
          <table:table-cell table:style-name="ce1" office:value-type="string" calcext:value-type="string">
            <text:p>Engineering Letters</text:p>
          </table:table-cell>
          <table:table-cell office:value-type="string" calcext:value-type="string">
            <text:p>http://dblp.org/rec/journals/engl/MehtaL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754" calcext:value-type="float">
            <text:p>2.754</text:p>
          </table:table-cell>
          <table:table-cell office:value-type="string" calcext:value-type="string">
            <text:p>Engineering Letter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Resource-aware secure ECG healthcare monitoring through body sensor networks.</text:p>
          </table:table-cell>
          <table:table-cell table:style-name="ce1" table:number-columns-repeated="3"/>
          <table:table-cell table:style-name="ce1" office:value-type="string" calcext:value-type="string">
            <text:p>IEEE Wireless Commun.</text:p>
          </table:table-cell>
          <table:table-cell office:value-type="string" calcext:value-type="string">
            <text:p>http://dblp.org/rec/journals/wc/WangPWSCK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496" calcext:value-type="float">
            <text:p>2.496</text:p>
          </table:table-cell>
          <table:table-cell office:value-type="string" calcext:value-type="string">
            <text:p>IEEE Wireless Communications</text:p>
          </table:table-cell>
        </table:table-row>
        <table:table-row table:style-name="ro6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Compressive Sensing of Electrocardiogram Signals by Promoting Sparsity on the Second-Order Difference and by Using Dictionary Learning.</text:p>
          </table:table-cell>
          <table:table-cell table:style-name="ce1" table:number-columns-repeated="3"/>
          <table:table-cell table:style-name="ce1"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PantK1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An ECG Recording Front-End With Continuous-Time Level-Crossing Sampling.</text:p>
          </table:table-cell>
          <table:table-cell table:style-name="ce1" table:number-columns-repeated="3"/>
          <table:table-cell table:style-name="ce1"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LiMYZS1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Compressed Sensing System Considerations for ECG and EMG Wireless Biosensors.</text:p>
          </table:table-cell>
          <table:table-cell table:style-name="ce1" table:number-columns-repeated="3"/>
          <table:table-cell table:style-name="ce1"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DixonAGA12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Input-Feature Correlated Asynchronous Analog to Information Converter for ECG Monitoring.</text:p>
          </table:table-cell>
          <table:table-cell table:style-name="ce1" table:number-columns-repeated="3"/>
          <table:table-cell table:style-name="ce1"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AgarwalS1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ower-Efficient Cross-Correlation Beat Detection in Electrocardiogram Analysis Using Bitstreams.</text:p>
          </table:table-cell>
          <table:table-cell table:style-name="ce1" table:number-columns-repeated="3"/>
          <table:table-cell table:style-name="ce1"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LisethMHLW1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4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Systematic Design and Modeling of a OTA-C Filter for Portable ECG Detection.</text:p>
          </table:table-cell>
          <table:table-cell table:style-name="ce1" table:number-columns-repeated="3"/>
          <table:table-cell table:style-name="ce1"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LeeC0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4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Sleep and Wake Classification With ECG and Respiratory Effort Signals.</text:p>
          </table:table-cell>
          <table:table-cell table:style-name="ce1" table:number-columns-repeated="3"/>
          <table:table-cell table:style-name="ce1"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KarlenMF0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4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QRS Detection Based on Multiscale Mathematical Morphology for Wearable ECG Devices in Body Area Networks.</text:p>
          </table:table-cell>
          <table:table-cell table:style-name="ce1" table:number-columns-repeated="3"/>
          <table:table-cell table:style-name="ce1"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ZhangL0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n Automatic Screening Approach for Obstructive Sleep Apnea Diagnosis Based on Single-Lead Electrocardiogram.</text:p>
          </table:table-cell>
          <table:table-cell table:style-name="ce1" table:number-columns-repeated="3"/>
          <table:table-cell table:style-name="ce1" office:value-type="string" calcext:value-type="string">
            <text:p>IEEE T. Automation Science and Engineering</text:p>
          </table:table-cell>
          <table:table-cell office:value-type="string" calcext:value-type="string">
            <text:p>http://dblp.org/rec/journals/tase/ChenZS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428" calcext:value-type="float">
            <text:p>2.428</text:p>
          </table:table-cell>
          <table:table-cell office:value-type="string" calcext:value-type="string">
            <text:p>IEEE Transactions on Automation Science and Engineering</text:p>
          </table:table-cell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Privacy-Preserving ECG Classification With Branching Programs and Neural Networks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Forensics and Security</text:p>
          </table:table-cell>
          <table:table-cell office:value-type="string" calcext:value-type="string">
            <text:p>http://dblp.org/rec/journals/tifs/BarniFLS0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408" calcext:value-type="float">
            <text:p>2.408</text:p>
          </table:table-cell>
          <table:table-cell office:value-type="string" calcext:value-type="string">
            <text:p>IEEE Transactions on Information Forensics and Security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n Energy-Efficient Design for ECG Recording and R-Peak Detection Based on Wavelet Transform.</text:p>
          </table:table-cell>
          <table:table-cell table:style-name="ce1" table:number-columns-repeated="3"/>
          <table:table-cell table:style-name="ce1" office:value-type="string" calcext:value-type="string">
            <text:p>IEEE Trans. on Circuits and Systems</text:p>
          </table:table-cell>
          <table:table-cell office:value-type="string" calcext:value-type="string">
            <text:p>http://dblp.org/rec/journals/tcas/ZouHXHWFZ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403" calcext:value-type="float">
            <text:p>2.403</text:p>
          </table:table-cell>
          <table:table-cell office:value-type="string" calcext:value-type="string">
            <text:p>IEEE Transactions on Circuits and Systems I: Regular Paper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Imperceptibility - Robustness tradeoff studies for ECG steganography using Continuous Ant Colony Optimization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JeroRS16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Seizure detection using EEG and ECG signals for computer-based monitoring, analysis and management of epileptic patients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MporasTZKRM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Classification of electrocardiogram and auscultatory blood pressure signals using machine learning models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SeeraLLLL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Cardiovascular diseases identification using electrocardiogram health identifier based on multiple criteria decision making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ChuiTWHCCMK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 novel technique for cardiac arrhythmia classification using spectral correlation and support vector machines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KhalafOY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7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ECG arrhythmia classification based on optimum-path forest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LuzNAPM13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pplication of statistics and machine learning for risk stratification of heritable cardiac arrhythmias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WasanUMYY13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7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nalyzing ECG for cardiac arrhythmia using cluster analysis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YehCL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ECG arrhythmia recognition via a neuro-SVM-KNN hybrid classifier with virtual QRS image-based geometrical features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HomaeinezhadATTGE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Detection of cardiac arrhythmia in electrocardiograms using adaptive feature extraction and modified support vector machines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ShenKYHWL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Sleep-wake stages classification and sleep efficiency estimation using single-lead electrocardiogram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AdnaneJY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6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Hybrid intelligent system for cardiac arrhythmia classification with Fuzzy K-Nearest Neighbors and neural networks combined with a fuzzy system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CastilloMRS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pplication of principal component analysis to ECG signals for automated diagnosis of cardiac health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MartisAMRC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Integration of type-2 fuzzy clustering and wavelet transform in a neural network based ECG classifier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OzbayCK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Personalized long-term ECG classification: A systematic approach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KiranyazTPG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A clustering based system for instant detection of cardiac abnormalities from compressed ECG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SufiKM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High resolution ambulatory holter ECG events detection-delineation via modified multi-lead wavelet-based features analysis: Detection and quantification of heart rate turbulence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GhaffariHD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Robust multiple cardiac arrhythmia detection through bispectrum analysis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LanataVMS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Preprocessing and analysis of ECG signals - A self-organizing maps approach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Gacek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An expert system for automated recognition of patients with obstructive sleep apnea using electrocardiogram recordings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YildizAP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24" calcext:value-type="float">
            <text:p>2.24</text:p>
          </table:table-cell>
          <table:table-cell office:value-type="string" calcext:value-type="string">
            <text:p>Expert Systems with Applications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A qualitative comparison of Artificial Neural Networks and Support Vector Machines in ECG arrhythmias classification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MoavenianK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A comparative study of DWT, CWT and DCT transformations in ECG arrhythmias classification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KhorramiM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Recurrent neural networks employing Lyapunov exponents for analysis of ECG signals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Ubeyli10b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Feature selection algorithm for ECG signals using Range-Overlaps Method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YehWC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Development of ECG beat segmentation method by combining lowpass filter and irregular R-R interval checkup strategy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ChoiALJJP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Diagnostic study on arrhythmia cordis based on particle swarm optimization-based support vector machine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Fei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ECG beat classification using particle swarm optimization and radial basis function neural network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KorurekD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A novel approach for classification of ECG arrhythmias: Type-2 fuzzy clustering neural network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CeylanOK0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Identification of QRS complexes in 12-lead electrocardiogram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MehtaL0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Selection of significant independent components for ECG beat classification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YuC0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Statistics over features of ECG signals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Ubeyli09a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4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Enhancement of time-frequency properties of ECG for detecting micropotentials by wavelet transform based method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TirtomEE08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Adaptive wavelet network for multiple cardiac arrhythmias recognition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LinDC08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Integration of independent component analysis and neural networks for ECG beat classification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YuC08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Ontological fuzzy agent for electrocardiogram application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LeeW08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4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Comparison of FCM, PCA and WT techniques for classification ECG arrhythmias using artificial neural network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CeylanO07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A switchable scheme for ECG beat classification based on independent component analysis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YuC07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6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A new method to medical diagnosis: Artificial immune recognition system (AIRS) with fuzzy weighted pre-processing and application to ECG arrhythmia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PolatSG06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4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A support vector machine classifier algorithm based on a perturbation method and its application to ECG beat recognition systems.</text:p>
          </table:table-cell>
          <table:table-cell table:style-name="ce1" table:number-columns-repeated="3"/>
          <table:table-cell table:style-name="ce1" office:value-type="string" calcext:value-type="string">
            <text:p>Expert Syst. Appl.</text:p>
          </table:table-cell>
          <table:table-cell office:value-type="string" calcext:value-type="string">
            <text:p>http://dblp.org/rec/journals/eswa/Acir06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A fast expert system for electrocardiogram arrhythmia detection.</text:p>
          </table:table-cell>
          <table:table-cell table:style-name="ce1" table:number-columns-repeated="3"/>
          <table:table-cell table:style-name="ce1" office:value-type="string" calcext:value-type="string">
            <text:p>Expert Systems</text:p>
          </table:table-cell>
          <table:table-cell office:value-type="string" calcext:value-type="string">
            <text:p>http://dblp.org/rec/journals/es/MahmoodabadiAABA1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5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Feasibility of probabilistic neural networks, Kohonen self-organizing maps and fuzzy clustering for source localization of ventricular focal arrhythmias from intravenous catheter measurements.</text:p>
          </table:table-cell>
          <table:table-cell table:style-name="ce1" table:number-columns-repeated="3"/>
          <table:table-cell table:style-name="ce1" office:value-type="string" calcext:value-type="string">
            <text:p>Expert Systems</text:p>
          </table:table-cell>
          <table:table-cell office:value-type="string" calcext:value-type="string">
            <text:p>http://dblp.org/rec/journals/es/SunayCY0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Detection and delineation of P and T waves in 12-lead electrocardiograms.</text:p>
          </table:table-cell>
          <table:table-cell table:style-name="ce1" table:number-columns-repeated="3"/>
          <table:table-cell table:style-name="ce1" office:value-type="string" calcext:value-type="string">
            <text:p>Expert Systems</text:p>
          </table:table-cell>
          <table:table-cell office:value-type="string" calcext:value-type="string">
            <text:p>http://dblp.org/rec/journals/es/MehtaLS0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4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Implementing wavelet transform/mixture of experts network for analysis of electrocardiogram beats.</text:p>
          </table:table-cell>
          <table:table-cell table:style-name="ce1" table:number-columns-repeated="3"/>
          <table:table-cell table:style-name="ce1" office:value-type="string" calcext:value-type="string">
            <text:p>Expert Systems</text:p>
          </table:table-cell>
          <table:table-cell office:value-type="string" calcext:value-type="string">
            <text:p>http://dblp.org/rec/journals/es/Ubeyli08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Detection of electrocardiogram beats using a fuzzy similarity index.</text:p>
          </table:table-cell>
          <table:table-cell table:style-name="ce1" table:number-columns-repeated="3"/>
          <table:table-cell table:style-name="ce1" office:value-type="string" calcext:value-type="string">
            <text:p>Expert Systems</text:p>
          </table:table-cell>
          <table:table-cell office:value-type="string" calcext:value-type="string">
            <text:p>http://dblp.org/rec/journals/es/Ubeyli07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Detecting the Elusive P-Wave: A New ECG Lead to Improve the Recording of Atrial Activity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KennedyFGBM1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6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Motion Artifacts in Capacitive ECG Measurements: Reducing the Combined Effect of DC Voltages and Capacitance Changes Using an Injection Signal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erteynVMB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Saturation of the Right-Leg Drive Amplifier in Low-Voltage ECG Monitor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FreemanGMCB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Semisupervised ECG Ventricular Beat Classification With Novelty Detection Based on Switching Kalman Filter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OsterBSNJC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 Novel Algorithm for the Automatic Detection of Sleep Apnea From Single-Lead ECG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VaronCTBH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Bufferless Compression of Asynchronously Sampled ECG Signals in Cubic Hermitian Vector Space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arisaNHWVJG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Detection of Life-Threatening Arrhythmias Using Feature Selection and Support Vector Machine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tienzaMFGR14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Atrial Electrical Activity Detection Using Linear Combination of 12-Lead ECG Signal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PerlmanKWAZ14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ECG Signal Quality During Arrhythmia and Its Application to False Alarm Reduction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BeharOLC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6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Spatial Variability of the 12-Lead Surface ECG as a Tool for Noninvasive Prediction of Catheter Ablation Outcome in Persistent Atrial Fibrillation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eoZMLS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Surface Electrocardiogram Reconstruction From Intracardiac Electrograms Using a Dynamic Time Delay Artificial Neural Network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PoreeKCMMH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daptive Wavelet Wiener Filtering of ECG Signal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mitalVKP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 Fully Adaptive Multiresolution Algorithm for Atrial Arrhythmia Simulation on Anatomically Realistic Unstructured Meshe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ristoforettiMR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Electrocardiogram-Assisted Blood Pressure Estimation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hmadCSBBDG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pplication of Kernel Principal Component Analysis for Single-Lead-ECG-Derived Respiration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WidjajaVDSH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utomatic Motion and Noise Artifact Detection in Holter ECG Data Using Empirical Mode Decomposition and Statistical Approache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eeMMC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Nonstationary Harmonic Modeling for ECG Removal in Surface EMG Signal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ZivanovicG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Respiration Effect on Wavelet-Based ECG T-Wave End Delineation Strategie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NoriegaMLBA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6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 Novel Methodology for Assessing the Bounded-Input Bounded-Output Instability in QT Interval Dynamics: Application to Clinical ECG With Ventricular Tachycardia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henT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n Automatic Patient-Adapted ECG Heartbeat Classifier Allowing Expert Assistance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lamedoM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Nonlocal Means Denoising of ECG Signal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TraceyM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Heartbeat Classification Using Morphological and Dynamic Features of ECG Signal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YeKC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ECG Analysis Using Multiple Instance Learning for Myocardial Infarction Detection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unLYL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A Classification Tree Approach for Cardiac Ischemia Detection Using Spatiotemporal Information From Three Standard ECG Lead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Fayn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0" office:value-type="string" calcext:value-type="string">
            <text:p>Multiple Functional ECG Signal is Processing for Wearable Applications of Long-Term Cardiac Monitoring.</text:p>
          </table:table-cell>
          <table:table-cell table:style-name="ce10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iuZPZJY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An Adaptive Kalman Filter for ECG Signal Enhancement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VullingsVB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Extraction and Analysis of T Waves in Electrocardiograms During Atrial Flutter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JacquemetDNLSBKV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Quantification of Restitution Dispersion From the Dynamic Changes of the T -Wave Peak to End, Measured at the Surface ECG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incholePRZDv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Classification of Paroxysmal and Persistent Atrial Fibrillation in Ambulatory ECG Recording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lcarazSSR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Arrhythmia Discrimination in Implantable Cardioverter Defibrillators Using Support Vector Machines Applied to a New Representation of Electrogram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ilpiedDRHD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Optimization of ECG Classification by Means of Feature Selection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arZMLP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Bidomain ECG Simulations Using an Augmented Monodomain Model for the Cardiac Source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BishopP11a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A Real-Time ECG Data Compression and Transmission Algorithm for an e-Health Device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eeKL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Compressed Sensing for Real-Time Energy-Efficient ECG Compression on Wireless Body Sensor Node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amaghanianKAV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Life-Threatening Arrhythmia Verification in ICU Patients Using the Joint Cardiovascular Dynamical Model and a Bayesian Filter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yadiS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ECG on the Road: Robust and Unobtrusive Estimation of Heart Rate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WartzekELLLW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An Estimate of the Dispersion of Repolarization Times Based on a Biophysical Model of the ECG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ssiM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6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rincipal Component Analysis as a Tool for Analyzing Beat-to-Beat Changes in ECG Features: Application to ECG-Derived Respiration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angleyBM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Resolution Strategies for the Finite-Element-Based Solution of the ECG Inverse Problem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WangKJ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Improving ECG Beats Delineation With an Evolutionary Optimization Proces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DumontHC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6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Estimation of Respiratory Rate From ECG, Photoplethysmogram, and Piezoelectric Pulse Transducer Signals: A Comparative Study of Time-Frequency Method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DashSSC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Wavelet-Based ECG Data Compression System With Linear Quality Control Scheme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KuHWW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Nonlinear Bayesian Filtering for Denoising of Electrocardiograms Acquired in a Magnetic Resonance Environment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OsterPKF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P- and T-Wave Delineation in ECG Signals Using a Bayesian Approach and a Partially Collapsed Gibbs Sampler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inMT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CPR Artifact Removal in Ventricular Fibrillation ECG Signals Using Gabor Multiplier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WertherKKBFGA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On ECG Signal Compression With 1-D Multiscale Recurrent Patterns Allied to Preprocessing Technique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FilhoRSCFS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Improved Event Interval Reconstruction in Synthetic Electrocardiogram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PotterK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2-D Compression of ECG Signals Using ROI Mask and Conditional Entropy Coding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HuangWC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A Generic and Robust System for Automated Patient-Specific Classification of ECG Signal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InceKG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6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Solving the ECG Forward Problem by Means of Standard h- and h-Hierarchical Adaptive Linear Boundary Element Method: Comparison With Two Refinement Scheme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houXJWLC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Assessment of Autonomic Control and Respiratory Sinus Arrhythmia Using Point Process Models of Human Heart Beat Dynamic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henBB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Multilead Analysis of T-Wave Alternans in the ECG Using Principal Component Analysi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onasterioLM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Multilead ECG Delineation Using Spatially Projected Leads From Wavelet Transform Loop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lmeidaMRL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The Effect of ECG Interference on Pattern-Recognition-Based Myoelectric Control for Targeted Muscle Reinnervated Patient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HargroveZEK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Sleep Apnea Screening by Autoregressive Models From a Single ECG Lead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endezBMCP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Application of Stochastic Finite Element Methods to Study the Sensitivity of ECG Forward Modeling to Organ Conductivity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GeneserKM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Removal of CPR Artifacts From the Ventricular Fibrillation ECG by Adaptive Regression on Lagged Reference Signal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RheinbergerSUBKA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Model-Based Fiducial Points Extraction for Baseline Wandered Electrocardiogram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yadiS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Power-Line Interference Detection and Suppression in ECG Signal Processing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inH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Automatic Detection and Imaging of Ischemic Changes During Electrocardiogram Monitoring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ZizzoHT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An ECG Signals Compression Method and Its Validation Using NN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FiraG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Truncated Total Least Squares: A New Regularization Method for the Solution of ECG Inverse Problem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houXJWLC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A Method for the Analysis of Respiratory Sinus Arrhythmia Using Continuous Wavelet Transform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nockaertMDPGS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Multichannel Electrocardiogram Decomposition Using Periodic Component Analysi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meniJS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ECG Denoising and Compression Using a Modified Extended Kalman Filter Structure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yadiS08a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Automatic Real-Time ECG Coding Methodology Guaranteeing Signal Interpretation Quality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lesancoG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Analyzing High-Density ECG Signals Using ICA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ZhuAZCJDMC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Phase-Rectified Signal Averaging Used to Estimate the Dominant Frequencies in ECG Signals During Atrial Fibrillation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emayPJV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ECG Signal Compression Based on Burrows-Wheeler Transformation and Inversion Ranks of Linear Prediction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rnavut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Cancellation of Ventricular Activity in the ECG: Evaluation of Novel and Existing Method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emayVOJK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6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Noise Cancellation Signal Processing Method and Computer System for Improved Real-Time Electrocardiogram Artifact Correction During MRI Data Acquisition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OdillePAVZF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ECG Beat Detection Using a Geometrical Matching Approach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uarezSBGN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ECG Recording on a Bed During Sleep Without Direct Skin-Contact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imKP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Wavelet Packets Feasibility Study for the Design of an ECG Compressor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Blanco-VelascoCGB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Transition Detection in Body Movement Activities for Wearable ECG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PawarACD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Noninvasive ECG as a Tool for Predicting Termination of Paroxysmal Atrial Fibrillation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hiarugiVCCV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Convolutive Blind Source Separation Algorithms Applied to the Electrocardiogram of Atrial Fibrillation: Study of Performance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VayaRSM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1" office:value-type="string" calcext:value-type="string">
            <text:p>A Nonlinear Bayesian Filtering Framework for ECG Denoising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meniSJC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Comparison of atrial signal extraction algorithms in 12-lead ECGs with atrial fibrillation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angleyRSMSM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A single-lead ECG enhancement algorithm using a regularized data-driven filter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HuN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An effective and efficient compression algorithm for ECG signals with irregular period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houCSK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A robust method for ECG-based estimation of the respiratory frequency during stress testing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BailonSL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QT variability and HRV interactions in ECG: quantification and reliability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lmeidaGRPML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Delineation of T-wave in ECG by wavelet transform using multiscale differential operator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henLK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An association rule mining-based methodology for automated detection of ischemic ECG beat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ExarchosPFM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ECG signal analysis through hidden Markov model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ndreaoDB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Sensitivity- and Effort-Gain Analysis: Multilead ECG Electrode Array Selection for Activation Time Imaging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HintermullerSPFMT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A Patient-Adapting Heartbeat Classifier Using ECG Morphology and Heartbeat Interval Feature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hazalR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An Algorithm for Robust and Efficient Location of T-Wave Ends in Electrocardiograms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ZhangMMPS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4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A Novel ECG Data Compression Method Based on Nonrecursive Discrete Periodized Wavelet Transform.</text:p>
          </table:table-cell>
          <table:table-cell table:style-name="ce1" table:number-columns-repeated="3"/>
          <table:table-cell table:style-name="ce1"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KuWHH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Enhanced approach for ECG classification based on wavelet transform and decision tree models.</text:p>
          </table:table-cell>
          <table:table-cell table:style-name="ce1" table:number-columns-repeated="3"/>
          <table:table-cell table:style-name="ce1" office:value-type="string" calcext:value-type="string">
            <text:p>Journal of Decision Systems</text:p>
          </table:table-cell>
          <table:table-cell office:value-type="string" calcext:value-type="string">
            <text:p>http://dblp.org/rec/journals/jds/CharfiK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313" calcext:value-type="float">
            <text:p>2.313</text:p>
          </table:table-cell>
          <table:table-cell office:value-type="string" calcext:value-type="string">
            <text:p>Journal of Decision System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Effective Electrocardiogram Steganography Based on Coefficient Alignment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YangW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Compression and Encryption of ECG Signal Using Wavelet and Chaotically Huffman Code in Telemedicine Application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Raeiatibanadkooki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Detection of Shockable Ventricular Arrhythmia using Variational Mode Decomposition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TripathySD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string" calcext:value-type="string">
            <text:p>Community-Based ECG Monitoring System for Patients with Cardiovascular Diseases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LinWT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 Wearable Wireless ECG Monitoring System With Dynamic Transmission Power Control for Long-Term Homecare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WangDWH1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n Obstructive Sleep Apnea Detection Approach Using Kernel Density Classification Based on Single-Lead Electrocardiogram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ChenZW1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Human Identification Using Compressed ECG Signals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CamaraPT1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The Quantification of the QT-RR Interaction in ECG Signal Using the Detrended FluctuationAnalysis and ARARX Modelling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BaakekSB1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Discrete Wavelet Transform and Singular Value Decomposition Based ECG Steganography for Secured Patient Information Transmission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JeroRR1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6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Optimization of Noise in Non-integrated Instrumentation Amplifier for the Amplification of Very Low Electrophisiological Signals. Case of Electro Cardio Graphic Signals (ECG)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NgounouK1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n Awareness Approach to Analyze ECG Streaming Data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DonCCM13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utomated Screening of Arrhythmia Using Wavelet Based Machine Learning Techniques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MartisKCPSMR1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Field Programmable Gate Array Based Fuzzy Neural Signal Processing System for Differential Diagnosis of QRS Complex Tachycardia and Tachyarrhythmia in Noisy ECG Signals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Chowdhury1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 Neuro-Fuzzy Identification of ECG Beats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ChikhAM1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Fuzzy Clustered Probabilistic and Multi Layered Feed Forward Neural Networks for Electrocardiogram Arrhythmia Classification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HaseenaMP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Variable Threshold Method for ECG R-peak Detection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KewJ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Compressed ECG Biometric: A Fast, Secured and Efficient Method for Identification of CVD Patient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SufiKM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Classification of Arrhythmia Using Hybrid Networks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HaseenaJM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Novel Approach to Fuzzy-Wavelet ECG Signal Analysis for a Mobile Device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TsengPCYLH10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4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A New Approach to Detection of ECG Arrhythmias: Complex Discrete Wavelet Transform Based Complex Valued Artificial Neural Network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Ozbay09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A New Feature Detection Mechanism and Its Application in Secured ECG Transmission with Noise Masking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SufiK09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Embedding and Retrieving Private Metadata in Electrocardiograms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KozatVLHY09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Adaptive Motion Artifacts Reduction Using 3-axis Accelerometer in E-textile ECG Measurement System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YoonMYLL08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AR Spectral Analysis Technique for Human PPG, ECG and EEG Signals.</text:p>
          </table:table-cell>
          <table:table-cell table:style-name="ce1" table:number-columns-repeated="3"/>
          <table:table-cell table:style-name="ce1" office:value-type="string" calcext:value-type="string">
            <text:p>J. Medical Systems</text:p>
          </table:table-cell>
          <table:table-cell office:value-type="string" calcext:value-type="string">
            <text:p>http://dblp.org/rec/journals/jms/UbeyliCC08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Adaptive Electrocardiogram Feature Extraction on Distributed Embedded Systems.</text:p>
          </table:table-cell>
          <table:table-cell table:style-name="ce1" table:number-columns-repeated="3"/>
          <table:table-cell table:style-name="ce1" office:value-type="string" calcext:value-type="string">
            <text:p>IEEE Trans. Parallel Distrib. Syst.</text:p>
          </table:table-cell>
          <table:table-cell office:value-type="string" calcext:value-type="string">
            <text:p>http://dblp.org/rec/journals/tpds/JafariNGS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17" calcext:value-type="float">
            <text:p>2.17</text:p>
          </table:table-cell>
          <table:table-cell office:value-type="string" calcext:value-type="string">
            <text:p>IEEE Transactions on Parallel and Distributed Systems (TPD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 robust and simple security extension for the medical standard SCP-ECG.</text:p>
          </table:table-cell>
          <table:table-cell table:style-name="ce1" table:number-columns-repeated="3"/>
          <table:table-cell table:style-name="ce1" office:value-type="string" calcext:value-type="string">
            <text:p>Journal of Biomedical Informatics</text:p>
          </table:table-cell>
          <table:table-cell office:value-type="string" calcext:value-type="string">
            <text:p>http://dblp.org/rec/journals/jbi/MartiAG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Using an ECG reference ontology for semantic interoperability of ECG data.</text:p>
          </table:table-cell>
          <table:table-cell table:style-name="ce1" table:number-columns-repeated="3"/>
          <table:table-cell table:style-name="ce1" office:value-type="string" calcext:value-type="string">
            <text:p>Journal of Biomedical Informatics</text:p>
          </table:table-cell>
          <table:table-cell office:value-type="string" calcext:value-type="string">
            <text:p>http://dblp.org/rec/journals/jbi/GoncalvesGF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Reducing false alarm rates for critical arrhythmias using the arterial blood pressure waveform.</text:p>
          </table:table-cell>
          <table:table-cell table:style-name="ce1" table:number-columns-repeated="3"/>
          <table:table-cell table:style-name="ce1" office:value-type="string" calcext:value-type="string">
            <text:p>Journal of Biomedical Informatics</text:p>
          </table:table-cell>
          <table:table-cell office:value-type="string" calcext:value-type="string">
            <text:p>http://dblp.org/rec/journals/jbi/AboukhalilNSMC0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A new arrhythmia clustering technique based on Ant Colony Optimization.</text:p>
          </table:table-cell>
          <table:table-cell table:style-name="ce1" table:number-columns-repeated="3"/>
          <table:table-cell table:style-name="ce1" office:value-type="string" calcext:value-type="string">
            <text:p>Journal of Biomedical Informatics</text:p>
          </table:table-cell>
          <table:table-cell office:value-type="string" calcext:value-type="string">
            <text:p>http://dblp.org/rec/journals/jbi/KorurekN0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ECG arrhythmia classification using a probabilistic neural network with a feature reduction method.</text:p>
          </table:table-cell>
          <table:table-cell table:style-name="ce1" table:number-columns-repeated="3"/>
          <table:table-cell table:style-name="ce1" office:value-type="string" calcext:value-type="string">
            <text:p>Neurocomputing</text:p>
          </table:table-cell>
          <table:table-cell office:value-type="string" calcext:value-type="string">
            <text:p>http://dblp.org/rec/journals/ijon/WangCHY1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n adaptive filtering approach for electrocardiogram (ECG) signal noise reduction using neural networks.</text:p>
          </table:table-cell>
          <table:table-cell table:style-name="ce1" table:number-columns-repeated="3"/>
          <table:table-cell table:style-name="ce1" office:value-type="string" calcext:value-type="string">
            <text:p>Neurocomputing</text:p>
          </table:table-cell>
          <table:table-cell office:value-type="string" calcext:value-type="string">
            <text:p>http://dblp.org/rec/journals/ijon/PoungponsriY1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Multichannel ECG Data Compression Based on Multiscale Principal Component Analysis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SharmaDM12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493" calcext:value-type="float">
            <text:p>2.493</text:p>
          </table:table-cell>
          <table:table-cell office:value-type="string" calcext:value-type="string">
            <text:p>IEEE Transactions on Information Technology in Biomedicine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ECG-Cryptography and Authentication in Body Area Networks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ZhangWVF12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493" calcext:value-type="float">
            <text:p>2.493</text:p>
          </table:table-cell>
          <table:table-cell office:value-type="string" calcext:value-type="string">
            <text:p>IEEE Transactions on Information Technology in Biomedicine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Diagnosis of Cardiovascular Abnormalities From Compressed ECG: A Data Mining-Based Approach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SufiK1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493" calcext:value-type="float">
            <text:p>2.493</text:p>
          </table:table-cell>
          <table:table-cell office:value-type="string" calcext:value-type="string">
            <text:p>IEEE Transactions on Information Technology in Biomedicine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Synthesis of the 12-Lead Electrocardiogram From Differential Leads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TrobecT1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493" calcext:value-type="float">
            <text:p>2.493</text:p>
          </table:table-cell>
          <table:table-cell office:value-type="string" calcext:value-type="string">
            <text:p>IEEE Transactions on Information Technology in Biomedicine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Development and Evaluation of Multilead Wavelet-Based ECG Delineation Algorithms for Embedded Wireless Sensor Nodes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RinconRKA1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493" calcext:value-type="float">
            <text:p>2.493</text:p>
          </table:table-cell>
          <table:table-cell office:value-type="string" calcext:value-type="string">
            <text:p>IEEE Transactions on Information Technology in Biomedicine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ECG signal compression and classification algorithm with quad level vector for ECG holter system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KimYMHY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A novel neural-network model for deriving standard 12-lead ECGs from serial three-lead ECGs: application to self-care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AtouiFR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Autoadaptivity and optimization in distributed ECG interpretation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Augustyniak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An intelligent telecardiology system using a wearable and wireless ECG to detect atrial fibrillation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LinCLCLCLLCLK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A wearable smartphone-based platform for real-time cardiovascular disease detection via electrocardiogram processing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OreskoJCHSDC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An embedded mobile ECG reasoning system for elderly patients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ShihCLL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table:style-name="ce1" office:value-type="string" calcext:value-type="string">
            <text:p>A patient-adaptive profiling scheme for ECG beat classification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FaezipourSBNMT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Support Vector Machines for Automated Recognition of Obstructive Sleep Apnea Syndrome From ECG Recordings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KhandokerPK09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Automatic Detection of Respiration Rate From Ambulatory Single-Lead ECG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BoyleBSK09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Automated Scoring of Obstructive Sleep Apnea and Hypopnea Events Using Short-Term Electrocardiogram Recordings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KhandokerGP09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Classification of Electrocardiogram Signals With Support Vector Machines and Particle Swarm Optimization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MelganiB08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Wavelet-Based Low-Delay ECG Compression Algorithm for Continuous ECG Transmission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KimYL0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Quality Assessment of ECG Compression Techniques Using a Wavelet-Based Diagnostic Measure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Al-Fahoum0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Combining Algorithms in Automatic Detection of QRS Complexes in ECG Signals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MeyerGH0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On the Use of 2-D Coding Techniques for ECG Signals.</text:p>
          </table:table-cell>
          <table:table-cell table:style-name="ce1" table:number-columns-repeated="3"/>
          <table:table-cell table:style-name="ce1"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AlexandrePS0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Low-Power Wireless ECG Acquisition and Classification System for Body Sensor Networks.</text:p>
          </table:table-cell>
          <table:table-cell table:style-name="ce1" table:number-columns-repeated="3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LeeHHLCL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Implementation of a Wireless ECG Acquisition SoC for IEEE 802.15.4 (ZigBee) Applications.</text:p>
          </table:table-cell>
          <table:table-cell table:style-name="ce1" table:number-columns-repeated="3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WangCLFL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n Interoperable System for Automated Diagnosis of Cardiac Abnormalities from Electrocardiogram Data.</text:p>
          </table:table-cell>
          <table:table-cell table:style-name="ce1" table:number-columns-repeated="3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Tinnakornsrisuphap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rrhythmia Discrimination Using a Smart Phone.</text:p>
          </table:table-cell>
          <table:table-cell table:style-name="ce1" table:number-columns-repeated="3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ChongEMC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Signal-Quality Indices for the Electrocardiogram and Photoplethysmogram: Derivation and Applications to Wireless Monitoring.</text:p>
          </table:table-cell>
          <table:table-cell table:style-name="ce1" table:number-columns-repeated="3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OrphanidouBCCVT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Electrocardiogram Classification Using Reservoir Computing With Logistic Regression.</text:p>
          </table:table-cell>
          <table:table-cell table:style-name="ce1" table:number-columns-repeated="3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Escalona-MoranS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Symmetrical Compression Distance for Arrhythmia Discrimination in Cloud-Based Big-Data Services.</text:p>
          </table:table-cell>
          <table:table-cell table:style-name="ce1" table:number-columns-repeated="3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Lillo-Castellano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A Level-Crossing Based QRS-Detection Algorithm for Wearable ECG Sensors.</text:p>
          </table:table-cell>
          <table:table-cell table:style-name="ce1" table:number-columns-repeated="3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RavanshadRLL1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Patient-Specific 12-Lead ECG Reconstruction From Sparse Electrodes Using Independent Component Analysis.</text:p>
          </table:table-cell>
          <table:table-cell table:style-name="ce1" table:number-columns-repeated="3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TsouriO1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Enabling Smart Personalized Healthcare: A Hybrid Mobile-Cloud Approach for ECG Telemonitoring.</text:p>
          </table:table-cell>
          <table:table-cell table:style-name="ce1" table:number-columns-repeated="3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WangGLJC1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 Low-Complexity ECG Feature Extraction Algorithm for Mobile Healthcare Applications.</text:p>
          </table:table-cell>
          <table:table-cell table:style-name="ce1" table:number-columns-repeated="3"/>
          <table:table-cell table:style-name="ce1"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MazomenosBACMRMC13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1" table:number-rows-repeated="1048347">
          <table:table-cell table:number-columns-repeated="10"/>
        </table:table-row>
        <table:table-row table:style-name="ro8" table:number-rows-repeated="2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IF&lt;2" table:style-name="ta1">
        <table:table-column table:style-name="co10" table:default-cell-style-name="Default"/>
        <table:table-column table:style-name="co16" table:default-cell-style-name="ce1"/>
        <table:table-column table:style-name="co1" table:number-columns-repeated="4" table:default-cell-style-name="ce1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in idea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am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Subject identification via ECG fiducial-based systems: Influence of the type of QT interval correction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GargiuloFSS15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Compressed sensing of ECG signal for wireless system with new fast iterative method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TawficK15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Raw data extraction from electrocardiograms with Portable Document Format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OrtigosaG14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A machine learning approach to multi-level ECG signal quality classification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LiRC14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loud-ECG for real time ECG monitoring and analysi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XiaAZ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ECG beat classification using a cost sensitive classifier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ZidelmalAAM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roadband noise suppression and feature identification of ECG waveforms using mathematical morphology and embedding theorem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JiW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Fractional dynamical model for the generation of ECG like signals from filtered coupled Van-der Pol oscillator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DasM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Multistage approach for clustering and classification of ECG data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AbawajyKC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Feature extraction for ECG heartbeats using higher order statistics of WPD coefficient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KutluK12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Unsupervised feature relevance analysis applied to improve ECG heartbeat clustering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Rodriguez-SoteloPCC12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earching biosignal databases by content and context: Research Oriented Integration System for ECG Signals (ROISES)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KokkinakiCM12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Automated ECG diagnostic P-wave analysis using wavelet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DieryRCJ11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A contextual based double watermarking of PET images by patient ID and ECG signal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NambakhshAZ11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utomatic segmentation of long-term ECG signals corrupted with broadband noise based on sample entropy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MicoMCA10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 novel method for pediatric heart sound segmentation without using the ECG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SepehriGDKK10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Classification of the electrocardiogram signals using supervised classifiers and efficient feature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ZadehKR10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Parallelized computation for computer simulation of electrocardiograms using personal computers with multi-core CPU and general-purpose GPU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ShenWXZY10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Application of support vector machine for the detection of P- and T-waves in 12-lead electrocardiogram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MehtaL0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Adaptive neuro-fuzzy inference system for classification of ECG signals using Lyapunov exponent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Ubeyli0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A linear quality control design for high efficient wavelet-based ECG data compression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HungTKW0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Estimating the measuring sensitivity of unipolar and bipolar ECG with lead field method and FDM model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PuurtinenVTMH0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Wavelet-based ECG compression by bit-field preserving and running length encoding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ChanSCY08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QRS complexes detection for ECG signal: The Difference Operation Method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YehW08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Robust projective filtering of time-warped ECG beat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Kotas08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Nonlinear dynamics analysis of electrocardiograms for detection of coronary artery disease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AntanaviciusBBGKUV08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Projective filtering of time-aligned ECG beats for repolarization duration measurement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Kotas07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Automatic ECG wave extraction in long-term recordings using Gaussian mesa function models and nonlinear probability estimator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DuboisMQD07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Intelligent classification of electrocardiogram (ECG) signal using extended Kalman Filter (EKF) based neuro fuzzy system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MeauINO06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Recursive versus sequential multiple error measures reduction: A curve simplification approach to ECG data compression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BouchehamFB06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A computer-aided ECG diagnostic tool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OweisH06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Discovering dangerous patterns in long-term ambulatory ECG recordings using a fast QRS detection algorithm and explorative data analysi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PaolettiM06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string" calcext:value-type="string">
            <text:p>A Power-Line Interference Canceler Based on Sliding DFT Phase Locking Scheme for ECG Signal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MishraDKS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string" calcext:value-type="string">
            <text:p>Model-Based Mean Arterial Pressure Estimation Using Simultaneous Electrocardiogram and Oscillometric Blood Pressure Measurement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ForouzanfarABDG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Application of Cross Wavelet Transform for ECG Pattern Analysis and Classification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BanerjeeM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Impact of Skin-Electrode Interface on Electrocardiogram Measurements Using Conductive Textile Electrode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TajiSGB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A Dynamic Compression Scheme for Energy-Efficient Real-Time Wireless Electrocardiogram Biosensor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LuoLW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6">
          <table:table-cell office:value-type="float" office:value="2011" calcext:value-type="float">
            <text:p>2011</text:p>
          </table:table-cell>
          <table:table-cell office:value-type="string" calcext:value-type="string">
            <text:p>A New Concept of Virtual Patient for Real-Time ECG Analyzer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LamarqueRD1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6">
          <table:table-cell office:value-type="float" office:value="2010" calcext:value-type="float">
            <text:p>2010</text:p>
          </table:table-cell>
          <table:table-cell office:value-type="string" calcext:value-type="string">
            <text:p>A Smart ECG Measurement System Based on Web-Service-Oriented Architecture for Telemedicine Application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CapuaMM1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string" calcext:value-type="string">
            <text:p>Wavelet Distance Measure for Person Identification Using Electrocardiogram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ChanHBB0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6">
          <table:table-cell office:value-type="float" office:value="2006" calcext:value-type="float">
            <text:p>2006</text:p>
          </table:table-cell>
          <table:table-cell office:value-type="string" calcext:value-type="string">
            <text:p>A Rough-Set-Based Inference Engine for ECG Classification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MitraMC0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n Open Source ECG Clock Generator for Visualization of Long-Term Cardiac Monitoring Data.</text:p>
          </table:table-cell>
          <table:table-cell table:number-columns-repeated="3"/>
          <table:table-cell office:value-type="string" calcext:value-type="string">
            <text:p>IEEE Access</text:p>
          </table:table-cell>
          <table:table-cell office:value-type="string" calcext:value-type="string">
            <text:p>http://dblp.org/rec/journals/access/PageSCA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Access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Data mining in mobile ECG based biometric identification.</text:p>
          </table:table-cell>
          <table:table-cell table:number-columns-repeated="3"/>
          <table:table-cell office:value-type="string" calcext:value-type="string">
            <text:p>J. Network and Computer Applications</text:p>
          </table:table-cell>
          <table:table-cell office:value-type="string" calcext:value-type="string">
            <text:p>http://dblp.org/rec/journals/jnca/SidekMK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772" calcext:value-type="float">
            <text:p>1.772</text:p>
          </table:table-cell>
          <table:table-cell office:value-type="string" calcext:value-type="string">
            <text:p>Journal of Network and Computer Application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Faster person identification using compressed ECG in time critical wireless telecardiology applications.</text:p>
          </table:table-cell>
          <table:table-cell table:number-columns-repeated="3"/>
          <table:table-cell office:value-type="string" calcext:value-type="string">
            <text:p>J. Network and Computer Applications</text:p>
          </table:table-cell>
          <table:table-cell office:value-type="string" calcext:value-type="string">
            <text:p>http://dblp.org/rec/journals/jnca/SufiK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772" calcext:value-type="float">
            <text:p>1.772</text:p>
          </table:table-cell>
          <table:table-cell office:value-type="string" calcext:value-type="string">
            <text:p>Journal of Network and Computer Applications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valuation of bagging ensemble method with time-domain feature extraction for diagnosing of arrhythmia beats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MertKA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A parallel genetic algorithm for adaptive hardware and its application to ECG signal classification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JewajindaC1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Electrocardiogram beat classification via coupled boosting by filtering and preloaded mixture of experts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EbrahimpourSSM1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Classification of electrocardiogram signals with support vector machines and extreme learning machine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KarpagachelviAS1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A comparative analysis of principal component and independent component techniques for electrocardiograms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Chawla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Detecting variabilities of ECG signals by Lyapunov exponents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Ubeyli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Kernel-based nonlinear dimensionality reduction for electrocardiogram recognition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LiSH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Application of independent component analysis in removing artefacts from the electrocardiogram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HeCT0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 Case Study in Low-Complexity ECG Signal Encoding: How Compressing is Compressed Sensing?</text:p>
          </table:table-cell>
          <table:table-cell table:number-columns-repeated="3"/>
          <table:table-cell office:value-type="string" calcext:value-type="string">
            <text:p>IEEE Signal Process. Lett.</text:p>
          </table:table-cell>
          <table:table-cell office:value-type="string" calcext:value-type="string">
            <text:p>http://dblp.org/rec/journals/spl/CambareriMPRS1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CG Parametric Modeling Based on Signal Dependent Orthogonal Transform.</text:p>
          </table:table-cell>
          <table:table-cell table:number-columns-repeated="3"/>
          <table:table-cell office:value-type="string" calcext:value-type="string">
            <text:p>IEEE Signal Process. Lett.</text:p>
          </table:table-cell>
          <table:table-cell office:value-type="string" calcext:value-type="string">
            <text:p>http://dblp.org/rec/journals/spl/BaaliASKL1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Human Identification From ECG Signals Via Sparse Representation of Local Segments.</text:p>
          </table:table-cell>
          <table:table-cell table:number-columns-repeated="3"/>
          <table:table-cell office:value-type="string" calcext:value-type="string">
            <text:p>IEEE Signal Process. Lett.</text:p>
          </table:table-cell>
          <table:table-cell office:value-type="string" calcext:value-type="string">
            <text:p>http://dblp.org/rec/journals/spl/WangSNK1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Multiscale Entropy-Based Weighted Distortion Measure for ECG Coding.</text:p>
          </table:table-cell>
          <table:table-cell table:number-columns-repeated="3"/>
          <table:table-cell office:value-type="string" calcext:value-type="string">
            <text:p>IEEE Signal Process. Lett.</text:p>
          </table:table-cell>
          <table:table-cell office:value-type="string" calcext:value-type="string">
            <text:p>http://dblp.org/rec/journals/spl/ManikandanD08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Electrocardiogram Compression Method Based on the Adaptive Wavelet Coefficients Quantization Combined to a Modified Two-Role Encoder.</text:p>
          </table:table-cell>
          <table:table-cell table:number-columns-repeated="3"/>
          <table:table-cell office:value-type="string" calcext:value-type="string">
            <text:p>IEEE Signal Process. Lett.</text:p>
          </table:table-cell>
          <table:table-cell office:value-type="string" calcext:value-type="string">
            <text:p>http://dblp.org/rec/journals/spl/BenzidMB0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7">
          <table:table-cell office:value-type="float" office:value="2006" calcext:value-type="float">
            <text:p>2006</text:p>
          </table:table-cell>
          <table:table-cell office:value-type="string" calcext:value-type="string">
            <text:p>A Minimal Model for the Respiratory Sinus Arrhythmia.</text:p>
          </table:table-cell>
          <table:table-cell table:number-columns-repeated="3"/>
          <table:table-cell office:value-type="string" calcext:value-type="string">
            <text:p>Biological Cybernetics</text:p>
          </table:table-cell>
          <table:table-cell office:value-type="string" calcext:value-type="string">
            <text:p>http://dblp.org/rec/journals/bc/BarbiCGBM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713" calcext:value-type="float">
            <text:p>1.713</text:p>
          </table:table-cell>
          <table:table-cell office:value-type="string" calcext:value-type="string">
            <text:p>Biological Cybernetics</text:p>
          </table:table-cell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ECG Biometric with Abnormal Cardiac Conditions in Remote Monitoring System.</text:p>
          </table:table-cell>
          <table:table-cell table:number-columns-repeated="3"/>
          <table:table-cell office:value-type="string" calcext:value-type="string">
            <text:p>IEEE T. Systems, Man, and Cybernetics: Systems</text:p>
          </table:table-cell>
          <table:table-cell office:value-type="string" calcext:value-type="string">
            <text:p>http://dblp.org/rec/journals/tsmc/SidekKJ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699" calcext:value-type="float">
            <text:p>1.699</text:p>
          </table:table-cell>
          <table:table-cell office:value-type="string" calcext:value-type="string">
            <text:p>IEEE Transactions on Systems, Man, and Cybernetics: Systems</text:p>
          </table:table-cell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string" calcext:value-type="string">
            <text:p>The combination of self-organizing feature maps and support vector regression for solving the inverse ECG problem.</text:p>
          </table:table-cell>
          <table:table-cell table:number-columns-repeated="3"/>
          <table:table-cell office:value-type="string" calcext:value-type="string">
            <text:p>Computers &amp;amp; Mathematics with Applications</text:p>
          </table:table-cell>
          <table:table-cell office:value-type="string" calcext:value-type="string">
            <text:p>http://dblp.org/rec/journals/cma/JiangWXLJH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697" calcext:value-type="float">
            <text:p>1.697</text:p>
          </table:table-cell>
          <table:table-cell office:value-type="string" calcext:value-type="string">
            <text:p>Computers &amp;amp; Mathematics with Applications</text:p>
          </table:table-cell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string" calcext:value-type="string">
            <text:p>Frequency-domain features for ECG beat discrimination using grey relational analysis-based classifier.</text:p>
          </table:table-cell>
          <table:table-cell table:number-columns-repeated="3"/>
          <table:table-cell office:value-type="string" calcext:value-type="string">
            <text:p>Computers &amp;amp; Mathematics with Applications</text:p>
          </table:table-cell>
          <table:table-cell office:value-type="string" calcext:value-type="string">
            <text:p>http://dblp.org/rec/journals/cma/Lin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697" calcext:value-type="float">
            <text:p>1.697</text:p>
          </table:table-cell>
          <table:table-cell office:value-type="string" calcext:value-type="string">
            <text:p>Computers &amp;amp; Mathematics with Applications</text:p>
          </table:table-cell>
        </table:table-row>
        <table:table-row table:style-name="ro6">
          <table:table-cell office:value-type="float" office:value="2011" calcext:value-type="float">
            <text:p>2011</text:p>
          </table:table-cell>
          <table:table-cell office:value-type="string" calcext:value-type="string">
            <text:p>Image-based electrode array tracking for epicardial electrophysiological mapping in minimally invasive arrhythmia surgery.</text:p>
          </table:table-cell>
          <table:table-cell table:number-columns-repeated="3"/>
          <table:table-cell office:value-type="string" calcext:value-type="string">
            <text:p>Int. J. Computer Assisted Radiology and Surgery</text:p>
          </table:table-cell>
          <table:table-cell office:value-type="string" calcext:value-type="string">
            <text:p>http://dblp.org/rec/journals/cars/KimLAJTLKOTKS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659" calcext:value-type="float">
            <text:p>1.659</text:p>
          </table:table-cell>
          <table:table-cell office:value-type="string" calcext:value-type="string">
            <text:p>International Journal of Computer Assisted Radiology and Surgery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Lossless and Near-Lossless Compression of Ecg Signals with Block-Sorting Techniques.</text:p>
          </table:table-cell>
          <table:table-cell table:number-columns-repeated="3"/>
          <table:table-cell office:value-type="string" calcext:value-type="string">
            <text:p>IJHPCA</text:p>
          </table:table-cell>
          <table:table-cell office:value-type="string" calcext:value-type="string">
            <text:p>http://dblp.org/rec/journals/ijhpca/Arnavut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625" calcext:value-type="float">
            <text:p>1.625</text:p>
          </table:table-cell>
          <table:table-cell office:value-type="string" calcext:value-type="string">
            <text:p>International Journal of High Performance Computing Application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ultimodal biometric system combining ECG and sound signals.</text:p>
          </table:table-cell>
          <table:table-cell table:number-columns-repeated="3"/>
          <table:table-cell office:value-type="string" calcext:value-type="string">
            <text:p>Pattern Recognition Letters</text:p>
          </table:table-cell>
          <table:table-cell office:value-type="string" calcext:value-type="string">
            <text:p>http://dblp.org/rec/journals/prl/BugdolM1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QRS detection-free electrocardiogram biometrics in the reconstructed phase space.</text:p>
          </table:table-cell>
          <table:table-cell table:number-columns-repeated="3"/>
          <table:table-cell office:value-type="string" calcext:value-type="string">
            <text:p>Pattern Recognition Letters</text:p>
          </table:table-cell>
          <table:table-cell office:value-type="string" calcext:value-type="string">
            <text:p>http://dblp.org/rec/journals/prl/FangC1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Fusion of electrocardiogram with unobtrusive biometrics: An efficient individual authentication system.</text:p>
          </table:table-cell>
          <table:table-cell table:number-columns-repeated="3"/>
          <table:table-cell office:value-type="string" calcext:value-type="string">
            <text:p>Pattern Recognition Letters</text:p>
          </table:table-cell>
          <table:table-cell office:value-type="string" calcext:value-type="string">
            <text:p>http://dblp.org/rec/journals/prl/SinghSG1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lectrocardiogram beat classification based on wavelet transformation and probabilistic neural network.</text:p>
          </table:table-cell>
          <table:table-cell table:number-columns-repeated="3"/>
          <table:table-cell office:value-type="string" calcext:value-type="string">
            <text:p>Pattern Recognition Letters</text:p>
          </table:table-cell>
          <table:table-cell office:value-type="string" calcext:value-type="string">
            <text:p>http://dblp.org/rec/journals/prl/YuC0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Verification of humans using the electrocardiogram.</text:p>
          </table:table-cell>
          <table:table-cell table:number-columns-repeated="3"/>
          <table:table-cell office:value-type="string" calcext:value-type="string">
            <text:p>Pattern Recognition Letters</text:p>
          </table:table-cell>
          <table:table-cell office:value-type="string" calcext:value-type="string">
            <text:p>http://dblp.org/rec/journals/prl/WubbelerSKBE0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Comparison of extrasystolic ECG signal classifiers using discrete wavelet transforms.</text:p>
          </table:table-cell>
          <table:table-cell table:number-columns-repeated="3"/>
          <table:table-cell office:value-type="string" calcext:value-type="string">
            <text:p>Pattern Recognition Letters</text:p>
          </table:table-cell>
          <table:table-cell office:value-type="string" calcext:value-type="string">
            <text:p>http://dblp.org/rec/journals/prl/FroeseHGBC0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Multiclass maximum margin clustering via immune evolutionary algorithm for automatic diagnosis of electrocardiogram arrhythmias.</text:p>
          </table:table-cell>
          <table:table-cell table:number-columns-repeated="3"/>
          <table:table-cell office:value-type="string" calcext:value-type="string">
            <text:p>Applied Mathematics and Computation</text:p>
          </table:table-cell>
          <table:table-cell office:value-type="string" calcext:value-type="string">
            <text:p>http://dblp.org/rec/journals/amc/ZhuDH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Applied Mathematics and Computation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A patient adaptable ECG beat classifier based on neural networks.</text:p>
          </table:table-cell>
          <table:table-cell table:number-columns-repeated="3"/>
          <table:table-cell office:value-type="string" calcext:value-type="string">
            <text:p>Applied Mathematics and Computation</text:p>
          </table:table-cell>
          <table:table-cell office:value-type="string" calcext:value-type="string">
            <text:p>http://dblp.org/rec/journals/amc/GaetanoPRRS0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Applied Mathematics and Computation</text:p>
          </table:table-cell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Detection of ECG Arrhythmia using a differential expert system approach based on principal component analysis and least square support vector machine.</text:p>
          </table:table-cell>
          <table:table-cell table:number-columns-repeated="3"/>
          <table:table-cell office:value-type="string" calcext:value-type="string">
            <text:p>Applied Mathematics and Computation</text:p>
          </table:table-cell>
          <table:table-cell office:value-type="string" calcext:value-type="string">
            <text:p>http://dblp.org/rec/journals/amc/PolatG0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Applied Mathematics and Computation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CG Monitoring in an Airplane Seat: Appraising the Signal Quality.</text:p>
          </table:table-cell>
          <table:table-cell table:number-columns-repeated="3"/>
          <table:table-cell office:value-type="string" calcext:value-type="string">
            <text:p>IEEE Pervasive Computing</text:p>
          </table:table-cell>
          <table:table-cell office:value-type="string" calcext:value-type="string">
            <text:p>http://dblp.org/rec/journals/pervasive/SchummAT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545" calcext:value-type="float">
            <text:p>1.545</text:p>
          </table:table-cell>
          <table:table-cell office:value-type="string" calcext:value-type="string">
            <text:p>IEEE Pervasive Computing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ultilead ECG data compression using SVD in multiresolution domai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PadhySD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Detection of PVC in ECG signals using fractional linear predic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TalbiR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A new personalized ECG signal classification algorithm using Block-based Neural Network and Particle Swarm Optimiz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ShadmandM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Automatic detection of P, QRS and T patterns in 12 leads ECG signal based on CWT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YochumRJ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Discrimination of different myocardial infarction stages using wide band electrocardiogra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GeZ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Effects of ECG sampling rate on QT interval variability measurement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BaumertSZP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A comprehensive performance analysis of EEMD-BLMS and DWT-NN hybrid algorithms for ECG denoising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KaergaardJP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CG compression retaining the best natural basis k-coefficients via sparse decomposi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AdamoGLL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arallel-type fractional zero-phase filtering for ECG signal denoising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WangYPG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utomatic sleep staging by simultaneous analysis of ECG and respiratory signals in long epoch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EbrahimiSN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Noise processing in exercise ECG stress test for the analysis and the clinical characterization of QRS and T wave alternan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BortolanCSD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ethods for derivation of orthogonal leads from 12-lead electrocardiogram: A review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VozdaC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Genetic algorithm-based method for mitigating label noise issue in ECG signal classific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PasolliM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 multi-wavelet optimization approach using similarity measures for electrocardiogram signal classific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NazarahariNMA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nalysis of electrocardiogram pre-shock waveforms during ventricular fibrill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RasooliFBMZRHDN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CG steganography using curvelet transfor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JeroRR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Heart diseases prediction based on ECG signals&amp;apos; classification using a genetic-fuzzy system and dynamical model of ECG signal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VafaieAK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utomated analysis of ECG waveforms with atypical QRS complex morphologie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TafreshiJLT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atlab-based tool for ECG and HRV analysi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liZMMJ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ssues and research on foetal electrocardiogram signal elicit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JagannathS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Principal component analysis in high resolution electrocardiogram for risk stratification of sustained monomorphic ventricular tachycardia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Nasario-JuniorBN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2D ECG differences in frontal vs preferential planes inpatients referred for percutaneous transluminal coronary angioplasty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BonominiCLA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odel interpretation of body surface potential QRST integral map variability in arrhythmia patient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KozmannTTSST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tatistical evaluation of reproducibility of automated ECG measurements: An example from arrhythmogenic right ventricular dysplasia/cardiomyopathy clinic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HuangJTMXCT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 aided diagnosis of atrial arrhythmia using dimensionality reduction methods on transform domain represent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rtisAAPTCTYT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Respiratory rate estimation from the ECG using an instantaneous frequency tracking algorith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irmohamadsadeghiV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Wavelet-based electrocardiogram signal compression methods and their performances: A prospective review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nikandanD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Detection of body position changes from the ECG using a Laplacian noise model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incholeSL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lassification of ECG arrhythmia by a modular neural network based on Mixture of Experts and Negatively Correlated Learning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JavadiASE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CG compression using the context modeling arithmetic coding with dynamic learning vector-scalar quantiz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HuangWC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Data fusion for estimating respiratory rate from a single-lead ECG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OrphanidouFST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An improved statistical representation for ECG electrode movement and muscular activity noises in the context of T-wave alternan estim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BakhshiBM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CG signal compression using ASCII character encoding and transmission via SM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ukhopadhyayMM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CG beat classification using PCA, LDA, ICA and Discrete Wavelet Transfor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rtisAM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leep apnoea detection from ECG using features extracted from reconstructed phase space and frequency domai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Jafari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string" calcext:value-type="string">
            <text:p>Empirical mode decomposition based filtering techniques for power line interference reduction in electrocardiogram using various adaptive structures and subtraction method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SuchethaK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CG Enhancement and QRS Detection Based on Sparse Derivative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NingS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pplication of higher order statistics for atrial arrhythmia classific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rtisAPCLS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dvances in modeling and characterization of atrial arrhythmia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RietaRS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daptive frequency tracking of the baseline ECG identifies the site of atrial fibrillation termination by catheter abl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ButtuPZVFPNV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Atrial flutter and atrial tachycardia detection using Bayesian approach with high resolution time-frequency spectrum from ECG recording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LeeMBSC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Nonlinear synchronization assessment between atrial and ventricular activations series from the surface ECG in atrial fibrill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AlcarazR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The AV synchrogram: A novel approach to quantify atrioventricular coupling during atrial arrhythmia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seGDR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 novel method for detecting R-peaks in electrocardiogram (ECG) signal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nikandanS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dentifying an increased risk of epileptic seizures using a multi-feature EEG-ECG classific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ValderramaANMANQ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Review of T-wave morphology-based biomarkers of ventricular repolarisation using the surface electrocardiogra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BrennanT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 wavelet optimization approach for ECG signal classific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DaamoucheHAM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enoising of ECG signals based on noise reduction algorithms in EMD and wavelet domain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KabirS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 prediction model for the number of intrinsic mode functions in biomedical signals: The case of electrocardiogra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KaragiannisC11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Local fractal dimension based ECG arrhythmia classific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ishraR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 review on sample entropy applications for the non-invasive analysis of atrial fibrillation electrocardiogram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AlcarazR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Self-adaptive model-based ECG denoising using features extracted by mean shift algorith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YanLLWX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CG signal denoising using higher order statistics in Wavelet subband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SharmaDM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lassification of electrocardiogram signals with support vector machines and genetic algorithms using power spectral feature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KhazaeeE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Methods of weighted averaging of ECG signals using Bayesian inference and criterion function minimiz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omot09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Wavelet threshold based TDL and TDR algorithms for real-time ECG signal compress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nikandanD08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Power-line interference elimination from ECG in case of non-multiplicity between the sampling rate and the power-line frequency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ihovD08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Development of SVM based classification techniques for the delineation of wave components in 12-lead electrocardiogra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ehtaL08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Shock advisory tool: Detection of life-threatening cardiac arrhythmias and shock success prediction by means of a common parameter set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Jekova07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Wavelet energy based diagnostic distortion measure for ECG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nikandanD07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A training whole-heart model for simulating propagation and ECG pattern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PfeiferSHHFMT07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Differences in QT interval determined from multi-lead ambulatory ECG during rest and physical exercise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LewisS0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Wavelet threshold based ECG compression using USZZQ and Huffman coding of DS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nikandanD0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pplication of projection pursuit based robust principal component analysis to ECG enhancement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Kotas0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string" calcext:value-type="string">
            <text:p>Design of a Low-Power On-Body ECG Classifier for Remote Cardiovascular Monitoring Systems.</text:p>
          </table:table-cell>
          <table:table-cell table:number-columns-repeated="3"/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http://dblp.org/rec/journals/esticas/ChenMMDN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524" calcext:value-type="float">
            <text:p>1.524</text:p>
          </table:table-cell>
          <table:table-cell office:value-type="string" calcext:value-type="string">
            <text:p>IEEE Journal of Emerging and Selected Topics in Circuits and Systems</text:p>
          </table:table-cell>
        </table:table-row>
        <table:table-row table:style-name="ro6">
          <table:table-cell office:value-type="float" office:value="2012" calcext:value-type="float">
            <text:p>2012</text:p>
          </table:table-cell>
          <table:table-cell office:value-type="string" calcext:value-type="string">
            <text:p>VLSI Friendly ECG QRS Complex Detector for Body Sensor Networks.</text:p>
          </table:table-cell>
          <table:table-cell table:number-columns-repeated="3"/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http://dblp.org/rec/journals/esticas/ZhangB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524" calcext:value-type="float">
            <text:p>1.524</text:p>
          </table:table-cell>
          <table:table-cell office:value-type="string" calcext:value-type="string">
            <text:p>IEEE Journal of Emerging and Selected Topics in Circuits and Systems</text:p>
          </table:table-cell>
        </table:table-row>
        <table:table-row table:style-name="ro6">
          <table:table-cell office:value-type="float" office:value="2012" calcext:value-type="float">
            <text:p>2012</text:p>
          </table:table-cell>
          <table:table-cell office:value-type="string" calcext:value-type="string">
            <text:p>An Ultra-Low Power ECG Acquisition and Monitoring ASIC System for WBAN Applications.</text:p>
          </table:table-cell>
          <table:table-cell table:number-columns-repeated="3"/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http://dblp.org/rec/journals/esticas/LiuZPENZ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524" calcext:value-type="float">
            <text:p>1.524</text:p>
          </table:table-cell>
          <table:table-cell office:value-type="string" calcext:value-type="string">
            <text:p>IEEE Journal of Emerging and Selected Topics in Circuits and System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Application of the Permutation Entropy over the Heart Rate Variability for the Improvement of Electrocardiogram-based Sleep Breathing Pause Detection.</text:p>
          </table:table-cell>
          <table:table-cell table:number-columns-repeated="3"/>
          <table:table-cell office:value-type="string" calcext:value-type="string">
            <text:p>Entropy</text:p>
          </table:table-cell>
          <table:table-cell office:value-type="string" calcext:value-type="string">
            <text:p>http://dblp.org/rec/journals/entropy/Ravelo-GarciaNC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Optimal Base Wavelet Selection for ECG Noise Reduction Using a Comprehensive Entropy Criterion.</text:p>
          </table:table-cell>
          <table:table-cell table:number-columns-repeated="3"/>
          <table:table-cell office:value-type="string" calcext:value-type="string">
            <text:p>Entropy</text:p>
          </table:table-cell>
          <table:table-cell office:value-type="string" calcext:value-type="string">
            <text:p>http://dblp.org/rec/journals/entropy/HeTW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Wavelet Entropy Automatically Detects Episodes of Atrial Fibrillation from Single-Lead Electrocardiograms.</text:p>
          </table:table-cell>
          <table:table-cell table:number-columns-repeated="3"/>
          <table:table-cell office:value-type="string" calcext:value-type="string">
            <text:p>Entropy</text:p>
          </table:table-cell>
          <table:table-cell office:value-type="string" calcext:value-type="string">
            <text:p>http://dblp.org/rec/journals/entropy/RodenasGAR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Wavelet Entropy as a Measure of Ventricular Beat Suppression from the Electrocardiogram in Atrial Fibrillation.</text:p>
          </table:table-cell>
          <table:table-cell table:number-columns-repeated="3"/>
          <table:table-cell office:value-type="string" calcext:value-type="string">
            <text:p>Entropy</text:p>
          </table:table-cell>
          <table:table-cell office:value-type="string" calcext:value-type="string">
            <text:p>http://dblp.org/rec/journals/entropy/Langley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High-resolution detection of sustained ventricular and supraventricular tachycardia through FPGA-based fuzzy processing of ECG signal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Chowdhury15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The effect of precordial lead displacement on ECG morphology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KaniaRFZJMSM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valuation of ventricular repolarization dispersion during acute myocardial ischemia: spatial and temporal ECG indice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AriniBML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inary optimization for source localization in the inverse problem of ECG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PotyagayloCSD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ffect of ECG-derived respiration (EDR) on modeling ventricular repolarization dynamics in different physiological and psychological condition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ImamKKP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Adaptive motion artefact reduction in respiration and ECG signals for wearable healthcare monitoring system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ZhangSWZWW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A classification scheme for ventricular arrhythmias using wavelets analysi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BalasundaramMNU1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A comprehensive survey of wearable and wireless ECG monitoring systems for older adult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BaigGC1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A unified procedure for detecting, quantifying, and validating electrocardiogram T-wave alternan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NaseriPH1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ECG signal analysis for the assessment of sleep-disordered breathing and sleep pattern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KesperCPPC1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Spatial complexity and spectral distribution variability of atrial activity in surface ECG recordings of atrial fibrillation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MarcoBL1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High-resolution esophageal long-term ECG allows detailed atrial wave morphology analysis in case of atrial ectopic beat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NiederhauserMHGJV1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Event synchronous adaptive filter based atrial activity estimation in single-lead atrial fibrillation electrocardiogram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LeeSSL1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A Kalman filter-based approach to reduce the effects of geometric errors and the measurement noise in the inverse ECG problem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AydinD11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6">
          <table:table-cell office:value-type="float" office:value="2011" calcext:value-type="float">
            <text:p>2011</text:p>
          </table:table-cell>
          <table:table-cell office:value-type="string" calcext:value-type="string">
            <text:p>&amp;quot;ECG variability contour&amp;quot; method reveals amplitude changes in both ischemic patients and normal subjects during Dipyridamole stress: a preliminary report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DoriGBLB11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Thin and flexible active electrodes with shield for capacitive electrocardiogram measurement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LeeSKLP10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daptive removal of gradients-induced artefacts on ECG in MRI: a performance analysis of RLS filtering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SansoneMB10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trial activity estimation from atrial fibrillation ECGs by blind source extraction based on a conditional maximum likelihood approach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PhlypoZL10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Application of the fastest route algorithm in the interactive simulation of the effect of local ischemia on the ECG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DamOO0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Guidance for catheter ablation of ventricular arrhythmia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PotseE0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Early afterdepolarisations and ventricular arrhythmias in cardiac tissue: a computational study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ScarleC0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Cardiac anisotropy in boundary-element models for the electrocardiogram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PotseDV0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An improved algorithm for respiration signal extraction from electrocardiogram measured by conductive textile electrodes using instantaneous frequency estimation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ParkNPY08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Ventricular arrhythmias and changes in heart rate preceding ventricular tachycardia in patients with an implantable cardioverter defibrillator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LermaWSKG08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Extraction of the magnetohydrodynamic blood flow potential from the surface electrocardiogram in magnetic resonance imaging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NijmSLS08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Algorithm for the classification of multi-modulating signals on the electrocardiogram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Mita07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Adaptive spatio-temporal filtering of disturbed ECGs: a multi-channel approach to heartbeat detection in smart clothing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WiklundKOBLKS07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Wireless and inductively powered implant for measuring electrocardiogram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RiistamaVHHAKMKHKa07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Classification enhancible grey relational analysis for cardiac arrhythmias discrimination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Lin06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Reliability and accuracy of heart rate variability metrics versus ECG segment duration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McNamesA06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Finite difference and lead field methods in designing implantable ECG monitor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VaisanenHM06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A cloud computing based 12-lead ECG telemedicine service.</text:p>
          </table:table-cell>
          <table:table-cell table:number-columns-repeated="3"/>
          <table:table-cell office:value-type="string" calcext:value-type="string">
            <text:p>BMC Med. Inf. &amp;amp; Decision Making</text:p>
          </table:table-cell>
          <table:table-cell office:value-type="string" calcext:value-type="string">
            <text:p>http://dblp.org/rec/journals/midm/HsiehH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96" calcext:value-type="float">
            <text:p>1.496</text:p>
          </table:table-cell>
          <table:table-cell office:value-type="string" calcext:value-type="string">
            <text:p>BMC Medical Informatics &amp;amp; Decision Making</text:p>
          </table:table-cell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Advanced K-means clustering algorithm for large ECG data sets based on a collaboration of compressed sensing theory and K-SVD approach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BalouchestaniK1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ECG biometric analysis in different physiological recording conditions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PoreeKC1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A wavelet feature extraction method for electrocardiogram (ECG)-based biometric recognition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TantawiRST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Low sampling rate algorithm for wireless ECG systems based on compressed sensing theory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BalouchestaniRK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Detection of premature ventricular contraction arrhythmias in electrocardiogram signals with kernel methods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AlajlanBMMB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Biometric authentication based on PCG and ECG signals: present status and future directions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Abo-ZahhadAA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Kurtosis-based noise estimation and multiscale energy to denoise ECG signal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SharmaDM1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A simple time domain algorithm for the detection of ventricular fibrillation in electrocardiogram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ArafatCH1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ECG biometric analysis in cardiac irregularity conditions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AgrafiotiH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WebECG: A novel ECG simulator based on MATLAB Web Figure.</text:p>
          </table:table-cell>
          <table:table-cell table:number-columns-repeated="3"/>
          <table:table-cell office:value-type="string" calcext:value-type="string">
            <text:p>Advances in Engineering Software</text:p>
          </table:table-cell>
          <table:table-cell office:value-type="string" calcext:value-type="string">
            <text:p>http://dblp.org/rec/journals/aes/GuneyEC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22" calcext:value-type="float">
            <text:p>1.422</text:p>
          </table:table-cell>
          <table:table-cell office:value-type="string" calcext:value-type="string">
            <text:p>Advances in Engineering Software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A computational framework based on behavioural modelling: Application to the matching of electrocardiogram (ECG) recordings.</text:p>
          </table:table-cell>
          <table:table-cell table:number-columns-repeated="3"/>
          <table:table-cell office:value-type="string" calcext:value-type="string">
            <text:p>Mathematical and Computer Modelling</text:p>
          </table:table-cell>
          <table:table-cell office:value-type="string" calcext:value-type="string">
            <text:p>http://dblp.org/rec/journals/mcm/PontMC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12" calcext:value-type="float">
            <text:p>1.412</text:p>
          </table:table-cell>
          <table:table-cell office:value-type="string" calcext:value-type="string">
            <text:p>Mathematical and Computer Modelling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Discriminant analysis of multivariate time series: Application to diagnosis based on ECG signals.</text:p>
          </table:table-cell>
          <table:table-cell table:number-columns-repeated="3"/>
          <table:table-cell office:value-type="string" calcext:value-type="string">
            <text:p>Computational Statistics &amp;amp; Data Analysis</text:p>
          </table:table-cell>
          <table:table-cell office:value-type="string" calcext:value-type="string">
            <text:p>http://dblp.org/rec/journals/csda/MaharajA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" calcext:value-type="float">
            <text:p>1.4</text:p>
          </table:table-cell>
          <table:table-cell office:value-type="string" calcext:value-type="string">
            <text:p>Computational Statistics &amp;amp; Data Analysi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Study of Hybrid Strategy for Ambulatory ECG Waveform Clustering.</text:p>
          </table:table-cell>
          <table:table-cell table:number-columns-repeated="3"/>
          <table:table-cell office:value-type="string" calcext:value-type="string">
            <text:p>JSW</text:p>
          </table:table-cell>
          <table:table-cell office:value-type="string" calcext:value-type="string">
            <text:p>http://dblp.org/rec/journals/jsw/ZhengY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352" calcext:value-type="float">
            <text:p>1.352</text:p>
          </table:table-cell>
          <table:table-cell office:value-type="string" calcext:value-type="string">
            <text:p>Journal of Software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Acquisition of visual perceptual skills from worked examples: learning to interpret electrocardiograms (ECGs).</text:p>
          </table:table-cell>
          <table:table-cell table:number-columns-repeated="3"/>
          <table:table-cell office:value-type="string" calcext:value-type="string">
            <text:p>Interactive Learning Environments</text:p>
          </table:table-cell>
          <table:table-cell office:value-type="string" calcext:value-type="string">
            <text:p>http://dblp.org/rec/journals/ile/BergeGMSSR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323" calcext:value-type="float">
            <text:p>1.323</text:p>
          </table:table-cell>
          <table:table-cell office:value-type="string" calcext:value-type="string">
            <text:p>Interactive Learning Environment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n interpretable classifier for detection of cardiac arrhythmias by using the fuzzy decision tree.</text:p>
          </table:table-cell>
          <table:table-cell table:number-columns-repeated="3"/>
          <table:table-cell office:value-type="string" calcext:value-type="string">
            <text:p>Artif. Intell. Research</text:p>
          </table:table-cell>
          <table:table-cell office:value-type="string" calcext:value-type="string">
            <text:p>http://dblp.org/rec/journals/aires/BehadadaC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257" calcext:value-type="float">
            <text:p>1.257</text:p>
          </table:table-cell>
          <table:table-cell office:value-type="string" calcext:value-type="string">
            <text:p>Artificial Intelligence Research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High-rate compression of ECG signals by an accuracy-driven sparsity model relying on natural basi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GrossiLL15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odel based compressed sensing reconstruction algorithms for ECG telemonitoring in WBAN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LalosAV1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A new algorithm for the compression of ECG signals based on mother wavelet parameterization and best-threshold levels selection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Abo-ZahhadAAS13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Efficient wavelet-based ECG processing for single-lead FHR extraction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CastilloMJGPP13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Quality controlled ECG compression using essentially non-oscillatory point-value decomposition (ENOPV) technique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AggarwalP1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 new method for classification of ECG arrhythmias using neural network with adaptive activation function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OzbayT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FPGA-oriented HW/SW implementation of ECG beat detection and classification algorithm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CviklZ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Analysis of human PPG, ECG and EEG signals by eigenvector method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UbeyliCC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lustering MIT-BIH arrhythmias with Ant Colony Optimization using time domain and PCA compressed wavelet coefficient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KorurekN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Fractal QRS-complexes pattern recognition for imperative cardiac arrhythmia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LinD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mbining recurrent neural networks with eigenvector methods for classification of ECG beat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Ubeyli09b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 aided diagnosis of ECG data on the least square support vector machine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PolatAG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sage of eigenvector methods in implementation of automated diagnostic systems for ECG beat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Ubeyli08a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>
          <table:table-cell office:value-type="float" office:value="2008" calcext:value-type="float">
            <text:p>2008</text:p>
          </table:table-cell>
          <table:table-cell office:value-type="string" calcext:value-type="string">
            <text:p>Wavelet-based denoising using subband dependent threshold for ECG signal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Poornachandra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ed ECG compression algorithm using the block-based discrete cosine transform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BenzidMB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 novel method for the elimination of power line frequency in ECG signal using hyper shrinkage function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PoornachandraK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 2-D ECG compression algorithm based on wavelet transform and vector quantization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WangJ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Wavelet transform feature extraction from human PPG, ECG, and EEG signal responses to ELF PEMF exposures: A pilot study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CvetkovicUC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Pre-processing deconvolution based technique for improving the performances of ECG codecs: Comparison to SPIHT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KhansaNK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>
          <table:table-cell office:value-type="float" office:value="2007" calcext:value-type="float">
            <text:p>2007</text:p>
          </table:table-cell>
          <table:table-cell office:value-type="string" calcext:value-type="string">
            <text:p>ECG compression method using Lorentzian functions model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OuamriN07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CG beats classification using multiclass support vector machines with error correcting output code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Ubeyli07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>
          <table:table-cell office:value-type="float" office:value="2006" calcext:value-type="float">
            <text:p>2006</text:p>
          </table:table-cell>
          <table:table-cell office:value-type="string" calcext:value-type="string">
            <text:p>Optimal selection of wavelet basis function applied to ECG signal denoising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SinghT06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The Clinical Application of a PACS-Dependent 12-Lead ECG and Image Information System in E-Medicine and Telemedicine.</text:p>
          </table:table-cell>
          <table:table-cell table:number-columns-repeated="3"/>
          <table:table-cell office:value-type="string" calcext:value-type="string">
            <text:p>J. Digital Imaging</text:p>
          </table:table-cell>
          <table:table-cell office:value-type="string" calcext:value-type="string">
            <text:p>http://dblp.org/rec/journals/jdi/HsiehL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2" calcext:value-type="float">
            <text:p>1.2</text:p>
          </table:table-cell>
          <table:table-cell office:value-type="string" calcext:value-type="string">
            <text:p>Journal of Digital Imaging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A Fully Digital Front-End Architecture for ECG Acquisition System With 0.5 V Supply.</text:p>
          </table:table-cell>
          <table:table-cell table:number-columns-repeated="3"/>
          <table:table-cell office:value-type="string" calcext:value-type="string">
            <text:p>IEEE Trans. VLSI Syst.</text:p>
          </table:table-cell>
          <table:table-cell office:value-type="string" calcext:value-type="string">
            <text:p>http://dblp.org/rec/journals/tvlsi/ZareM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142" calcext:value-type="float">
            <text:p>1.142</text:p>
          </table:table-cell>
          <table:table-cell office:value-type="string" calcext:value-type="string">
            <text:p>IEEE Transactions on Very Large Scale Integration Systems</text:p>
          </table:table-cell>
        </table:table-row>
        <table:table-row table:style-name="ro7">
          <table:table-cell office:value-type="float" office:value="2016" calcext:value-type="float">
            <text:p>2016</text:p>
          </table:table-cell>
          <table:table-cell office:value-type="string" calcext:value-type="string">
            <text:p>A New ECG Signal Classification Based on WPD and ApEn Feature Extraction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LiFCLLC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ffect of Multiscale PCA De-noising in ECG Beat Classification for Diagnosis of Cardiovascular Diseases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AlickovicS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7">
          <table:table-cell office:value-type="float" office:value="2015" calcext:value-type="float">
            <text:p>2015</text:p>
          </table:table-cell>
          <table:table-cell office:value-type="string" calcext:value-type="string">
            <text:p>Fractional Compound Integral with Application to ECG Signal Denoising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WangYGQG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string" calcext:value-type="string">
            <text:p>An 8-bit, 10 KS/s, \(1.87\upmu \text {W}\) Successive Approximation Analog to Digital Converter in \(0.25\, \upmu \hbox {m}\) CMOS Technology for ECG Detection Systems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MahmoudSA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Denoising and R-Peak Detection of Electrocardiogram Signal Based on EMD and Improved Approximate Envelope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LiWCL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Six Order Cascaded Power Line Notch Filter for ECG Detection Systems with Noise Shaping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MahmoudBA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 50 mHz Sinh-Domain High-pass Filter for Realizing an ECG Signal Acquisition System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KafeKP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Low-Noise Low-Pass Filter for ECG Portable Detection Systems with Digitally Programmable Range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MahmoudBA1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6">
          <table:table-cell office:value-type="float" office:value="2009" calcext:value-type="float">
            <text:p>2009</text:p>
          </table:table-cell>
          <table:table-cell office:value-type="string" calcext:value-type="string">
            <text:p>Implications of the Turing completeness of reaction-diffusion models, informed by GPGPU simulations on an XBox 360: Cardiac arrhythmias, re-entry and the Halting problem.</text:p>
          </table:table-cell>
          <table:table-cell table:number-columns-repeated="3"/>
          <table:table-cell office:value-type="string" calcext:value-type="string">
            <text:p>Computational Biology and Chemistry</text:p>
          </table:table-cell>
          <table:table-cell office:value-type="string" calcext:value-type="string">
            <text:p>http://dblp.org/rec/journals/candc/Scarle0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117" calcext:value-type="float">
            <text:p>1.117</text:p>
          </table:table-cell>
          <table:table-cell office:value-type="string" calcext:value-type="string">
            <text:p>Computational Biology and Chemistry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lassification of Music-Induced Emotions Based on Information Fusion of Forehead Biosignals and Electrocardiogram.</text:p>
          </table:table-cell>
          <table:table-cell table:number-columns-repeated="3"/>
          <table:table-cell office:value-type="string" calcext:value-type="string">
            <text:p>Cognitive Computation</text:p>
          </table:table-cell>
          <table:table-cell office:value-type="string" calcext:value-type="string">
            <text:p>http://dblp.org/rec/journals/cogcom/NajiFA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1" calcext:value-type="float">
            <text:p>1.1</text:p>
          </table:table-cell>
          <table:table-cell office:value-type="string" calcext:value-type="string">
            <text:p>Cognitive Computation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ontrol of Cardiac Arrhythmia by Nonlinear Spatiotemporal Delayed Feedback.</text:p>
          </table:table-cell>
          <table:table-cell table:number-columns-repeated="3"/>
          <table:table-cell office:value-type="string" calcext:value-type="string">
            <text:p>I. J. Bifurcation and Chaos</text:p>
          </table:table-cell>
          <table:table-cell office:value-type="string" calcext:value-type="string">
            <text:p>http://dblp.org/rec/journals/ijbc/BoroujeniVS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078" calcext:value-type="float">
            <text:p>1.078</text:p>
          </table:table-cell>
          <table:table-cell office:value-type="string" calcext:value-type="string">
            <text:p>International Journal of Bifurcation and Chao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On Two-Dimensional Dynamical Systems Associated with Membrane kinetics Underlying Cardiac Arrhythmias.</text:p>
          </table:table-cell>
          <table:table-cell table:number-columns-repeated="3"/>
          <table:table-cell office:value-type="string" calcext:value-type="string">
            <text:p>I. J. Bifurcation and Chaos</text:p>
          </table:table-cell>
          <table:table-cell office:value-type="string" calcext:value-type="string">
            <text:p>http://dblp.org/rec/journals/ijbc/BakerKKP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078" calcext:value-type="float">
            <text:p>1.078</text:p>
          </table:table-cell>
          <table:table-cell office:value-type="string" calcext:value-type="string">
            <text:p>International Journal of Bifurcation and Chaos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Time Series Analysis of ECG: a Possibility of the Initial Diagnostics.</text:p>
          </table:table-cell>
          <table:table-cell table:number-columns-repeated="3"/>
          <table:table-cell office:value-type="string" calcext:value-type="string">
            <text:p>I. J. Bifurcation and Chaos</text:p>
          </table:table-cell>
          <table:table-cell office:value-type="string" calcext:value-type="string">
            <text:p>http://dblp.org/rec/journals/ijbc/LoskutovM0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078" calcext:value-type="float">
            <text:p>1.078</text:p>
          </table:table-cell>
          <table:table-cell office:value-type="string" calcext:value-type="string">
            <text:p>International Journal of Bifurcation and Chaos</text:p>
          </table:table-cell>
        </table:table-row>
        <table:table-row table:style-name="ro6">
          <table:table-cell office:value-type="float" office:value="2016" calcext:value-type="float">
            <text:p>2016</text:p>
          </table:table-cell>
          <table:table-cell office:value-type="string" calcext:value-type="string">
            <text:p>Big data-based extraction of fuzzy partition rules for heart arrhythmia detection: a semi-automated approach.</text:p>
          </table:table-cell>
          <table:table-cell table:number-columns-repeated="3"/>
          <table:table-cell office:value-type="string" calcext:value-type="string">
            <text:p>Concurrency and Computation: Practice and Experience</text:p>
          </table:table-cell>
          <table:table-cell office:value-type="string" calcext:value-type="string">
            <text:p>http://dblp.org/rec/journals/concurrency/BehadadaTCB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997" calcext:value-type="float">
            <text:p>0.997</text:p>
          </table:table-cell>
          <table:table-cell office:value-type="string" calcext:value-type="string">
            <text:p>Concurrency and Computation: Practice and Experienc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Coding ECG beats using multiscale compressed sensing based processing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Sharma1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A new method for removal of powerline interference in ECG and EEG recordings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SatosSS1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An efficient new method for the detection of QRS in electrocardiogram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DohareKK1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lectrocardiogram beat classification using empirical mode decomposition and multiclass directed acyclic graph support vector machine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SainiSK1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eta wavelet based ECG signal compression using lossless encoding with modified thresholding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KumarKP1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A new AC-coupled amplifier for portable ECG without reference electrode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Wang1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A bi-phase enabled serial acquisition system for remote processing of digitized ECG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GuptaBM1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A lossless ECG data compression technique using ASCII character encoding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MukhopadhyayMM1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Studies on the ECG forward problem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YuP08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A novel algorithm for wavelet based ECG signal coding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KumariS07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Fiducial feature reduction analysis for electrocardiogram (ECG) based biometric recognition.</text:p>
          </table:table-cell>
          <table:table-cell table:number-columns-repeated="3"/>
          <table:table-cell office:value-type="string" calcext:value-type="string">
            <text:p>J. Intell. Inf. Syst.</text:p>
          </table:table-cell>
          <table:table-cell office:value-type="string" calcext:value-type="string">
            <text:p>http://dblp.org/rec/journals/jiis/TantawiRST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886" calcext:value-type="float">
            <text:p>0.886</text:p>
          </table:table-cell>
          <table:table-cell office:value-type="string" calcext:value-type="string">
            <text:p>Journal of Intelligent Information Systems (JII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ndividual identification based on chaotic electrocardiogram signals during muscular exercise.</text:p>
          </table:table-cell>
          <table:table-cell table:number-columns-repeated="3"/>
          <table:table-cell office:value-type="string" calcext:value-type="string">
            <text:p>IET Biometrics</text:p>
          </table:table-cell>
          <table:table-cell office:value-type="string" calcext:value-type="string">
            <text:p>http://dblp.org/rec/journals/iet-bmt/LinCLYC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857" calcext:value-type="float">
            <text:p>0.857</text:p>
          </table:table-cell>
          <table:table-cell office:value-type="string" calcext:value-type="string">
            <text:p>IET Biometric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Novel fiducial and non-fiducial approaches to electrocardiogram-based biometric systems.</text:p>
          </table:table-cell>
          <table:table-cell table:number-columns-repeated="3"/>
          <table:table-cell office:value-type="string" calcext:value-type="string">
            <text:p>IET Biometrics</text:p>
          </table:table-cell>
          <table:table-cell office:value-type="string" calcext:value-type="string">
            <text:p>http://dblp.org/rec/journals/iet-bmt/CoutinhoSGFF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857" calcext:value-type="float">
            <text:p>0.857</text:p>
          </table:table-cell>
          <table:table-cell office:value-type="string" calcext:value-type="string">
            <text:p>IET Biometrics</text:p>
          </table:table-cell>
        </table:table-row>
        <table:table-row table:style-name="ro7">
          <table:table-cell office:value-type="float" office:value="2012" calcext:value-type="float">
            <text:p>2012</text:p>
          </table:table-cell>
          <table:table-cell office:value-type="string" calcext:value-type="string">
            <text:p>Nonvolatile Memories as the Data Storage System for Implantable ECG Recorder.</text:p>
          </table:table-cell>
          <table:table-cell table:number-columns-repeated="3"/>
          <table:table-cell office:value-type="string" calcext:value-type="string">
            <text:p>JETC</text:p>
          </table:table-cell>
          <table:table-cell office:value-type="string" calcext:value-type="string">
            <text:p>http://dblp.org/rec/journals/jetc/SunCZLC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833" calcext:value-type="float">
            <text:p>0.833</text:p>
          </table:table-cell>
          <table:table-cell office:value-type="string" calcext:value-type="string">
            <text:p>ACM Journal on Emerging Technologies in Computing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ast multi-scale feature fusion for ECG heartbeat classification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AiYWFAW15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ardiology knowledge free ECG feature extraction using generalized tensor rank one discriminant analysi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HuangZ14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ompression of ECG signals using variable-length classified vector sets and wavelet transform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Gurkan1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On the feasibility of tilt test outcome early prediction using ECG and pressure parameter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Gimeno-BlanesRCFG1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 Modified Run-Length Coding towards the Realization of a RRO-NRDPWT-Based ECG Data Compression System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LeeHWK1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loiting periodicity to extract the atrial activity in atrial arrhythmia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LlinaresI1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 Sequential Procedure for Individual Identity Verification Using ECG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IrvineI09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ancelling ECG Artifacts in EEG Using a Modified Independent Component Analysis Approach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DevuystDSKS0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sing Intracardiac Vectorcardiographic Loop for Surface ECG Synthesi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KachenouraPHC0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ardiac Arrhythmias Classification Method Based on MUSIC, Morphological Descriptors, and Neural Network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Naghsh-NilchiK0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nalysis of Human Electrocardiogram for Biometric Recognition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WangAHP0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Multichannel ECG and Noise Modeling: Application to Maternal and Fetal ECG Signal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SameniCJS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ombining Wavelet Transform and Hidden Markov Models for ECG Segmentation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AndreaoB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orrected Integral Shape Averaging Applied to Obstructive Sleep Apnea Detection from the Electrocardiogram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BoudaoudRMHO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Principal Component Analysis in ECG Signal Processing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CastellsLSBM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omplexity-Measure-Based Sequential Hypothesis Testing for Real-Time Detection of Lethal Cardiac Arrhythmia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Chen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Modeling of Electrocardiogram Signals Using Predefined Signature and Envelope Vector Set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GurkanGY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A Simple Method for Guaranteeing ECG Quality in Real-Time Wavelet Lossy Coding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IglesiasG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Lossless Compression Schemes for ECG Signals Using Neural Network Predictor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KannanE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Advances in Electrocardiogram Signal Processing and Analysi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SandhamHLC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Multiadaptive Bionic Wavelet Transform: Application to ECG Denoising and Baseline Wandering Reduction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SayadiS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Real-Time Cardiac Arrhythmia Detection Using WOLA Filterbank Analysis of EGM Signal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SheikhzadehBS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Diurnal Changes of Heart Rate and Sympathovagal Activity for Temporal Patterns of Transient Ischemic Episodes in 24-Hour Electrocardiogram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SmrdelJ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Subband-Adaptive Shrinkage for Denoising of ECG Signal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PoornachandraK06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Wireless Sensor-Based Smart-Clothing Platform for ECG Monitoring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WangLYY1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Risk Prediction of One-Year Mortality in Patients with Cardiac Arrhythmias Using Random Survival Forest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MiaoCZLZ1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Robust and Accurate Anomaly Detection in ECG Artifacts Using Time Series Motif Discovery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SivaraksR1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omputation of Nonlinear Parameters of Heart Rhythm Using Short Time ECG Segments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KoichubekovKORS1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Fetal ECG Extraction from Abdominal Signals: A Review on Suppression of Fundamental Power Line Interference Component and Its Harmonics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TaralungaUGSW1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PLI Cancellation in ECG Signal Based on Adaptive Filter by Using Wiener-Hopf Equation for Providing Initial Condition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ManosuebKW1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 Harmonic Linear Dynamical System for Prominent ECG Feature Extraction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NguyenYKD1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A Novel Automatic Detection System for ECG Arrhythmias Using Maximum Margin Clustering with Immune Evolutionary Algorithm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ZhuDH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 Simplified 3D Model of Whole Heart Electrical Activity and 12-Lead ECG Generation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SoviljMLD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tudy on Parameter Optimization for Support Vector Regression in Solving the Inverse ECG Problem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JiangJZWHZ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string" calcext:value-type="string">
            <text:p>Multiscale Cross-Approximate Entropy Analysis as a Measurement of Complexity between ECG R-R Interval and PPG Pulse Amplitude Series among the Normal and Diabetic Subjects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WuLLL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n Expert System Based on Fisher Score and LS-SVM for Cardiac Arrhythmia Diagnosis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Yilmaz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pplication of Wavelet Entropy to Predict Atrial Fibrillation Progression from the Surface ECG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AlcarazR1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n Automated Optimal Engagement and Attention Detection System Using Electrocardiogram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BelleHN1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Curvature based ECG signal compression for effective communication on WPAN.</text:p>
          </table:table-cell>
          <table:table-cell table:number-columns-repeated="3"/>
          <table:table-cell office:value-type="string" calcext:value-type="string">
            <text:p>Journal of Communications and Networks</text:p>
          </table:table-cell>
          <table:table-cell office:value-type="string" calcext:value-type="string">
            <text:p>http://dblp.org/rec/journals/jcn/KimKKYP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747" calcext:value-type="float">
            <text:p>0.747</text:p>
          </table:table-cell>
          <table:table-cell office:value-type="string" calcext:value-type="string">
            <text:p>Journal of Communications and Network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Wireless three-pad ECG system: Challenges, design, and evaluations.</text:p>
          </table:table-cell>
          <table:table-cell table:number-columns-repeated="3"/>
          <table:table-cell office:value-type="string" calcext:value-type="string">
            <text:p>Journal of Communications and Networks</text:p>
          </table:table-cell>
          <table:table-cell office:value-type="string" calcext:value-type="string">
            <text:p>http://dblp.org/rec/journals/jcn/CaoLSL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747" calcext:value-type="float">
            <text:p>0.747</text:p>
          </table:table-cell>
          <table:table-cell office:value-type="string" calcext:value-type="string">
            <text:p>Journal of Communications and Networks</text:p>
          </table:table-cell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A multiprocessor system-on-chip for real-time biomedical monitoring and analysis: ECG prototype architectural design space exploration.</text:p>
          </table:table-cell>
          <table:table-cell table:number-columns-repeated="3"/>
          <table:table-cell office:value-type="string" calcext:value-type="string">
            <text:p>ACM Trans. Design Autom. Electr. Syst.</text:p>
          </table:table-cell>
          <table:table-cell office:value-type="string" calcext:value-type="string">
            <text:p>http://dblp.org/rec/journals/todaes/KhatibPBBBKJN0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686" calcext:value-type="float">
            <text:p>0.686</text:p>
          </table:table-cell>
          <table:table-cell office:value-type="string" calcext:value-type="string">
            <text:p>ACM Transactions on Design Automation of Electronic Systems (TODAES)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Miniaturized wireless ECG monitor for real-time detection of epileptic seizures.</text:p>
          </table:table-cell>
          <table:table-cell table:number-columns-repeated="3"/>
          <table:table-cell office:value-type="string" calcext:value-type="string">
            <text:p>ACM Trans. Embedded Comput. Syst.</text:p>
          </table:table-cell>
          <table:table-cell office:value-type="string" calcext:value-type="string">
            <text:p>http://dblp.org/rec/journals/tecs/MasseBSA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68" calcext:value-type="float">
            <text:p>0.68</text:p>
          </table:table-cell>
          <table:table-cell office:value-type="string" calcext:value-type="string">
            <text:p>ACM Transactions on Embedded Computing Systems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Wireless noncontact ECG and EEG biopotential sensors.</text:p>
          </table:table-cell>
          <table:table-cell table:number-columns-repeated="3"/>
          <table:table-cell office:value-type="string" calcext:value-type="string">
            <text:p>ACM Trans. Embedded Comput. Syst.</text:p>
          </table:table-cell>
          <table:table-cell office:value-type="string" calcext:value-type="string">
            <text:p>http://dblp.org/rec/journals/tecs/ChiNC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68" calcext:value-type="float">
            <text:p>0.68</text:p>
          </table:table-cell>
          <table:table-cell office:value-type="string" calcext:value-type="string">
            <text:p>ACM Transactions on Embedded Computing Systems</text:p>
          </table:table-cell>
        </table:table-row>
        <table:table-row table:style-name="ro7">
          <table:table-cell office:value-type="float" office:value="2007" calcext:value-type="float">
            <text:p>2007</text:p>
          </table:table-cell>
          <table:table-cell office:value-type="string" calcext:value-type="string">
            <text:p>Choosing Real-Time Predictors for Ventricular Arrhythmia Detection.</text:p>
          </table:table-cell>
          <table:table-cell table:number-columns-repeated="3"/>
          <table:table-cell office:value-type="string" calcext:value-type="string">
            <text:p>IJPRAI</text:p>
          </table:table-cell>
          <table:table-cell office:value-type="string" calcext:value-type="string">
            <text:p>http://dblp.org/rec/journals/ijprai/RibeiroMHA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67" calcext:value-type="float">
            <text:p>0.67</text:p>
          </table:table-cell>
          <table:table-cell office:value-type="string" calcext:value-type="string">
            <text:p>International Journal of Pattern Recognition and Artificial Intelligence (IJPRAI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Hybrid classification engine for cardiac arrhythmia cloud service in elderly healthcare management.</text:p>
          </table:table-cell>
          <table:table-cell table:number-columns-repeated="3"/>
          <table:table-cell office:value-type="string" calcext:value-type="string">
            <text:p>J. Vis. Lang. Comput.</text:p>
          </table:table-cell>
          <table:table-cell office:value-type="string" calcext:value-type="string">
            <text:p>http://dblp.org/rec/journals/vlc/0002CLK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66" calcext:value-type="float">
            <text:p>0.66</text:p>
          </table:table-cell>
          <table:table-cell office:value-type="string" calcext:value-type="string">
            <text:p>Journal of Visual Languages and Computing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Unveiling the Biometric Potential of Finger-Based ECG Signals.</text:p>
          </table:table-cell>
          <table:table-cell table:number-columns-repeated="3"/>
          <table:table-cell office:value-type="string" calcext:value-type="string">
            <text:p>Comp. Int. and Neurosc.</text:p>
          </table:table-cell>
          <table:table-cell office:value-type="string" calcext:value-type="string">
            <text:p>http://dblp.org/rec/journals/cin/LourencoSF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96" calcext:value-type="float">
            <text:p>0.596</text:p>
          </table:table-cell>
          <table:table-cell office:value-type="string" calcext:value-type="string">
            <text:p>Computational Intelligence and Neuroscience</text:p>
          </table:table-cell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Ischemia classification via ECG using MLP neural networks.</text:p>
          </table:table-cell>
          <table:table-cell table:number-columns-repeated="3"/>
          <table:table-cell office:value-type="string" calcext:value-type="string">
            <text:p>Int. J. Computational Intelligence Systems</text:p>
          </table:table-cell>
          <table:table-cell office:value-type="string" calcext:value-type="string">
            <text:p>http://dblp.org/rec/journals/ijcisys/PelaezDFS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74" calcext:value-type="float">
            <text:p>0.574</text:p>
          </table:table-cell>
          <table:table-cell office:value-type="string" calcext:value-type="string">
            <text:p>International Journal of Computational Intelligence Systems (IJCI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aussian Noise Filtering from ECG by Wiener Filter and Ensemble Empirical Mode Decomposition.</text:p>
          </table:table-cell>
          <table:table-cell table:number-columns-repeated="3"/>
          <table:table-cell office:value-type="string" calcext:value-type="string">
            <text:p>Signal Processing Systems</text:p>
          </table:table-cell>
          <table:table-cell office:value-type="string" calcext:value-type="string">
            <text:p>http://dblp.org/rec/journals/vlsisp/ChangL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564" calcext:value-type="float">
            <text:p>0.564</text:p>
          </table:table-cell>
          <table:table-cell office:value-type="string" calcext:value-type="string">
            <text:p>Journal of Signal Processing System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Analysis and Design of On-sensor ECG Processors for Realtime Detection of Cardiac Anomalies Including VF, VT, and PVC.</text:p>
          </table:table-cell>
          <table:table-cell table:number-columns-repeated="3"/>
          <table:table-cell office:value-type="string" calcext:value-type="string">
            <text:p>Signal Processing Systems</text:p>
          </table:table-cell>
          <table:table-cell office:value-type="string" calcext:value-type="string">
            <text:p>http://dblp.org/rec/journals/vlsisp/ChenCCLHLLC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564" calcext:value-type="float">
            <text:p>0.564</text:p>
          </table:table-cell>
          <table:table-cell office:value-type="string" calcext:value-type="string">
            <text:p>Journal of Signal Processing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Ultra-Low Voltage Realization of the Tau-Cell and Its Application for Filtering Electrocardiogram Signals.</text:p>
          </table:table-cell>
          <table:table-cell table:number-columns-repeated="3"/>
          <table:table-cell office:value-type="string" calcext:value-type="string">
            <text:p>J. Low Power Electronics</text:p>
          </table:table-cell>
          <table:table-cell office:value-type="string" calcext:value-type="string">
            <text:p>http://dblp.org/rec/journals/jolpe/KoliosP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485" calcext:value-type="float">
            <text:p>0.485</text:p>
          </table:table-cell>
          <table:table-cell office:value-type="string" calcext:value-type="string">
            <text:p>Journal of Low Power Electronic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Ultra Low-Voltage Ultra Low-Power Sinh-Domain Wavelet Filer for Electrocardiogram Signal Analysis.</text:p>
          </table:table-cell>
          <table:table-cell table:number-columns-repeated="3"/>
          <table:table-cell office:value-type="string" calcext:value-type="string">
            <text:p>J. Low Power Electronics</text:p>
          </table:table-cell>
          <table:table-cell office:value-type="string" calcext:value-type="string">
            <text:p>http://dblp.org/rec/journals/jolpe/KhandayP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485" calcext:value-type="float">
            <text:p>0.485</text:p>
          </table:table-cell>
          <table:table-cell office:value-type="string" calcext:value-type="string">
            <text:p>Journal of Low Power Electronic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Ecg Signal Coding Using Biorthogonal Wavelet-Based Burrows-Wheeler Coder.</text:p>
          </table:table-cell>
          <table:table-cell table:number-columns-repeated="3"/>
          <table:table-cell office:value-type="string" calcext:value-type="string">
            <text:p>IJWMIP</text:p>
          </table:table-cell>
          <table:table-cell office:value-type="string" calcext:value-type="string">
            <text:p>http://dblp.org/rec/journals/ijwmip/KumariPS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Discrete Wavelet Transform Applied on Personal Identity Verification with ECG Signal.</text:p>
          </table:table-cell>
          <table:table-cell table:number-columns-repeated="3"/>
          <table:table-cell office:value-type="string" calcext:value-type="string">
            <text:p>IJWMIP</text:p>
          </table:table-cell>
          <table:table-cell office:value-type="string" calcext:value-type="string">
            <text:p>http://dblp.org/rec/journals/ijwmip/ChiuCH0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Design and Evaluation of matched Wavelets with Maximum Coding Gain and Minimum Approximation Error Criteria for R Peak Detection in ECG.</text:p>
          </table:table-cell>
          <table:table-cell table:number-columns-repeated="3"/>
          <table:table-cell office:value-type="string" calcext:value-type="string">
            <text:p>IJWMIP</text:p>
          </table:table-cell>
          <table:table-cell office:value-type="string" calcext:value-type="string">
            <text:p>http://dblp.org/rec/journals/ijwmip/BadiezadeganS0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De-Noising and Baseline Wandering Removal of Electrocardiogram Using Double Density Discrete Wavelet.</text:p>
          </table:table-cell>
          <table:table-cell table:number-columns-repeated="3"/>
          <table:table-cell office:value-type="string" calcext:value-type="string">
            <text:p>IJWMIP</text:p>
          </table:table-cell>
          <table:table-cell office:value-type="string" calcext:value-type="string">
            <text:p>http://dblp.org/rec/journals/ijwmip/KumariS0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7">
          <table:table-cell office:value-type="float" office:value="2007" calcext:value-type="float">
            <text:p>2007</text:p>
          </table:table-cell>
          <table:table-cell office:value-type="string" calcext:value-type="string">
            <text:p>Hyperbox classifiers for arrhythmia classification.</text:p>
          </table:table-cell>
          <table:table-cell table:number-columns-repeated="3"/>
          <table:table-cell office:value-type="string" calcext:value-type="string">
            <text:p>Kybernetes</text:p>
          </table:table-cell>
          <table:table-cell office:value-type="string" calcext:value-type="string">
            <text:p>http://dblp.org/rec/journals/kybernetes/BortolanP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416" calcext:value-type="float">
            <text:p>0.416</text:p>
          </table:table-cell>
          <table:table-cell office:value-type="string" calcext:value-type="string">
            <text:p>Kybernetes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ECG quality assessment based on a kernel support vector machine and genetic algorithm with a feature matrix.</text:p>
          </table:table-cell>
          <table:table-cell table:number-columns-repeated="3"/>
          <table:table-cell office:value-type="string" calcext:value-type="string">
            <text:p>Journal of Zhejiang University - Science C</text:p>
          </table:table-cell>
          <table:table-cell office:value-type="string" calcext:value-type="string">
            <text:p>http://dblp.org/rec/journals/jzusc/ZhangLWWL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415" calcext:value-type="float">
            <text:p>0.415</text:p>
          </table:table-cell>
          <table:table-cell office:value-type="string" calcext:value-type="string">
            <text:p>Frontiers of Information Technology &amp;amp; Electronic Engineering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Removal of baseline wander from ECG signal based on a statistical weighted moving average filter.</text:p>
          </table:table-cell>
          <table:table-cell table:number-columns-repeated="3"/>
          <table:table-cell office:value-type="string" calcext:value-type="string">
            <text:p>Journal of Zhejiang University - Science C</text:p>
          </table:table-cell>
          <table:table-cell office:value-type="string" calcext:value-type="string">
            <text:p>http://dblp.org/rec/journals/jzusc/HuXZ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415" calcext:value-type="float">
            <text:p>0.415</text:p>
          </table:table-cell>
          <table:table-cell office:value-type="string" calcext:value-type="string">
            <text:p>Frontiers of Information Technology &amp;amp; Electronic Engineer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CG beat classification using particle swarm optimization and support vector machine.</text:p>
          </table:table-cell>
          <table:table-cell table:number-columns-repeated="3"/>
          <table:table-cell office:value-type="string" calcext:value-type="string">
            <text:p>Frontiers of Computer Science</text:p>
          </table:table-cell>
          <table:table-cell office:value-type="string" calcext:value-type="string">
            <text:p>http://dblp.org/rec/journals/fcsc/KhazaeeZ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405" calcext:value-type="float">
            <text:p>0.405</text:p>
          </table:table-cell>
          <table:table-cell office:value-type="string" calcext:value-type="string">
            <text:p>Frontiers of Computer Science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ulticlass Support Vector Machines for Classification of ECG Data with Missing Values.</text:p>
          </table:table-cell>
          <table:table-cell table:number-columns-repeated="3"/>
          <table:table-cell office:value-type="string" calcext:value-type="string">
            <text:p>Applied Artificial Intelligence</text:p>
          </table:table-cell>
          <table:table-cell office:value-type="string" calcext:value-type="string">
            <text:p>http://dblp.org/rec/journals/aai/HejaziASHA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402" calcext:value-type="float">
            <text:p>0.402</text:p>
          </table:table-cell>
          <table:table-cell office:value-type="string" calcext:value-type="string">
            <text:p>Applied Artificial Intelligence</text:p>
          </table:table-cell>
        </table:table-row>
        <table:table-row table:style-name="ro6">
          <table:table-cell office:value-type="float" office:value="2012" calcext:value-type="float">
            <text:p>2012</text:p>
          </table:table-cell>
          <table:table-cell office:value-type="string" calcext:value-type="string">
            <text:p>Ccdd: an Enhanced Standard ECG Database with its Management and Annotation Tools.</text:p>
          </table:table-cell>
          <table:table-cell table:number-columns-repeated="3"/>
          <table:table-cell office:value-type="string" calcext:value-type="string">
            <text:p>International Journal on Artificial Intelligence Tools</text:p>
          </table:table-cell>
          <table:table-cell office:value-type="string" calcext:value-type="string">
            <text:p>http://dblp.org/rec/journals/ijait/ZhangLD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393" calcext:value-type="float">
            <text:p>0.393</text:p>
          </table:table-cell>
          <table:table-cell office:value-type="string" calcext:value-type="string">
            <text:p>International Journal on Artificial Intelligence Tools (IJAIT)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Performance Analysis of Multiscale Entropy for the Assessment of ECG Signal Quality.</text:p>
          </table:table-cell>
          <table:table-cell table:number-columns-repeated="3"/>
          <table:table-cell office:value-type="string" calcext:value-type="string">
            <text:p>J. Electrical and Computer Engineering</text:p>
          </table:table-cell>
          <table:table-cell office:value-type="string" calcext:value-type="string">
            <text:p>http://dblp.org/rec/journals/jece/ZhangWLL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333" calcext:value-type="float">
            <text:p>0.333</text:p>
          </table:table-cell>
          <table:table-cell office:value-type="string" calcext:value-type="string">
            <text:p>Journal of Electrical and Computer Engineering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Using Multiscale Product for ECG Characterization.</text:p>
          </table:table-cell>
          <table:table-cell table:number-columns-repeated="3"/>
          <table:table-cell office:value-type="string" calcext:value-type="string">
            <text:p>J. Electrical and Computer Engineering</text:p>
          </table:table-cell>
          <table:table-cell office:value-type="string" calcext:value-type="string">
            <text:p>http://dblp.org/rec/journals/jece/BesrourLE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333" calcext:value-type="float">
            <text:p>0.333</text:p>
          </table:table-cell>
          <table:table-cell office:value-type="string" calcext:value-type="string">
            <text:p>Journal of Electrical and Computer Engineer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Wearable advanced single chip ECG telemonitoring system using SoPC.</text:p>
          </table:table-cell>
          <table:table-cell table:number-columns-repeated="3"/>
          <table:table-cell office:value-type="string" calcext:value-type="string">
            <text:p>IEICE Electronic Express</text:p>
          </table:table-cell>
          <table:table-cell office:value-type="string" calcext:value-type="string">
            <text:p>http://dblp.org/rec/journals/ieiceee/KavyaB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32" calcext:value-type="float">
            <text:p>0.32</text:p>
          </table:table-cell>
          <table:table-cell office:value-type="string" calcext:value-type="string">
            <text:p>IEICE Electronic Expres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ntelligent sensor node based a low power ECG monitoring system.</text:p>
          </table:table-cell>
          <table:table-cell table:number-columns-repeated="3"/>
          <table:table-cell office:value-type="string" calcext:value-type="string">
            <text:p>IEICE Electronic Express</text:p>
          </table:table-cell>
          <table:table-cell office:value-type="string" calcext:value-type="string">
            <text:p>http://dblp.org/rec/journals/ieiceee/ZengLCL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32" calcext:value-type="float">
            <text:p>0.32</text:p>
          </table:table-cell>
          <table:table-cell office:value-type="string" calcext:value-type="string">
            <text:p>IEICE Electronic Express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Adaptive motion artifacts reduction algorithm for ECG signal in textile wearable sensor.</text:p>
          </table:table-cell>
          <table:table-cell table:number-columns-repeated="3"/>
          <table:table-cell office:value-type="string" calcext:value-type="string">
            <text:p>IEICE Electronic Express</text:p>
          </table:table-cell>
          <table:table-cell office:value-type="string" calcext:value-type="string">
            <text:p>http://dblp.org/rec/journals/ieiceee/YoonSML0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32" calcext:value-type="float">
            <text:p>0.32</text:p>
          </table:table-cell>
          <table:table-cell office:value-type="string" calcext:value-type="string">
            <text:p>IEICE Electronic Express</text:p>
          </table:table-cell>
        </table:table-row>
        <table:table-row table:style-name="ro6">
          <table:table-cell office:value-type="float" office:value="2009" calcext:value-type="float">
            <text:p>2009</text:p>
          </table:table-cell>
          <table:table-cell office:value-type="string" calcext:value-type="string">
            <text:p>Design of a VLSI Hamming Neural Network for Arrhythmia Classification.</text:p>
          </table:table-cell>
          <table:table-cell table:number-columns-repeated="3"/>
          <table:table-cell office:value-type="string" calcext:value-type="string">
            <text:p>Journal of Circuits, Systems, and Computers</text:p>
          </table:table-cell>
          <table:table-cell office:value-type="string" calcext:value-type="string">
            <text:p>http://dblp.org/rec/journals/jcsc/GhanavtiS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25" calcext:value-type="float">
            <text:p>0.25</text:p>
          </table:table-cell>
          <table:table-cell office:value-type="string" calcext:value-type="string">
            <text:p>Journal of Circuits, Systems, and Computers</text:p>
          </table:table-cell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string" calcext:value-type="string">
            <text:p>An Ultra-Low-Power Current-Mode Integrated CMOS Instrumentation amplifier for Personal ECG Recorders.</text:p>
          </table:table-cell>
          <table:table-cell table:number-columns-repeated="3"/>
          <table:table-cell office:value-type="string" calcext:value-type="string">
            <text:p>Journal of Circuits, Systems, and Computers</text:p>
          </table:table-cell>
          <table:table-cell office:value-type="string" calcext:value-type="string">
            <text:p>http://dblp.org/rec/journals/jcsc/BaghiniNLS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25" calcext:value-type="float">
            <text:p>0.25</text:p>
          </table:table-cell>
          <table:table-cell office:value-type="string" calcext:value-type="string">
            <text:p>Journal of Circuits, Systems, and Computer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n Approach to Evaluate Electromagnetic Interference with a Wearable ECG at Frequencies below 1MHz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LiaoSW1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7">
          <table:table-cell office:value-type="float" office:value="2015" calcext:value-type="float">
            <text:p>2015</text:p>
          </table:table-cell>
          <table:table-cell office:value-type="string" calcext:value-type="string">
            <text:p>Biometric Identification Using JPEG2000 Compressed ECG Signals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WuWC1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7">
          <table:table-cell office:value-type="float" office:value="2014" calcext:value-type="float">
            <text:p>2014</text:p>
          </table:table-cell>
          <table:table-cell office:value-type="string" calcext:value-type="string">
            <text:p>Distributed Source Coding for Real-Time ECG Signal Monitoring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WuTC1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Real-Time and Memory-Efficient Arrhythmia Detection in ECG Monitors Using Antidictionary Coding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OtaMW1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Novel Joint Source-Channel Coding of Periodic ECG Signals for Reliable Wireless Patient Monitoring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WatanabeTI1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On-Line Electrocardiogram Lossless Compression Using Antidictionary Codes for a Finite Alphabet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OtaM1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 Robust and Non-invasive Fetal Electrocardiogram Extraction Algorithm in a Semi-Blind Way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YeZC08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Heart Arrhythmia Detection using support vector machines.</text:p>
          </table:table-cell>
          <table:table-cell table:number-columns-repeated="3"/>
          <table:table-cell office:value-type="string" calcext:value-type="string">
            <text:p>Intelligent Automation &amp;amp; Soft Computing</text:p>
          </table:table-cell>
          <table:table-cell office:value-type="string" calcext:value-type="string">
            <text:p>http://dblp.org/rec/journals/iasc/KhazaeeE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89" calcext:value-type="float">
            <text:p>0.189</text:p>
          </table:table-cell>
          <table:table-cell office:value-type="string" calcext:value-type="string">
            <text:p>Intelligent Automation &amp;amp; Soft Comput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New real-time heartbeat detection method using the angle of a single-lead electrocardiogram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SongCKL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Respiratory rate extraction from single-lead ECG using homomorphic filtering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SharmaSB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 novel electrocardiogram parameterization algorithm and its application in myocardial infarction detec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LiuLWHLZLZ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Design and implementation of a multiband digital filter using FPGA to extract the ECG signal in the presence of different interference signal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AboutabikhA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omment on the First Symposium on Quantitative Analysis of Cardiac Arrhythmia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Wit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odeling left and right atrial contributions to the ECG: A dipole-current source approach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Jacquemet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Reliable resource-constrained telecardiology via compressive detection of anomalous ECG signal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ChandraSJ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A correlation analysis-based detection and delineation of ECG characteristic events using template waveforms extracted by ensemble averaging of clustered heart cycle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HomaeinezhadEN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Comparative assessment of nonlinear metrics to quantify organization-related events in surface electrocardiograms of atrial fibrilla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JulianAR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urrent methods in electrocardiogram characteriza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MartisAA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Real-time electrocardiogram P-QRS-T detection-delineation algorithm based on quality-supported analysis of characteristic template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KarimipourH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Recurring patterns of atrial fibrillation in surface ECG predict restoration of sinus rhythm by catheter abla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MarcoRBL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trial activity extraction from single lead ECG recordings: Evaluation of two novel method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DaiJL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Retraction notice to &amp;apos;A novel real-time patient-specific seizure diagnosis algorithm based on analysis of EEG and ECG signals using spectral and spatial features and improved particle swarm optimization classifier&amp;apos; [CBM 42 (2012) 848-856]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NasehiP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CG signal enhancement using S-Transform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AriDC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Real-time CHF detection from ECG signals using a novel discretization method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Orhan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Research of fetal ECG extraction using wavelet analysis and adaptive filtering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WuSZLZG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trial activity selection for atrial fibrillation ECG recording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DonosoFLPR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Fractal and EMD based removal of baseline wander and powerline interference from ECG signal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AgrawalG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Effect of aerobic conditioning on ventricular activation: A principal components analysis approach to high-resolution electrocardiogram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Nasario-JuniorBTMN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mpirical mode decomposition based ECG enhancement and QRS detec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PalM12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Machine learning on-a-chip: A high-performance low-power reusable neuron architecture for artificial neural networks in ECG classification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SunC12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 multi-stage automatic arrhythmia recognition and classification system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KutluK1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loiting correlation of ECG with certain EMD functions for discrimination of ventricular fibrilla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AnasLH1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Random forests ensemble classifier trained with data resampling strategy to improve cardiac arrhythmia diagnosi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Ozcift1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 statistical approach for determination of time plane features from digitized ECG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ChatterjeeGM1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The event synchronous canceller algorithm removes maternal ECG from abdominal signals without affecting the fetal ECG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UngureanuBOUW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hort- versus long-term ECG recordings for the assessment of non-linear heart rate variability parameters after beating heart myocardial revasculariza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KselaKAVSSSG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Automated recognition of patients with obstructive sleep apnoea using wavelet-based features of electrocardiogram recording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KhandokerKP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 computer based wireless system for online acquisition, monitoring and digital processing of ECG waveform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BansalKS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Surface ECG organization analysis to predict paroxysmal atrial fibrillation termina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AlcarazR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CG signal denoising and baseline wander correction based on the empirical mode decomposi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Blanco-VelascoWB08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Projective filtering of time warped ECG beat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Kotas08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mbined entropy based method for detection of QRS complexes in 12-lead electrocardiogram using SVM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MehtaL08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ncremental HMM training applied to ECG signal analysi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AndreaoMBDBF08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Parametrical modelling of a premature ventricular contraction ECG beat: Comparison with the normal case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KhansaN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CG signal compression by multi-iteration EZW coding for different wavelets and threshold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TohumogluS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A comparison of algorithms for estimation of a respiratory signal from the surface electrocardiogram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OBrienH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valuation of a none compressed 12-lead ECG transmission via internet using IPSec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WeiN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Source localization of focal ventricular arrhythmias using linear estimation, correlation, and back propagation network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YilmazC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An automatic analysis method for detecting and eliminating ECG artifacts in EEG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JiangCCLTL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 fuzzy clustering neural network architecture for classification of ECG arrhythmia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OzbayCK06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ardiac magnetic resonance image-based classification of the risk of arrhythmias in post-myocardial infarction patients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KotuEBKOWE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Corrigendum to &amp;quot;A characterization of electrocardiogram signals through optimal allocation of information granularity&amp;quot; [Artif. Intell. Med. 54(2012) 125-134]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GacekP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Weighted spherical 1-mean with phase shift and its application in electrocardiogram discord detection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WangCDWY1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election of effective features for ECG beat recognition based on nonlinear correlations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ChenY1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 characterization of electrocardiogram signals through optimal allocation of information granularity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GacekP1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lectrocardiogram analysis using a combination of statistical, geometric, and nonlinear heart rate variability features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JovicB1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pplication of constrained independent component analysis algorithms in electrocardiogram arrhythmias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LlinaresI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oise-tolerant electrocardiogram beat classification based on higher order statistics of subband components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YuC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Support vector machine-based arrhythmia classification using reduced features of heart rate variability signal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AslSM0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7">
          <table:table-cell office:value-type="float" office:value="2015" calcext:value-type="float">
            <text:p>2015</text:p>
          </table:table-cell>
          <table:table-cell office:value-type="string" calcext:value-type="string">
            <text:p>ECG heart beat classification method based on modified ABC algorithm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DilmacK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uperior foetal electrocardiogram signal elicitation using a novel artificial intelligent Bayesian methodology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JagannathS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Hybrid intelligent methods for arrhythmia detection and geriatric depression diagnosis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HuangHL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7">
          <table:table-cell office:value-type="float" office:value="2014" calcext:value-type="float">
            <text:p>2014</text:p>
          </table:table-cell>
          <table:table-cell office:value-type="string" calcext:value-type="string">
            <text:p>Detection of electrocardiogram signals using an efficient method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EbrahimzadehSK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Myocardial infarction classification with multi-lead ECG using hidden Markov models and Gaussian mixture models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ChangLHW1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 new ECG beat clustering method based on kernelized fuzzy c-means and hybrid ant colony optimization for continuous domains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DoganK1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PCA and ICA processing methods for removal of artifacts and noise in electrocardiograms: A survey and comparison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Chawla1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volving a Bayesian classifier for ECG-based age classification in medical applications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WigginsSLV0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Performance Comparison of Wavelet and Multiwavelet Denoising Methods for an Electrocardiogram Signal.</text:p>
          </table:table-cell>
          <table:table-cell table:number-columns-repeated="3"/>
          <table:table-cell office:value-type="string" calcext:value-type="string">
            <text:p>J. Applied Mathematics</text:p>
          </table:table-cell>
          <table:table-cell office:value-type="string" calcext:value-type="string">
            <text:p>http://dblp.org/rec/journals/jam/SubramanianAR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Noise Suppression in ECG Signals through Efficient One-Step Wavelet Processing Techniques.</text:p>
          </table:table-cell>
          <table:table-cell table:number-columns-repeated="3"/>
          <table:table-cell office:value-type="string" calcext:value-type="string">
            <text:p>J. Applied Mathematics</text:p>
          </table:table-cell>
          <table:table-cell office:value-type="string" calcext:value-type="string">
            <text:p>http://dblp.org/rec/journals/jam/CastilloMGMPP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7">
          <table:table-cell office:value-type="float" office:value="2012" calcext:value-type="float">
            <text:p>2012</text:p>
          </table:table-cell>
          <table:table-cell office:value-type="string" calcext:value-type="string">
            <text:p>The Effects of Control Domain Position on Optimal Control of Cardiac Arrhythmia.</text:p>
          </table:table-cell>
          <table:table-cell table:number-columns-repeated="3"/>
          <table:table-cell office:value-type="string" calcext:value-type="string">
            <text:p>J. Applied Mathematics</text:p>
          </table:table-cell>
          <table:table-cell office:value-type="string" calcext:value-type="string">
            <text:p>http://dblp.org/rec/journals/jam/NgR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Personal Identification Based on Vectorcardiogram Derived from Limb Leads Electrocardiogram.</text:p>
          </table:table-cell>
          <table:table-cell table:number-columns-repeated="3"/>
          <table:table-cell office:value-type="string" calcext:value-type="string">
            <text:p>J. Applied Mathematics</text:p>
          </table:table-cell>
          <table:table-cell office:value-type="string" calcext:value-type="string">
            <text:p>http://dblp.org/rec/journals/jam/LeeCK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uzzy Association Rule Mining Based Myocardial Ischemia Diagnosis on ECG Signal.</text:p>
          </table:table-cell>
          <table:table-cell table:number-columns-repeated="3"/>
          <table:table-cell office:value-type="string" calcext:value-type="string">
            <text:p>JACIII</text:p>
          </table:table-cell>
          <table:table-cell office:value-type="string" calcext:value-type="string">
            <text:p>http://dblp.org/rec/journals/jaciii/LiDH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Similarity-Based Fuzzy Classification of ECG and Capnogram Signals.</text:p>
          </table:table-cell>
          <table:table-cell table:number-columns-repeated="3"/>
          <table:table-cell office:value-type="string" calcext:value-type="string">
            <text:p>JACIII</text:p>
          </table:table-cell>
          <table:table-cell office:value-type="string" calcext:value-type="string">
            <text:p>http://dblp.org/rec/journals/jaciii/BetancourtFTYSDH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redictor Using an Error-Convergence Neuron Network and its Application to Electrocardiograms.</text:p>
          </table:table-cell>
          <table:table-cell table:number-columns-repeated="3"/>
          <table:table-cell office:value-type="string" calcext:value-type="string">
            <text:p>JACIII</text:p>
          </table:table-cell>
          <table:table-cell office:value-type="string" calcext:value-type="string">
            <text:p>http://dblp.org/rec/journals/jaciii/KobayakawaY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motion Recognition Based on ECG Signals for Service Robots in the Intelligent Space During Daily Life.</text:p>
          </table:table-cell>
          <table:table-cell table:number-columns-repeated="3"/>
          <table:table-cell office:value-type="string" calcext:value-type="string">
            <text:p>JACIII</text:p>
          </table:table-cell>
          <table:table-cell office:value-type="string" calcext:value-type="string">
            <text:p>http://dblp.org/rec/journals/jaciii/RattanyuM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Visualization and simulation of the human heart based on ECG.</text:p>
          </table:table-cell>
          <table:table-cell table:number-columns-repeated="3"/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http://dblp.org/rec/journals/bams/SochockaKP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io-Algorithms and Med-System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A continuous approach to the ECG noiseprint estimation.</text:p>
          </table:table-cell>
          <table:table-cell table:number-columns-repeated="3"/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http://dblp.org/rec/journals/bams/Augustyniak11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io-Algorithms and Med-System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ECG by computer - registration and initial analysis of bioelectric potentials.</text:p>
          </table:table-cell>
          <table:table-cell table:number-columns-repeated="3"/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http://dblp.org/rec/journals/bams/LudzikM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io-Algorithms and Med-Systems</text:p>
          </table:table-cell>
        </table:table-row>
        <table:table-row table:style-name="ro7">
          <table:table-cell office:value-type="float" office:value="2014" calcext:value-type="float">
            <text:p>2014</text:p>
          </table:table-cell>
          <table:table-cell office:value-type="string" calcext:value-type="string">
            <text:p>Combining multiple views: Case studies on protein and arrhythmia features.</text:p>
          </table:table-cell>
          <table:table-cell table:number-columns-repeated="3"/>
          <table:table-cell office:value-type="string" calcext:value-type="string">
            <text:p>Eng. Appl. of AI</text:p>
          </table:table-cell>
          <table:table-cell office:value-type="string" calcext:value-type="string">
            <text:p>http://dblp.org/rec/journals/eaai/SakarKSGAF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Industrial and Engineering Applications of Artificial Intelligence and Expert Systems (IEA/AIE)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Non-singleton genetic fuzzy logic system for arrhythmias classification.</text:p>
          </table:table-cell>
          <table:table-cell table:number-columns-repeated="3"/>
          <table:table-cell office:value-type="string" calcext:value-type="string">
            <text:p>Eng. Appl. of AI</text:p>
          </table:table-cell>
          <table:table-cell office:value-type="string" calcext:value-type="string">
            <text:p>http://dblp.org/rec/journals/eaai/ChuaT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Industrial and Engineering Applications of Artificial Intelligence and Expert Systems (IEA/AIE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omparing binary and real-valued coding in hybrid immune algorithm for feature selection and classification of ECG signals.</text:p>
          </table:table-cell>
          <table:table-cell table:number-columns-repeated="3"/>
          <table:table-cell office:value-type="string" calcext:value-type="string">
            <text:p>Eng. Appl. of AI</text:p>
          </table:table-cell>
          <table:table-cell office:value-type="string" calcext:value-type="string">
            <text:p>http://dblp.org/rec/journals/eaai/BeretaB0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Industrial and Engineering Applications of Artificial Intelligence and Expert Systems (IEA/AIE)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Robust Heartbeat Detector Based on Weighted Correlation and Multichannel Input: Implementation on the ECG Recorded with Textile Electrodes.</text:p>
          </table:table-cell>
          <table:table-cell table:number-columns-repeated="3"/>
          <table:table-cell office:value-type="string" calcext:value-type="string">
            <text:p>IJEHMC</text:p>
          </table:table-cell>
          <table:table-cell office:value-type="string" calcext:value-type="string">
            <text:p>http://dblp.org/rec/journals/ijehmc/RattfaltLHAB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E-Health and Medical Communications (IJEHMC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Wearable ECG Monitoring and Alerting System Associated with Smartphone: iHeart.</text:p>
          </table:table-cell>
          <table:table-cell table:number-columns-repeated="3"/>
          <table:table-cell office:value-type="string" calcext:value-type="string">
            <text:p>IJEHMC</text:p>
          </table:table-cell>
          <table:table-cell office:value-type="string" calcext:value-type="string">
            <text:p>http://dblp.org/rec/journals/ijehmc/WatanabeKSY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E-Health and Medical Communications (IJEHM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omparative Study of ECG Classification Performance Using Decision Tree Algorithms.</text:p>
          </table:table-cell>
          <table:table-cell table:number-columns-repeated="3"/>
          <table:table-cell office:value-type="string" calcext:value-type="string">
            <text:p>IJEHMC</text:p>
          </table:table-cell>
          <table:table-cell office:value-type="string" calcext:value-type="string">
            <text:p>http://dblp.org/rec/journals/ijehmc/CharfiK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E-Health and Medical Communications (IJEHMC)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Random Forest Classifier Based ECG Arrhythmia Classification.</text:p>
          </table:table-cell>
          <table:table-cell table:number-columns-repeated="3"/>
          <table:table-cell office:value-type="string" calcext:value-type="string">
            <text:p>IJHISI</text:p>
          </table:table-cell>
          <table:table-cell office:value-type="string" calcext:value-type="string">
            <text:p>http://dblp.org/rec/journals/ijhisi/VimalS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Healthcare Information Systems and Informatics (IJHISI)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ECG Signal De-noising with Asynchronous Averaging and Filtering Algorithm.</text:p>
          </table:table-cell>
          <table:table-cell table:number-columns-repeated="3"/>
          <table:table-cell office:value-type="string" calcext:value-type="string">
            <text:p>IJHISI</text:p>
          </table:table-cell>
          <table:table-cell office:value-type="string" calcext:value-type="string">
            <text:p>http://dblp.org/rec/journals/ijhisi/GautamLC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Healthcare Information Systems and Informatics (IJHISI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mbient Intelligence and Pervasive Architecture Designed within the EPI-MEDICS Personal ECG Monitor.</text:p>
          </table:table-cell>
          <table:table-cell table:number-columns-repeated="3"/>
          <table:table-cell office:value-type="string" calcext:value-type="string">
            <text:p>IJHISI</text:p>
          </table:table-cell>
          <table:table-cell office:value-type="string" calcext:value-type="string">
            <text:p>http://dblp.org/rec/journals/ijhisi/AtouiTFR0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Healthcare Information Systems and Informatics (IJHISI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Modified approach for ECG signal denoising based on empirical mode decomposition and moving average filter.</text:p>
          </table:table-cell>
          <table:table-cell table:number-columns-repeated="3"/>
          <table:table-cell office:value-type="string" calcext:value-type="string">
            <text:p>IJMEI</text:p>
          </table:table-cell>
          <table:table-cell office:value-type="string" calcext:value-type="string">
            <text:p>http://dblp.org/rec/journals/ijmei/JhaSS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DICOM medical image watermarking of ECG signals using EZW algorithm.</text:p>
          </table:table-cell>
          <table:table-cell table:number-columns-repeated="3"/>
          <table:table-cell office:value-type="string" calcext:value-type="string">
            <text:p>IJMEI</text:p>
          </table:table-cell>
          <table:table-cell office:value-type="string" calcext:value-type="string">
            <text:p>http://dblp.org/rec/journals/ijmei/KannammalR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pplication of genetic algorithms in fuzzy wavelet neural network for fetal electrocardiogram extraction.</text:p>
          </table:table-cell>
          <table:table-cell table:number-columns-repeated="3"/>
          <table:table-cell office:value-type="string" calcext:value-type="string">
            <text:p>IJMEI</text:p>
          </table:table-cell>
          <table:table-cell office:value-type="string" calcext:value-type="string">
            <text:p>http://dblp.org/rec/journals/ijmei/AlipourH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lassification of Arrhythmia in Electrocardiogram using EMD Based Features and Support Vector Machine with Margin Sampling.</text:p>
          </table:table-cell>
          <table:table-cell table:number-columns-repeated="3"/>
          <table:table-cell office:value-type="string" calcext:value-type="string">
            <text:p>International Journal of Computational Intelligence and Applications</text:p>
          </table:table-cell>
          <table:table-cell office:value-type="string" calcext:value-type="string">
            <text:p>http://dblp.org/rec/journals/ijcia/SuchethaK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putational Intelligence and Applications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Gk Based Fuzzy Clustering for the Diagnosis of Cardiac Arrhythmia.</text:p>
          </table:table-cell>
          <table:table-cell table:number-columns-repeated="3"/>
          <table:table-cell office:value-type="string" calcext:value-type="string">
            <text:p>International Journal of Computational Intelligence and Applications</text:p>
          </table:table-cell>
          <table:table-cell office:value-type="string" calcext:value-type="string">
            <text:p>http://dblp.org/rec/journals/ijcia/MehdiZBA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putational Intelligence and Applications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Artificial Intelligence Methods in Electrocardiogram and Electroencephalogram Data Clustering.</text:p>
          </table:table-cell>
          <table:table-cell table:number-columns-repeated="3"/>
          <table:table-cell office:value-type="string" calcext:value-type="string">
            <text:p>International Journal of Computational Intelligence and Applications</text:p>
          </table:table-cell>
          <table:table-cell office:value-type="string" calcext:value-type="string">
            <text:p>http://dblp.org/rec/journals/ijcia/BursaL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putational Intelligence and Application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Human identification by quantifying similarity and dissimilarity in electrocardiogram phase space.</text:p>
          </table:table-cell>
          <table:table-cell table:number-columns-repeated="3"/>
          <table:table-cell office:value-type="string" calcext:value-type="string">
            <text:p>Pattern Recognition</text:p>
          </table:table-cell>
          <table:table-cell office:value-type="string" calcext:value-type="string">
            <text:p>http://dblp.org/rec/journals/pr/FangC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German Conference on Pattern Recognition (GCPR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nvariant trajectory classification of dynamical systems with a case study on ECG.</text:p>
          </table:table-cell>
          <table:table-cell table:number-columns-repeated="3"/>
          <table:table-cell office:value-type="string" calcext:value-type="string">
            <text:p>Pattern Recognition</text:p>
          </table:table-cell>
          <table:table-cell office:value-type="string" calcext:value-type="string">
            <text:p>http://dblp.org/rec/journals/pr/NoponenKS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German Conference on Pattern Recognition (GCPR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 two-stage mechanism for registration and classification of ECG using Gaussian mixture model.</text:p>
          </table:table-cell>
          <table:table-cell table:number-columns-repeated="3"/>
          <table:table-cell office:value-type="string" calcext:value-type="string">
            <text:p>Pattern Recognition</text:p>
          </table:table-cell>
          <table:table-cell office:value-type="string" calcext:value-type="string">
            <text:p>http://dblp.org/rec/journals/pr/MartisCR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German Conference on Pattern Recognition (GCPR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 chaos-based encryption technique to protect ECG packets for time critical telecardiology applications.</text:p>
          </table:table-cell>
          <table:table-cell table:number-columns-repeated="3"/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http://dblp.org/rec/journals/scn/SufiHKH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munication Networks and Information Security (IJCNIS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olynomial distance measurement for ECG based biometric authentication.</text:p>
          </table:table-cell>
          <table:table-cell table:number-columns-repeated="3"/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http://dblp.org/rec/journals/scn/SufiKH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munication Networks and Information Security (IJCNI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nforcing secured ECG transmission for realtime telemonitoring: A joint encoding, compression, encryption mechanism.</text:p>
          </table:table-cell>
          <table:table-cell table:number-columns-repeated="3"/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http://dblp.org/rec/journals/scn/SufiK0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munication Networks and Information Security (IJCNIS)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Analysis of ECG signals Using Data-Adaptive Time Domain Filtering for Cardiovascular Disease Diagnosis.</text:p>
          </table:table-cell>
          <table:table-cell table:number-columns-repeated="3"/>
          <table:table-cell office:value-type="string" calcext:value-type="string">
            <text:p>Advances in Adaptive Data Analysis</text:p>
          </table:table-cell>
          <table:table-cell office:value-type="string" calcext:value-type="string">
            <text:p>http://dblp.org/rec/journals/aada/IslamDHM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Adaptive Data Analysis (AADA)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Quantification of Respiratory Sinus Arrhythmia Using Hilbert-Huang Transform.</text:p>
          </table:table-cell>
          <table:table-cell table:number-columns-repeated="3"/>
          <table:table-cell office:value-type="string" calcext:value-type="string">
            <text:p>Advances in Adaptive Data Analysis</text:p>
          </table:table-cell>
          <table:table-cell office:value-type="string" calcext:value-type="string">
            <text:p>http://dblp.org/rec/journals/aada/KuoYH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Adaptive Data Analysis (AADA)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Selection of Optimal Parameters for ECG Signal Smoothing and Baseline Drift Removal.</text:p>
          </table:table-cell>
          <table:table-cell table:number-columns-repeated="3"/>
          <table:table-cell office:value-type="string" calcext:value-type="string">
            <text:p>Computer and Information Science</text:p>
          </table:table-cell>
          <table:table-cell office:value-type="string" calcext:value-type="string">
            <text:p>http://dblp.org/rec/journals/ccsecis/StanticJ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int Conferences on Computer, Information, and Systems Sciences, and Engineering (CISSE)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Classification of ECG Signals Using Extreme Learning Machine.</text:p>
          </table:table-cell>
          <table:table-cell table:number-columns-repeated="3"/>
          <table:table-cell office:value-type="string" calcext:value-type="string">
            <text:p>Computer and Information Science</text:p>
          </table:table-cell>
          <table:table-cell office:value-type="string" calcext:value-type="string">
            <text:p>http://dblp.org/rec/journals/ccsecis/KarpagachelviAS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int Conferences on Computer, Information, and Systems Sciences, and Engineering (CISSE)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A review of ECG storage formats.</text:p>
          </table:table-cell>
          <table:table-cell table:number-columns-repeated="3"/>
          <table:table-cell office:value-type="string" calcext:value-type="string">
            <text:p>I. J. Medical Informatics</text:p>
          </table:table-cell>
          <table:table-cell office:value-type="string" calcext:value-type="string">
            <text:p>http://dblp.org/rec/journals/ijmi/BondFNM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dentifying QT prolongation from ECG impressions using a general-purpose Natural Language Processor.</text:p>
          </table:table-cell>
          <table:table-cell table:number-columns-repeated="3"/>
          <table:table-cell office:value-type="string" calcext:value-type="string">
            <text:p>I. J. Medical Informatics</text:p>
          </table:table-cell>
          <table:table-cell office:value-type="string" calcext:value-type="string">
            <text:p>http://dblp.org/rec/journals/ijmi/DennyMWAP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ECG modelling using wavelet networks: application to biometrics.</text:p>
          </table:table-cell>
          <table:table-cell table:number-columns-repeated="3"/>
          <table:table-cell office:value-type="string" calcext:value-type="string">
            <text:p>IJBM</text:p>
          </table:table-cell>
          <table:table-cell office:value-type="string" calcext:value-type="string">
            <text:p>http://dblp.org/rec/journals/ijbm/ChantafNKK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Biometrics (IJBM)</text:p>
          </table:table-cell>
        </table:table-row>
        <table:table-row table:style-name="ro7">
          <table:table-cell office:value-type="float" office:value="2008" calcext:value-type="float">
            <text:p>2008</text:p>
          </table:table-cell>
          <table:table-cell office:value-type="string" calcext:value-type="string">
            <text:p>A novel wavelet packet-based anti-spoofing technique to secure ECG data.</text:p>
          </table:table-cell>
          <table:table-cell table:number-columns-repeated="3"/>
          <table:table-cell office:value-type="string" calcext:value-type="string">
            <text:p>IJBM</text:p>
          </table:table-cell>
          <table:table-cell office:value-type="string" calcext:value-type="string">
            <text:p>http://dblp.org/rec/journals/ijbm/SufiMK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Biometrics (IJBM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n mHealth System for Monitoring of Children with Suspected Cardiac Arrhythmias.</text:p>
          </table:table-cell>
          <table:table-cell table:number-columns-repeated="3"/>
          <table:table-cell office:value-type="string" calcext:value-type="string">
            <text:p>IJMSTR</text:p>
          </table:table-cell>
          <table:table-cell office:value-type="string" calcext:value-type="string">
            <text:p>http://dblp.org/rec/journals/ijmstr/KyriacouHCMMKJ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onitoring and Surveillance Technologies Research (IJMSTR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BAN Based Long Term ECG Monitoring.</text:p>
          </table:table-cell>
          <table:table-cell table:number-columns-repeated="3"/>
          <table:table-cell office:value-type="string" calcext:value-type="string">
            <text:p>IJMSTR</text:p>
          </table:table-cell>
          <table:table-cell office:value-type="string" calcext:value-type="string">
            <text:p>http://dblp.org/rec/journals/ijmstr/Rosu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onitoring and Surveillance Technologies Research (IJMSTR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 new neural network model based on the LVQ algorithm for multi-class classification of arrhythmias.</text:p>
          </table:table-cell>
          <table:table-cell table:number-columns-repeated="3"/>
          <table:table-cell office:value-type="string" calcext:value-type="string">
            <text:p>Inf. Sci.</text:p>
          </table:table-cell>
          <table:table-cell office:value-type="string" calcext:value-type="string">
            <text:p>http://dblp.org/rec/journals/isci/MelinAVC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forming Science: The International Journal of an Emerging Transdiscipline (InformingSciJ)</text:p>
          </table:table-cell>
        </table:table-row>
        <table:table-row table:style-name="ro7">
          <table:table-cell office:value-type="float" office:value="2012" calcext:value-type="float">
            <text:p>2012</text:p>
          </table:table-cell>
          <table:table-cell office:value-type="string" calcext:value-type="string">
            <text:p>Personalized information encryption using ECG signals with chaotic functions.</text:p>
          </table:table-cell>
          <table:table-cell table:number-columns-repeated="3"/>
          <table:table-cell office:value-type="string" calcext:value-type="string">
            <text:p>Inf. Sci.</text:p>
          </table:table-cell>
          <table:table-cell office:value-type="string" calcext:value-type="string">
            <text:p>http://dblp.org/rec/journals/isci/ChenLCL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forming Science: The International Journal of an Emerging Transdiscipline (InformingSciJ)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Electrocardiogram Signal Compression with Reconstruction via Radial Basis Function Interpolation Based on the Vertex.</text:p>
          </table:table-cell>
          <table:table-cell table:number-columns-repeated="3"/>
          <table:table-cell office:value-type="string" calcext:value-type="string">
            <text:p>Int. J. Fuzzy Logic and Intelligent Systems</text:p>
          </table:table-cell>
          <table:table-cell office:value-type="string" calcext:value-type="string">
            <text:p>http://dblp.org/rec/journals/ijflis/RyuKKC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Fuzzy Logic and Intelligent System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The Classification of Electrocardiograph Arrhythmia Patterns using Fuzzy Support Vector Machines.</text:p>
          </table:table-cell>
          <table:table-cell table:number-columns-repeated="3"/>
          <table:table-cell office:value-type="string" calcext:value-type="string">
            <text:p>Int. J. Fuzzy Logic and Intelligent Systems</text:p>
          </table:table-cell>
          <table:table-cell office:value-type="string" calcext:value-type="string">
            <text:p>http://dblp.org/rec/journals/ijflis/LeeASL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Fuzzy Logic and Intelligent Systems</text:p>
          </table:table-cell>
        </table:table-row>
        <table:table-row table:style-name="ro6">
          <table:table-cell office:value-type="float" office:value="2007" calcext:value-type="float">
            <text:p>2007</text:p>
          </table:table-cell>
          <table:table-cell office:value-type="string" calcext:value-type="string">
            <text:p>An ECG Monitoring and Analysis Method for Ubiquitous Healthcare System in WSN.</text:p>
          </table:table-cell>
          <table:table-cell table:number-columns-repeated="3"/>
          <table:table-cell office:value-type="string" calcext:value-type="string">
            <text:p>J. Inform. and Commun. Convergence Engineering</text:p>
          </table:table-cell>
          <table:table-cell office:value-type="string" calcext:value-type="string">
            <text:p>http://dblp.org/rec/journals/jicce/BhardwajLC0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Information and Communication Convergence Engineering</text:p>
          </table:table-cell>
        </table:table-row>
        <table:table-row table:style-name="ro6">
          <table:table-cell office:value-type="float" office:value="2007" calcext:value-type="float">
            <text:p>2007</text:p>
          </table:table-cell>
          <table:table-cell office:value-type="string" calcext:value-type="string">
            <text:p>A Combined QRS-complex and P-wave Detection in ECG Signal for Ubiquitous Healthcare System.</text:p>
          </table:table-cell>
          <table:table-cell table:number-columns-repeated="3"/>
          <table:table-cell office:value-type="string" calcext:value-type="string">
            <text:p>J. Inform. and Commun. Convergence Engineering</text:p>
          </table:table-cell>
          <table:table-cell office:value-type="string" calcext:value-type="string">
            <text:p>http://dblp.org/rec/journals/jicce/BhardwajLC07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Information and Communication Convergence Engineering</text:p>
          </table:table-cell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A Feature Selection-based Ensemble Method for Arrhythmia Classification.</text:p>
          </table:table-cell>
          <table:table-cell table:number-columns-repeated="3"/>
          <table:table-cell office:value-type="string" calcext:value-type="string">
            <text:p>JIPS</text:p>
          </table:table-cell>
          <table:table-cell office:value-type="string" calcext:value-type="string">
            <text:p>http://dblp.org/rec/journals/jips/NamsraiMLSNR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The Journal of Information Processing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CG Denoising by Modeling Wavelet Sub-Band Coefficients using Kernel Density Estimation.</text:p>
          </table:table-cell>
          <table:table-cell table:number-columns-repeated="3"/>
          <table:table-cell office:value-type="string" calcext:value-type="string">
            <text:p>JIPS</text:p>
          </table:table-cell>
          <table:table-cell office:value-type="string" calcext:value-type="string">
            <text:p>http://dblp.org/rec/journals/jips/ArdhapurkarMG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The Journal of Information Processing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Feature elimination based random subspace ensembles learning for ECG arrhythmia diagnosis.</text:p>
          </table:table-cell>
          <table:table-cell table:number-columns-repeated="3"/>
          <table:table-cell office:value-type="string" calcext:value-type="string">
            <text:p>Soft Comput.</text:p>
          </table:table-cell>
          <table:table-cell office:value-type="string" calcext:value-type="string">
            <text:p>http://dblp.org/rec/journals/soco/JadhavNG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Software, Telecommunications and Computer Networks (SoftCOM)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An intelligent biological inspired evolutionary algorithm for the suppression of incubator interference in premature infants ECG.</text:p>
          </table:table-cell>
          <table:table-cell table:number-columns-repeated="3"/>
          <table:table-cell office:value-type="string" calcext:value-type="string">
            <text:p>Soft Comput.</text:p>
          </table:table-cell>
          <table:table-cell office:value-type="string" calcext:value-type="string">
            <text:p>http://dblp.org/rec/journals/soco/MahilR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Software, Telecommunications and Computer Networks (SoftCOM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edicting the Presence of Serious Coronary Artery Disease Based on 24 Hour Holter ECG Monitoring.</text:p>
          </table:table-cell>
          <table:table-cell table:number-columns-repeated="3"/>
          <table:table-cell office:value-type="string" calcext:value-type="string">
            <text:p>T. Rough Sets</text:p>
          </table:table-cell>
          <table:table-cell office:value-type="string" calcext:value-type="string">
            <text:p>http://dblp.org/rec/journals/trs/BazanBPBSD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Rough Sets and Current Trends in Computing (RSCTC)</text:p>
          </table:table-cell>
        </table:table-row>
        <table:table-row table:style-name="ro7">
          <table:table-cell office:value-type="float" office:value="2008" calcext:value-type="float">
            <text:p>2008</text:p>
          </table:table-cell>
          <table:table-cell office:value-type="string" calcext:value-type="string">
            <text:p>A Rough Set Based Approach for ECG Classification.</text:p>
          </table:table-cell>
          <table:table-cell table:number-columns-repeated="3"/>
          <table:table-cell office:value-type="string" calcext:value-type="string">
            <text:p>T. Rough Sets</text:p>
          </table:table-cell>
          <table:table-cell office:value-type="string" calcext:value-type="string">
            <text:p>http://dblp.org/rec/journals/trs/MitraMC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Rough Sets and Current Trends in Computing (RSCT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Robust medical ad hoc sensor networks (MASN) with wavelet-based ECG data mining.</text:p>
          </table:table-cell>
          <table:table-cell table:number-columns-repeated="3"/>
          <table:table-cell office:value-type="string" calcext:value-type="string">
            <text:p>Ad Hoc Networks</text:p>
          </table:table-cell>
          <table:table-cell office:value-type="string" calcext:value-type="string">
            <text:p>http://dblp.org/rec/journals/adhoc/HuJCX0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Ad-Hoc, Mobile and Wireless Networks (ADHOC-NOW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Mining of an electrocardiogram.</text:p>
          </table:table-cell>
          <table:table-cell table:number-columns-repeated="3"/>
          <table:table-cell office:value-type="string" calcext:value-type="string">
            <text:p>Annales UMCS, Informatica</text:p>
          </table:table-cell>
          <table:table-cell office:value-type="string" calcext:value-type="string">
            <text:p>http://dblp.org/rec/journals/umcs/Markowska-KaczmarK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nnales UMCS, Informatica</text:p>
          </table:table-cell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Multiple neural network integration using a binary decision tree to improve the ECG signal recognition accuracy.</text:p>
          </table:table-cell>
          <table:table-cell table:number-columns-repeated="3"/>
          <table:table-cell office:value-type="string" calcext:value-type="string">
            <text:p>Applied Mathematics and Computer Science</text:p>
          </table:table-cell>
          <table:table-cell office:value-type="string" calcext:value-type="string">
            <text:p>http://dblp.org/rec/journals/amcs/LinhPN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er Science, Applied Mathematics and Applications (ICCSAMA)</text:p>
          </table:table-cell>
        </table:table-row>
        <table:table-row table:style-name="ro5">
          <table:table-cell office:value-type="float" office:value="2010" calcext:value-type="float">
            <text:p>2010</text:p>
          </table:table-cell>
          <table:table-cell office:value-type="string" calcext:value-type="string">
            <text:p>Hybrid Support Vector Machine for imbalanced data in multiclass arrhythmia classification.</text:p>
          </table:table-cell>
          <table:table-cell table:number-columns-repeated="3"/>
          <table:table-cell office:value-type="string" calcext:value-type="string">
            <text:p>I. J. Functional Informatics and Personalised Medicine</text:p>
          </table:table-cell>
          <table:table-cell office:value-type="string" calcext:value-type="string">
            <text:p>http://dblp.org/rec/journals/ijfipm/JoshiCJK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Functional Informatics and Personalised Medicine (IJFIPM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telligent Diagnosis of Cardiovascular Diseases Utilizing ECG Signals.</text:p>
          </table:table-cell>
          <table:table-cell table:number-columns-repeated="3"/>
          <table:table-cell office:value-type="string" calcext:value-type="string">
            <text:p>I. J. Information Acquisition</text:p>
          </table:table-cell>
          <table:table-cell office:value-type="string" calcext:value-type="string">
            <text:p>http://dblp.org/rec/journals/ijia/YanLXLW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Information Acquisition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n Integrated Statistical Process Control and Wavelet Transformation Model for Detecting QRS Complexes in ECG Signals.</text:p>
          </table:table-cell>
          <table:table-cell table:number-columns-repeated="3"/>
          <table:table-cell office:value-type="string" calcext:value-type="string">
            <text:p>IJALR</text:p>
          </table:table-cell>
          <table:table-cell office:value-type="string" calcext:value-type="string">
            <text:p>http://dblp.org/rec/journals/ijalr/YangJ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Artificial Life Research (IJALR)</text:p>
          </table:table-cell>
        </table:table-row>
        <table:table-row table:style-name="ro7">
          <table:table-cell office:value-type="float" office:value="2015" calcext:value-type="float">
            <text:p>2015</text:p>
          </table:table-cell>
          <table:table-cell office:value-type="string" calcext:value-type="string">
            <text:p>Heart arrhythmia classification using the prediction by partial matching algorithm.</text:p>
          </table:table-cell>
          <table:table-cell table:number-columns-repeated="3"/>
          <table:table-cell office:value-type="string" calcext:value-type="string">
            <text:p>IJCAT</text:p>
          </table:table-cell>
          <table:table-cell office:value-type="string" calcext:value-type="string">
            <text:p>http://dblp.org/rec/journals/ijcat/AndrezzaBB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puter Aided Engineering and Technology (IJCAET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ognitive amalgam with a distributed fuzzy case-based reasoning system for an accurate cardiac arrhythmias diagnosis.</text:p>
          </table:table-cell>
          <table:table-cell table:number-columns-repeated="3"/>
          <table:table-cell office:value-type="string" calcext:value-type="string">
            <text:p>IJICT</text:p>
          </table:table-cell>
          <table:table-cell office:value-type="string" calcext:value-type="string">
            <text:p>http://dblp.org/rec/journals/ijict/KhelassiC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ICT Research and Development in Africa (IJICTRDA)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Clasification Of Arrhythmic ECG Data Using Machine Learning Techniques.</text:p>
          </table:table-cell>
          <table:table-cell table:number-columns-repeated="3"/>
          <table:table-cell office:value-type="string" calcext:value-type="string">
            <text:p>IJIMAI</text:p>
          </table:table-cell>
          <table:table-cell office:value-type="string" calcext:value-type="string">
            <text:p>http://dblp.org/rec/journals/ijimai/Abhinav-VishwaLDV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Interactive Multimedia and Artificial Intelligence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n integrated intelligent computing method for the detection and interpretation of ECG based cardiac diseases.</text:p>
          </table:table-cell>
          <table:table-cell table:number-columns-repeated="3"/>
          <table:table-cell office:value-type="string" calcext:value-type="string">
            <text:p>IJKESDP</text:p>
          </table:table-cell>
          <table:table-cell office:value-type="string" calcext:value-type="string">
            <text:p>http://dblp.org/rec/journals/ijkesdp/PandeyM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Knowledge Engineering and Soft Data Paradigms (IJKESDP)</text:p>
          </table:table-cell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A Non-Linear Approach to ECG Signal Processing using Morphological Filters.</text:p>
          </table:table-cell>
          <table:table-cell table:number-columns-repeated="3"/>
          <table:table-cell office:value-type="string" calcext:value-type="string">
            <text:p>IJMTIE</text:p>
          </table:table-cell>
          <table:table-cell office:value-type="string" calcext:value-type="string">
            <text:p>http://dblp.org/rec/journals/ijmtie/BhatejaVMU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n Measurement Technologies and Instrumentation Engineering (IJMTIE)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Virtual Lab: Real-time Acquisition and Analysis of ECG Signal.</text:p>
          </table:table-cell>
          <table:table-cell table:number-columns-repeated="3"/>
          <table:table-cell office:value-type="string" calcext:value-type="string">
            <text:p>iJOE</text:p>
          </table:table-cell>
          <table:table-cell office:value-type="string" calcext:value-type="string">
            <text:p>http://dblp.org/rec/journals/ijoe/KumarMK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Online Engineering (iJOE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lex filters for the subtraction procedure for power-line interference removal from ECG.</text:p>
          </table:table-cell>
          <table:table-cell table:number-columns-repeated="3"/>
          <table:table-cell office:value-type="string" calcext:value-type="string">
            <text:p>IJRIS</text:p>
          </table:table-cell>
          <table:table-cell office:value-type="string" calcext:value-type="string">
            <text:p>http://dblp.org/rec/journals/ijris/Mihov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Reasoning-based Intelligent Systems (IJRI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ompressed sensing-based method for electrocardiogram monitoring on wireless body sensor using binary matrix.</text:p>
          </table:table-cell>
          <table:table-cell table:number-columns-repeated="3"/>
          <table:table-cell office:value-type="string" calcext:value-type="string">
            <text:p>IJWMC</text:p>
          </table:table-cell>
          <table:table-cell office:value-type="string" calcext:value-type="string">
            <text:p>http://dblp.org/rec/journals/ijwmc/RenCHWX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Wireless and Mobile Computing (IJWMC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lassification of Cardiac Arrhythmias using Biorthogonal Wavelets and Support Vector Machines.</text:p>
          </table:table-cell>
          <table:table-cell table:number-columns-repeated="3"/>
          <table:table-cell office:value-type="string" calcext:value-type="string">
            <text:p>Int. J. Adv. Comp. Techn.</text:p>
          </table:table-cell>
          <table:table-cell office:value-type="string" calcext:value-type="string">
            <text:p>http://dblp.org/rec/journals/ijact-aicit/AbibullaevKLA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Advancements in Computing Technology</text:p>
          </table:table-cell>
        </table:table-row>
        <table:table-row table:style-name="ro7">
          <table:table-cell office:value-type="float" office:value="2015" calcext:value-type="float">
            <text:p>2015</text:p>
          </table:table-cell>
          <table:table-cell office:value-type="string" calcext:value-type="string">
            <text:p>Hybrid Bijective soft set - Neural network for ECG arrhythmia classification.</text:p>
          </table:table-cell>
          <table:table-cell table:number-columns-repeated="3"/>
          <table:table-cell office:value-type="string" calcext:value-type="string">
            <text:p>Int. J. Hybrid Intell. Syst.</text:p>
          </table:table-cell>
          <table:table-cell office:value-type="string" calcext:value-type="string">
            <text:p>http://dblp.org/rec/journals/ijhis/KumarIA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Hybrid Intelligent Systems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Direct data compression of ECG signal for telemedicine.</text:p>
          </table:table-cell>
          <table:table-cell table:number-columns-repeated="3"/>
          <table:table-cell office:value-type="string" calcext:value-type="string">
            <text:p>Int. J. Systems Science</text:p>
          </table:table-cell>
          <table:table-cell office:value-type="string" calcext:value-type="string">
            <text:p>http://dblp.org/rec/journals/ijsysc/KumarSG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int Conferences on Computer, Information, and Systems Sciences, and Engineering (CISSE)</text:p>
          </table:table-cell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string" calcext:value-type="string">
            <text:p>Textile-based, contactless ECG monitoring for non-ICU clinical settings.</text:p>
          </table:table-cell>
          <table:table-cell table:number-columns-repeated="3"/>
          <table:table-cell office:value-type="string" calcext:value-type="string">
            <text:p>J. Ambient Intelligence and Humanized Computing</text:p>
          </table:table-cell>
          <table:table-cell office:value-type="string" calcext:value-type="string">
            <text:p>http://dblp.org/rec/journals/jaihc/ChamadiyaMWH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mbient Intelligence and Humanized Comput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valuation of Electrocardiogram for Biometric Authentication.</text:p>
          </table:table-cell>
          <table:table-cell table:number-columns-repeated="3"/>
          <table:table-cell office:value-type="string" calcext:value-type="string">
            <text:p>J. Information Security</text:p>
          </table:table-cell>
          <table:table-cell office:value-type="string" calcext:value-type="string">
            <text:p>http://dblp.org/rec/journals/jisec/SinghS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formation Security Journal: A Global Perspective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lectrocardiogram Signal Compression Using Beta Wavelets.</text:p>
          </table:table-cell>
          <table:table-cell table:number-columns-repeated="3"/>
          <table:table-cell office:value-type="string" calcext:value-type="string">
            <text:p>J. Math. Model. Algorithms</text:p>
          </table:table-cell>
          <table:table-cell office:value-type="string" calcext:value-type="string">
            <text:p>http://dblp.org/rec/journals/jmma/KumarKP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Mathematical Modelling and Algorithms in Operations Research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 New System Dedicated to Real-time Cardiac Arrhythmias Tele-assistance and Monitoring.</text:p>
          </table:table-cell>
          <table:table-cell table:number-columns-repeated="3"/>
          <table:table-cell office:value-type="string" calcext:value-type="string">
            <text:p>J. UCS</text:p>
          </table:table-cell>
          <table:table-cell office:value-type="string" calcext:value-type="string">
            <text:p>http://dblp.org/rec/journals/jucs/ZhouHGVP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 Modified Run-Length Coding for the Realization of Wavelet-based ECG Data Compression System.</text:p>
          </table:table-cell>
          <table:table-cell table:number-columns-repeated="3"/>
          <table:table-cell office:value-type="string" calcext:value-type="string">
            <text:p>JNIT</text:p>
          </table:table-cell>
          <table:table-cell office:value-type="string" calcext:value-type="string">
            <text:p>http://dblp.org/rec/journals/jnit/LeeHWK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Next Generation Information Technology (JNIT)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Using feed forward neural network for electrocardiogram signal analysis in chaotic domain.</text:p>
          </table:table-cell>
          <table:table-cell table:number-columns-repeated="3"/>
          <table:table-cell office:value-type="string" calcext:value-type="string">
            <text:p>Journal of Intelligent and Fuzzy Systems</text:p>
          </table:table-cell>
          <table:table-cell office:value-type="string" calcext:value-type="string">
            <text:p>http://dblp.org/rec/journals/jifs/NejadKAM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Fuzzy Logic and Intelligent System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haracterization of ECG beats from cardiac arrhythmia using discrete cosine transform in PCA framework.</text:p>
          </table:table-cell>
          <table:table-cell table:number-columns-repeated="3"/>
          <table:table-cell office:value-type="string" calcext:value-type="string">
            <text:p>Knowl.-Based Syst.</text:p>
          </table:table-cell>
          <table:table-cell office:value-type="string" calcext:value-type="string">
            <text:p>http://dblp.org/rec/journals/kbs/MartisALS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uropean Symposium on Validation and Verification of Knowledge Based Systems (EUROVAV)</text:p>
          </table:table-cell>
        </table:table-row>
        <table:table-row table:style-name="ro7">
          <table:table-cell office:value-type="float" office:value="2012" calcext:value-type="float">
            <text:p>2012</text:p>
          </table:table-cell>
          <table:table-cell office:value-type="string" calcext:value-type="string">
            <text:p>Denoising of weak ECG signals by using wavelet analysis and fuzzy thresholding.</text:p>
          </table:table-cell>
          <table:table-cell table:number-columns-repeated="3"/>
          <table:table-cell office:value-type="string" calcext:value-type="string">
            <text:p>NetMAHIB</text:p>
          </table:table-cell>
          <table:table-cell office:value-type="string" calcext:value-type="string">
            <text:p>http://dblp.org/rec/journals/netmahib/UstundagGSA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etwork Modeling Analysis in Health Informatics and Bioinformatics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A low-complexity ECG processing algorithm based on the Haar wavelet transform for portable health-care devices.</text:p>
          </table:table-cell>
          <table:table-cell table:number-columns-repeated="3"/>
          <table:table-cell office:value-type="string" calcext:value-type="string">
            <text:p>SCIENCE CHINA Information Sciences</text:p>
          </table:table-cell>
          <table:table-cell office:value-type="string" calcext:value-type="string">
            <text:p>http://dblp.org/rec/journals/chinaf/LiLZ0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CIENCE CHINA Information Sciences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A new non-exact Aho-Corasick framework for ECG classification.</text:p>
          </table:table-cell>
          <table:table-cell table:number-columns-repeated="3"/>
          <table:table-cell office:value-type="string" calcext:value-type="string">
            <text:p>SIGARCH Computer Architecture News</text:p>
          </table:table-cell>
          <table:table-cell office:value-type="string" calcext:value-type="string">
            <text:p>http://dblp.org/rec/journals/sigarch/TsengZHLPIW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IGARCH Computer Architecture New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Microcanonical Processing Methodology for ECG and Intracardial Potential: Application to Atrial Fibrillation.</text:p>
          </table:table-cell>
          <table:table-cell table:number-columns-repeated="3"/>
          <table:table-cell office:value-type="string" calcext:value-type="string">
            <text:p>T. Mass-Data Analysis of Images and Signals</text:p>
          </table:table-cell>
          <table:table-cell office:value-type="string" calcext:value-type="string">
            <text:p>http://dblp.org/rec/journals/mda/PontHYDH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Transactions on Mass-Data Analysis of Images and Signal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enetic algorithm and wavelet hybrid scheme for ECG signal denoising.</text:p>
          </table:table-cell>
          <table:table-cell table:number-columns-repeated="3"/>
          <table:table-cell office:value-type="string" calcext:value-type="string">
            <text:p>Telecommunication Systems</text:p>
          </table:table-cell>
          <table:table-cell office:value-type="string" calcext:value-type="string">
            <text:p>http://dblp.org/rec/journals/telsys/El-Dahshan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EEE/ACM International Symposium on Modeling, Analysis, and Simulation On Computer and Telecommunication Systems (MASCOT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Real-Time Automatic ECG Diagnosis Method Dedicated to Pervasive Cardiac Care.</text:p>
          </table:table-cell>
          <table:table-cell table:number-columns-repeated="3"/>
          <table:table-cell office:value-type="string" calcext:value-type="string">
            <text:p>Wireless Sensor Network</text:p>
          </table:table-cell>
          <table:table-cell office:value-type="string" calcext:value-type="string">
            <text:p>http://dblp.org/rec/journals/wsn/ZhouHZ0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FIP International Conference on Personal Wireless Communications (PW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n improved procedure for detection of heart arrhythmias with novel pre-processing techniques.</text:p>
          </table:table-cell>
          <table:table-cell table:number-columns-repeated="3"/>
          <table:table-cell office:value-type="string" calcext:value-type="string">
            <text:p>Expert Systems</text:p>
          </table:table-cell>
          <table:table-cell office:value-type="string" calcext:value-type="string">
            <text:p>http://dblp.org/rec/journals/es/GhorbanianJGN1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761" calcext:value-type="float">
            <text:p>0.761</text:p>
          </table:table-cell>
          <table:table-cell office:value-type="string" calcext:value-type="string">
            <text:p>Expert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Development of a Wearable Mobile Electrocardiogram Monitoring System by Using Novel Dry Foam Electrodes.</text:p>
          </table:table-cell>
          <table:table-cell table:number-columns-repeated="3"/>
          <table:table-cell office:value-type="string" calcext:value-type="string">
            <text:p>IEEE Systems Journal</text:p>
          </table:table-cell>
          <table:table-cell office:value-type="string" calcext:value-type="string">
            <text:p>http://dblp.org/rec/journals/sj/TsengLLWW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98" calcext:value-type="float">
            <text:p>1.98</text:p>
          </table:table-cell>
          <table:table-cell office:value-type="string" calcext:value-type="string">
            <text:p>IEEE Systems Journal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ecure Stochastic ECG Signals Based on Gaussian Mixture Model for e -Healthcare Systems.</text:p>
          </table:table-cell>
          <table:table-cell table:number-columns-repeated="3"/>
          <table:table-cell office:value-type="string" calcext:value-type="string">
            <text:p>IEEE Systems Journal</text:p>
          </table:table-cell>
          <table:table-cell office:value-type="string" calcext:value-type="string">
            <text:p>http://dblp.org/rec/journals/sj/WangWHPSC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98" calcext:value-type="float">
            <text:p>1.98</text:p>
          </table:table-cell>
          <table:table-cell office:value-type="string" calcext:value-type="string">
            <text:p>IEEE Systems Journal</text:p>
          </table:table-cell>
        </table:table-row>
        <table:table-row table:style-name="ro1" table:number-rows-repeated="1047881">
          <table:table-cell table:number-columns-repeated="10"/>
        </table:table-row>
        <table:table-row table:style-name="ro1" table:number-rows-repeated="228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</table:table>
      <table:table table:name="all" table:style-name="ta1">
        <table:table-column table:style-name="co19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6" table:default-cell-style-name="ce1"/>
        <table:table-column table:style-name="co23" table:default-cell-style-name="ce1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in idea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ame</text:p>
          </table:table-cell>
        </table:table-row>
        <table:table-row table:style-name="ro7">
          <table:table-cell office:value-type="float" office:value="2014" calcext:value-type="float">
            <text:p>2014</text:p>
          </table:table-cell>
          <table:table-cell office:value-type="string" calcext:value-type="string">
            <text:p>Detection of Driving fatigue by using Noncontact EMG and ECG signals Measurement System.</text:p>
          </table:table-cell>
          <table:table-cell table:number-columns-repeated="3"/>
          <table:table-cell office:value-type="string" calcext:value-type="string">
            <text:p>Int. J. Neural Syst.</text:p>
          </table:table-cell>
          <table:table-cell office:value-type="string" calcext:value-type="string">
            <text:p>http://dblp.org/rec/journals/ijns/FuW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.507" calcext:value-type="float">
            <text:p>6.507</text:p>
          </table:table-cell>
          <table:table-cell office:value-type="string" calcext:value-type="string">
            <text:p>International Journal of Neural Systems (IJNS)</text:p>
          </table:table-cell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Application of Higher Order cumulant Features for Cardiac Health Diagnosis using ECG signals.</text:p>
          </table:table-cell>
          <table:table-cell table:number-columns-repeated="3"/>
          <table:table-cell office:value-type="string" calcext:value-type="string">
            <text:p>Int. J. Neural Syst.</text:p>
          </table:table-cell>
          <table:table-cell office:value-type="string" calcext:value-type="string">
            <text:p>http://dblp.org/rec/journals/ijns/MartisALMRC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.507" calcext:value-type="float">
            <text:p>6.507</text:p>
          </table:table-cell>
          <table:table-cell office:value-type="string" calcext:value-type="string">
            <text:p>International Journal of Neural Systems (IJNS)</text:p>
          </table:table-cell>
        </table:table-row>
        <table:table-row table:style-name="ro7">
          <table:table-cell office:value-type="float" office:value="2016" calcext:value-type="float">
            <text:p>2016</text:p>
          </table:table-cell>
          <table:table-cell office:value-type="string" calcext:value-type="string">
            <text:p>Techniques for Ventricular Repolarization Instability Assessment From the ECG.</text:p>
          </table:table-cell>
          <table:table-cell table:number-columns-repeated="3"/>
          <table:table-cell office:value-type="string" calcext:value-type="string">
            <text:p>Proceedings of the IEEE</text:p>
          </table:table-cell>
          <table:table-cell office:value-type="string" calcext:value-type="string">
            <text:p>http://dblp.org/rec/journals/pieee/LagunaCP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934" calcext:value-type="float">
            <text:p>4.934</text:p>
          </table:table-cell>
          <table:table-cell office:value-type="string" calcext:value-type="string">
            <text:p>Proceedings of the IEEE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 New Algorithm to Diagnose Atrial Ectopic Origin from Multi Lead ECG Systems - Insights from 3D Virtual Human Atria and Torso.</text:p>
          </table:table-cell>
          <table:table-cell table:number-columns-repeated="3"/>
          <table:table-cell office:value-type="string" calcext:value-type="string">
            <text:p>PLoS Computational Biology</text:p>
          </table:table-cell>
          <table:table-cell office:value-type="string" calcext:value-type="string">
            <text:p>http://dblp.org/rec/journals/ploscb/AldayCLBHWHZ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.62" calcext:value-type="float">
            <text:p>4.62</text:p>
          </table:table-cell>
          <table:table-cell office:value-type="string" calcext:value-type="string">
            <text:p>PLoS Computational Biology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Block-Based Neural Networks for Personalized ECG Signal Classification.</text:p>
          </table:table-cell>
          <table:table-cell table:number-columns-repeated="3"/>
          <table:table-cell office:value-type="string" calcext:value-type="string">
            <text:p>IEEE Transactions on Neural Networks</text:p>
          </table:table-cell>
          <table:table-cell office:value-type="string" calcext:value-type="string">
            <text:p>http://dblp.org/rec/journals/tnn/JiangK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37" calcext:value-type="float">
            <text:p>4.37</text:p>
          </table:table-cell>
          <table:table-cell office:value-type="string" calcext:value-type="string">
            <text:p>IEEE Transactions on Neural Networks and Learning Systems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pplication of Information Technology: A Method for Automatic Identification of Reliable Heart Rates Calculated from ECG and PPG Waveforms.</text:p>
          </table:table-cell>
          <table:table-cell table:number-columns-repeated="3"/>
          <table:table-cell office:value-type="string" calcext:value-type="string">
            <text:p>JAMIA</text:p>
          </table:table-cell>
          <table:table-cell office:value-type="string" calcext:value-type="string">
            <text:p>http://dblp.org/rec/journals/jamia/YuLMRR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504" calcext:value-type="float">
            <text:p>3.504</text:p>
          </table:table-cell>
          <table:table-cell office:value-type="string" calcext:value-type="string">
            <text:p>Journal of the American Medical Informatics Association (JAMIA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mproved Hilbert-Huang transform based weak signal detection methodology and its application on incipient fault diagnosis and ECG signal analysis.</text:p>
          </table:table-cell>
          <table:table-cell table:number-columns-repeated="3"/>
          <table:table-cell office:value-type="string" calcext:value-type="string">
            <text:p>Signal Processing</text:p>
          </table:table-cell>
          <table:table-cell office:value-type="string" calcext:value-type="string">
            <text:p>http://dblp.org/rec/journals/sigpro/YanL1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Sequential beat-to-beat P and T wave delineation and waveform estimation in ECG signals: Block Gibbs sampler and marginalized particle filter.</text:p>
          </table:table-cell>
          <table:table-cell table:number-columns-repeated="3"/>
          <table:table-cell office:value-type="string" calcext:value-type="string">
            <text:p>Signal Processing</text:p>
          </table:table-cell>
          <table:table-cell office:value-type="string" calcext:value-type="string">
            <text:p>http://dblp.org/rec/journals/sigpro/LinKGMTH1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fficient sign based normalized adaptive filtering techniques for cancelation of artifacts in ECG signals: Application to wireless biotelemetry.</text:p>
          </table:table-cell>
          <table:table-cell table:number-columns-repeated="3"/>
          <table:table-cell office:value-type="string" calcext:value-type="string">
            <text:p>Signal Processing</text:p>
          </table:table-cell>
          <table:table-cell office:value-type="string" calcext:value-type="string">
            <text:p>http://dblp.org/rec/journals/sigpro/RahmanSR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Embedded filter bank-based algorithm for ECG compression.</text:p>
          </table:table-cell>
          <table:table-cell table:number-columns-repeated="3"/>
          <table:table-cell office:value-type="string" calcext:value-type="string">
            <text:p>Signal Processing</text:p>
          </table:table-cell>
          <table:table-cell office:value-type="string" calcext:value-type="string">
            <text:p>http://dblp.org/rec/journals/sigpro/Blanco-VelascoCMGB0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7">
          <table:table-cell office:value-type="float" office:value="2007" calcext:value-type="float">
            <text:p>2007</text:p>
          </table:table-cell>
          <table:table-cell office:value-type="string" calcext:value-type="string">
            <text:p>Development of entropy based algorithm for cardiac beat detection in 12-lead electrocardiogram.</text:p>
          </table:table-cell>
          <table:table-cell table:number-columns-repeated="3"/>
          <table:table-cell office:value-type="string" calcext:value-type="string">
            <text:p>Signal Processing</text:p>
          </table:table-cell>
          <table:table-cell office:value-type="string" calcext:value-type="string">
            <text:p>http://dblp.org/rec/journals/sigpro/MehtaL0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A Signal Decomposition Model-Based Bayesian Framework for ECG Components Separation.</text:p>
          </table:table-cell>
          <table:table-cell table:number-columns-repeated="3"/>
          <table:table-cell office:value-type="string" calcext:value-type="string">
            <text:p>IEEE Transactions on Signal Processing</text:p>
          </table:table-cell>
          <table:table-cell office:value-type="string" calcext:value-type="string">
            <text:p>http://dblp.org/rec/journals/tsp/RooniziS1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lectrocardiogram Signal Modeling With Adaptive Parameter Estimation Using Sequential Bayesian Methods.</text:p>
          </table:table-cell>
          <table:table-cell table:number-columns-repeated="3"/>
          <table:table-cell office:value-type="string" calcext:value-type="string">
            <text:p>IEEE Transactions on Signal Processing</text:p>
          </table:table-cell>
          <table:table-cell office:value-type="string" calcext:value-type="string">
            <text:p>http://dblp.org/rec/journals/tsp/EdlaKP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Two-Dimensional Warping for One-Dimensional Signals - Conceptual Framework and Application to ECG Processing.</text:p>
          </table:table-cell>
          <table:table-cell table:number-columns-repeated="3"/>
          <table:table-cell office:value-type="string" calcext:value-type="string">
            <text:p>IEEE Transactions on Signal Processing</text:p>
          </table:table-cell>
          <table:table-cell office:value-type="string" calcext:value-type="string">
            <text:p>http://dblp.org/rec/journals/tsp/SchmidtBPMZ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7">
          <table:table-cell office:value-type="float" office:value="2014" calcext:value-type="float">
            <text:p>2014</text:p>
          </table:table-cell>
          <table:table-cell office:value-type="string" calcext:value-type="string">
            <text:p>Cloud enabled fractal based ECG compression in wireless body sensor networks.</text:p>
          </table:table-cell>
          <table:table-cell table:number-columns-repeated="3"/>
          <table:table-cell office:value-type="string" calcext:value-type="string">
            <text:p>Future Generation Comp. Syst.</text:p>
          </table:table-cell>
          <table:table-cell office:value-type="string" calcext:value-type="string">
            <text:p>http://dblp.org/rec/journals/fgcs/IbaidaAK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.786" calcext:value-type="float">
            <text:p>2.786</text:p>
          </table:table-cell>
          <table:table-cell office:value-type="string" calcext:value-type="string">
            <text:p>Future Generation Computer Systems</text:p>
          </table:table-cell>
        </table:table-row>
        <table:table-row table:style-name="ro7">
          <table:table-cell office:value-type="float" office:value="2012" calcext:value-type="float">
            <text:p>2012</text:p>
          </table:table-cell>
          <table:table-cell office:value-type="string" calcext:value-type="string">
            <text:p>An autonomic cloud environment for hosting ECG data analysis services.</text:p>
          </table:table-cell>
          <table:table-cell table:number-columns-repeated="3"/>
          <table:table-cell office:value-type="string" calcext:value-type="string">
            <text:p>Future Generation Comp. Syst.</text:p>
          </table:table-cell>
          <table:table-cell office:value-type="string" calcext:value-type="string">
            <text:p>http://dblp.org/rec/journals/fgcs/PandeyVNKB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.786" calcext:value-type="float">
            <text:p>2.786</text:p>
          </table:table-cell>
          <table:table-cell office:value-type="string" calcext:value-type="string">
            <text:p>Future Generation Computer Systems</text:p>
          </table:table-cell>
        </table:table-row>
        <table:table-row table:style-name="ro7">
          <table:table-cell office:value-type="float" office:value="2007" calcext:value-type="float">
            <text:p>2007</text:p>
          </table:table-cell>
          <table:table-cell office:value-type="string" calcext:value-type="string">
            <text:p>Comparative Study of QRS Detection in Single Lead and 12-Lead Electrocardiogram using Support Vector Machine.</text:p>
          </table:table-cell>
          <table:table-cell table:number-columns-repeated="3"/>
          <table:table-cell office:value-type="string" calcext:value-type="string">
            <text:p>Engineering Letters</text:p>
          </table:table-cell>
          <table:table-cell office:value-type="string" calcext:value-type="string">
            <text:p>http://dblp.org/rec/journals/engl/MehtaL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754" calcext:value-type="float">
            <text:p>2.754</text:p>
          </table:table-cell>
          <table:table-cell office:value-type="string" calcext:value-type="string">
            <text:p>Engineering Letters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Resource-aware secure ECG healthcare monitoring through body sensor networks.</text:p>
          </table:table-cell>
          <table:table-cell table:number-columns-repeated="3"/>
          <table:table-cell office:value-type="string" calcext:value-type="string">
            <text:p>IEEE Wireless Commun.</text:p>
          </table:table-cell>
          <table:table-cell office:value-type="string" calcext:value-type="string">
            <text:p>http://dblp.org/rec/journals/wc/WangPWSCK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496" calcext:value-type="float">
            <text:p>2.496</text:p>
          </table:table-cell>
          <table:table-cell office:value-type="string" calcext:value-type="string">
            <text:p>IEEE Wireless Communication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ompressive Sensing of Electrocardiogram Signals by Promoting Sparsity on the Second-Order Difference and by Using Dictionary Learning.</text:p>
          </table:table-cell>
          <table:table-cell table:number-columns-repeated="3"/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PantK1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n ECG Recording Front-End With Continuous-Time Level-Crossing Sampling.</text:p>
          </table:table-cell>
          <table:table-cell table:number-columns-repeated="3"/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LiMYZS1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ompressed Sensing System Considerations for ECG and EMG Wireless Biosensors.</text:p>
          </table:table-cell>
          <table:table-cell table:number-columns-repeated="3"/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DixonAGA12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put-Feature Correlated Asynchronous Analog to Information Converter for ECG Monitoring.</text:p>
          </table:table-cell>
          <table:table-cell table:number-columns-repeated="3"/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AgarwalS1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ower-Efficient Cross-Correlation Beat Detection in Electrocardiogram Analysis Using Bitstreams.</text:p>
          </table:table-cell>
          <table:table-cell table:number-columns-repeated="3"/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LisethMHLW1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Systematic Design and Modeling of a OTA-C Filter for Portable ECG Detection.</text:p>
          </table:table-cell>
          <table:table-cell table:number-columns-repeated="3"/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LeeC0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Sleep and Wake Classification With ECG and Respiratory Effort Signals.</text:p>
          </table:table-cell>
          <table:table-cell table:number-columns-repeated="3"/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KarlenMF0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QRS Detection Based on Multiscale Mathematical Morphology for Wearable ECG Devices in Body Area Networks.</text:p>
          </table:table-cell>
          <table:table-cell table:number-columns-repeated="3"/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http://dblp.org/rec/journals/tbcas/ZhangL09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An Automatic Screening Approach for Obstructive Sleep Apnea Diagnosis Based on Single-Lead Electrocardiogram.</text:p>
          </table:table-cell>
          <table:table-cell table:number-columns-repeated="3"/>
          <table:table-cell office:value-type="string" calcext:value-type="string">
            <text:p>IEEE T. Automation Science and Engineering</text:p>
          </table:table-cell>
          <table:table-cell office:value-type="string" calcext:value-type="string">
            <text:p>http://dblp.org/rec/journals/tase/ChenZS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428" calcext:value-type="float">
            <text:p>2.428</text:p>
          </table:table-cell>
          <table:table-cell office:value-type="string" calcext:value-type="string">
            <text:p>IEEE Transactions on Automation Science and Engineering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Privacy-Preserving ECG Classification With Branching Programs and Neural Networks.</text:p>
          </table:table-cell>
          <table:table-cell table:number-columns-repeated="3"/>
          <table:table-cell office:value-type="string" calcext:value-type="string">
            <text:p>IEEE Transactions on Information Forensics and Security</text:p>
          </table:table-cell>
          <table:table-cell office:value-type="string" calcext:value-type="string">
            <text:p>http://dblp.org/rec/journals/tifs/BarniFLS0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.408" calcext:value-type="float">
            <text:p>2.408</text:p>
          </table:table-cell>
          <table:table-cell office:value-type="string" calcext:value-type="string">
            <text:p>IEEE Transactions on Information Forensics and Security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n Energy-Efficient Design for ECG Recording and R-Peak Detection Based on Wavelet Transform.</text:p>
          </table:table-cell>
          <table:table-cell table:number-columns-repeated="3"/>
          <table:table-cell office:value-type="string" calcext:value-type="string">
            <text:p>IEEE Trans. on Circuits and Systems</text:p>
          </table:table-cell>
          <table:table-cell office:value-type="string" calcext:value-type="string">
            <text:p>http://dblp.org/rec/journals/tcas/ZouHXHWFZ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403" calcext:value-type="float">
            <text:p>2.403</text:p>
          </table:table-cell>
          <table:table-cell office:value-type="string" calcext:value-type="string">
            <text:p>IEEE Transactions on Circuits and Systems I: Regular Papers</text:p>
          </table:table-cell>
        </table:table-row>
        <table:table-row table:style-name="ro7">
          <table:table-cell office:value-type="float" office:value="2016" calcext:value-type="float">
            <text:p>2016</text:p>
          </table:table-cell>
          <table:table-cell office:value-type="string" calcext:value-type="string">
            <text:p>Imperceptibility - Robustness tradeoff studies for ECG steganography using Continuous Ant Colony Optimization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JeroRS16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eizure detection using EEG and ECG signals for computer-based monitoring, analysis and management of epileptic patients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MporasTZKRM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5" calcext:value-type="float">
            <text:p>2015</text:p>
          </table:table-cell>
          <table:table-cell office:value-type="string" calcext:value-type="string">
            <text:p>Classification of electrocardiogram and auscultatory blood pressure signals using machine learning models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SeeraLLLL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ardiovascular diseases identification using electrocardiogram health identifier based on multiple criteria decision making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ChuiTWHCCMK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5" calcext:value-type="float">
            <text:p>2015</text:p>
          </table:table-cell>
          <table:table-cell office:value-type="string" calcext:value-type="string">
            <text:p>A novel technique for cardiac arrhythmia classification using spectral correlation and support vector machines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KhalafOY1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CG arrhythmia classification based on optimum-path forest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LuzNAPM13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Application of statistics and machine learning for risk stratification of heritable cardiac arrhythmias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WasanUMYY13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nalyzing ECG for cardiac arrhythmia using cluster analysis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YehCL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2" calcext:value-type="float">
            <text:p>2012</text:p>
          </table:table-cell>
          <table:table-cell office:value-type="string" calcext:value-type="string">
            <text:p>ECG arrhythmia recognition via a neuro-SVM-KNN hybrid classifier with virtual QRS image-based geometrical features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HomaeinezhadATTGE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etection of cardiac arrhythmia in electrocardiograms using adaptive feature extraction and modified support vector machines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ShenKYHWL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2" calcext:value-type="float">
            <text:p>2012</text:p>
          </table:table-cell>
          <table:table-cell office:value-type="string" calcext:value-type="string">
            <text:p>Sleep-wake stages classification and sleep efficiency estimation using single-lead electrocardiogram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AdnaneJY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Hybrid intelligent system for cardiac arrhythmia classification with Fuzzy K-Nearest Neighbors and neural networks combined with a fuzzy system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CastilloMRS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2" calcext:value-type="float">
            <text:p>2012</text:p>
          </table:table-cell>
          <table:table-cell office:value-type="string" calcext:value-type="string">
            <text:p>Application of principal component analysis to ECG signals for automated diagnosis of cardiac health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MartisAMRC12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Integration of type-2 fuzzy clustering and wavelet transform in a neural network based ECG classifier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OzbayCK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Personalized long-term ECG classification: A systematic approach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KiranyazTPG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A clustering based system for instant detection of cardiac abnormalities from compressed ECG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SufiKM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High resolution ambulatory holter ECG events detection-delineation via modified multi-lead wavelet-based features analysis: Detection and quantification of heart rate turbulence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GhaffariHD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Robust multiple cardiac arrhythmia detection through bispectrum analysis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LanataVMS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Preprocessing and analysis of ECG signals - A self-organizing maps approach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Gacek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An expert system for automated recognition of patients with obstructive sleep apnea using electrocardiogram recordings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YildizAP1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A qualitative comparison of Artificial Neural Networks and Support Vector Machines in ECG arrhythmias classification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MoavenianK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A comparative study of DWT, CWT and DCT transformations in ECG arrhythmias classification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KhorramiM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Recurrent neural networks employing Lyapunov exponents for analysis of ECG signals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Ubeyli10b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Feature selection algorithm for ECG signals using Range-Overlaps Method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YehWC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Development of ECG beat segmentation method by combining lowpass filter and irregular R-R interval checkup strategy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ChoiALJJP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Diagnostic study on arrhythmia cordis based on particle swarm optimization-based support vector machine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Fei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ECG beat classification using particle swarm optimization and radial basis function neural network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KorurekD10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09" calcext:value-type="float">
            <text:p>2009</text:p>
          </table:table-cell>
          <table:table-cell office:value-type="string" calcext:value-type="string">
            <text:p>A novel approach for classification of ECG arrhythmias: Type-2 fuzzy clustering neural network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CeylanOK0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dentification of QRS complexes in 12-lead electrocardiogram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MehtaL0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09" calcext:value-type="float">
            <text:p>2009</text:p>
          </table:table-cell>
          <table:table-cell office:value-type="string" calcext:value-type="string">
            <text:p>Selection of significant independent components for ECG beat classification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YuC0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istics over features of ECG signals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Ubeyli09a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08" calcext:value-type="float">
            <text:p>2008</text:p>
          </table:table-cell>
          <table:table-cell office:value-type="string" calcext:value-type="string">
            <text:p>Enhancement of time-frequency properties of ECG for detecting micropotentials by wavelet transform based method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TirtomEE08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08" calcext:value-type="float">
            <text:p>2008</text:p>
          </table:table-cell>
          <table:table-cell office:value-type="string" calcext:value-type="string">
            <text:p>Adaptive wavelet network for multiple cardiac arrhythmias recognition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LinDC08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08" calcext:value-type="float">
            <text:p>2008</text:p>
          </table:table-cell>
          <table:table-cell office:value-type="string" calcext:value-type="string">
            <text:p>Integration of independent component analysis and neural networks for ECG beat classification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YuC08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Ontological fuzzy agent for electrocardiogram application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LeeW08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07" calcext:value-type="float">
            <text:p>2007</text:p>
          </table:table-cell>
          <table:table-cell office:value-type="string" calcext:value-type="string">
            <text:p>Comparison of FCM, PCA and WT techniques for classification ECG arrhythmias using artificial neural network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CeylanO07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07" calcext:value-type="float">
            <text:p>2007</text:p>
          </table:table-cell>
          <table:table-cell office:value-type="string" calcext:value-type="string">
            <text:p>A switchable scheme for ECG beat classification based on independent component analysis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YuC07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 new method to medical diagnosis: Artificial immune recognition system (AIRS) with fuzzy weighted pre-processing and application to ECG arrhythmia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PolatSG06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 support vector machine classifier algorithm based on a perturbation method and its application to ECG beat recognition systems.</text:p>
          </table:table-cell>
          <table:table-cell table:number-columns-repeated="3"/>
          <table:table-cell office:value-type="string" calcext:value-type="string">
            <text:p>Expert Syst. Appl.</text:p>
          </table:table-cell>
          <table:table-cell office:value-type="string" calcext:value-type="string">
            <text:p>http://dblp.org/rec/journals/eswa/Acir06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2" calcext:value-type="float">
            <text:p>2012</text:p>
          </table:table-cell>
          <table:table-cell office:value-type="string" calcext:value-type="string">
            <text:p>An improved procedure for detection of heart arrhythmias with novel pre-processing techniques.</text:p>
          </table:table-cell>
          <table:table-cell table:number-columns-repeated="3"/>
          <table:table-cell office:value-type="string" calcext:value-type="string">
            <text:p>Expert Systems</text:p>
          </table:table-cell>
          <table:table-cell office:value-type="string" calcext:value-type="string">
            <text:p>http://dblp.org/rec/journals/es/GhorbanianJGN1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A fast expert system for electrocardiogram arrhythmia detection.</text:p>
          </table:table-cell>
          <table:table-cell table:number-columns-repeated="3"/>
          <table:table-cell office:value-type="string" calcext:value-type="string">
            <text:p>Expert Systems</text:p>
          </table:table-cell>
          <table:table-cell office:value-type="string" calcext:value-type="string">
            <text:p>http://dblp.org/rec/journals/es/MahmoodabadiAABA1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Feasibility of probabilistic neural networks, Kohonen self-organizing maps and fuzzy clustering for source localization of ventricular focal arrhythmias from intravenous catheter measurements.</text:p>
          </table:table-cell>
          <table:table-cell table:number-columns-repeated="3"/>
          <table:table-cell office:value-type="string" calcext:value-type="string">
            <text:p>Expert Systems</text:p>
          </table:table-cell>
          <table:table-cell office:value-type="string" calcext:value-type="string">
            <text:p>http://dblp.org/rec/journals/es/SunayCY0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09" calcext:value-type="float">
            <text:p>2009</text:p>
          </table:table-cell>
          <table:table-cell office:value-type="string" calcext:value-type="string">
            <text:p>Detection and delineation of P and T waves in 12-lead electrocardiograms.</text:p>
          </table:table-cell>
          <table:table-cell table:number-columns-repeated="3"/>
          <table:table-cell office:value-type="string" calcext:value-type="string">
            <text:p>Expert Systems</text:p>
          </table:table-cell>
          <table:table-cell office:value-type="string" calcext:value-type="string">
            <text:p>http://dblp.org/rec/journals/es/MehtaLS0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08" calcext:value-type="float">
            <text:p>2008</text:p>
          </table:table-cell>
          <table:table-cell office:value-type="string" calcext:value-type="string">
            <text:p>Implementing wavelet transform/mixture of experts network for analysis of electrocardiogram beats.</text:p>
          </table:table-cell>
          <table:table-cell table:number-columns-repeated="3"/>
          <table:table-cell office:value-type="string" calcext:value-type="string">
            <text:p>Expert Systems</text:p>
          </table:table-cell>
          <table:table-cell office:value-type="string" calcext:value-type="string">
            <text:p>http://dblp.org/rec/journals/es/Ubeyli08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07" calcext:value-type="float">
            <text:p>2007</text:p>
          </table:table-cell>
          <table:table-cell office:value-type="string" calcext:value-type="string">
            <text:p>Detection of electrocardiogram beats using a fuzzy similarity index.</text:p>
          </table:table-cell>
          <table:table-cell table:number-columns-repeated="3"/>
          <table:table-cell office:value-type="string" calcext:value-type="string">
            <text:p>Expert Systems</text:p>
          </table:table-cell>
          <table:table-cell office:value-type="string" calcext:value-type="string">
            <text:p>http://dblp.org/rec/journals/es/Ubeyli07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4" calcext:value-type="float">
            <text:p>2014</text:p>
          </table:table-cell>
          <table:table-cell office:value-type="string" calcext:value-type="string">
            <text:p>Development of a Wearable Mobile Electrocardiogram Monitoring System by Using Novel Dry Foam Electrodes.</text:p>
          </table:table-cell>
          <table:table-cell table:number-columns-repeated="3"/>
          <table:table-cell office:value-type="string" calcext:value-type="string">
            <text:p>IEEE Systems Journal</text:p>
          </table:table-cell>
          <table:table-cell office:value-type="string" calcext:value-type="string">
            <text:p>http://dblp.org/rec/journals/sj/TsengLLWW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Secure Stochastic ECG Signals Based on Gaussian Mixture Model for e -Healthcare Systems.</text:p>
          </table:table-cell>
          <table:table-cell table:number-columns-repeated="3"/>
          <table:table-cell office:value-type="string" calcext:value-type="string">
            <text:p>IEEE Systems Journal</text:p>
          </table:table-cell>
          <table:table-cell office:value-type="string" calcext:value-type="string">
            <text:p>http://dblp.org/rec/journals/sj/WangWHPSC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Detecting the Elusive P-Wave: A New ECG Lead to Improve the Recording of Atrial Activity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KennedyFGBM1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Motion Artifacts in Capacitive ECG Measurements: Reducing the Combined Effect of DC Voltages and Capacitance Changes Using an Injection Signal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erteynVMB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aturation of the Right-Leg Drive Amplifier in Low-Voltage ECG Monitor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FreemanGMCB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emisupervised ECG Ventricular Beat Classification With Novelty Detection Based on Switching Kalman Filter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OsterBSNJC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 Novel Algorithm for the Automatic Detection of Sleep Apnea From Single-Lead ECG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VaronCTBH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ufferless Compression of Asynchronously Sampled ECG Signals in Cubic Hermitian Vector Space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arisaNHWVJG1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Detection of Life-Threatening Arrhythmias Using Feature Selection and Support Vector Machine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tienzaMFGR14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trial Electrical Activity Detection Using Linear Combination of 12-Lead ECG Signal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PerlmanKWAZ14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CG Signal Quality During Arrhythmia and Its Application to False Alarm Reduction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BeharOLC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patial Variability of the 12-Lead Surface ECG as a Tool for Noninvasive Prediction of Catheter Ablation Outcome in Persistent Atrial Fibrillation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eoZMLS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urface Electrocardiogram Reconstruction From Intracardiac Electrograms Using a Dynamic Time Delay Artificial Neural Network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PoreeKCMMH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daptive Wavelet Wiener Filtering of ECG Signal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mitalVKP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 Fully Adaptive Multiresolution Algorithm for Atrial Arrhythmia Simulation on Anatomically Realistic Unstructured Meshe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ristoforettiMR13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lectrocardiogram-Assisted Blood Pressure Estimation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hmadCSBBDG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pplication of Kernel Principal Component Analysis for Single-Lead-ECG-Derived Respiration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WidjajaVDSH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utomatic Motion and Noise Artifact Detection in Holter ECG Data Using Empirical Mode Decomposition and Statistical Approache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eeMMC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Nonstationary Harmonic Modeling for ECG Removal in Surface EMG Signal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ZivanovicG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Respiration Effect on Wavelet-Based ECG T-Wave End Delineation Strategie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NoriegaMLBA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 Novel Methodology for Assessing the Bounded-Input Bounded-Output Instability in QT Interval Dynamics: Application to Clinical ECG With Ventricular Tachycardia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henT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n Automatic Patient-Adapted ECG Heartbeat Classifier Allowing Expert Assistance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lamedoM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Nonlocal Means Denoising of ECG Signal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TraceyM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Heartbeat Classification Using Morphological and Dynamic Features of ECG Signal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YeKC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CG Analysis Using Multiple Instance Learning for Myocardial Infarction Detection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unLYL12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 Classification Tree Approach for Cardiac Ischemia Detection Using Spatiotemporal Information From Three Standard ECG Lead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Fayn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0" office:value-type="string" calcext:value-type="string">
            <text:p>Multiple Functional ECG Signal is Processing for Wearable Applications of Long-Term Cardiac Monitoring.</text:p>
          </table:table-cell>
          <table:table-cell table:style-name="ce10"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iuZPZJY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n Adaptive Kalman Filter for ECG Signal Enhancement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VullingsVB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traction and Analysis of T Waves in Electrocardiograms During Atrial Flutter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JacquemetDNLSBKV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Quantification of Restitution Dispersion From the Dynamic Changes of the T -Wave Peak to End, Measured at the Surface ECG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incholePRZDv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lassification of Paroxysmal and Persistent Atrial Fibrillation in Ambulatory ECG Recording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lcarazSSR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rhythmia Discrimination in Implantable Cardioverter Defibrillators Using Support Vector Machines Applied to a New Representation of Electrogram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ilpiedDRHD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Optimization of ECG Classification by Means of Feature Selection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arZMLP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idomain ECG Simulations Using an Augmented Monodomain Model for the Cardiac Source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BishopP11a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 Real-Time ECG Data Compression and Transmission Algorithm for an e-Health Device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eeKL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ressed Sensing for Real-Time Energy-Efficient ECG Compression on Wireless Body Sensor Node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amaghanianKAV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Life-Threatening Arrhythmia Verification in ICU Patients Using the Joint Cardiovascular Dynamical Model and a Bayesian Filter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yadiS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CG on the Road: Robust and Unobtrusive Estimation of Heart Rate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WartzekELLLW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n Estimate of the Dispersion of Repolarization Times Based on a Biophysical Model of the ECG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ssiM1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rincipal Component Analysis as a Tool for Analyzing Beat-to-Beat Changes in ECG Features: Application to ECG-Derived Respiration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angleyBM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Resolution Strategies for the Finite-Element-Based Solution of the ECG Inverse Problem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WangKJ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mproving ECG Beats Delineation With an Evolutionary Optimization Proces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DumontHC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timation of Respiratory Rate From ECG, Photoplethysmogram, and Piezoelectric Pulse Transducer Signals: A Comparative Study of Time-Frequency Method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DashSSC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Wavelet-Based ECG Data Compression System With Linear Quality Control Scheme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KuHWW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Nonlinear Bayesian Filtering for Denoising of Electrocardiograms Acquired in a Magnetic Resonance Environment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OsterPKF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- and T-Wave Delineation in ECG Signals Using a Bayesian Approach and a Partially Collapsed Gibbs Sampler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inMT10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PR Artifact Removal in Ventricular Fibrillation ECG Signals Using Gabor Multiplier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WertherKKBFGA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On ECG Signal Compression With 1-D Multiscale Recurrent Patterns Allied to Preprocessing Technique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FilhoRSCFS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mproved Event Interval Reconstruction in Synthetic Electrocardiogram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PotterK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-D Compression of ECG Signals Using ROI Mask and Conditional Entropy Coding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HuangWC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 Generic and Robust System for Automated Patient-Specific Classification of ECG Signal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InceKG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Solving the ECG Forward Problem by Means of Standard h- and h-Hierarchical Adaptive Linear Boundary Element Method: Comparison With Two Refinement Scheme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houXJWLC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ssessment of Autonomic Control and Respiratory Sinus Arrhythmia Using Point Process Models of Human Heart Beat Dynamic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henBB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Multilead Analysis of T-Wave Alternans in the ECG Using Principal Component Analysi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onasterioLM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Multilead ECG Delineation Using Spatially Projected Leads From Wavelet Transform Loop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lmeidaMRL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The Effect of ECG Interference on Pattern-Recognition-Based Myoelectric Control for Targeted Muscle Reinnervated Patient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HargroveZEK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Sleep Apnea Screening by Autoregressive Models From a Single ECG Lead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MendezBMCP09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pplication of Stochastic Finite Element Methods to Study the Sensitivity of ECG Forward Modeling to Organ Conductivity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GeneserKM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Removal of CPR Artifacts From the Ventricular Fibrillation ECG by Adaptive Regression on Lagged Reference Signal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RheinbergerSUBKA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Model-Based Fiducial Points Extraction for Baseline Wandered Electrocardiogram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yadiS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Power-Line Interference Detection and Suppression in ECG Signal Processing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inH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utomatic Detection and Imaging of Ischemic Changes During Electrocardiogram Monitoring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ZizzoHT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n ECG Signals Compression Method and Its Validation Using NN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FiraG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Truncated Total Least Squares: A New Regularization Method for the Solution of ECG Inverse Problem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houXJWLC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 Method for the Analysis of Respiratory Sinus Arrhythmia Using Continuous Wavelet Transform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nockaertMDPGS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Multichannel Electrocardiogram Decomposition Using Periodic Component Analysi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meniJS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CG Denoising and Compression Using a Modified Extended Kalman Filter Structure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yadiS08a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utomatic Real-Time ECG Coding Methodology Guaranteeing Signal Interpretation Quality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lesancoG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nalyzing High-Density ECG Signals Using ICA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ZhuAZCJDMC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Phase-Rectified Signal Averaging Used to Estimate the Dominant Frequencies in ECG Signals During Atrial Fibrillation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emayPJV08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CG Signal Compression Based on Burrows-Wheeler Transformation and Inversion Ranks of Linear Prediction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rnavut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ancellation of Ventricular Activity in the ECG: Evaluation of Novel and Existing Method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emayVOJK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Noise Cancellation Signal Processing Method and Computer System for Improved Real-Time Electrocardiogram Artifact Correction During MRI Data Acquisition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OdillePAVZF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CG Beat Detection Using a Geometrical Matching Approach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uarezSBGN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CG Recording on a Bed During Sleep Without Direct Skin-Contact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imKP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Wavelet Packets Feasibility Study for the Design of an ECG Compressor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Blanco-VelascoCGB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Transition Detection in Body Movement Activities for Wearable ECG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PawarACD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Noninvasive ECG as a Tool for Predicting Termination of Paroxysmal Atrial Fibrillation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hiarugiVCCV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onvolutive Blind Source Separation Algorithms Applied to the Electrocardiogram of Atrial Fibrillation: Study of Performance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VayaRSM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A Nonlinear Bayesian Filtering Framework for ECG Denoising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SameniSJC07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Comparison of atrial signal extraction algorithms in 12-lead ECGs with atrial fibrillation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LangleyRSMSM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 single-lead ECG enhancement algorithm using a regularized data-driven filter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HuN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n effective and efficient compression algorithm for ECG signals with irregular period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houCSK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 robust method for ECG-based estimation of the respiratory frequency during stress testing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BailonSL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QT variability and HRV interactions in ECG: quantification and reliability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lmeidaGRPML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Delineation of T-wave in ECG by wavelet transform using multiscale differential operator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henLK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n association rule mining-based methodology for automated detection of ischemic ECG beat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ExarchosPFM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ECG signal analysis through hidden Markov model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AndreaoDB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Sensitivity- and Effort-Gain Analysis: Multilead ECG Electrode Array Selection for Activation Time Imaging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HintermullerSPFMT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 Patient-Adapting Heartbeat Classifier Using ECG Morphology and Heartbeat Interval Feature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ChazalR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n Algorithm for Robust and Efficient Location of T-Wave Ends in Electrocardiograms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ZhangMMPS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 Novel ECG Data Compression Method Based on Nonrecursive Discrete Periodized Wavelet Transform.</text:p>
          </table:table-cell>
          <table:table-cell table:number-columns-repeated="3"/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ttp://dblp.org/rec/journals/tbe/KuWHH06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Enhanced approach for ECG classification based on wavelet transform and decision tree models.</text:p>
          </table:table-cell>
          <table:table-cell table:number-columns-repeated="3"/>
          <table:table-cell office:value-type="string" calcext:value-type="string">
            <text:p>Journal of Decision Systems</text:p>
          </table:table-cell>
          <table:table-cell office:value-type="string" calcext:value-type="string">
            <text:p>http://dblp.org/rec/journals/jds/CharfiK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313" calcext:value-type="float">
            <text:p>2.313</text:p>
          </table:table-cell>
          <table:table-cell office:value-type="string" calcext:value-type="string">
            <text:p>Journal of Decision Systems</text:p>
          </table:table-cell>
        </table:table-row>
        <table:table-row table:style-name="ro7">
          <table:table-cell office:value-type="float" office:value="2016" calcext:value-type="float">
            <text:p>2016</text:p>
          </table:table-cell>
          <table:table-cell office:value-type="string" calcext:value-type="string">
            <text:p>Effective Electrocardiogram Steganography Based on Coefficient Alignment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YangW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6" calcext:value-type="float">
            <text:p>2016</text:p>
          </table:table-cell>
          <table:table-cell office:value-type="string" calcext:value-type="string">
            <text:p>Compression and Encryption of ECG Signal Using Wavelet and Chaotically Huffman Code in Telemedicine Application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Raeiatibanadkooki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6" calcext:value-type="float">
            <text:p>2016</text:p>
          </table:table-cell>
          <table:table-cell office:value-type="string" calcext:value-type="string">
            <text:p>Detection of Shockable Ventricular Arrhythmia using Variational Mode Decomposition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TripathySD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6" calcext:value-type="float">
            <text:p>2016</text:p>
          </table:table-cell>
          <table:table-cell office:value-type="string" calcext:value-type="string">
            <text:p>Community-Based ECG Monitoring System for Patients with Cardiovascular Diseases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LinWT1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5" calcext:value-type="float">
            <text:p>2015</text:p>
          </table:table-cell>
          <table:table-cell office:value-type="string" calcext:value-type="string">
            <text:p>A Wearable Wireless ECG Monitoring System With Dynamic Transmission Power Control for Long-Term Homecare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WangDWH1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n Obstructive Sleep Apnea Detection Approach Using Kernel Density Classification Based on Single-Lead Electrocardiogram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ChenZW1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5" calcext:value-type="float">
            <text:p>2015</text:p>
          </table:table-cell>
          <table:table-cell office:value-type="string" calcext:value-type="string">
            <text:p>Human Identification Using Compressed ECG Signals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CamaraPT1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The Quantification of the QT-RR Interaction in ECG Signal Using the Detrended FluctuationAnalysis and ARARX Modelling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BaakekSB1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Discrete Wavelet Transform and Singular Value Decomposition Based ECG Steganography for Secured Patient Information Transmission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JeroRR1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Optimization of Noise in Non-integrated Instrumentation Amplifier for the Amplification of Very Low Electrophisiological Signals. Case of Electro Cardio Graphic Signals (ECG)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NgounouK1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An Awareness Approach to Analyze ECG Streaming Data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DonCCM13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2" calcext:value-type="float">
            <text:p>2012</text:p>
          </table:table-cell>
          <table:table-cell office:value-type="string" calcext:value-type="string">
            <text:p>Automated Screening of Arrhythmia Using Wavelet Based Machine Learning Techniques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MartisKCPSMR1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Field Programmable Gate Array Based Fuzzy Neural Signal Processing System for Differential Diagnosis of QRS Complex Tachycardia and Tachyarrhythmia in Noisy ECG Signals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Chowdhury1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2" calcext:value-type="float">
            <text:p>2012</text:p>
          </table:table-cell>
          <table:table-cell office:value-type="string" calcext:value-type="string">
            <text:p>A Neuro-Fuzzy Identification of ECG Beats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ChikhAM12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Fuzzy Clustered Probabilistic and Multi Layered Feed Forward Neural Networks for Electrocardiogram Arrhythmia Classification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HaseenaMP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Variable Threshold Method for ECG R-peak Detection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KewJ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Compressed ECG Biometric: A Fast, Secured and Efficient Method for Identification of CVD Patient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SufiKM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1" calcext:value-type="float">
            <text:p>2011</text:p>
          </table:table-cell>
          <table:table-cell office:value-type="string" calcext:value-type="string">
            <text:p>Classification of Arrhythmia Using Hybrid Networks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HaseenaJM1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10" calcext:value-type="float">
            <text:p>2010</text:p>
          </table:table-cell>
          <table:table-cell office:value-type="string" calcext:value-type="string">
            <text:p>Novel Approach to Fuzzy-Wavelet ECG Signal Analysis for a Mobile Device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TsengPCYLH10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 New Approach to Detection of ECG Arrhythmias: Complex Discrete Wavelet Transform Based Complex Valued Artificial Neural Network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Ozbay09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09" calcext:value-type="float">
            <text:p>2009</text:p>
          </table:table-cell>
          <table:table-cell office:value-type="string" calcext:value-type="string">
            <text:p>A New Feature Detection Mechanism and Its Application in Secured ECG Transmission with Noise Masking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SufiK09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09" calcext:value-type="float">
            <text:p>2009</text:p>
          </table:table-cell>
          <table:table-cell office:value-type="string" calcext:value-type="string">
            <text:p>Embedding and Retrieving Private Metadata in Electrocardiograms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KozatVLHY09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08" calcext:value-type="float">
            <text:p>2008</text:p>
          </table:table-cell>
          <table:table-cell office:value-type="string" calcext:value-type="string">
            <text:p>Adaptive Motion Artifacts Reduction Using 3-axis Accelerometer in E-textile ECG Measurement System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YoonMYLL08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7">
          <table:table-cell office:value-type="float" office:value="2008" calcext:value-type="float">
            <text:p>2008</text:p>
          </table:table-cell>
          <table:table-cell office:value-type="string" calcext:value-type="string">
            <text:p>AR Spectral Analysis Technique for Human PPG, ECG and EEG Signals.</text:p>
          </table:table-cell>
          <table:table-cell table:number-columns-repeated="3"/>
          <table:table-cell office:value-type="string" calcext:value-type="string">
            <text:p>J. Medical Systems</text:p>
          </table:table-cell>
          <table:table-cell office:value-type="string" calcext:value-type="string">
            <text:p>http://dblp.org/rec/journals/jms/UbeyliCC08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daptive Electrocardiogram Feature Extraction on Distributed Embedded Systems.</text:p>
          </table:table-cell>
          <table:table-cell table:number-columns-repeated="3"/>
          <table:table-cell office:value-type="string" calcext:value-type="string">
            <text:p>IEEE Trans. Parallel Distrib. Syst.</text:p>
          </table:table-cell>
          <table:table-cell office:value-type="string" calcext:value-type="string">
            <text:p>http://dblp.org/rec/journals/tpds/JafariNGS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17" calcext:value-type="float">
            <text:p>2.17</text:p>
          </table:table-cell>
          <table:table-cell office:value-type="string" calcext:value-type="string">
            <text:p>IEEE Transactions on Parallel and Distributed Systems (TPD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 robust and simple security extension for the medical standard SCP-ECG.</text:p>
          </table:table-cell>
          <table:table-cell table:number-columns-repeated="3"/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http://dblp.org/rec/journals/jbi/MartiAG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sing an ECG reference ontology for semantic interoperability of ECG data.</text:p>
          </table:table-cell>
          <table:table-cell table:number-columns-repeated="3"/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http://dblp.org/rec/journals/jbi/GoncalvesGF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Reducing false alarm rates for critical arrhythmias using the arterial blood pressure waveform.</text:p>
          </table:table-cell>
          <table:table-cell table:number-columns-repeated="3"/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http://dblp.org/rec/journals/jbi/AboukhalilNSMC0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 new arrhythmia clustering technique based on Ant Colony Optimization.</text:p>
          </table:table-cell>
          <table:table-cell table:number-columns-repeated="3"/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http://dblp.org/rec/journals/jbi/KorurekN0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ECG arrhythmia classification using a probabilistic neural network with a feature reduction method.</text:p>
          </table:table-cell>
          <table:table-cell table:number-columns-repeated="3"/>
          <table:table-cell office:value-type="string" calcext:value-type="string">
            <text:p>Neurocomputing</text:p>
          </table:table-cell>
          <table:table-cell office:value-type="string" calcext:value-type="string">
            <text:p>http://dblp.org/rec/journals/ijon/WangCHY1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An adaptive filtering approach for electrocardiogram (ECG) signal noise reduction using neural networks.</text:p>
          </table:table-cell>
          <table:table-cell table:number-columns-repeated="3"/>
          <table:table-cell office:value-type="string" calcext:value-type="string">
            <text:p>Neurocomputing</text:p>
          </table:table-cell>
          <table:table-cell office:value-type="string" calcext:value-type="string">
            <text:p>http://dblp.org/rec/journals/ijon/PoungponsriY1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Multichannel ECG Data Compression Based on Multiscale Principal Component Analysis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SharmaDM12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ECG-Cryptography and Authentication in Body Area Networks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ZhangWVF12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Diagnosis of Cardiovascular Abnormalities From Compressed ECG: A Data Mining-Based Approach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SufiK1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Synthesis of the 12-Lead Electrocardiogram From Differential Leads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TrobecT1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Development and Evaluation of Multilead Wavelet-Based ECG Delineation Algorithms for Embedded Wireless Sensor Nodes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RinconRKA11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ECG signal compression and classification algorithm with quad level vector for ECG holter system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KimYMHY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 novel neural-network model for deriving standard 12-lead ECGs from serial three-lead ECGs: application to self-care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AtouiFR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utoadaptivity and optimization in distributed ECG interpretation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Augustyniak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n intelligent telecardiology system using a wearable and wireless ECG to detect atrial fibrillation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LinCLCLCLLCLK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 wearable smartphone-based platform for real-time cardiovascular disease detection via electrocardiogram processing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OreskoJCHSDC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n embedded mobile ECG reasoning system for elderly patients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ShihCLL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A patient-adaptive profiling scheme for ECG beat classification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FaezipourSBNMT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Support Vector Machines for Automated Recognition of Obstructive Sleep Apnea Syndrome From ECG Recordings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KhandokerPK09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Automatic Detection of Respiration Rate From Ambulatory Single-Lead ECG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BoyleBSK09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Automated Scoring of Obstructive Sleep Apnea and Hypopnea Events Using Short-Term Electrocardiogram Recordings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KhandokerGP09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Classification of Electrocardiogram Signals With Support Vector Machines and Particle Swarm Optimization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MelganiB08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Wavelet-Based Low-Delay ECG Compression Algorithm for Continuous ECG Transmission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KimYL0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Quality Assessment of ECG Compression Techniques Using a Wavelet-Based Diagnostic Measure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Al-Fahoum0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Combining Algorithms in Automatic Detection of QRS Complexes in ECG Signals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MeyerGH0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On the Use of 2-D Coding Techniques for ECG Signals.</text:p>
          </table:table-cell>
          <table:table-cell table:number-columns-repeated="3"/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http://dblp.org/rec/journals/titb/AlexandrePS0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Low-Power Wireless ECG Acquisition and Classification System for Body Sensor Networks.</text:p>
          </table:table-cell>
          <table:table-cell table:number-columns-repeated="3"/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LeeHHLCL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mplementation of a Wireless ECG Acquisition SoC for IEEE 802.15.4 (ZigBee) Applications.</text:p>
          </table:table-cell>
          <table:table-cell table:number-columns-repeated="3"/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WangCLFL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n Interoperable System for Automated Diagnosis of Cardiac Abnormalities from Electrocardiogram Data.</text:p>
          </table:table-cell>
          <table:table-cell table:number-columns-repeated="3"/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Tinnakornsrisuphap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rrhythmia Discrimination Using a Smart Phone.</text:p>
          </table:table-cell>
          <table:table-cell table:number-columns-repeated="3"/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ChongEMC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ignal-Quality Indices for the Electrocardiogram and Photoplethysmogram: Derivation and Applications to Wireless Monitoring.</text:p>
          </table:table-cell>
          <table:table-cell table:number-columns-repeated="3"/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OrphanidouBCCVT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lectrocardiogram Classification Using Reservoir Computing With Logistic Regression.</text:p>
          </table:table-cell>
          <table:table-cell table:number-columns-repeated="3"/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Escalona-MoranS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ymmetrical Compression Distance for Arrhythmia Discrimination in Cloud-Based Big-Data Services.</text:p>
          </table:table-cell>
          <table:table-cell table:number-columns-repeated="3"/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Lillo-Castellano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 Level-Crossing Based QRS-Detection Algorithm for Wearable ECG Sensors.</text:p>
          </table:table-cell>
          <table:table-cell table:number-columns-repeated="3"/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RavanshadRLL1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Patient-Specific 12-Lead ECG Reconstruction From Sparse Electrodes Using Independent Component Analysis.</text:p>
          </table:table-cell>
          <table:table-cell table:number-columns-repeated="3"/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TsouriO1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nabling Smart Personalized Healthcare: A Hybrid Mobile-Cloud Approach for ECG Telemonitoring.</text:p>
          </table:table-cell>
          <table:table-cell table:number-columns-repeated="3"/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WangGLJC1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 Low-Complexity ECG Feature Extraction Algorithm for Mobile Healthcare Applications.</text:p>
          </table:table-cell>
          <table:table-cell table:number-columns-repeated="3"/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http://dblp.org/rec/journals/titb/MazomenosBACMRMC13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Subject identification via ECG fiducial-based systems: Influence of the type of QT interval correction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GargiuloFSS15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ressed sensing of ECG signal for wireless system with new fast iterative method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TawficK15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Raw data extraction from electrocardiograms with Portable Document Format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OrtigosaG14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 machine learning approach to multi-level ECG signal quality classification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LiRC14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loud-ECG for real time ECG monitoring and analysi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XiaAZ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ECG beat classification using a cost sensitive classifier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ZidelmalAAM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roadband noise suppression and feature identification of ECG waveforms using mathematical morphology and embedding theorem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JiW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Fractional dynamical model for the generation of ECG like signals from filtered coupled Van-der Pol oscillator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DasM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ultistage approach for clustering and classification of ECG data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AbawajyKC13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Feature extraction for ECG heartbeats using higher order statistics of WPD coefficient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KutluK12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Unsupervised feature relevance analysis applied to improve ECG heartbeat clustering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Rodriguez-SoteloPCC12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Searching biosignal databases by content and context: Research Oriented Integration System for ECG Signals (ROISES)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KokkinakiCM12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utomated ECG diagnostic P-wave analysis using wavelet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DieryRCJ11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 contextual based double watermarking of PET images by patient ID and ECG signal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NambakhshAZ11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utomatic segmentation of long-term ECG signals corrupted with broadband noise based on sample entropy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MicoMCA10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 novel method for pediatric heart sound segmentation without using the ECG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SepehriGDKK10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Classification of the electrocardiogram signals using supervised classifiers and efficient feature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ZadehKR10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Parallelized computation for computer simulation of electrocardiograms using personal computers with multi-core CPU and general-purpose GPU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ShenWXZY10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pplication of support vector machine for the detection of P- and T-waves in 12-lead electrocardiogram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MehtaL0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daptive neuro-fuzzy inference system for classification of ECG signals using Lyapunov exponent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Ubeyli0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 linear quality control design for high efficient wavelet-based ECG data compression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HungTKW0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Estimating the measuring sensitivity of unipolar and bipolar ECG with lead field method and FDM model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PuurtinenVTMH09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Wavelet-based ECG compression by bit-field preserving and running length encoding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ChanSCY08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QRS complexes detection for ECG signal: The Difference Operation Method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YehW08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Robust projective filtering of time-warped ECG beat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Kotas08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Nonlinear dynamics analysis of electrocardiograms for detection of coronary artery disease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AntanaviciusBBGKUV08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Projective filtering of time-aligned ECG beats for repolarization duration measurement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Kotas07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utomatic ECG wave extraction in long-term recordings using Gaussian mesa function models and nonlinear probability estimator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DuboisMQD07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ntelligent classification of electrocardiogram (ECG) signal using extended Kalman Filter (EKF) based neuro fuzzy system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MeauINO06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Recursive versus sequential multiple error measures reduction: A curve simplification approach to ECG data compression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BouchehamFB06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 computer-aided ECG diagnostic tool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OweisH06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Discovering dangerous patterns in long-term ambulatory ECG recordings using a fast QRS detection algorithm and explorative data analysis.</text:p>
          </table:table-cell>
          <table:table-cell table:number-columns-repeated="3"/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http://dblp.org/rec/journals/cmpb/PaolettiM06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 Power-Line Interference Canceler Based on Sliding DFT Phase Locking Scheme for ECG Signal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MishraDKS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odel-Based Mean Arterial Pressure Estimation Using Simultaneous Electrocardiogram and Oscillometric Blood Pressure Measurement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ForouzanfarABDG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pplication of Cross Wavelet Transform for ECG Pattern Analysis and Classification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BanerjeeM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mpact of Skin-Electrode Interface on Electrocardiogram Measurements Using Conductive Textile Electrode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TajiSGB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 Dynamic Compression Scheme for Energy-Efficient Real-Time Wireless Electrocardiogram Biosensor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LuoLW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 New Concept of Virtual Patient for Real-Time ECG Analyzer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LamarqueRD1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 Smart ECG Measurement System Based on Web-Service-Oriented Architecture for Telemedicine Application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CapuaMM1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Wavelet Distance Measure for Person Identification Using Electrocardiograms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ChanHBB0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 Rough-Set-Based Inference Engine for ECG Classification.</text:p>
          </table:table-cell>
          <table:table-cell table:number-columns-repeated="3"/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http://dblp.org/rec/journals/tim/MitraMC0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n Open Source ECG Clock Generator for Visualization of Long-Term Cardiac Monitoring Data.</text:p>
          </table:table-cell>
          <table:table-cell table:number-columns-repeated="3"/>
          <table:table-cell office:value-type="string" calcext:value-type="string">
            <text:p>IEEE Access</text:p>
          </table:table-cell>
          <table:table-cell office:value-type="string" calcext:value-type="string">
            <text:p>http://dblp.org/rec/journals/access/PageSCA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79" calcext:value-type="float">
            <text:p>1.79</text:p>
          </table:table-cell>
          <table:table-cell office:value-type="string" calcext:value-type="string">
            <text:p>IEEE Access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Data mining in mobile ECG based biometric identification.</text:p>
          </table:table-cell>
          <table:table-cell table:number-columns-repeated="3"/>
          <table:table-cell office:value-type="string" calcext:value-type="string">
            <text:p>J. Network and Computer Applications</text:p>
          </table:table-cell>
          <table:table-cell office:value-type="string" calcext:value-type="string">
            <text:p>http://dblp.org/rec/journals/jnca/SidekMK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772" calcext:value-type="float">
            <text:p>1.772</text:p>
          </table:table-cell>
          <table:table-cell office:value-type="string" calcext:value-type="string">
            <text:p>Journal of Network and Computer Applications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Faster person identification using compressed ECG in time critical wireless telecardiology applications.</text:p>
          </table:table-cell>
          <table:table-cell table:number-columns-repeated="3"/>
          <table:table-cell office:value-type="string" calcext:value-type="string">
            <text:p>J. Network and Computer Applications</text:p>
          </table:table-cell>
          <table:table-cell office:value-type="string" calcext:value-type="string">
            <text:p>http://dblp.org/rec/journals/jnca/SufiK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772" calcext:value-type="float">
            <text:p>1.772</text:p>
          </table:table-cell>
          <table:table-cell office:value-type="string" calcext:value-type="string">
            <text:p>Journal of Network and Computer Applications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Evaluation of bagging ensemble method with time-domain feature extraction for diagnosing of arrhythmia beats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MertKA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 parallel genetic algorithm for adaptive hardware and its application to ECG signal classification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JewajindaC1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Electrocardiogram beat classification via coupled boosting by filtering and preloaded mixture of experts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EbrahimpourSSM1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lassification of electrocardiogram signals with support vector machines and extreme learning machine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KarpagachelviAS1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 comparative analysis of principal component and independent component techniques for electrocardiograms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Chawla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Detecting variabilities of ECG signals by Lyapunov exponents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Ubeyli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Kernel-based nonlinear dimensionality reduction for electrocardiogram recognition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LiSH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7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pplication of independent component analysis in removing artefacts from the electrocardiogram.</text:p>
          </table:table-cell>
          <table:table-cell table:number-columns-repeated="3"/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http://dblp.org/rec/journals/nca/HeCT0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 Case Study in Low-Complexity ECG Signal Encoding: How Compressing is Compressed Sensing?</text:p>
          </table:table-cell>
          <table:table-cell table:number-columns-repeated="3"/>
          <table:table-cell office:value-type="string" calcext:value-type="string">
            <text:p>IEEE Signal Process. Lett.</text:p>
          </table:table-cell>
          <table:table-cell office:value-type="string" calcext:value-type="string">
            <text:p>http://dblp.org/rec/journals/spl/CambareriMPRS1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ECG Parametric Modeling Based on Signal Dependent Orthogonal Transform.</text:p>
          </table:table-cell>
          <table:table-cell table:number-columns-repeated="3"/>
          <table:table-cell office:value-type="string" calcext:value-type="string">
            <text:p>IEEE Signal Process. Lett.</text:p>
          </table:table-cell>
          <table:table-cell office:value-type="string" calcext:value-type="string">
            <text:p>http://dblp.org/rec/journals/spl/BaaliASKL1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Human Identification From ECG Signals Via Sparse Representation of Local Segments.</text:p>
          </table:table-cell>
          <table:table-cell table:number-columns-repeated="3"/>
          <table:table-cell office:value-type="string" calcext:value-type="string">
            <text:p>IEEE Signal Process. Lett.</text:p>
          </table:table-cell>
          <table:table-cell office:value-type="string" calcext:value-type="string">
            <text:p>http://dblp.org/rec/journals/spl/WangSNK1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ultiscale Entropy-Based Weighted Distortion Measure for ECG Coding.</text:p>
          </table:table-cell>
          <table:table-cell table:number-columns-repeated="3"/>
          <table:table-cell office:value-type="string" calcext:value-type="string">
            <text:p>IEEE Signal Process. Lett.</text:p>
          </table:table-cell>
          <table:table-cell office:value-type="string" calcext:value-type="string">
            <text:p>http://dblp.org/rec/journals/spl/ManikandanD08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lectrocardiogram Compression Method Based on the Adaptive Wavelet Coefficients Quantization Combined to a Modified Two-Role Encoder.</text:p>
          </table:table-cell>
          <table:table-cell table:number-columns-repeated="3"/>
          <table:table-cell office:value-type="string" calcext:value-type="string">
            <text:p>IEEE Signal Process. Lett.</text:p>
          </table:table-cell>
          <table:table-cell office:value-type="string" calcext:value-type="string">
            <text:p>http://dblp.org/rec/journals/spl/BenzidMB0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7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 Minimal Model for the Respiratory Sinus Arrhythmia.</text:p>
          </table:table-cell>
          <table:table-cell table:number-columns-repeated="3"/>
          <table:table-cell office:value-type="string" calcext:value-type="string">
            <text:p>Biological Cybernetics</text:p>
          </table:table-cell>
          <table:table-cell office:value-type="string" calcext:value-type="string">
            <text:p>http://dblp.org/rec/journals/bc/BarbiCGBM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713" calcext:value-type="float">
            <text:p>1.713</text:p>
          </table:table-cell>
          <table:table-cell office:value-type="string" calcext:value-type="string">
            <text:p>Biological Cybernetics</text:p>
          </table:table-cell>
        </table:table-row>
        <table:table-row table:style-name="ro4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ECG Biometric with Abnormal Cardiac Conditions in Remote Monitoring System.</text:p>
          </table:table-cell>
          <table:table-cell table:number-columns-repeated="3"/>
          <table:table-cell office:value-type="string" calcext:value-type="string">
            <text:p>IEEE T. Systems, Man, and Cybernetics: Systems</text:p>
          </table:table-cell>
          <table:table-cell office:value-type="string" calcext:value-type="string">
            <text:p>http://dblp.org/rec/journals/tsmc/SidekKJ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699" calcext:value-type="float">
            <text:p>1.699</text:p>
          </table:table-cell>
          <table:table-cell office:value-type="string" calcext:value-type="string">
            <text:p>IEEE Transactions on Systems, Man, and Cybernetics: System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The combination of self-organizing feature maps and support vector regression for solving the inverse ECG problem.</text:p>
          </table:table-cell>
          <table:table-cell table:number-columns-repeated="3"/>
          <table:table-cell office:value-type="string" calcext:value-type="string">
            <text:p>Computers &amp;amp; Mathematics with Applications</text:p>
          </table:table-cell>
          <table:table-cell office:value-type="string" calcext:value-type="string">
            <text:p>http://dblp.org/rec/journals/cma/JiangWXLJH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697" calcext:value-type="float">
            <text:p>1.697</text:p>
          </table:table-cell>
          <table:table-cell office:value-type="string" calcext:value-type="string">
            <text:p>Computers &amp;amp; Mathematics with Application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Frequency-domain features for ECG beat discrimination using grey relational analysis-based classifier.</text:p>
          </table:table-cell>
          <table:table-cell table:number-columns-repeated="3"/>
          <table:table-cell office:value-type="string" calcext:value-type="string">
            <text:p>Computers &amp;amp; Mathematics with Applications</text:p>
          </table:table-cell>
          <table:table-cell office:value-type="string" calcext:value-type="string">
            <text:p>http://dblp.org/rec/journals/cma/Lin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697" calcext:value-type="float">
            <text:p>1.697</text:p>
          </table:table-cell>
          <table:table-cell office:value-type="string" calcext:value-type="string">
            <text:p>Computers &amp;amp; Mathematics with Applications</text:p>
          </table:table-cell>
        </table:table-row>
        <table:table-row table:style-name="ro4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Image-based electrode array tracking for epicardial electrophysiological mapping in minimally invasive arrhythmia surgery.</text:p>
          </table:table-cell>
          <table:table-cell table:number-columns-repeated="3"/>
          <table:table-cell office:value-type="string" calcext:value-type="string">
            <text:p>Int. J. Computer Assisted Radiology and Surgery</text:p>
          </table:table-cell>
          <table:table-cell office:value-type="string" calcext:value-type="string">
            <text:p>http://dblp.org/rec/journals/cars/KimLAJTLKOTKS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659" calcext:value-type="float">
            <text:p>1.659</text:p>
          </table:table-cell>
          <table:table-cell office:value-type="string" calcext:value-type="string">
            <text:p>International Journal of Computer Assisted Radiology and Surgery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Lossless and Near-Lossless Compression of Ecg Signals with Block-Sorting Techniques.</text:p>
          </table:table-cell>
          <table:table-cell table:number-columns-repeated="3"/>
          <table:table-cell office:value-type="string" calcext:value-type="string">
            <text:p>IJHPCA</text:p>
          </table:table-cell>
          <table:table-cell office:value-type="string" calcext:value-type="string">
            <text:p>http://dblp.org/rec/journals/ijhpca/Arnavut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625" calcext:value-type="float">
            <text:p>1.625</text:p>
          </table:table-cell>
          <table:table-cell office:value-type="string" calcext:value-type="string">
            <text:p>International Journal of High Performance Computing Applications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ultimodal biometric system combining ECG and sound signals.</text:p>
          </table:table-cell>
          <table:table-cell table:number-columns-repeated="3"/>
          <table:table-cell office:value-type="string" calcext:value-type="string">
            <text:p>Pattern Recognition Letters</text:p>
          </table:table-cell>
          <table:table-cell office:value-type="string" calcext:value-type="string">
            <text:p>http://dblp.org/rec/journals/prl/BugdolM1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QRS detection-free electrocardiogram biometrics in the reconstructed phase space.</text:p>
          </table:table-cell>
          <table:table-cell table:number-columns-repeated="3"/>
          <table:table-cell office:value-type="string" calcext:value-type="string">
            <text:p>Pattern Recognition Letters</text:p>
          </table:table-cell>
          <table:table-cell office:value-type="string" calcext:value-type="string">
            <text:p>http://dblp.org/rec/journals/prl/FangC1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Fusion of electrocardiogram with unobtrusive biometrics: An efficient individual authentication system.</text:p>
          </table:table-cell>
          <table:table-cell table:number-columns-repeated="3"/>
          <table:table-cell office:value-type="string" calcext:value-type="string">
            <text:p>Pattern Recognition Letters</text:p>
          </table:table-cell>
          <table:table-cell office:value-type="string" calcext:value-type="string">
            <text:p>http://dblp.org/rec/journals/prl/SinghSG1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lectrocardiogram beat classification based on wavelet transformation and probabilistic neural network.</text:p>
          </table:table-cell>
          <table:table-cell table:number-columns-repeated="3"/>
          <table:table-cell office:value-type="string" calcext:value-type="string">
            <text:p>Pattern Recognition Letters</text:p>
          </table:table-cell>
          <table:table-cell office:value-type="string" calcext:value-type="string">
            <text:p>http://dblp.org/rec/journals/prl/YuC0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Verification of humans using the electrocardiogram.</text:p>
          </table:table-cell>
          <table:table-cell table:number-columns-repeated="3"/>
          <table:table-cell office:value-type="string" calcext:value-type="string">
            <text:p>Pattern Recognition Letters</text:p>
          </table:table-cell>
          <table:table-cell office:value-type="string" calcext:value-type="string">
            <text:p>http://dblp.org/rec/journals/prl/WubbelerSKBE0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omparison of extrasystolic ECG signal classifiers using discrete wavelet transforms.</text:p>
          </table:table-cell>
          <table:table-cell table:number-columns-repeated="3"/>
          <table:table-cell office:value-type="string" calcext:value-type="string">
            <text:p>Pattern Recognition Letters</text:p>
          </table:table-cell>
          <table:table-cell office:value-type="string" calcext:value-type="string">
            <text:p>http://dblp.org/rec/journals/prl/FroeseHGBC0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ulticlass maximum margin clustering via immune evolutionary algorithm for automatic diagnosis of electrocardiogram arrhythmias.</text:p>
          </table:table-cell>
          <table:table-cell table:number-columns-repeated="3"/>
          <table:table-cell office:value-type="string" calcext:value-type="string">
            <text:p>Applied Mathematics and Computation</text:p>
          </table:table-cell>
          <table:table-cell office:value-type="string" calcext:value-type="string">
            <text:p>http://dblp.org/rec/journals/amc/ZhuDH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Applied Mathematics and Computation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 patient adaptable ECG beat classifier based on neural networks.</text:p>
          </table:table-cell>
          <table:table-cell table:number-columns-repeated="3"/>
          <table:table-cell office:value-type="string" calcext:value-type="string">
            <text:p>Applied Mathematics and Computation</text:p>
          </table:table-cell>
          <table:table-cell office:value-type="string" calcext:value-type="string">
            <text:p>http://dblp.org/rec/journals/amc/GaetanoPRRS0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Applied Mathematics and Computation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Detection of ECG Arrhythmia using a differential expert system approach based on principal component analysis and least square support vector machine.</text:p>
          </table:table-cell>
          <table:table-cell table:number-columns-repeated="3"/>
          <table:table-cell office:value-type="string" calcext:value-type="string">
            <text:p>Applied Mathematics and Computation</text:p>
          </table:table-cell>
          <table:table-cell office:value-type="string" calcext:value-type="string">
            <text:p>http://dblp.org/rec/journals/amc/PolatG0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51" calcext:value-type="float">
            <text:p>1.551</text:p>
          </table:table-cell>
          <table:table-cell office:value-type="string" calcext:value-type="string">
            <text:p>Applied Mathematics and Computation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ECG Monitoring in an Airplane Seat: Appraising the Signal Quality.</text:p>
          </table:table-cell>
          <table:table-cell table:number-columns-repeated="3"/>
          <table:table-cell office:value-type="string" calcext:value-type="string">
            <text:p>IEEE Pervasive Computing</text:p>
          </table:table-cell>
          <table:table-cell office:value-type="string" calcext:value-type="string">
            <text:p>http://dblp.org/rec/journals/pervasive/SchummAT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545" calcext:value-type="float">
            <text:p>1.545</text:p>
          </table:table-cell>
          <table:table-cell office:value-type="string" calcext:value-type="string">
            <text:p>IEEE Pervasive Computing</text:p>
          </table:table-cell>
        </table:table-row>
        <table:table-row table:style-name="ro7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Multilead ECG data compression using SVD in multiresolution domai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PadhySD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Detection of PVC in ECG signals using fractional linear predic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TalbiR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 new personalized ECG signal classification algorithm using Block-based Neural Network and Particle Swarm Optimiz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ShadmandM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utomatic detection of P, QRS and T patterns in 12 leads ECG signal based on CWT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YochumRJ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Discrimination of different myocardial infarction stages using wide band electrocardiogra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GeZ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Effects of ECG sampling rate on QT interval variability measurement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BaumertSZP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 comprehensive performance analysis of EEMD-BLMS and DWT-NN hybrid algorithms for ECG denoising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KaergaardJP1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ECG compression retaining the best natural basis k-coefficients via sparse decomposi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AdamoGLL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Parallel-type fractional zero-phase filtering for ECG signal denoising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WangYPG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utomatic sleep staging by simultaneous analysis of ECG and respiratory signals in long epoch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EbrahimiSN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Noise processing in exercise ECG stress test for the analysis and the clinical characterization of QRS and T wave alternan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BortolanCSD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ethods for derivation of orthogonal leads from 12-lead electrocardiogram: A review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VozdaC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Genetic algorithm-based method for mitigating label noise issue in ECG signal classific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PasolliM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 multi-wavelet optimization approach using similarity measures for electrocardiogram signal classific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NazarahariNMA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nalysis of electrocardiogram pre-shock waveforms during ventricular fibrill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RasooliFBMZRHDN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ECG steganography using curvelet transfor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JeroRR1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Heart diseases prediction based on ECG signals&amp;apos; classification using a genetic-fuzzy system and dynamical model of ECG signal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VafaieAK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utomated analysis of ECG waveforms with atypical QRS complex morphologie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TafreshiJLT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atlab-based tool for ECG and HRV analysi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liZMMJ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ssues and research on foetal electrocardiogram signal elicit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JagannathS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Principal component analysis in high resolution electrocardiogram for risk stratification of sustained monomorphic ventricular tachycardia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Nasario-JuniorBN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2D ECG differences in frontal vs preferential planes inpatients referred for percutaneous transluminal coronary angioplasty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BonominiCLA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odel interpretation of body surface potential QRST integral map variability in arrhythmia patient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KozmannTTSST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tatistical evaluation of reproducibility of automated ECG measurements: An example from arrhythmogenic right ventricular dysplasia/cardiomyopathy clinic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HuangJTMXCT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 aided diagnosis of atrial arrhythmia using dimensionality reduction methods on transform domain represent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rtisAAPTCTYT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Respiratory rate estimation from the ECG using an instantaneous frequency tracking algorith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irmohamadsadeghiV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Wavelet-based electrocardiogram signal compression methods and their performances: A prospective review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nikandanD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Detection of body position changes from the ECG using a Laplacian noise model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incholeSL14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lassification of ECG arrhythmia by a modular neural network based on Mixture of Experts and Negatively Correlated Learning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JavadiASE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ECG compression using the context modeling arithmetic coding with dynamic learning vector-scalar quantiz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HuangWC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Data fusion for estimating respiratory rate from a single-lead ECG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OrphanidouFST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n improved statistical representation for ECG electrode movement and muscular activity noises in the context of T-wave alternan estim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BakhshiBM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ECG signal compression using ASCII character encoding and transmission via SM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ukhopadhyayMM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ECG beat classification using PCA, LDA, ICA and Discrete Wavelet Transfor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rtisAM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Sleep apnoea detection from ECG using features extracted from reconstructed phase space and frequency domai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Jafari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Empirical mode decomposition based filtering techniques for power line interference reduction in electrocardiogram using various adaptive structures and subtraction method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SuchethaK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ECG Enhancement and QRS Detection Based on Sparse Derivative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NingS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pplication of higher order statistics for atrial arrhythmia classific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rtisAPCLS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dvances in modeling and characterization of atrial arrhythmia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RietaRS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daptive frequency tracking of the baseline ECG identifies the site of atrial fibrillation termination by catheter abl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ButtuPZVFPNV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trial flutter and atrial tachycardia detection using Bayesian approach with high resolution time-frequency spectrum from ECG recording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LeeMBSC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Nonlinear synchronization assessment between atrial and ventricular activations series from the surface ECG in atrial fibrill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AlcarazR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The AV synchrogram: A novel approach to quantify atrioventricular coupling during atrial arrhythmia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seGDR13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 novel method for detecting R-peaks in electrocardiogram (ECG) signal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nikandanS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Identifying an increased risk of epileptic seizures using a multi-feature EEG-ECG classific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ValderramaANMANQ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Review of T-wave morphology-based biomarkers of ventricular repolarisation using the surface electrocardiogra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BrennanT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 wavelet optimization approach for ECG signal classific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DaamoucheHAM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Denoising of ECG signals based on noise reduction algorithms in EMD and wavelet domain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KabirS1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 prediction model for the number of intrinsic mode functions in biomedical signals: The case of electrocardiogra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KaragiannisC11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Local fractal dimension based ECG arrhythmia classific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ishraR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 review on sample entropy applications for the non-invasive analysis of atrial fibrillation electrocardiogram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AlcarazR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Self-adaptive model-based ECG denoising using features extracted by mean shift algorith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YanLLWX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ECG signal denoising using higher order statistics in Wavelet subband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SharmaDM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Classification of electrocardiogram signals with support vector machines and genetic algorithms using power spectral feature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KhazaeeE1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Methods of weighted averaging of ECG signals using Bayesian inference and criterion function minimizat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omot09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Wavelet threshold based TDL and TDR algorithms for real-time ECG signal compression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nikandanD08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Power-line interference elimination from ECG in case of non-multiplicity between the sampling rate and the power-line frequency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ihovD08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evelopment of SVM based classification techniques for the delineation of wave components in 12-lead electrocardiogra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ehtaL08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Shock advisory tool: Detection of life-threatening cardiac arrhythmias and shock success prediction by means of a common parameter set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Jekova07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Wavelet energy based diagnostic distortion measure for ECG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nikandanD07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 training whole-heart model for simulating propagation and ECG patterns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PfeiferSHHFMT07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Differences in QT interval determined from multi-lead ambulatory ECG during rest and physical exercise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LewisS0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Wavelet threshold based ECG compression using USZZQ and Huffman coding of DSM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ManikandanD0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7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pplication of projection pursuit based robust principal component analysis to ECG enhancement.</text:p>
          </table:table-cell>
          <table:table-cell table:number-columns-repeated="3"/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ttp://dblp.org/rec/journals/bspc/Kotas0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Design of a Low-Power On-Body ECG Classifier for Remote Cardiovascular Monitoring Systems.</text:p>
          </table:table-cell>
          <table:table-cell table:number-columns-repeated="3"/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http://dblp.org/rec/journals/esticas/ChenMMDN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524" calcext:value-type="float">
            <text:p>1.524</text:p>
          </table:table-cell>
          <table:table-cell office:value-type="string" calcext:value-type="string">
            <text:p>IEEE Journal of Emerging and Selected Topics in Circuits and Systems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VLSI Friendly ECG QRS Complex Detector for Body Sensor Networks.</text:p>
          </table:table-cell>
          <table:table-cell table:number-columns-repeated="3"/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http://dblp.org/rec/journals/esticas/ZhangB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524" calcext:value-type="float">
            <text:p>1.524</text:p>
          </table:table-cell>
          <table:table-cell office:value-type="string" calcext:value-type="string">
            <text:p>IEEE Journal of Emerging and Selected Topics in Circuits and Systems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n Ultra-Low Power ECG Acquisition and Monitoring ASIC System for WBAN Applications.</text:p>
          </table:table-cell>
          <table:table-cell table:number-columns-repeated="3"/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http://dblp.org/rec/journals/esticas/LiuZPENZ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524" calcext:value-type="float">
            <text:p>1.524</text:p>
          </table:table-cell>
          <table:table-cell office:value-type="string" calcext:value-type="string">
            <text:p>IEEE Journal of Emerging and Selected Topics in Circuits and Systems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pplication of the Permutation Entropy over the Heart Rate Variability for the Improvement of Electrocardiogram-based Sleep Breathing Pause Detection.</text:p>
          </table:table-cell>
          <table:table-cell table:number-columns-repeated="3"/>
          <table:table-cell office:value-type="string" calcext:value-type="string">
            <text:p>Entropy</text:p>
          </table:table-cell>
          <table:table-cell office:value-type="string" calcext:value-type="string">
            <text:p>http://dblp.org/rec/journals/entropy/Ravelo-GarciaNC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Optimal Base Wavelet Selection for ECG Noise Reduction Using a Comprehensive Entropy Criterion.</text:p>
          </table:table-cell>
          <table:table-cell table:number-columns-repeated="3"/>
          <table:table-cell office:value-type="string" calcext:value-type="string">
            <text:p>Entropy</text:p>
          </table:table-cell>
          <table:table-cell office:value-type="string" calcext:value-type="string">
            <text:p>http://dblp.org/rec/journals/entropy/HeTW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Wavelet Entropy Automatically Detects Episodes of Atrial Fibrillation from Single-Lead Electrocardiograms.</text:p>
          </table:table-cell>
          <table:table-cell table:number-columns-repeated="3"/>
          <table:table-cell office:value-type="string" calcext:value-type="string">
            <text:p>Entropy</text:p>
          </table:table-cell>
          <table:table-cell office:value-type="string" calcext:value-type="string">
            <text:p>http://dblp.org/rec/journals/entropy/RodenasGAR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Wavelet Entropy as a Measure of Ventricular Beat Suppression from the Electrocardiogram in Atrial Fibrillation.</text:p>
          </table:table-cell>
          <table:table-cell table:number-columns-repeated="3"/>
          <table:table-cell office:value-type="string" calcext:value-type="string">
            <text:p>Entropy</text:p>
          </table:table-cell>
          <table:table-cell office:value-type="string" calcext:value-type="string">
            <text:p>http://dblp.org/rec/journals/entropy/Langley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High-resolution detection of sustained ventricular and supraventricular tachycardia through FPGA-based fuzzy processing of ECG signal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Chowdhury15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The effect of precordial lead displacement on ECG morphology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KaniaRFZJMSM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Evaluation of ventricular repolarization dispersion during acute myocardial ischemia: spatial and temporal ECG indice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AriniBML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nary optimization for source localization in the inverse problem of ECG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PotyagayloCSD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Effect of ECG-derived respiration (EDR) on modeling ventricular repolarization dynamics in different physiological and psychological condition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ImamKKP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daptive motion artefact reduction in respiration and ECG signals for wearable healthcare monitoring system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ZhangSWZWW14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 classification scheme for ventricular arrhythmias using wavelets analysi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BalasundaramMNU1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 comprehensive survey of wearable and wireless ECG monitoring systems for older adult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BaigGC1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 unified procedure for detecting, quantifying, and validating electrocardiogram T-wave alternan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NaseriPH1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ECG signal analysis for the assessment of sleep-disordered breathing and sleep pattern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KesperCPPC1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Spatial complexity and spectral distribution variability of atrial activity in surface ECG recordings of atrial fibrillation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MarcoBL1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High-resolution esophageal long-term ECG allows detailed atrial wave morphology analysis in case of atrial ectopic beat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NiederhauserMHGJV1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Event synchronous adaptive filter based atrial activity estimation in single-lead atrial fibrillation electrocardiograms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LeeSSL12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 Kalman filter-based approach to reduce the effects of geometric errors and the measurement noise in the inverse ECG problem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AydinD11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&amp;quot;ECG variability contour&amp;quot; method reveals amplitude changes in both ischemic patients and normal subjects during Dipyridamole stress: a preliminary report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DoriGBLB11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Thin and flexible active electrodes with shield for capacitive electrocardiogram measurement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LeeSKLP10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daptive removal of gradients-induced artefacts on ECG in MRI: a performance analysis of RLS filtering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SansoneMB10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trial activity estimation from atrial fibrillation ECGs by blind source extraction based on a conditional maximum likelihood approach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PhlypoZL10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pplication of the fastest route algorithm in the interactive simulation of the effect of local ischemia on the ECG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DamOO0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Guidance for catheter ablation of ventricular arrhythmia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PotseE0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Early afterdepolarisations and ventricular arrhythmias in cardiac tissue: a computational study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ScarleC0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Cardiac anisotropy in boundary-element models for the electrocardiogram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PotseDV0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n improved algorithm for respiration signal extraction from electrocardiogram measured by conductive textile electrodes using instantaneous frequency estimation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ParkNPY08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Ventricular arrhythmias and changes in heart rate preceding ventricular tachycardia in patients with an implantable cardioverter defibrillator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LermaWSKG08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Extraction of the magnetohydrodynamic blood flow potential from the surface electrocardiogram in magnetic resonance imaging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NijmSLS08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lgorithm for the classification of multi-modulating signals on the electrocardiogram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Mita07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daptive spatio-temporal filtering of disturbed ECGs: a multi-channel approach to heartbeat detection in smart clothing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WiklundKOBLKS07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Wireless and inductively powered implant for measuring electrocardiogram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RiistamaVHHAKMKHKa07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lassification enhancible grey relational analysis for cardiac arrhythmias discrimination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Lin06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Reliability and accuracy of heart rate variability metrics versus ECG segment duration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McNamesA06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Finite difference and lead field methods in designing implantable ECG monitor.</text:p>
          </table:table-cell>
          <table:table-cell table:number-columns-repeated="3"/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ttp://dblp.org/rec/journals/mbec/VaisanenHM06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 cloud computing based 12-lead ECG telemedicine service.</text:p>
          </table:table-cell>
          <table:table-cell table:number-columns-repeated="3"/>
          <table:table-cell office:value-type="string" calcext:value-type="string">
            <text:p>BMC Med. Inf. &amp;amp; Decision Making</text:p>
          </table:table-cell>
          <table:table-cell office:value-type="string" calcext:value-type="string">
            <text:p>http://dblp.org/rec/journals/midm/HsiehH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96" calcext:value-type="float">
            <text:p>1.496</text:p>
          </table:table-cell>
          <table:table-cell office:value-type="string" calcext:value-type="string">
            <text:p>BMC Medical Informatics &amp;amp; Decision Making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dvanced K-means clustering algorithm for large ECG data sets based on a collaboration of compressed sensing theory and K-SVD approach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BalouchestaniK1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7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ECG biometric analysis in different physiological recording conditions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PoreeKC16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 wavelet feature extraction method for electrocardiogram (ECG)-based biometric recognition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TantawiRST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Low sampling rate algorithm for wireless ECG systems based on compressed sensing theory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BalouchestaniRK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Detection of premature ventricular contraction arrhythmias in electrocardiogram signals with kernel methods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AlajlanBMMB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Biometric authentication based on PCG and ECG signals: present status and future directions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Abo-ZahhadAA1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Kurtosis-based noise estimation and multiscale energy to denoise ECG signal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SharmaDM1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 simple time domain algorithm for the detection of ventricular fibrillation in electrocardiogram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ArafatCH1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ECG biometric analysis in cardiac irregularity conditions.</text:p>
          </table:table-cell>
          <table:table-cell table:number-columns-repeated="3"/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http://dblp.org/rec/journals/sivp/AgrafiotiH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WebECG: A novel ECG simulator based on MATLAB Web Figure.</text:p>
          </table:table-cell>
          <table:table-cell table:number-columns-repeated="3"/>
          <table:table-cell office:value-type="string" calcext:value-type="string">
            <text:p>Advances in Engineering Software</text:p>
          </table:table-cell>
          <table:table-cell office:value-type="string" calcext:value-type="string">
            <text:p>http://dblp.org/rec/journals/aes/GuneyEC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22" calcext:value-type="float">
            <text:p>1.422</text:p>
          </table:table-cell>
          <table:table-cell office:value-type="string" calcext:value-type="string">
            <text:p>Advances in Engineering Software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 computational framework based on behavioural modelling: Application to the matching of electrocardiogram (ECG) recordings.</text:p>
          </table:table-cell>
          <table:table-cell table:number-columns-repeated="3"/>
          <table:table-cell office:value-type="string" calcext:value-type="string">
            <text:p>Mathematical and Computer Modelling</text:p>
          </table:table-cell>
          <table:table-cell office:value-type="string" calcext:value-type="string">
            <text:p>http://dblp.org/rec/journals/mcm/PontMC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12" calcext:value-type="float">
            <text:p>1.412</text:p>
          </table:table-cell>
          <table:table-cell office:value-type="string" calcext:value-type="string">
            <text:p>Mathematical and Computer Modell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Discriminant analysis of multivariate time series: Application to diagnosis based on ECG signals.</text:p>
          </table:table-cell>
          <table:table-cell table:number-columns-repeated="3"/>
          <table:table-cell office:value-type="string" calcext:value-type="string">
            <text:p>Computational Statistics &amp;amp; Data Analysis</text:p>
          </table:table-cell>
          <table:table-cell office:value-type="string" calcext:value-type="string">
            <text:p>http://dblp.org/rec/journals/csda/MaharajA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4" calcext:value-type="float">
            <text:p>1.4</text:p>
          </table:table-cell>
          <table:table-cell office:value-type="string" calcext:value-type="string">
            <text:p>Computational Statistics &amp;amp; Data Analysis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Study of Hybrid Strategy for Ambulatory ECG Waveform Clustering.</text:p>
          </table:table-cell>
          <table:table-cell table:number-columns-repeated="3"/>
          <table:table-cell office:value-type="string" calcext:value-type="string">
            <text:p>JSW</text:p>
          </table:table-cell>
          <table:table-cell office:value-type="string" calcext:value-type="string">
            <text:p>http://dblp.org/rec/journals/jsw/ZhengY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352" calcext:value-type="float">
            <text:p>1.352</text:p>
          </table:table-cell>
          <table:table-cell office:value-type="string" calcext:value-type="string">
            <text:p>Journal of Software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cquisition of visual perceptual skills from worked examples: learning to interpret electrocardiograms (ECGs).</text:p>
          </table:table-cell>
          <table:table-cell table:number-columns-repeated="3"/>
          <table:table-cell office:value-type="string" calcext:value-type="string">
            <text:p>Interactive Learning Environments</text:p>
          </table:table-cell>
          <table:table-cell office:value-type="string" calcext:value-type="string">
            <text:p>http://dblp.org/rec/journals/ile/BergeGMSSR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323" calcext:value-type="float">
            <text:p>1.323</text:p>
          </table:table-cell>
          <table:table-cell office:value-type="string" calcext:value-type="string">
            <text:p>Interactive Learning Environments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n interpretable classifier for detection of cardiac arrhythmias by using the fuzzy decision tree.</text:p>
          </table:table-cell>
          <table:table-cell table:number-columns-repeated="3"/>
          <table:table-cell office:value-type="string" calcext:value-type="string">
            <text:p>Artif. Intell. Research</text:p>
          </table:table-cell>
          <table:table-cell office:value-type="string" calcext:value-type="string">
            <text:p>http://dblp.org/rec/journals/aires/BehadadaC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257" calcext:value-type="float">
            <text:p>1.257</text:p>
          </table:table-cell>
          <table:table-cell office:value-type="string" calcext:value-type="string">
            <text:p>Artificial Intelligence Research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High-rate compression of ECG signals by an accuracy-driven sparsity model relying on natural basi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GrossiLL15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odel based compressed sensing reconstruction algorithms for ECG telemonitoring in WBAN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LalosAV1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 new algorithm for the compression of ECG signals based on mother wavelet parameterization and best-threshold levels selection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Abo-ZahhadAAS13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Efficient wavelet-based ECG processing for single-lead FHR extraction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CastilloMJGPP13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Quality controlled ECG compression using essentially non-oscillatory point-value decomposition (ENOPV) technique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AggarwalP1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 new method for classification of ECG arrhythmias using neural network with adaptive activation function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OzbayT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FPGA-oriented HW/SW implementation of ECG beat detection and classification algorithm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CviklZ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nalysis of human PPG, ECG and EEG signals by eigenvector method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UbeyliCC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Clustering MIT-BIH arrhythmias with Ant Colony Optimization using time domain and PCA compressed wavelet coefficient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KorurekN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Fractal QRS-complexes pattern recognition for imperative cardiac arrhythmia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LinD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Combining recurrent neural networks with eigenvector methods for classification of ECG beat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Ubeyli09b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 aided diagnosis of ECG data on the least square support vector machine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PolatAG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Usage of eigenvector methods in implementation of automated diagnostic systems for ECG beat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Ubeyli08a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Wavelet-based denoising using subband dependent threshold for ECG signal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Poornachandra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ed ECG compression algorithm using the block-based discrete cosine transform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BenzidMB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 novel method for the elimination of power line frequency in ECG signal using hyper shrinkage function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PoornachandraK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 2-D ECG compression algorithm based on wavelet transform and vector quantization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WangJ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Wavelet transform feature extraction from human PPG, ECG, and EEG signal responses to ELF PEMF exposures: A pilot study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CvetkovicUC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Pre-processing deconvolution based technique for improving the performances of ECG codecs: Comparison to SPIHT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KhansaNK0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CG compression method using Lorentzian functions model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OuamriN07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CG beats classification using multiclass support vector machines with error correcting output codes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Ubeyli07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7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Optimal selection of wavelet basis function applied to ECG signal denoising.</text:p>
          </table:table-cell>
          <table:table-cell table:number-columns-repeated="3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://dblp.org/rec/journals/dsp/SinghT06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The Clinical Application of a PACS-Dependent 12-Lead ECG and Image Information System in E-Medicine and Telemedicine.</text:p>
          </table:table-cell>
          <table:table-cell table:number-columns-repeated="3"/>
          <table:table-cell office:value-type="string" calcext:value-type="string">
            <text:p>J. Digital Imaging</text:p>
          </table:table-cell>
          <table:table-cell office:value-type="string" calcext:value-type="string">
            <text:p>http://dblp.org/rec/journals/jdi/HsiehL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2" calcext:value-type="float">
            <text:p>1.2</text:p>
          </table:table-cell>
          <table:table-cell office:value-type="string" calcext:value-type="string">
            <text:p>Journal of Digital Imaging</text:p>
          </table:table-cell>
        </table:table-row>
        <table:table-row table:style-name="ro7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 Fully Digital Front-End Architecture for ECG Acquisition System With 0.5 V Supply.</text:p>
          </table:table-cell>
          <table:table-cell table:number-columns-repeated="3"/>
          <table:table-cell office:value-type="string" calcext:value-type="string">
            <text:p>IEEE Trans. VLSI Syst.</text:p>
          </table:table-cell>
          <table:table-cell office:value-type="string" calcext:value-type="string">
            <text:p>http://dblp.org/rec/journals/tvlsi/ZareM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142" calcext:value-type="float">
            <text:p>1.142</text:p>
          </table:table-cell>
          <table:table-cell office:value-type="string" calcext:value-type="string">
            <text:p>IEEE Transactions on Very Large Scale Integration Systems</text:p>
          </table:table-cell>
        </table:table-row>
        <table:table-row table:style-name="ro7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 New ECG Signal Classification Based on WPD and ApEn Feature Extraction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LiFCLLC1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Effect of Multiscale PCA De-noising in ECG Beat Classification for Diagnosis of Cardiovascular Diseases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AlickovicS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Fractional Compound Integral with Application to ECG Signal Denoising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WangYGQG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n 8-bit, 10 KS/s, \(1.87\upmu \text {W}\) Successive Approximation Analog to Digital Converter in \(0.25\, \upmu \hbox {m}\) CMOS Technology for ECG Detection Systems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MahmoudSA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Denoising and R-Peak Detection of Electrocardiogram Signal Based on EMD and Improved Approximate Envelope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LiWCL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ix Order Cascaded Power Line Notch Filter for ECG Detection Systems with Noise Shaping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MahmoudBA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 50 mHz Sinh-Domain High-pass Filter for Realizing an ECG Signal Acquisition System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KafeKP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Low-Noise Low-Pass Filter for ECG Portable Detection Systems with Digitally Programmable Range.</text:p>
          </table:table-cell>
          <table:table-cell table:number-columns-repeated="3"/>
          <table:table-cell office:value-type="string" calcext:value-type="string">
            <text:p>CSSP</text:p>
          </table:table-cell>
          <table:table-cell office:value-type="string" calcext:value-type="string">
            <text:p>http://dblp.org/rec/journals/cssp/MahmoudBA1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mplications of the Turing completeness of reaction-diffusion models, informed by GPGPU simulations on an XBox 360: Cardiac arrhythmias, re-entry and the Halting problem.</text:p>
          </table:table-cell>
          <table:table-cell table:number-columns-repeated="3"/>
          <table:table-cell office:value-type="string" calcext:value-type="string">
            <text:p>Computational Biology and Chemistry</text:p>
          </table:table-cell>
          <table:table-cell office:value-type="string" calcext:value-type="string">
            <text:p>http://dblp.org/rec/journals/candc/Scarle0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117" calcext:value-type="float">
            <text:p>1.117</text:p>
          </table:table-cell>
          <table:table-cell office:value-type="string" calcext:value-type="string">
            <text:p>Computational Biology and Chemistry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lassification of Music-Induced Emotions Based on Information Fusion of Forehead Biosignals and Electrocardiogram.</text:p>
          </table:table-cell>
          <table:table-cell table:number-columns-repeated="3"/>
          <table:table-cell office:value-type="string" calcext:value-type="string">
            <text:p>Cognitive Computation</text:p>
          </table:table-cell>
          <table:table-cell office:value-type="string" calcext:value-type="string">
            <text:p>http://dblp.org/rec/journals/cogcom/NajiFA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1" calcext:value-type="float">
            <text:p>1.1</text:p>
          </table:table-cell>
          <table:table-cell office:value-type="string" calcext:value-type="string">
            <text:p>Cognitive Computation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ntrol of Cardiac Arrhythmia by Nonlinear Spatiotemporal Delayed Feedback.</text:p>
          </table:table-cell>
          <table:table-cell table:number-columns-repeated="3"/>
          <table:table-cell office:value-type="string" calcext:value-type="string">
            <text:p>I. J. Bifurcation and Chaos</text:p>
          </table:table-cell>
          <table:table-cell office:value-type="string" calcext:value-type="string">
            <text:p>http://dblp.org/rec/journals/ijbc/BoroujeniVS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078" calcext:value-type="float">
            <text:p>1.078</text:p>
          </table:table-cell>
          <table:table-cell office:value-type="string" calcext:value-type="string">
            <text:p>International Journal of Bifurcation and Chaos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On Two-Dimensional Dynamical Systems Associated with Membrane kinetics Underlying Cardiac Arrhythmias.</text:p>
          </table:table-cell>
          <table:table-cell table:number-columns-repeated="3"/>
          <table:table-cell office:value-type="string" calcext:value-type="string">
            <text:p>I. J. Bifurcation and Chaos</text:p>
          </table:table-cell>
          <table:table-cell office:value-type="string" calcext:value-type="string">
            <text:p>http://dblp.org/rec/journals/ijbc/BakerKKP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078" calcext:value-type="float">
            <text:p>1.078</text:p>
          </table:table-cell>
          <table:table-cell office:value-type="string" calcext:value-type="string">
            <text:p>International Journal of Bifurcation and Chaos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Time Series Analysis of ECG: a Possibility of the Initial Diagnostics.</text:p>
          </table:table-cell>
          <table:table-cell table:number-columns-repeated="3"/>
          <table:table-cell office:value-type="string" calcext:value-type="string">
            <text:p>I. J. Bifurcation and Chaos</text:p>
          </table:table-cell>
          <table:table-cell office:value-type="string" calcext:value-type="string">
            <text:p>http://dblp.org/rec/journals/ijbc/LoskutovM0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.078" calcext:value-type="float">
            <text:p>1.078</text:p>
          </table:table-cell>
          <table:table-cell office:value-type="string" calcext:value-type="string">
            <text:p>International Journal of Bifurcation and Chaos</text:p>
          </table:table-cell>
        </table:table-row>
        <table:table-row table:style-name="ro4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Big data-based extraction of fuzzy partition rules for heart arrhythmia detection: a semi-automated approach.</text:p>
          </table:table-cell>
          <table:table-cell table:number-columns-repeated="3"/>
          <table:table-cell office:value-type="string" calcext:value-type="string">
            <text:p>Concurrency and Computation: Practice and Experience</text:p>
          </table:table-cell>
          <table:table-cell office:value-type="string" calcext:value-type="string">
            <text:p>http://dblp.org/rec/journals/concurrency/BehadadaTCB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997" calcext:value-type="float">
            <text:p>0.997</text:p>
          </table:table-cell>
          <table:table-cell office:value-type="string" calcext:value-type="string">
            <text:p>Concurrency and Computation: Practice and Experience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ding ECG beats using multiscale compressed sensing based processing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Sharma1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 new method for removal of powerline interference in ECG and EEG recordings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SatosSS1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n efficient new method for the detection of QRS in electrocardiogram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DohareKK1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Electrocardiogram beat classification using empirical mode decomposition and multiclass directed acyclic graph support vector machine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SainiSK1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Beta wavelet based ECG signal compression using lossless encoding with modified thresholding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KumarKP1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 new AC-coupled amplifier for portable ECG without reference electrode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Wang1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 bi-phase enabled serial acquisition system for remote processing of digitized ECG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GuptaBM1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 lossless ECG data compression technique using ASCII character encoding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MukhopadhyayMM1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Studies on the ECG forward problem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YuP08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 novel algorithm for wavelet based ECG signal coding.</text:p>
          </table:table-cell>
          <table:table-cell table:number-columns-repeated="3"/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http://dblp.org/rec/journals/cee/KumariS07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Fiducial feature reduction analysis for electrocardiogram (ECG) based biometric recognition.</text:p>
          </table:table-cell>
          <table:table-cell table:number-columns-repeated="3"/>
          <table:table-cell office:value-type="string" calcext:value-type="string">
            <text:p>J. Intell. Inf. Syst.</text:p>
          </table:table-cell>
          <table:table-cell office:value-type="string" calcext:value-type="string">
            <text:p>http://dblp.org/rec/journals/jiis/TantawiRST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886" calcext:value-type="float">
            <text:p>0.886</text:p>
          </table:table-cell>
          <table:table-cell office:value-type="string" calcext:value-type="string">
            <text:p>Journal of Intelligent Information Systems (JIIS)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ndividual identification based on chaotic electrocardiogram signals during muscular exercise.</text:p>
          </table:table-cell>
          <table:table-cell table:number-columns-repeated="3"/>
          <table:table-cell office:value-type="string" calcext:value-type="string">
            <text:p>IET Biometrics</text:p>
          </table:table-cell>
          <table:table-cell office:value-type="string" calcext:value-type="string">
            <text:p>http://dblp.org/rec/journals/iet-bmt/LinCLYC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857" calcext:value-type="float">
            <text:p>0.857</text:p>
          </table:table-cell>
          <table:table-cell office:value-type="string" calcext:value-type="string">
            <text:p>IET Biometrics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Novel fiducial and non-fiducial approaches to electrocardiogram-based biometric systems.</text:p>
          </table:table-cell>
          <table:table-cell table:number-columns-repeated="3"/>
          <table:table-cell office:value-type="string" calcext:value-type="string">
            <text:p>IET Biometrics</text:p>
          </table:table-cell>
          <table:table-cell office:value-type="string" calcext:value-type="string">
            <text:p>http://dblp.org/rec/journals/iet-bmt/CoutinhoSGFF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857" calcext:value-type="float">
            <text:p>0.857</text:p>
          </table:table-cell>
          <table:table-cell office:value-type="string" calcext:value-type="string">
            <text:p>IET Biometrics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Nonvolatile Memories as the Data Storage System for Implantable ECG Recorder.</text:p>
          </table:table-cell>
          <table:table-cell table:number-columns-repeated="3"/>
          <table:table-cell office:value-type="string" calcext:value-type="string">
            <text:p>JETC</text:p>
          </table:table-cell>
          <table:table-cell office:value-type="string" calcext:value-type="string">
            <text:p>http://dblp.org/rec/journals/jetc/SunCZLC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833" calcext:value-type="float">
            <text:p>0.833</text:p>
          </table:table-cell>
          <table:table-cell office:value-type="string" calcext:value-type="string">
            <text:p>ACM Journal on Emerging Technologies in Computing Systems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Fast multi-scale feature fusion for ECG heartbeat classification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AiYWFAW15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ardiology knowledge free ECG feature extraction using generalized tensor rank one discriminant analysi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HuangZ14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ompression of ECG signals using variable-length classified vector sets and wavelet transform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Gurkan1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On the feasibility of tilt test outcome early prediction using ECG and pressure parameter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Gimeno-BlanesRCFG1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 Modified Run-Length Coding towards the Realization of a RRO-NRDPWT-Based ECG Data Compression System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LeeHWK1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Exploiting periodicity to extract the atrial activity in atrial arrhythmia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LlinaresI1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 Sequential Procedure for Individual Identity Verification Using ECG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IrvineI09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ancelling ECG Artifacts in EEG Using a Modified Independent Component Analysis Approach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DevuystDSKS0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Using Intracardiac Vectorcardiographic Loop for Surface ECG Synthesi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KachenouraPHC0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ardiac Arrhythmias Classification Method Based on MUSIC, Morphological Descriptors, and Neural Network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Naghsh-NilchiK0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nalysis of Human Electrocardiogram for Biometric Recognition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WangAHP0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ultichannel ECG and Noise Modeling: Application to Maternal and Fetal ECG Signal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SameniCJS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ombining Wavelet Transform and Hidden Markov Models for ECG Segmentation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AndreaoB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orrected Integral Shape Averaging Applied to Obstructive Sleep Apnea Detection from the Electrocardiogram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BoudaoudRMHO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Principal Component Analysis in ECG Signal Processing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CastellsLSBM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omplexity-Measure-Based Sequential Hypothesis Testing for Real-Time Detection of Lethal Cardiac Arrhythmia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Chen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odeling of Electrocardiogram Signals Using Predefined Signature and Envelope Vector Set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GurkanGY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 Simple Method for Guaranteeing ECG Quality in Real-Time Wavelet Lossy Coding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IglesiasG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Lossless Compression Schemes for ECG Signals Using Neural Network Predictor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KannanE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dvances in Electrocardiogram Signal Processing and Analysi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SandhamHLC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ultiadaptive Bionic Wavelet Transform: Application to ECG Denoising and Baseline Wandering Reduction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SayadiS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Real-Time Cardiac Arrhythmia Detection Using WOLA Filterbank Analysis of EGM Signal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SheikhzadehBS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Diurnal Changes of Heart Rate and Sympathovagal Activity for Temporal Patterns of Transient Ischemic Episodes in 24-Hour Electrocardiogram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SmrdelJ0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7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ubband-Adaptive Shrinkage for Denoising of ECG Signals.</text:p>
          </table:table-cell>
          <table:table-cell table:number-columns-repeated="3"/>
          <table:table-cell office:value-type="string" calcext:value-type="string">
            <text:p>EURASIP J. Adv. Sig. Proc.</text:p>
          </table:table-cell>
          <table:table-cell office:value-type="string" calcext:value-type="string">
            <text:p>http://dblp.org/rec/journals/ejasp/PoornachandraK06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Wireless Sensor-Based Smart-Clothing Platform for ECG Monitoring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WangLYY1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Risk Prediction of One-Year Mortality in Patients with Cardiac Arrhythmias Using Random Survival Forest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MiaoCZLZ1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Robust and Accurate Anomaly Detection in ECG Artifacts Using Time Series Motif Discovery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SivaraksR1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utation of Nonlinear Parameters of Heart Rhythm Using Short Time ECG Segments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KoichubekovKORS15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Fetal ECG Extraction from Abdominal Signals: A Review on Suppression of Fundamental Power Line Interference Component and Its Harmonics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TaralungaUGSW1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PLI Cancellation in ECG Signal Based on Adaptive Filter by Using Wiener-Hopf Equation for Providing Initial Condition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ManosuebKW1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 Harmonic Linear Dynamical System for Prominent ECG Feature Extraction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NguyenYKD1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 Novel Automatic Detection System for ECG Arrhythmias Using Maximum Margin Clustering with Immune Evolutionary Algorithm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ZhuDH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 Simplified 3D Model of Whole Heart Electrical Activity and 12-Lead ECG Generation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SoviljMLD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Study on Parameter Optimization for Support Vector Regression in Solving the Inverse ECG Problem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JiangJZWHZ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4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ultiscale Cross-Approximate Entropy Analysis as a Measurement of Complexity between ECG R-R Interval and PPG Pulse Amplitude Series among the Normal and Diabetic Subjects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WuLLL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n Expert System Based on Fisher Score and LS-SVM for Cardiac Arrhythmia Diagnosis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Yilmaz1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pplication of Wavelet Entropy to Predict Atrial Fibrillation Progression from the Surface ECG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AlcarazR1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n Automated Optimal Engagement and Attention Detection System Using Electrocardiogram.</text:p>
          </table:table-cell>
          <table:table-cell table:number-columns-repeated="3"/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http://dblp.org/rec/journals/cmmm/BelleHN1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urvature based ECG signal compression for effective communication on WPAN.</text:p>
          </table:table-cell>
          <table:table-cell table:number-columns-repeated="3"/>
          <table:table-cell office:value-type="string" calcext:value-type="string">
            <text:p>Journal of Communications and Networks</text:p>
          </table:table-cell>
          <table:table-cell office:value-type="string" calcext:value-type="string">
            <text:p>http://dblp.org/rec/journals/jcn/KimKKYP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747" calcext:value-type="float">
            <text:p>0.747</text:p>
          </table:table-cell>
          <table:table-cell office:value-type="string" calcext:value-type="string">
            <text:p>Journal of Communications and Networks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Wireless three-pad ECG system: Challenges, design, and evaluations.</text:p>
          </table:table-cell>
          <table:table-cell table:number-columns-repeated="3"/>
          <table:table-cell office:value-type="string" calcext:value-type="string">
            <text:p>Journal of Communications and Networks</text:p>
          </table:table-cell>
          <table:table-cell office:value-type="string" calcext:value-type="string">
            <text:p>http://dblp.org/rec/journals/jcn/CaoLSL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747" calcext:value-type="float">
            <text:p>0.747</text:p>
          </table:table-cell>
          <table:table-cell office:value-type="string" calcext:value-type="string">
            <text:p>Journal of Communications and Network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 multiprocessor system-on-chip for real-time biomedical monitoring and analysis: ECG prototype architectural design space exploration.</text:p>
          </table:table-cell>
          <table:table-cell table:number-columns-repeated="3"/>
          <table:table-cell office:value-type="string" calcext:value-type="string">
            <text:p>ACM Trans. Design Autom. Electr. Syst.</text:p>
          </table:table-cell>
          <table:table-cell office:value-type="string" calcext:value-type="string">
            <text:p>http://dblp.org/rec/journals/todaes/KhatibPBBBKJN0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686" calcext:value-type="float">
            <text:p>0.686</text:p>
          </table:table-cell>
          <table:table-cell office:value-type="string" calcext:value-type="string">
            <text:p>ACM Transactions on Design Automation of Electronic Systems (TODAES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iniaturized wireless ECG monitor for real-time detection of epileptic seizures.</text:p>
          </table:table-cell>
          <table:table-cell table:number-columns-repeated="3"/>
          <table:table-cell office:value-type="string" calcext:value-type="string">
            <text:p>ACM Trans. Embedded Comput. Syst.</text:p>
          </table:table-cell>
          <table:table-cell office:value-type="string" calcext:value-type="string">
            <text:p>http://dblp.org/rec/journals/tecs/MasseBSA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68" calcext:value-type="float">
            <text:p>0.68</text:p>
          </table:table-cell>
          <table:table-cell office:value-type="string" calcext:value-type="string">
            <text:p>ACM Transactions on Embedded Computing System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Wireless noncontact ECG and EEG biopotential sensors.</text:p>
          </table:table-cell>
          <table:table-cell table:number-columns-repeated="3"/>
          <table:table-cell office:value-type="string" calcext:value-type="string">
            <text:p>ACM Trans. Embedded Comput. Syst.</text:p>
          </table:table-cell>
          <table:table-cell office:value-type="string" calcext:value-type="string">
            <text:p>http://dblp.org/rec/journals/tecs/ChiNC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68" calcext:value-type="float">
            <text:p>0.68</text:p>
          </table:table-cell>
          <table:table-cell office:value-type="string" calcext:value-type="string">
            <text:p>ACM Transactions on Embedded Computing Systems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hoosing Real-Time Predictors for Ventricular Arrhythmia Detection.</text:p>
          </table:table-cell>
          <table:table-cell table:number-columns-repeated="3"/>
          <table:table-cell office:value-type="string" calcext:value-type="string">
            <text:p>IJPRAI</text:p>
          </table:table-cell>
          <table:table-cell office:value-type="string" calcext:value-type="string">
            <text:p>http://dblp.org/rec/journals/ijprai/RibeiroMHA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67" calcext:value-type="float">
            <text:p>0.67</text:p>
          </table:table-cell>
          <table:table-cell office:value-type="string" calcext:value-type="string">
            <text:p>International Journal of Pattern Recognition and Artificial Intelligence (IJPRAI)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Hybrid classification engine for cardiac arrhythmia cloud service in elderly healthcare management.</text:p>
          </table:table-cell>
          <table:table-cell table:number-columns-repeated="3"/>
          <table:table-cell office:value-type="string" calcext:value-type="string">
            <text:p>J. Vis. Lang. Comput.</text:p>
          </table:table-cell>
          <table:table-cell office:value-type="string" calcext:value-type="string">
            <text:p>http://dblp.org/rec/journals/vlc/0002CLK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66" calcext:value-type="float">
            <text:p>0.66</text:p>
          </table:table-cell>
          <table:table-cell office:value-type="string" calcext:value-type="string">
            <text:p>Journal of Visual Languages and Computing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Unveiling the Biometric Potential of Finger-Based ECG Signals.</text:p>
          </table:table-cell>
          <table:table-cell table:number-columns-repeated="3"/>
          <table:table-cell office:value-type="string" calcext:value-type="string">
            <text:p>Comp. Int. and Neurosc.</text:p>
          </table:table-cell>
          <table:table-cell office:value-type="string" calcext:value-type="string">
            <text:p>http://dblp.org/rec/journals/cin/LourencoSF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96" calcext:value-type="float">
            <text:p>0.596</text:p>
          </table:table-cell>
          <table:table-cell office:value-type="string" calcext:value-type="string">
            <text:p>Computational Intelligence and Neuroscience</text:p>
          </table:table-cell>
        </table:table-row>
        <table:table-row table:style-name="ro4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Ischemia classification via ECG using MLP neural networks.</text:p>
          </table:table-cell>
          <table:table-cell table:number-columns-repeated="3"/>
          <table:table-cell office:value-type="string" calcext:value-type="string">
            <text:p>Int. J. Computational Intelligence Systems</text:p>
          </table:table-cell>
          <table:table-cell office:value-type="string" calcext:value-type="string">
            <text:p>http://dblp.org/rec/journals/ijcisys/PelaezDFS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74" calcext:value-type="float">
            <text:p>0.574</text:p>
          </table:table-cell>
          <table:table-cell office:value-type="string" calcext:value-type="string">
            <text:p>International Journal of Computational Intelligence Systems (IJCIS)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Gaussian Noise Filtering from ECG by Wiener Filter and Ensemble Empirical Mode Decomposition.</text:p>
          </table:table-cell>
          <table:table-cell table:number-columns-repeated="3"/>
          <table:table-cell office:value-type="string" calcext:value-type="string">
            <text:p>Signal Processing Systems</text:p>
          </table:table-cell>
          <table:table-cell office:value-type="string" calcext:value-type="string">
            <text:p>http://dblp.org/rec/journals/vlsisp/ChangL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564" calcext:value-type="float">
            <text:p>0.564</text:p>
          </table:table-cell>
          <table:table-cell office:value-type="string" calcext:value-type="string">
            <text:p>Journal of Signal Processing Systems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nalysis and Design of On-sensor ECG Processors for Realtime Detection of Cardiac Anomalies Including VF, VT, and PVC.</text:p>
          </table:table-cell>
          <table:table-cell table:number-columns-repeated="3"/>
          <table:table-cell office:value-type="string" calcext:value-type="string">
            <text:p>Signal Processing Systems</text:p>
          </table:table-cell>
          <table:table-cell office:value-type="string" calcext:value-type="string">
            <text:p>http://dblp.org/rec/journals/vlsisp/ChenCCLHLLC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564" calcext:value-type="float">
            <text:p>0.564</text:p>
          </table:table-cell>
          <table:table-cell office:value-type="string" calcext:value-type="string">
            <text:p>Journal of Signal Processing Systems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Ultra-Low Voltage Realization of the Tau-Cell and Its Application for Filtering Electrocardiogram Signals.</text:p>
          </table:table-cell>
          <table:table-cell table:number-columns-repeated="3"/>
          <table:table-cell office:value-type="string" calcext:value-type="string">
            <text:p>J. Low Power Electronics</text:p>
          </table:table-cell>
          <table:table-cell office:value-type="string" calcext:value-type="string">
            <text:p>http://dblp.org/rec/journals/jolpe/KoliosP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485" calcext:value-type="float">
            <text:p>0.485</text:p>
          </table:table-cell>
          <table:table-cell office:value-type="string" calcext:value-type="string">
            <text:p>Journal of Low Power Electronics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Ultra Low-Voltage Ultra Low-Power Sinh-Domain Wavelet Filer for Electrocardiogram Signal Analysis.</text:p>
          </table:table-cell>
          <table:table-cell table:number-columns-repeated="3"/>
          <table:table-cell office:value-type="string" calcext:value-type="string">
            <text:p>J. Low Power Electronics</text:p>
          </table:table-cell>
          <table:table-cell office:value-type="string" calcext:value-type="string">
            <text:p>http://dblp.org/rec/journals/jolpe/KhandayP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485" calcext:value-type="float">
            <text:p>0.485</text:p>
          </table:table-cell>
          <table:table-cell office:value-type="string" calcext:value-type="string">
            <text:p>Journal of Low Power Electronics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Ecg Signal Coding Using Biorthogonal Wavelet-Based Burrows-Wheeler Coder.</text:p>
          </table:table-cell>
          <table:table-cell table:number-columns-repeated="3"/>
          <table:table-cell office:value-type="string" calcext:value-type="string">
            <text:p>IJWMIP</text:p>
          </table:table-cell>
          <table:table-cell office:value-type="string" calcext:value-type="string">
            <text:p>http://dblp.org/rec/journals/ijwmip/KumariPS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Discrete Wavelet Transform Applied on Personal Identity Verification with ECG Signal.</text:p>
          </table:table-cell>
          <table:table-cell table:number-columns-repeated="3"/>
          <table:table-cell office:value-type="string" calcext:value-type="string">
            <text:p>IJWMIP</text:p>
          </table:table-cell>
          <table:table-cell office:value-type="string" calcext:value-type="string">
            <text:p>http://dblp.org/rec/journals/ijwmip/ChiuCH0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Design and Evaluation of matched Wavelets with Maximum Coding Gain and Minimum Approximation Error Criteria for R Peak Detection in ECG.</text:p>
          </table:table-cell>
          <table:table-cell table:number-columns-repeated="3"/>
          <table:table-cell office:value-type="string" calcext:value-type="string">
            <text:p>IJWMIP</text:p>
          </table:table-cell>
          <table:table-cell office:value-type="string" calcext:value-type="string">
            <text:p>http://dblp.org/rec/journals/ijwmip/BadiezadeganS0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De-Noising and Baseline Wandering Removal of Electrocardiogram Using Double Density Discrete Wavelet.</text:p>
          </table:table-cell>
          <table:table-cell table:number-columns-repeated="3"/>
          <table:table-cell office:value-type="string" calcext:value-type="string">
            <text:p>IJWMIP</text:p>
          </table:table-cell>
          <table:table-cell office:value-type="string" calcext:value-type="string">
            <text:p>http://dblp.org/rec/journals/ijwmip/KumariS0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Hyperbox classifiers for arrhythmia classification.</text:p>
          </table:table-cell>
          <table:table-cell table:number-columns-repeated="3"/>
          <table:table-cell office:value-type="string" calcext:value-type="string">
            <text:p>Kybernetes</text:p>
          </table:table-cell>
          <table:table-cell office:value-type="string" calcext:value-type="string">
            <text:p>http://dblp.org/rec/journals/kybernetes/BortolanP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416" calcext:value-type="float">
            <text:p>0.416</text:p>
          </table:table-cell>
          <table:table-cell office:value-type="string" calcext:value-type="string">
            <text:p>Kybernetes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ECG quality assessment based on a kernel support vector machine and genetic algorithm with a feature matrix.</text:p>
          </table:table-cell>
          <table:table-cell table:number-columns-repeated="3"/>
          <table:table-cell office:value-type="string" calcext:value-type="string">
            <text:p>Journal of Zhejiang University - Science C</text:p>
          </table:table-cell>
          <table:table-cell office:value-type="string" calcext:value-type="string">
            <text:p>http://dblp.org/rec/journals/jzusc/ZhangLWWL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415" calcext:value-type="float">
            <text:p>0.415</text:p>
          </table:table-cell>
          <table:table-cell office:value-type="string" calcext:value-type="string">
            <text:p>Frontiers of Information Technology &amp;amp; Electronic Engineering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Removal of baseline wander from ECG signal based on a statistical weighted moving average filter.</text:p>
          </table:table-cell>
          <table:table-cell table:number-columns-repeated="3"/>
          <table:table-cell office:value-type="string" calcext:value-type="string">
            <text:p>Journal of Zhejiang University - Science C</text:p>
          </table:table-cell>
          <table:table-cell office:value-type="string" calcext:value-type="string">
            <text:p>http://dblp.org/rec/journals/jzusc/HuXZ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415" calcext:value-type="float">
            <text:p>0.415</text:p>
          </table:table-cell>
          <table:table-cell office:value-type="string" calcext:value-type="string">
            <text:p>Frontiers of Information Technology &amp;amp; Electronic Engineering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ECG beat classification using particle swarm optimization and support vector machine.</text:p>
          </table:table-cell>
          <table:table-cell table:number-columns-repeated="3"/>
          <table:table-cell office:value-type="string" calcext:value-type="string">
            <text:p>Frontiers of Computer Science</text:p>
          </table:table-cell>
          <table:table-cell office:value-type="string" calcext:value-type="string">
            <text:p>http://dblp.org/rec/journals/fcsc/KhazaeeZ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405" calcext:value-type="float">
            <text:p>0.405</text:p>
          </table:table-cell>
          <table:table-cell office:value-type="string" calcext:value-type="string">
            <text:p>Frontiers of Computer Science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ulticlass Support Vector Machines for Classification of ECG Data with Missing Values.</text:p>
          </table:table-cell>
          <table:table-cell table:number-columns-repeated="3"/>
          <table:table-cell office:value-type="string" calcext:value-type="string">
            <text:p>Applied Artificial Intelligence</text:p>
          </table:table-cell>
          <table:table-cell office:value-type="string" calcext:value-type="string">
            <text:p>http://dblp.org/rec/journals/aai/HejaziASHA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402" calcext:value-type="float">
            <text:p>0.402</text:p>
          </table:table-cell>
          <table:table-cell office:value-type="string" calcext:value-type="string">
            <text:p>Applied Artificial Intelligence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cdd: an Enhanced Standard ECG Database with its Management and Annotation Tools.</text:p>
          </table:table-cell>
          <table:table-cell table:number-columns-repeated="3"/>
          <table:table-cell office:value-type="string" calcext:value-type="string">
            <text:p>International Journal on Artificial Intelligence Tools</text:p>
          </table:table-cell>
          <table:table-cell office:value-type="string" calcext:value-type="string">
            <text:p>http://dblp.org/rec/journals/ijait/ZhangLD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393" calcext:value-type="float">
            <text:p>0.393</text:p>
          </table:table-cell>
          <table:table-cell office:value-type="string" calcext:value-type="string">
            <text:p>International Journal on Artificial Intelligence Tools (IJAIT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Performance Analysis of Multiscale Entropy for the Assessment of ECG Signal Quality.</text:p>
          </table:table-cell>
          <table:table-cell table:number-columns-repeated="3"/>
          <table:table-cell office:value-type="string" calcext:value-type="string">
            <text:p>J. Electrical and Computer Engineering</text:p>
          </table:table-cell>
          <table:table-cell office:value-type="string" calcext:value-type="string">
            <text:p>http://dblp.org/rec/journals/jece/ZhangWLL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333" calcext:value-type="float">
            <text:p>0.333</text:p>
          </table:table-cell>
          <table:table-cell office:value-type="string" calcext:value-type="string">
            <text:p>Journal of Electrical and Computer Engineering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Using Multiscale Product for ECG Characterization.</text:p>
          </table:table-cell>
          <table:table-cell table:number-columns-repeated="3"/>
          <table:table-cell office:value-type="string" calcext:value-type="string">
            <text:p>J. Electrical and Computer Engineering</text:p>
          </table:table-cell>
          <table:table-cell office:value-type="string" calcext:value-type="string">
            <text:p>http://dblp.org/rec/journals/jece/BesrourLE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333" calcext:value-type="float">
            <text:p>0.333</text:p>
          </table:table-cell>
          <table:table-cell office:value-type="string" calcext:value-type="string">
            <text:p>Journal of Electrical and Computer Engineering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Wearable advanced single chip ECG telemonitoring system using SoPC.</text:p>
          </table:table-cell>
          <table:table-cell table:number-columns-repeated="3"/>
          <table:table-cell office:value-type="string" calcext:value-type="string">
            <text:p>IEICE Electronic Express</text:p>
          </table:table-cell>
          <table:table-cell office:value-type="string" calcext:value-type="string">
            <text:p>http://dblp.org/rec/journals/ieiceee/KavyaB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32" calcext:value-type="float">
            <text:p>0.32</text:p>
          </table:table-cell>
          <table:table-cell office:value-type="string" calcext:value-type="string">
            <text:p>IEICE Electronic Express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ntelligent sensor node based a low power ECG monitoring system.</text:p>
          </table:table-cell>
          <table:table-cell table:number-columns-repeated="3"/>
          <table:table-cell office:value-type="string" calcext:value-type="string">
            <text:p>IEICE Electronic Express</text:p>
          </table:table-cell>
          <table:table-cell office:value-type="string" calcext:value-type="string">
            <text:p>http://dblp.org/rec/journals/ieiceee/ZengLCL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32" calcext:value-type="float">
            <text:p>0.32</text:p>
          </table:table-cell>
          <table:table-cell office:value-type="string" calcext:value-type="string">
            <text:p>IEICE Electronic Express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daptive motion artifacts reduction algorithm for ECG signal in textile wearable sensor.</text:p>
          </table:table-cell>
          <table:table-cell table:number-columns-repeated="3"/>
          <table:table-cell office:value-type="string" calcext:value-type="string">
            <text:p>IEICE Electronic Express</text:p>
          </table:table-cell>
          <table:table-cell office:value-type="string" calcext:value-type="string">
            <text:p>http://dblp.org/rec/journals/ieiceee/YoonSML0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32" calcext:value-type="float">
            <text:p>0.32</text:p>
          </table:table-cell>
          <table:table-cell office:value-type="string" calcext:value-type="string">
            <text:p>IEICE Electronic Express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Design of a VLSI Hamming Neural Network for Arrhythmia Classification.</text:p>
          </table:table-cell>
          <table:table-cell table:number-columns-repeated="3"/>
          <table:table-cell office:value-type="string" calcext:value-type="string">
            <text:p>Journal of Circuits, Systems, and Computers</text:p>
          </table:table-cell>
          <table:table-cell office:value-type="string" calcext:value-type="string">
            <text:p>http://dblp.org/rec/journals/jcsc/GhanavtiS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25" calcext:value-type="float">
            <text:p>0.25</text:p>
          </table:table-cell>
          <table:table-cell office:value-type="string" calcext:value-type="string">
            <text:p>Journal of Circuits, Systems, and Computers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n Ultra-Low-Power Current-Mode Integrated CMOS Instrumentation amplifier for Personal ECG Recorders.</text:p>
          </table:table-cell>
          <table:table-cell table:number-columns-repeated="3"/>
          <table:table-cell office:value-type="string" calcext:value-type="string">
            <text:p>Journal of Circuits, Systems, and Computers</text:p>
          </table:table-cell>
          <table:table-cell office:value-type="string" calcext:value-type="string">
            <text:p>http://dblp.org/rec/journals/jcsc/BaghiniNLS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25" calcext:value-type="float">
            <text:p>0.25</text:p>
          </table:table-cell>
          <table:table-cell office:value-type="string" calcext:value-type="string">
            <text:p>Journal of Circuits, Systems, and Computers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n Approach to Evaluate Electromagnetic Interference with a Wearable ECG at Frequencies below 1MHz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LiaoSW1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Biometric Identification Using JPEG2000 Compressed ECG Signals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WuWC1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Distributed Source Coding for Real-Time ECG Signal Monitoring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WuTC1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Real-Time and Memory-Efficient Arrhythmia Detection in ECG Monitors Using Antidictionary Coding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OtaMW1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Novel Joint Source-Channel Coding of Periodic ECG Signals for Reliable Wireless Patient Monitoring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WatanabeTI1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On-Line Electrocardiogram Lossless Compression Using Antidictionary Codes for a Finite Alphabet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OtaM1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 Robust and Non-invasive Fetal Electrocardiogram Extraction Algorithm in a Semi-Blind Way.</text:p>
          </table:table-cell>
          <table:table-cell table:number-columns-repeated="3"/>
          <table:table-cell office:value-type="string" calcext:value-type="string">
            <text:p>IEICE Transactions</text:p>
          </table:table-cell>
          <table:table-cell office:value-type="string" calcext:value-type="string">
            <text:p>http://dblp.org/rec/journals/ieicet/YeZC08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Heart Arrhythmia Detection using support vector machines.</text:p>
          </table:table-cell>
          <table:table-cell table:number-columns-repeated="3"/>
          <table:table-cell office:value-type="string" calcext:value-type="string">
            <text:p>Intelligent Automation &amp;amp; Soft Computing</text:p>
          </table:table-cell>
          <table:table-cell office:value-type="string" calcext:value-type="string">
            <text:p>http://dblp.org/rec/journals/iasc/KhazaeeE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89" calcext:value-type="float">
            <text:p>0.189</text:p>
          </table:table-cell>
          <table:table-cell office:value-type="string" calcext:value-type="string">
            <text:p>Intelligent Automation &amp;amp; Soft Computing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New real-time heartbeat detection method using the angle of a single-lead electrocardiogram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SongCKL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Respiratory rate extraction from single-lead ECG using homomorphic filtering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SharmaSB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A novel electrocardiogram parameterization algorithm and its application in myocardial infarction detec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LiuLWHLZLZ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Design and implementation of a multiband digital filter using FPGA to extract the ECG signal in the presence of different interference signal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AboutabikhA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ment on the First Symposium on Quantitative Analysis of Cardiac Arrhythmia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Wit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Modeling left and right atrial contributions to the ECG: A dipole-current source approach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Jacquemet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Reliable resource-constrained telecardiology via compressive detection of anomalous ECG signal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ChandraSJ15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 correlation analysis-based detection and delineation of ECG characteristic events using template waveforms extracted by ensemble averaging of clustered heart cycle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HomaeinezhadEN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parative assessment of nonlinear metrics to quantify organization-related events in surface electrocardiograms of atrial fibrilla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JulianAR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urrent methods in electrocardiogram characteriza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MartisAA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Real-time electrocardiogram P-QRS-T detection-delineation algorithm based on quality-supported analysis of characteristic template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KarimipourH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Recurring patterns of atrial fibrillation in surface ECG predict restoration of sinus rhythm by catheter abla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MarcoRBL14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trial activity extraction from single lead ECG recordings: Evaluation of two novel method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DaiJL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6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Retraction notice to &amp;apos;A novel real-time patient-specific seizure diagnosis algorithm based on analysis of EEG and ECG signals using spectral and spatial features and improved particle swarm optimization classifier&amp;apos; [CBM 42 (2012) 848-856]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NasehiP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ECG signal enhancement using S-Transform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AriDC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Real-time CHF detection from ECG signals using a novel discretization method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Orhan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Research of fetal ECG extraction using wavelet analysis and adaptive filtering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WuSZLZG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trial activity selection for atrial fibrillation ECG recording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DonosoFLPR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Fractal and EMD based removal of baseline wander and powerline interference from ECG signal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AgrawalG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Effect of aerobic conditioning on ventricular activation: A principal components analysis approach to high-resolution electrocardiogram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Nasario-JuniorBTMN13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Empirical mode decomposition based ECG enhancement and QRS detec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PalM12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achine learning on-a-chip: A high-performance low-power reusable neuron architecture for artificial neural networks in ECG classification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SunC12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 multi-stage automatic arrhythmia recognition and classification system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KutluK1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Exploiting correlation of ECG with certain EMD functions for discrimination of ventricular fibrilla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AnasLH1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Random forests ensemble classifier trained with data resampling strategy to improve cardiac arrhythmia diagnosi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Ozcift1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 statistical approach for determination of time plane features from digitized ECG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ChatterjeeGM1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The event synchronous canceller algorithm removes maternal ECG from abdominal signals without affecting the fetal ECG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UngureanuBOUW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Short- versus long-term ECG recordings for the assessment of non-linear heart rate variability parameters after beating heart myocardial revasculariza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KselaKAVSSSG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utomated recognition of patients with obstructive sleep apnoea using wavelet-based features of electrocardiogram recording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KhandokerKP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 computer based wireless system for online acquisition, monitoring and digital processing of ECG waveform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BansalKS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Surface ECG organization analysis to predict paroxysmal atrial fibrillation termina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AlcarazR09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ECG signal denoising and baseline wander correction based on the empirical mode decomposition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Blanco-VelascoWB08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Projective filtering of time warped ECG beat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Kotas08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mbined entropy based method for detection of QRS complexes in 12-lead electrocardiogram using SVM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MehtaL08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Incremental HMM training applied to ECG signal analysi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AndreaoMBDBF08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Parametrical modelling of a premature ventricular contraction ECG beat: Comparison with the normal case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KhansaN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CG signal compression by multi-iteration EZW coding for different wavelets and threshold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TohumogluS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 comparison of algorithms for estimation of a respiratory signal from the surface electrocardiogram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OBrienH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Evaluation of a none compressed 12-lead ECG transmission via internet using IPSec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WeiN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Source localization of focal ventricular arrhythmias using linear estimation, correlation, and back propagation network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YilmazC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n automatic analysis method for detecting and eliminating ECG artifacts in EEG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JiangCCLTL07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7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 fuzzy clustering neural network architecture for classification of ECG arrhythmias.</text:p>
          </table:table-cell>
          <table:table-cell table:number-columns-repeated="3"/>
          <table:table-cell office:value-type="string" calcext:value-type="string">
            <text:p>Comp. in Bio. and Med.</text:p>
          </table:table-cell>
          <table:table-cell office:value-type="string" calcext:value-type="string">
            <text:p>http://dblp.org/rec/journals/cbm/OzbayCK06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ardiac magnetic resonance image-based classification of the risk of arrhythmias in post-myocardial infarction patients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KotuEBKOWE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rrigendum to &amp;quot;A characterization of electrocardiogram signals through optimal allocation of information granularity&amp;quot; [Artif. Intell. Med. 54(2012) 125-134]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GacekP1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Weighted spherical 1-mean with phase shift and its application in electrocardiogram discord detection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WangCDWY1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Selection of effective features for ECG beat recognition based on nonlinear correlations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ChenY1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 characterization of electrocardiogram signals through optimal allocation of information granularity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GacekP1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Electrocardiogram analysis using a combination of statistical, geometric, and nonlinear heart rate variability features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JovicB1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pplication of constrained independent component analysis algorithms in electrocardiogram arrhythmias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LlinaresI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Noise-tolerant electrocardiogram beat classification based on higher order statistics of subband components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YuC0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Support vector machine-based arrhythmia classification using reduced features of heart rate variability signal.</text:p>
          </table:table-cell>
          <table:table-cell table:number-columns-repeated="3"/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http://dblp.org/rec/journals/artmed/AslSM0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ECG heart beat classification method based on modified ABC algorithm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DilmacK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Superior foetal electrocardiogram signal elicitation using a novel artificial intelligent Bayesian methodology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JagannathS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Hybrid intelligent methods for arrhythmia detection and geriatric depression diagnosis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HuangHL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Detection of electrocardiogram signals using an efficient method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EbrahimzadehSK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Myocardial infarction classification with multi-lead ECG using hidden Markov models and Gaussian mixture models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ChangLHW1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 new ECG beat clustering method based on kernelized fuzzy c-means and hybrid ant colony optimization for continuous domains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DoganK1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PCA and ICA processing methods for removal of artifacts and noise in electrocardiograms: A survey and comparison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Chawla1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Evolving a Bayesian classifier for ECG-based age classification in medical applications.</text:p>
          </table:table-cell>
          <table:table-cell table:number-columns-repeated="3"/>
          <table:table-cell office:value-type="string" calcext:value-type="string">
            <text:p>Appl. Soft Comput.</text:p>
          </table:table-cell>
          <table:table-cell office:value-type="string" calcext:value-type="string">
            <text:p>http://dblp.org/rec/journals/asc/WigginsSLV0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Performance Comparison of Wavelet and Multiwavelet Denoising Methods for an Electrocardiogram Signal.</text:p>
          </table:table-cell>
          <table:table-cell table:number-columns-repeated="3"/>
          <table:table-cell office:value-type="string" calcext:value-type="string">
            <text:p>J. Applied Mathematics</text:p>
          </table:table-cell>
          <table:table-cell office:value-type="string" calcext:value-type="string">
            <text:p>http://dblp.org/rec/journals/jam/SubramanianAR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Noise Suppression in ECG Signals through Efficient One-Step Wavelet Processing Techniques.</text:p>
          </table:table-cell>
          <table:table-cell table:number-columns-repeated="3"/>
          <table:table-cell office:value-type="string" calcext:value-type="string">
            <text:p>J. Applied Mathematics</text:p>
          </table:table-cell>
          <table:table-cell office:value-type="string" calcext:value-type="string">
            <text:p>http://dblp.org/rec/journals/jam/CastilloMGMPP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The Effects of Control Domain Position on Optimal Control of Cardiac Arrhythmia.</text:p>
          </table:table-cell>
          <table:table-cell table:number-columns-repeated="3"/>
          <table:table-cell office:value-type="string" calcext:value-type="string">
            <text:p>J. Applied Mathematics</text:p>
          </table:table-cell>
          <table:table-cell office:value-type="string" calcext:value-type="string">
            <text:p>http://dblp.org/rec/journals/jam/NgR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Personal Identification Based on Vectorcardiogram Derived from Limb Leads Electrocardiogram.</text:p>
          </table:table-cell>
          <table:table-cell table:number-columns-repeated="3"/>
          <table:table-cell office:value-type="string" calcext:value-type="string">
            <text:p>J. Applied Mathematics</text:p>
          </table:table-cell>
          <table:table-cell office:value-type="string" calcext:value-type="string">
            <text:p>http://dblp.org/rec/journals/jam/LeeCK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Fuzzy Association Rule Mining Based Myocardial Ischemia Diagnosis on ECG Signal.</text:p>
          </table:table-cell>
          <table:table-cell table:number-columns-repeated="3"/>
          <table:table-cell office:value-type="string" calcext:value-type="string">
            <text:p>JACIII</text:p>
          </table:table-cell>
          <table:table-cell office:value-type="string" calcext:value-type="string">
            <text:p>http://dblp.org/rec/journals/jaciii/LiDH1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Similarity-Based Fuzzy Classification of ECG and Capnogram Signals.</text:p>
          </table:table-cell>
          <table:table-cell table:number-columns-repeated="3"/>
          <table:table-cell office:value-type="string" calcext:value-type="string">
            <text:p>JACIII</text:p>
          </table:table-cell>
          <table:table-cell office:value-type="string" calcext:value-type="string">
            <text:p>http://dblp.org/rec/journals/jaciii/BetancourtFTYSDH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Predictor Using an Error-Convergence Neuron Network and its Application to Electrocardiograms.</text:p>
          </table:table-cell>
          <table:table-cell table:number-columns-repeated="3"/>
          <table:table-cell office:value-type="string" calcext:value-type="string">
            <text:p>JACIII</text:p>
          </table:table-cell>
          <table:table-cell office:value-type="string" calcext:value-type="string">
            <text:p>http://dblp.org/rec/journals/jaciii/KobayakawaY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Emotion Recognition Based on ECG Signals for Service Robots in the Intelligent Space During Daily Life.</text:p>
          </table:table-cell>
          <table:table-cell table:number-columns-repeated="3"/>
          <table:table-cell office:value-type="string" calcext:value-type="string">
            <text:p>JACIII</text:p>
          </table:table-cell>
          <table:table-cell office:value-type="string" calcext:value-type="string">
            <text:p>http://dblp.org/rec/journals/jaciii/RattanyuM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Visualization and simulation of the human heart based on ECG.</text:p>
          </table:table-cell>
          <table:table-cell table:number-columns-repeated="3"/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http://dblp.org/rec/journals/bams/SochockaKP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io-Algorithms and Med-Systems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 continuous approach to the ECG noiseprint estimation.</text:p>
          </table:table-cell>
          <table:table-cell table:number-columns-repeated="3"/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http://dblp.org/rec/journals/bams/Augustyniak11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io-Algorithms and Med-Systems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ECG by computer - registration and initial analysis of bioelectric potentials.</text:p>
          </table:table-cell>
          <table:table-cell table:number-columns-repeated="3"/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http://dblp.org/rec/journals/bams/LudzikM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Bio-Algorithms and Med-Systems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ombining multiple views: Case studies on protein and arrhythmia features.</text:p>
          </table:table-cell>
          <table:table-cell table:number-columns-repeated="3"/>
          <table:table-cell office:value-type="string" calcext:value-type="string">
            <text:p>Eng. Appl. of AI</text:p>
          </table:table-cell>
          <table:table-cell office:value-type="string" calcext:value-type="string">
            <text:p>http://dblp.org/rec/journals/eaai/SakarKSGAF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Industrial and Engineering Applications of Artificial Intelligence and Expert Systems (IEA/AIE)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Non-singleton genetic fuzzy logic system for arrhythmias classification.</text:p>
          </table:table-cell>
          <table:table-cell table:number-columns-repeated="3"/>
          <table:table-cell office:value-type="string" calcext:value-type="string">
            <text:p>Eng. Appl. of AI</text:p>
          </table:table-cell>
          <table:table-cell office:value-type="string" calcext:value-type="string">
            <text:p>http://dblp.org/rec/journals/eaai/ChuaT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Industrial and Engineering Applications of Artificial Intelligence and Expert Systems (IEA/AIE)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Comparing binary and real-valued coding in hybrid immune algorithm for feature selection and classification of ECG signals.</text:p>
          </table:table-cell>
          <table:table-cell table:number-columns-repeated="3"/>
          <table:table-cell office:value-type="string" calcext:value-type="string">
            <text:p>Eng. Appl. of AI</text:p>
          </table:table-cell>
          <table:table-cell office:value-type="string" calcext:value-type="string">
            <text:p>http://dblp.org/rec/journals/eaai/BeretaB0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Industrial and Engineering Applications of Artificial Intelligence and Expert Systems (IEA/AIE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Robust Heartbeat Detector Based on Weighted Correlation and Multichannel Input: Implementation on the ECG Recorded with Textile Electrodes.</text:p>
          </table:table-cell>
          <table:table-cell table:number-columns-repeated="3"/>
          <table:table-cell office:value-type="string" calcext:value-type="string">
            <text:p>IJEHMC</text:p>
          </table:table-cell>
          <table:table-cell office:value-type="string" calcext:value-type="string">
            <text:p>http://dblp.org/rec/journals/ijehmc/RattfaltLHAB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E-Health and Medical Communications (IJEHMC)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Wearable ECG Monitoring and Alerting System Associated with Smartphone: iHeart.</text:p>
          </table:table-cell>
          <table:table-cell table:number-columns-repeated="3"/>
          <table:table-cell office:value-type="string" calcext:value-type="string">
            <text:p>IJEHMC</text:p>
          </table:table-cell>
          <table:table-cell office:value-type="string" calcext:value-type="string">
            <text:p>http://dblp.org/rec/journals/ijehmc/WatanabeKSY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E-Health and Medical Communications (IJEHMC)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omparative Study of ECG Classification Performance Using Decision Tree Algorithms.</text:p>
          </table:table-cell>
          <table:table-cell table:number-columns-repeated="3"/>
          <table:table-cell office:value-type="string" calcext:value-type="string">
            <text:p>IJEHMC</text:p>
          </table:table-cell>
          <table:table-cell office:value-type="string" calcext:value-type="string">
            <text:p>http://dblp.org/rec/journals/ijehmc/CharfiK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E-Health and Medical Communications (IJEHMC)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Random Forest Classifier Based ECG Arrhythmia Classification.</text:p>
          </table:table-cell>
          <table:table-cell table:number-columns-repeated="3"/>
          <table:table-cell office:value-type="string" calcext:value-type="string">
            <text:p>IJHISI</text:p>
          </table:table-cell>
          <table:table-cell office:value-type="string" calcext:value-type="string">
            <text:p>http://dblp.org/rec/journals/ijhisi/VimalS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Healthcare Information Systems and Informatics (IJHISI)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ECG Signal De-noising with Asynchronous Averaging and Filtering Algorithm.</text:p>
          </table:table-cell>
          <table:table-cell table:number-columns-repeated="3"/>
          <table:table-cell office:value-type="string" calcext:value-type="string">
            <text:p>IJHISI</text:p>
          </table:table-cell>
          <table:table-cell office:value-type="string" calcext:value-type="string">
            <text:p>http://dblp.org/rec/journals/ijhisi/GautamLC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Healthcare Information Systems and Informatics (IJHISI)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mbient Intelligence and Pervasive Architecture Designed within the EPI-MEDICS Personal ECG Monitor.</text:p>
          </table:table-cell>
          <table:table-cell table:number-columns-repeated="3"/>
          <table:table-cell office:value-type="string" calcext:value-type="string">
            <text:p>IJHISI</text:p>
          </table:table-cell>
          <table:table-cell office:value-type="string" calcext:value-type="string">
            <text:p>http://dblp.org/rec/journals/ijhisi/AtouiTFR0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Healthcare Information Systems and Informatics (IJHISI)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odified approach for ECG signal denoising based on empirical mode decomposition and moving average filter.</text:p>
          </table:table-cell>
          <table:table-cell table:number-columns-repeated="3"/>
          <table:table-cell office:value-type="string" calcext:value-type="string">
            <text:p>IJMEI</text:p>
          </table:table-cell>
          <table:table-cell office:value-type="string" calcext:value-type="string">
            <text:p>http://dblp.org/rec/journals/ijmei/JhaSS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DICOM medical image watermarking of ECG signals using EZW algorithm.</text:p>
          </table:table-cell>
          <table:table-cell table:number-columns-repeated="3"/>
          <table:table-cell office:value-type="string" calcext:value-type="string">
            <text:p>IJMEI</text:p>
          </table:table-cell>
          <table:table-cell office:value-type="string" calcext:value-type="string">
            <text:p>http://dblp.org/rec/journals/ijmei/KannammalR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pplication of genetic algorithms in fuzzy wavelet neural network for fetal electrocardiogram extraction.</text:p>
          </table:table-cell>
          <table:table-cell table:number-columns-repeated="3"/>
          <table:table-cell office:value-type="string" calcext:value-type="string">
            <text:p>IJMEI</text:p>
          </table:table-cell>
          <table:table-cell office:value-type="string" calcext:value-type="string">
            <text:p>http://dblp.org/rec/journals/ijmei/AlipourH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6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lassification of Arrhythmia in Electrocardiogram using EMD Based Features and Support Vector Machine with Margin Sampling.</text:p>
          </table:table-cell>
          <table:table-cell table:number-columns-repeated="3"/>
          <table:table-cell office:value-type="string" calcext:value-type="string">
            <text:p>International Journal of Computational Intelligence and Applications</text:p>
          </table:table-cell>
          <table:table-cell office:value-type="string" calcext:value-type="string">
            <text:p>http://dblp.org/rec/journals/ijcia/SuchethaK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putational Intelligence and Applications</text:p>
          </table:table-cell>
        </table:table-row>
        <table:table-row table:style-name="ro6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Gk Based Fuzzy Clustering for the Diagnosis of Cardiac Arrhythmia.</text:p>
          </table:table-cell>
          <table:table-cell table:number-columns-repeated="3"/>
          <table:table-cell office:value-type="string" calcext:value-type="string">
            <text:p>International Journal of Computational Intelligence and Applications</text:p>
          </table:table-cell>
          <table:table-cell office:value-type="string" calcext:value-type="string">
            <text:p>http://dblp.org/rec/journals/ijcia/MehdiZBA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putational Intelligence and Applications</text:p>
          </table:table-cell>
        </table:table-row>
        <table:table-row table:style-name="ro6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rtificial Intelligence Methods in Electrocardiogram and Electroencephalogram Data Clustering.</text:p>
          </table:table-cell>
          <table:table-cell table:number-columns-repeated="3"/>
          <table:table-cell office:value-type="string" calcext:value-type="string">
            <text:p>International Journal of Computational Intelligence and Applications</text:p>
          </table:table-cell>
          <table:table-cell office:value-type="string" calcext:value-type="string">
            <text:p>http://dblp.org/rec/journals/ijcia/BursaL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putational Intelligence and Applications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Human identification by quantifying similarity and dissimilarity in electrocardiogram phase space.</text:p>
          </table:table-cell>
          <table:table-cell table:number-columns-repeated="3"/>
          <table:table-cell office:value-type="string" calcext:value-type="string">
            <text:p>Pattern Recognition</text:p>
          </table:table-cell>
          <table:table-cell office:value-type="string" calcext:value-type="string">
            <text:p>http://dblp.org/rec/journals/pr/FangC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German Conference on Pattern Recognition (GCPR)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nvariant trajectory classification of dynamical systems with a case study on ECG.</text:p>
          </table:table-cell>
          <table:table-cell table:number-columns-repeated="3"/>
          <table:table-cell office:value-type="string" calcext:value-type="string">
            <text:p>Pattern Recognition</text:p>
          </table:table-cell>
          <table:table-cell office:value-type="string" calcext:value-type="string">
            <text:p>http://dblp.org/rec/journals/pr/NoponenKS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German Conference on Pattern Recognition (GCPR)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A two-stage mechanism for registration and classification of ECG using Gaussian mixture model.</text:p>
          </table:table-cell>
          <table:table-cell table:number-columns-repeated="3"/>
          <table:table-cell office:value-type="string" calcext:value-type="string">
            <text:p>Pattern Recognition</text:p>
          </table:table-cell>
          <table:table-cell office:value-type="string" calcext:value-type="string">
            <text:p>http://dblp.org/rec/journals/pr/MartisCR0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German Conference on Pattern Recognition (GCPR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 chaos-based encryption technique to protect ECG packets for time critical telecardiology applications.</text:p>
          </table:table-cell>
          <table:table-cell table:number-columns-repeated="3"/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http://dblp.org/rec/journals/scn/SufiHKH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munication Networks and Information Security (IJCNIS)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Polynomial distance measurement for ECG based biometric authentication.</text:p>
          </table:table-cell>
          <table:table-cell table:number-columns-repeated="3"/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http://dblp.org/rec/journals/scn/SufiKH1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munication Networks and Information Security (IJCNIS)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Enforcing secured ECG transmission for realtime telemonitoring: A joint encoding, compression, encryption mechanism.</text:p>
          </table:table-cell>
          <table:table-cell table:number-columns-repeated="3"/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http://dblp.org/rec/journals/scn/SufiK0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munication Networks and Information Security (IJCNIS)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nalysis of ECG signals Using Data-Adaptive Time Domain Filtering for Cardiovascular Disease Diagnosis.</text:p>
          </table:table-cell>
          <table:table-cell table:number-columns-repeated="3"/>
          <table:table-cell office:value-type="string" calcext:value-type="string">
            <text:p>Advances in Adaptive Data Analysis</text:p>
          </table:table-cell>
          <table:table-cell office:value-type="string" calcext:value-type="string">
            <text:p>http://dblp.org/rec/journals/aada/IslamDHM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Adaptive Data Analysis (AADA)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Quantification of Respiratory Sinus Arrhythmia Using Hilbert-Huang Transform.</text:p>
          </table:table-cell>
          <table:table-cell table:number-columns-repeated="3"/>
          <table:table-cell office:value-type="string" calcext:value-type="string">
            <text:p>Advances in Adaptive Data Analysis</text:p>
          </table:table-cell>
          <table:table-cell office:value-type="string" calcext:value-type="string">
            <text:p>http://dblp.org/rec/journals/aada/KuoYH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dvances in Adaptive Data Analysis (AADA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election of Optimal Parameters for ECG Signal Smoothing and Baseline Drift Removal.</text:p>
          </table:table-cell>
          <table:table-cell table:number-columns-repeated="3"/>
          <table:table-cell office:value-type="string" calcext:value-type="string">
            <text:p>Computer and Information Science</text:p>
          </table:table-cell>
          <table:table-cell office:value-type="string" calcext:value-type="string">
            <text:p>http://dblp.org/rec/journals/ccsecis/StanticJ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int Conferences on Computer, Information, and Systems Sciences, and Engineering (CISSE)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Classification of ECG Signals Using Extreme Learning Machine.</text:p>
          </table:table-cell>
          <table:table-cell table:number-columns-repeated="3"/>
          <table:table-cell office:value-type="string" calcext:value-type="string">
            <text:p>Computer and Information Science</text:p>
          </table:table-cell>
          <table:table-cell office:value-type="string" calcext:value-type="string">
            <text:p>http://dblp.org/rec/journals/ccsecis/KarpagachelviAS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int Conferences on Computer, Information, and Systems Sciences, and Engineering (CISSE)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A review of ECG storage formats.</text:p>
          </table:table-cell>
          <table:table-cell table:number-columns-repeated="3"/>
          <table:table-cell office:value-type="string" calcext:value-type="string">
            <text:p>I. J. Medical Informatics</text:p>
          </table:table-cell>
          <table:table-cell office:value-type="string" calcext:value-type="string">
            <text:p>http://dblp.org/rec/journals/ijmi/BondFNM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Identifying QT prolongation from ECG impressions using a general-purpose Natural Language Processor.</text:p>
          </table:table-cell>
          <table:table-cell table:number-columns-repeated="3"/>
          <table:table-cell office:value-type="string" calcext:value-type="string">
            <text:p>I. J. Medical Informatics</text:p>
          </table:table-cell>
          <table:table-cell office:value-type="string" calcext:value-type="string">
            <text:p>http://dblp.org/rec/journals/ijmi/DennyMWAP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ECG modelling using wavelet networks: application to biometrics.</text:p>
          </table:table-cell>
          <table:table-cell table:number-columns-repeated="3"/>
          <table:table-cell office:value-type="string" calcext:value-type="string">
            <text:p>IJBM</text:p>
          </table:table-cell>
          <table:table-cell office:value-type="string" calcext:value-type="string">
            <text:p>http://dblp.org/rec/journals/ijbm/ChantafNKK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Biometrics (IJBM)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 novel wavelet packet-based anti-spoofing technique to secure ECG data.</text:p>
          </table:table-cell>
          <table:table-cell table:number-columns-repeated="3"/>
          <table:table-cell office:value-type="string" calcext:value-type="string">
            <text:p>IJBM</text:p>
          </table:table-cell>
          <table:table-cell office:value-type="string" calcext:value-type="string">
            <text:p>http://dblp.org/rec/journals/ijbm/SufiMK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Biometrics (IJBM)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n mHealth System for Monitoring of Children with Suspected Cardiac Arrhythmias.</text:p>
          </table:table-cell>
          <table:table-cell table:number-columns-repeated="3"/>
          <table:table-cell office:value-type="string" calcext:value-type="string">
            <text:p>IJMSTR</text:p>
          </table:table-cell>
          <table:table-cell office:value-type="string" calcext:value-type="string">
            <text:p>http://dblp.org/rec/journals/ijmstr/KyriacouHCMMKJ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onitoring and Surveillance Technologies Research (IJMSTR)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WBAN Based Long Term ECG Monitoring.</text:p>
          </table:table-cell>
          <table:table-cell table:number-columns-repeated="3"/>
          <table:table-cell office:value-type="string" calcext:value-type="string">
            <text:p>IJMSTR</text:p>
          </table:table-cell>
          <table:table-cell office:value-type="string" calcext:value-type="string">
            <text:p>http://dblp.org/rec/journals/ijmstr/Rosu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Monitoring and Surveillance Technologies Research (IJMSTR)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 new neural network model based on the LVQ algorithm for multi-class classification of arrhythmias.</text:p>
          </table:table-cell>
          <table:table-cell table:number-columns-repeated="3"/>
          <table:table-cell office:value-type="string" calcext:value-type="string">
            <text:p>Inf. Sci.</text:p>
          </table:table-cell>
          <table:table-cell office:value-type="string" calcext:value-type="string">
            <text:p>http://dblp.org/rec/journals/isci/MelinAVC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forming Science: The International Journal of an Emerging Transdiscipline (InformingSciJ)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Personalized information encryption using ECG signals with chaotic functions.</text:p>
          </table:table-cell>
          <table:table-cell table:number-columns-repeated="3"/>
          <table:table-cell office:value-type="string" calcext:value-type="string">
            <text:p>Inf. Sci.</text:p>
          </table:table-cell>
          <table:table-cell office:value-type="string" calcext:value-type="string">
            <text:p>http://dblp.org/rec/journals/isci/ChenLCL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forming Science: The International Journal of an Emerging Transdiscipline (InformingSciJ)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Electrocardiogram Signal Compression with Reconstruction via Radial Basis Function Interpolation Based on the Vertex.</text:p>
          </table:table-cell>
          <table:table-cell table:number-columns-repeated="3"/>
          <table:table-cell office:value-type="string" calcext:value-type="string">
            <text:p>Int. J. Fuzzy Logic and Intelligent Systems</text:p>
          </table:table-cell>
          <table:table-cell office:value-type="string" calcext:value-type="string">
            <text:p>http://dblp.org/rec/journals/ijflis/RyuKKCP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Fuzzy Logic and Intelligent Systems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The Classification of Electrocardiograph Arrhythmia Patterns using Fuzzy Support Vector Machines.</text:p>
          </table:table-cell>
          <table:table-cell table:number-columns-repeated="3"/>
          <table:table-cell office:value-type="string" calcext:value-type="string">
            <text:p>Int. J. Fuzzy Logic and Intelligent Systems</text:p>
          </table:table-cell>
          <table:table-cell office:value-type="string" calcext:value-type="string">
            <text:p>http://dblp.org/rec/journals/ijflis/LeeASL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Fuzzy Logic and Intelligent Systems</text:p>
          </table:table-cell>
        </table:table-row>
        <table:table-row table:style-name="ro4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n ECG Monitoring and Analysis Method for Ubiquitous Healthcare System in WSN.</text:p>
          </table:table-cell>
          <table:table-cell table:number-columns-repeated="3"/>
          <table:table-cell office:value-type="string" calcext:value-type="string">
            <text:p>J. Inform. and Commun. Convergence Engineering</text:p>
          </table:table-cell>
          <table:table-cell office:value-type="string" calcext:value-type="string">
            <text:p>http://dblp.org/rec/journals/jicce/BhardwajLC0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Information and Communication Convergence Engineering</text:p>
          </table:table-cell>
        </table:table-row>
        <table:table-row table:style-name="ro4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A Combined QRS-complex and P-wave Detection in ECG Signal for Ubiquitous Healthcare System.</text:p>
          </table:table-cell>
          <table:table-cell table:number-columns-repeated="3"/>
          <table:table-cell office:value-type="string" calcext:value-type="string">
            <text:p>J. Inform. and Commun. Convergence Engineering</text:p>
          </table:table-cell>
          <table:table-cell office:value-type="string" calcext:value-type="string">
            <text:p>http://dblp.org/rec/journals/jicce/BhardwajLC07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Information and Communication Convergence Engineering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 Feature Selection-based Ensemble Method for Arrhythmia Classification.</text:p>
          </table:table-cell>
          <table:table-cell table:number-columns-repeated="3"/>
          <table:table-cell office:value-type="string" calcext:value-type="string">
            <text:p>JIPS</text:p>
          </table:table-cell>
          <table:table-cell office:value-type="string" calcext:value-type="string">
            <text:p>http://dblp.org/rec/journals/jips/NamsraiMLSNR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The Journal of Information Processing Systems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ECG Denoising by Modeling Wavelet Sub-Band Coefficients using Kernel Density Estimation.</text:p>
          </table:table-cell>
          <table:table-cell table:number-columns-repeated="3"/>
          <table:table-cell office:value-type="string" calcext:value-type="string">
            <text:p>JIPS</text:p>
          </table:table-cell>
          <table:table-cell office:value-type="string" calcext:value-type="string">
            <text:p>http://dblp.org/rec/journals/jips/ArdhapurkarMG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The Journal of Information Processing Systems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Feature elimination based random subspace ensembles learning for ECG arrhythmia diagnosis.</text:p>
          </table:table-cell>
          <table:table-cell table:number-columns-repeated="3"/>
          <table:table-cell office:value-type="string" calcext:value-type="string">
            <text:p>Soft Comput.</text:p>
          </table:table-cell>
          <table:table-cell office:value-type="string" calcext:value-type="string">
            <text:p>http://dblp.org/rec/journals/soco/JadhavNG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Software, Telecommunications and Computer Networks (SoftCOM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n intelligent biological inspired evolutionary algorithm for the suppression of incubator interference in premature infants ECG.</text:p>
          </table:table-cell>
          <table:table-cell table:number-columns-repeated="3"/>
          <table:table-cell office:value-type="string" calcext:value-type="string">
            <text:p>Soft Comput.</text:p>
          </table:table-cell>
          <table:table-cell office:value-type="string" calcext:value-type="string">
            <text:p>http://dblp.org/rec/journals/soco/MahilR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Software, Telecommunications and Computer Networks (SoftCOM)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Predicting the Presence of Serious Coronary Artery Disease Based on 24 Hour Holter ECG Monitoring.</text:p>
          </table:table-cell>
          <table:table-cell table:number-columns-repeated="3"/>
          <table:table-cell office:value-type="string" calcext:value-type="string">
            <text:p>T. Rough Sets</text:p>
          </table:table-cell>
          <table:table-cell office:value-type="string" calcext:value-type="string">
            <text:p>http://dblp.org/rec/journals/trs/BazanBPBSD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Rough Sets and Current Trends in Computing (RSCTC)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 Rough Set Based Approach for ECG Classification.</text:p>
          </table:table-cell>
          <table:table-cell table:number-columns-repeated="3"/>
          <table:table-cell office:value-type="string" calcext:value-type="string">
            <text:p>T. Rough Sets</text:p>
          </table:table-cell>
          <table:table-cell office:value-type="string" calcext:value-type="string">
            <text:p>http://dblp.org/rec/journals/trs/MitraMC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Rough Sets and Current Trends in Computing (RSCTC)</text:p>
          </table:table-cell>
        </table:table-row>
        <table:table-row table:style-name="ro7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Robust medical ad hoc sensor networks (MASN) with wavelet-based ECG data mining.</text:p>
          </table:table-cell>
          <table:table-cell table:number-columns-repeated="3"/>
          <table:table-cell office:value-type="string" calcext:value-type="string">
            <text:p>Ad Hoc Networks</text:p>
          </table:table-cell>
          <table:table-cell office:value-type="string" calcext:value-type="string">
            <text:p>http://dblp.org/rec/journals/adhoc/HuJCX0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Ad-Hoc, Mobile and Wireless Networks (ADHOC-NOW)</text:p>
          </table:table-cell>
        </table:table-row>
        <table:table-row table:style-name="ro7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ining of an electrocardiogram.</text:p>
          </table:table-cell>
          <table:table-cell table:number-columns-repeated="3"/>
          <table:table-cell office:value-type="string" calcext:value-type="string">
            <text:p>Annales UMCS, Informatica</text:p>
          </table:table-cell>
          <table:table-cell office:value-type="string" calcext:value-type="string">
            <text:p>http://dblp.org/rec/journals/umcs/Markowska-KaczmarK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nnales UMCS, Informatica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ultiple neural network integration using a binary decision tree to improve the ECG signal recognition accuracy.</text:p>
          </table:table-cell>
          <table:table-cell table:number-columns-repeated="3"/>
          <table:table-cell office:value-type="string" calcext:value-type="string">
            <text:p>Applied Mathematics and Computer Science</text:p>
          </table:table-cell>
          <table:table-cell office:value-type="string" calcext:value-type="string">
            <text:p>http://dblp.org/rec/journals/amcs/LinhPN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Conference on Computer Science, Applied Mathematics and Applications (ICCSAMA)</text:p>
          </table:table-cell>
        </table:table-row>
        <table:table-row table:style-name="ro4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Hybrid Support Vector Machine for imbalanced data in multiclass arrhythmia classification.</text:p>
          </table:table-cell>
          <table:table-cell table:number-columns-repeated="3"/>
          <table:table-cell office:value-type="string" calcext:value-type="string">
            <text:p>I. J. Functional Informatics and Personalised Medicine</text:p>
          </table:table-cell>
          <table:table-cell office:value-type="string" calcext:value-type="string">
            <text:p>http://dblp.org/rec/journals/ijfipm/JoshiCJK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Functional Informatics and Personalised Medicine (IJFIPM)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Intelligent Diagnosis of Cardiovascular Diseases Utilizing ECG Signals.</text:p>
          </table:table-cell>
          <table:table-cell table:number-columns-repeated="3"/>
          <table:table-cell office:value-type="string" calcext:value-type="string">
            <text:p>I. J. Information Acquisition</text:p>
          </table:table-cell>
          <table:table-cell office:value-type="string" calcext:value-type="string">
            <text:p>http://dblp.org/rec/journals/ijia/YanLXLW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Information Acquisition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n Integrated Statistical Process Control and Wavelet Transformation Model for Detecting QRS Complexes in ECG Signals.</text:p>
          </table:table-cell>
          <table:table-cell table:number-columns-repeated="3"/>
          <table:table-cell office:value-type="string" calcext:value-type="string">
            <text:p>IJALR</text:p>
          </table:table-cell>
          <table:table-cell office:value-type="string" calcext:value-type="string">
            <text:p>http://dblp.org/rec/journals/ijalr/YangJ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Artificial Life Research (IJALR)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Heart arrhythmia classification using the prediction by partial matching algorithm.</text:p>
          </table:table-cell>
          <table:table-cell table:number-columns-repeated="3"/>
          <table:table-cell office:value-type="string" calcext:value-type="string">
            <text:p>IJCAT</text:p>
          </table:table-cell>
          <table:table-cell office:value-type="string" calcext:value-type="string">
            <text:p>http://dblp.org/rec/journals/ijcat/AndrezzaBB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Computer Aided Engineering and Technology (IJCAET)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gnitive amalgam with a distributed fuzzy case-based reasoning system for an accurate cardiac arrhythmias diagnosis.</text:p>
          </table:table-cell>
          <table:table-cell table:number-columns-repeated="3"/>
          <table:table-cell office:value-type="string" calcext:value-type="string">
            <text:p>IJICT</text:p>
          </table:table-cell>
          <table:table-cell office:value-type="string" calcext:value-type="string">
            <text:p>http://dblp.org/rec/journals/ijict/KhelassiC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ICT Research and Development in Africa (IJICTRDA)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Clasification Of Arrhythmic ECG Data Using Machine Learning Techniques.</text:p>
          </table:table-cell>
          <table:table-cell table:number-columns-repeated="3"/>
          <table:table-cell office:value-type="string" calcext:value-type="string">
            <text:p>IJIMAI</text:p>
          </table:table-cell>
          <table:table-cell office:value-type="string" calcext:value-type="string">
            <text:p>http://dblp.org/rec/journals/ijimai/Abhinav-VishwaLDV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Interactive Multimedia and Artificial Intelligence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n integrated intelligent computing method for the detection and interpretation of ECG based cardiac diseases.</text:p>
          </table:table-cell>
          <table:table-cell table:number-columns-repeated="3"/>
          <table:table-cell office:value-type="string" calcext:value-type="string">
            <text:p>IJKESDP</text:p>
          </table:table-cell>
          <table:table-cell office:value-type="string" calcext:value-type="string">
            <text:p>http://dblp.org/rec/journals/ijkesdp/PandeyM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Knowledge Engineering and Soft Data Paradigms (IJKESDP)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 Non-Linear Approach to ECG Signal Processing using Morphological Filters.</text:p>
          </table:table-cell>
          <table:table-cell table:number-columns-repeated="3"/>
          <table:table-cell office:value-type="string" calcext:value-type="string">
            <text:p>IJMTIE</text:p>
          </table:table-cell>
          <table:table-cell office:value-type="string" calcext:value-type="string">
            <text:p>http://dblp.org/rec/journals/ijmtie/BhatejaVMU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n Measurement Technologies and Instrumentation Engineering (IJMTIE)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Virtual Lab: Real-time Acquisition and Analysis of ECG Signal.</text:p>
          </table:table-cell>
          <table:table-cell table:number-columns-repeated="3"/>
          <table:table-cell office:value-type="string" calcext:value-type="string">
            <text:p>iJOE</text:p>
          </table:table-cell>
          <table:table-cell office:value-type="string" calcext:value-type="string">
            <text:p>http://dblp.org/rec/journals/ijoe/KumarMK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Online Engineering (iJOE)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omplex filters for the subtraction procedure for power-line interference removal from ECG.</text:p>
          </table:table-cell>
          <table:table-cell table:number-columns-repeated="3"/>
          <table:table-cell office:value-type="string" calcext:value-type="string">
            <text:p>IJRIS</text:p>
          </table:table-cell>
          <table:table-cell office:value-type="string" calcext:value-type="string">
            <text:p>http://dblp.org/rec/journals/ijris/Mihov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Reasoning-based Intelligent Systems (IJRIS)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Compressed sensing-based method for electrocardiogram monitoring on wireless body sensor using binary matrix.</text:p>
          </table:table-cell>
          <table:table-cell table:number-columns-repeated="3"/>
          <table:table-cell office:value-type="string" calcext:value-type="string">
            <text:p>IJWMC</text:p>
          </table:table-cell>
          <table:table-cell office:value-type="string" calcext:value-type="string">
            <text:p>http://dblp.org/rec/journals/ijwmc/RenCHWX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Wireless and Mobile Computing (IJWMC)</text:p>
          </table:table-cell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Classification of Cardiac Arrhythmias using Biorthogonal Wavelets and Support Vector Machines.</text:p>
          </table:table-cell>
          <table:table-cell table:number-columns-repeated="3"/>
          <table:table-cell office:value-type="string" calcext:value-type="string">
            <text:p>Int. J. Adv. Comp. Techn.</text:p>
          </table:table-cell>
          <table:table-cell office:value-type="string" calcext:value-type="string">
            <text:p>http://dblp.org/rec/journals/ijact-aicit/AbibullaevKLA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Advancements in Computing Technology</text:p>
          </table:table-cell>
        </table:table-row>
        <table:table-row table:style-name="ro7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Hybrid Bijective soft set - Neural network for ECG arrhythmia classification.</text:p>
          </table:table-cell>
          <table:table-cell table:number-columns-repeated="3"/>
          <table:table-cell office:value-type="string" calcext:value-type="string">
            <text:p>Int. J. Hybrid Intell. Syst.</text:p>
          </table:table-cell>
          <table:table-cell office:value-type="string" calcext:value-type="string">
            <text:p>http://dblp.org/rec/journals/ijhis/KumarIA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Hybrid Intelligent Systems</text:p>
          </table:table-cell>
        </table:table-row>
        <table:table-row table:style-name="ro7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Direct data compression of ECG signal for telemedicine.</text:p>
          </table:table-cell>
          <table:table-cell table:number-columns-repeated="3"/>
          <table:table-cell office:value-type="string" calcext:value-type="string">
            <text:p>Int. J. Systems Science</text:p>
          </table:table-cell>
          <table:table-cell office:value-type="string" calcext:value-type="string">
            <text:p>http://dblp.org/rec/journals/ijsysc/KumarSG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int Conferences on Computer, Information, and Systems Sciences, and Engineering (CISSE)</text:p>
          </table:table-cell>
        </table:table-row>
        <table:table-row table:style-name="ro4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Textile-based, contactless ECG monitoring for non-ICU clinical settings.</text:p>
          </table:table-cell>
          <table:table-cell table:number-columns-repeated="3"/>
          <table:table-cell office:value-type="string" calcext:value-type="string">
            <text:p>J. Ambient Intelligence and Humanized Computing</text:p>
          </table:table-cell>
          <table:table-cell office:value-type="string" calcext:value-type="string">
            <text:p>http://dblp.org/rec/journals/jaihc/ChamadiyaMWH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Ambient Intelligence and Humanized Computing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Evaluation of Electrocardiogram for Biometric Authentication.</text:p>
          </table:table-cell>
          <table:table-cell table:number-columns-repeated="3"/>
          <table:table-cell office:value-type="string" calcext:value-type="string">
            <text:p>J. Information Security</text:p>
          </table:table-cell>
          <table:table-cell office:value-type="string" calcext:value-type="string">
            <text:p>http://dblp.org/rec/journals/jisec/SinghS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formation Security Journal: A Global Perspective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Electrocardiogram Signal Compression Using Beta Wavelets.</text:p>
          </table:table-cell>
          <table:table-cell table:number-columns-repeated="3"/>
          <table:table-cell office:value-type="string" calcext:value-type="string">
            <text:p>J. Math. Model. Algorithms</text:p>
          </table:table-cell>
          <table:table-cell office:value-type="string" calcext:value-type="string">
            <text:p>http://dblp.org/rec/journals/jmma/KumarKP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Mathematical Modelling and Algorithms in Operations Research</text:p>
          </table:table-cell>
        </table:table-row>
        <table:table-row table:style-name="ro7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 New System Dedicated to Real-time Cardiac Arrhythmias Tele-assistance and Monitoring.</text:p>
          </table:table-cell>
          <table:table-cell table:number-columns-repeated="3"/>
          <table:table-cell office:value-type="string" calcext:value-type="string">
            <text:p>J. UCS</text:p>
          </table:table-cell>
          <table:table-cell office:value-type="string" calcext:value-type="string">
            <text:p>http://dblp.org/rec/journals/jucs/ZhouHGVP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7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A Modified Run-Length Coding for the Realization of Wavelet-based ECG Data Compression System.</text:p>
          </table:table-cell>
          <table:table-cell table:number-columns-repeated="3"/>
          <table:table-cell office:value-type="string" calcext:value-type="string">
            <text:p>JNIT</text:p>
          </table:table-cell>
          <table:table-cell office:value-type="string" calcext:value-type="string">
            <text:p>http://dblp.org/rec/journals/jnit/LeeHWK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ournal of Next Generation Information Technology (JNIT)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Using feed forward neural network for electrocardiogram signal analysis in chaotic domain.</text:p>
          </table:table-cell>
          <table:table-cell table:number-columns-repeated="3"/>
          <table:table-cell office:value-type="string" calcext:value-type="string">
            <text:p>Journal of Intelligent and Fuzzy Systems</text:p>
          </table:table-cell>
          <table:table-cell office:value-type="string" calcext:value-type="string">
            <text:p>http://dblp.org/rec/journals/jifs/NejadKAM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nternational Journal of Fuzzy Logic and Intelligent Systems</text:p>
          </table:table-cell>
        </table:table-row>
        <table:table-row table:style-name="ro7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Characterization of ECG beats from cardiac arrhythmia using discrete cosine transform in PCA framework.</text:p>
          </table:table-cell>
          <table:table-cell table:number-columns-repeated="3"/>
          <table:table-cell office:value-type="string" calcext:value-type="string">
            <text:p>Knowl.-Based Syst.</text:p>
          </table:table-cell>
          <table:table-cell office:value-type="string" calcext:value-type="string">
            <text:p>http://dblp.org/rec/journals/kbs/MartisALS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uropean Symposium on Validation and Verification of Knowledge Based Systems (EUROVAV)</text:p>
          </table:table-cell>
        </table:table-row>
        <table:table-row table:style-name="ro7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Denoising of weak ECG signals by using wavelet analysis and fuzzy thresholding.</text:p>
          </table:table-cell>
          <table:table-cell table:number-columns-repeated="3"/>
          <table:table-cell office:value-type="string" calcext:value-type="string">
            <text:p>NetMAHIB</text:p>
          </table:table-cell>
          <table:table-cell office:value-type="string" calcext:value-type="string">
            <text:p>http://dblp.org/rec/journals/netmahib/UstundagGSA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etwork Modeling Analysis in Health Informatics and Bioinformatics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A low-complexity ECG processing algorithm based on the Haar wavelet transform for portable health-care devices.</text:p>
          </table:table-cell>
          <table:table-cell table:number-columns-repeated="3"/>
          <table:table-cell office:value-type="string" calcext:value-type="string">
            <text:p>SCIENCE CHINA Information Sciences</text:p>
          </table:table-cell>
          <table:table-cell office:value-type="string" calcext:value-type="string">
            <text:p>http://dblp.org/rec/journals/chinaf/LiLZ0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CIENCE CHINA Information Sciences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A new non-exact Aho-Corasick framework for ECG classification.</text:p>
          </table:table-cell>
          <table:table-cell table:number-columns-repeated="3"/>
          <table:table-cell office:value-type="string" calcext:value-type="string">
            <text:p>SIGARCH Computer Architecture News</text:p>
          </table:table-cell>
          <table:table-cell office:value-type="string" calcext:value-type="string">
            <text:p>http://dblp.org/rec/journals/sigarch/TsengZHLPIW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IGARCH Computer Architecture News</text:p>
          </table:table-cell>
        </table:table-row>
        <table:table-row table:style-name="ro4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icrocanonical Processing Methodology for ECG and Intracardial Potential: Application to Atrial Fibrillation.</text:p>
          </table:table-cell>
          <table:table-cell table:number-columns-repeated="3"/>
          <table:table-cell office:value-type="string" calcext:value-type="string">
            <text:p>T. Mass-Data Analysis of Images and Signals</text:p>
          </table:table-cell>
          <table:table-cell office:value-type="string" calcext:value-type="string">
            <text:p>http://dblp.org/rec/journals/mda/PontHYDH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Transactions on Mass-Data Analysis of Images and Signals</text:p>
          </table:table-cell>
        </table:table-row>
        <table:table-row table:style-name="ro7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Genetic algorithm and wavelet hybrid scheme for ECG signal denoising.</text:p>
          </table:table-cell>
          <table:table-cell table:number-columns-repeated="3"/>
          <table:table-cell office:value-type="string" calcext:value-type="string">
            <text:p>Telecommunication Systems</text:p>
          </table:table-cell>
          <table:table-cell office:value-type="string" calcext:value-type="string">
            <text:p>http://dblp.org/rec/journals/telsys/El-Dahshan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EEE/ACM International Symposium on Modeling, Analysis, and Simulation On Computer and Telecommunication Systems (MASCOTS)</text:p>
          </table:table-cell>
        </table:table-row>
        <table:table-row table:style-name="ro7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Real-Time Automatic ECG Diagnosis Method Dedicated to Pervasive Cardiac Care.</text:p>
          </table:table-cell>
          <table:table-cell table:number-columns-repeated="3"/>
          <table:table-cell office:value-type="string" calcext:value-type="string">
            <text:p>Wireless Sensor Network</text:p>
          </table:table-cell>
          <table:table-cell office:value-type="string" calcext:value-type="string">
            <text:p>http://dblp.org/rec/journals/wsn/ZhouHZ0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IFIP International Conference on Personal Wireless Communications (PWC)</text:p>
          </table:table-cell>
        </table:table-row>
        <table:table-row table:style-name="ro1" table:number-rows-repeated="104788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2011-2016,IF&gt;=2'.A1:'2011-2016,IF&gt;=2'.K1048576">
          <table:sort>
            <table:sort-by table:field-number="9" table:order="descending" table:data-type="automatic"/>
            <table:sort-by table:field-number="8" table:order="descending" table:data-type="automatic"/>
            <table:sort-by table:field-number="6" table:data-type="automatic"/>
            <table:sort-by table:field-number="0" table:data-type="automatic"/>
          </table:sort>
        </table:database-range>
        <table:database-range table:name="__Anonymous_Sheet_DB__2" table:target-range-address="'IF&gt;=2'.A1:'IF&gt;=2'.J226" table:display-filter-buttons="true">
          <table:filter>
            <table:filter-and>
              <table:filter-condition table:field-number="0" table:data-type="number" table:value="2011" table:operator="&gt;="/>
            </table:filter-and>
          </table:filter>
        </table:database-range>
        <table:database-range table:name="__Anonymous_Sheet_DB__4" table:target-range-address="all.A1:all.J692" table:display-filter-buttons="true">
          <table:filter>
            <table:filter-and>
              <table:filter-condition table:field-number="8" table:data-type="number" table:value="2" table:operator="&g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00/00/00</text:date>, <text:time style:data-style-name="N2" text:time-value="16:11:26.898316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5:20:34.660902678</meta:creation-date>
    <dc:date>2016-02-22T01:08:17.044734838</dc:date>
    <meta:editing-duration>PT9H22M42S</meta:editing-duration>
    <meta:editing-cycles>101</meta:editing-cycles>
    <meta:generator>LibreOffice/5.1.0.3$Linux_X86_64 LibreOffice_project/10m0$Build-3</meta:generator>
    <meta:document-statistic meta:table-count="5" meta:cell-count="10596" meta:object-count="0"/>
  </office:meta>
</office:document-meta>
</file>